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system"/>
    <style:font-face style:name="FreeMono" svg:font-family="Free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6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7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9" style:parent-style-name="PreformattedText" style:family="paragraph">
      <style:text-properties style:font-name="DejaVu Sans Mono" fo:font-weight="bold" style:font-weight-asian="bold" style:font-weight-complex="bold" fo:color="#008000" fo:language="en" fo:country="US"/>
    </style:style>
    <style:style style:name="P1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2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2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2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2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2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2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5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6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7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8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9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9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9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9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9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9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9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9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9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9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0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0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0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0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0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05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06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07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0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0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1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2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3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8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9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0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1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2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3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4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5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6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7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8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29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0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1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1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1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1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1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1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1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1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1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1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2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3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4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5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5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52" style:parent-style-name="PreformattedText" style:family="paragraph">
      <style:text-properties fo:color="#000000" fo:language="en" fo:country="US"/>
    </style:style>
    <style:style style:name="P353" style:parent-style-name="PreformattedText" style:family="paragraph">
      <style:text-properties fo:color="#000000" fo:language="en" fo:country="US"/>
    </style:style>
    <style:style style:name="P354" style:parent-style-name="PreformattedText" style:family="paragraph">
      <style:text-properties fo:color="#000000" fo:language="en" fo:country="US"/>
    </style:style>
    <style:style style:name="P355" style:parent-style-name="PreformattedText" style:family="paragraph">
      <style:text-properties fo:color="#000000" fo:language="en" fo:country="US"/>
    </style:style>
    <style:style style:name="P356" style:parent-style-name="PreformattedText" style:family="paragraph">
      <style:text-properties fo:color="#000000" fo:language="en" fo:country="US"/>
    </style:style>
    <style:style style:name="P357" style:parent-style-name="PreformattedText" style:family="paragraph">
      <style:text-properties fo:color="#000000"/>
    </style:style>
    <style:style style:name="P358" style:parent-style-name="PreformattedText" style:family="paragraph">
      <style:text-properties fo:color="#000000"/>
    </style:style>
    <style:style style:name="P35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6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7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7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7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7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7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7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7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7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7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7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8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38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8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8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8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8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8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8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8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8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39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0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0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0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0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404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405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406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0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0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0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1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2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2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2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2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2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2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2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2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2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2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430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431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432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3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3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3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3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3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3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3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4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5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6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6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6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6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64" style:parent-style-name="Standard" style:family="paragraph">
      <style:text-properties style:font-name="Liberation Mono" style:font-name-asian="Liberation Mono" style:font-name-complex="Liberation Mono" fo:font-weight="bold" style:font-weight-asian="bold" style:font-weight-complex="bold" fo:color="#000000" fo:font-size="10pt" style:font-size-asian="10pt" style:font-size-complex="10pt"/>
    </style:style>
    <style:style style:name="P46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66" style:parent-style-name="Standard" style:family="paragraph">
      <style:text-properties style:font-name="Liberation Mono" fo:color="#000000" fo:font-size="8pt" style:font-size-asian="8pt" style:font-size-complex="8pt"/>
    </style:style>
    <style:style style:name="P467" style:parent-style-name="Standard" style:family="paragraph">
      <style:text-properties style:font-name="Liberation Mono" fo:color="#000000" fo:font-size="8pt" style:font-size-asian="8pt" style:font-size-complex="8pt"/>
    </style:style>
    <style:style style:name="P46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6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7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7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7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7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7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7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7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7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478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479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480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481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8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8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8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48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8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8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8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8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9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9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9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493" style:parent-style-name="Standard" style:family="paragraph">
      <style:text-properties style:font-name="Liberation Mono" fo:color="#000000" fo:font-size="8pt" style:font-size-asian="8pt" style:font-size-complex="8pt"/>
    </style:style>
    <style:style style:name="P49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49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49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49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49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49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0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0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0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0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0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0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0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0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0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0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1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1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1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1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1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1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1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1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1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P51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52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2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2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2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2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2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2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2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2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2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3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3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3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3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3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3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3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3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3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3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4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4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4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4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4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4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4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4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4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4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5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5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5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5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5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5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5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5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5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5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6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6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6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6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6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6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6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6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6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6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57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57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7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7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7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7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7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7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7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7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8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8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8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8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8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8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8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8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8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58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59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59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59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59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59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9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9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9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59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59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0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60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0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0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0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0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0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0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0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0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1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1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1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1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1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1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1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1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1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19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2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2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2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2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2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2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2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2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2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2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3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3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3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3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3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3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3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3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3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3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4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4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4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4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64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4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4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4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4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4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5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5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5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5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5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5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5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65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5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5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6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6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6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6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66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6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6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6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6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6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7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7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7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7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7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7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7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7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7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7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8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8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8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8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8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8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8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8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8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8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9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9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9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9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69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69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69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69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69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69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0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0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0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0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0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0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0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0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0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0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1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1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1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1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1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1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1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1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1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1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2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P72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2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2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2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2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2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2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2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2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3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T73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3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3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3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35" style:parent-style-name="DefaultParagraphFont" style:family="text">
      <style:text-properties style:font-name="Liberation Mono" fo:font-size="8pt" style:font-size-asian="8pt" style:font-size-complex="8pt" fo:language="en" fo:country="US"/>
    </style:style>
    <style:style style:name="T73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3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3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39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4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4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4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4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4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4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4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4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4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4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5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5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5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5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5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5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5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5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5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5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6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6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6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6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6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6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6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6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6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6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7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7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7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7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7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7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7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7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7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7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8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8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8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8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8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8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8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8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8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8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9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79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9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9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9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79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9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9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79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79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0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0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0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0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0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0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0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0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0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0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1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1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1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1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1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1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1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1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1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19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2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2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2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2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2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2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2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2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2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2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3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3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3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3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3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3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3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3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3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3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4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4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4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4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4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4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4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4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4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4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5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5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5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5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5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5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5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5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5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5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6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6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6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6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6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6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6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6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6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6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7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7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7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7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7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7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7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7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7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7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8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8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8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8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8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8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8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8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8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8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9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9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9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9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9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89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89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89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9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89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0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0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0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0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0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0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0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0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0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0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1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1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1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1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1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1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1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1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1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1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2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2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2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2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2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2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2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2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2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2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3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3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3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3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3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3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3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3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3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3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4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4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4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4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4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4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4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4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4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4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5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5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5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5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5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5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5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5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5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5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6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6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6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6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6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6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6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6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6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6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7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7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7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7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7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7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7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7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7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7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8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8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8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8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8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8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8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8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8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8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9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9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9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9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9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9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99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99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99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99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0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0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0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0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0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0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0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0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0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0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1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1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1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1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1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1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1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1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1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1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2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2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2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2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2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2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2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2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2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2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3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3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3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3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3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3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3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3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3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3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4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4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4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4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4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4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4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4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4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4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5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5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5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5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5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5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5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5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5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5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6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6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6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6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6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6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6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6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6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6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7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7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7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7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7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7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7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7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7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7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8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8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8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8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8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8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8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8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8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8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9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9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09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9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9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9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09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9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09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09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0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0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0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0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0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0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0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0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0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0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1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1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1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1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1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1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1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1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1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1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2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2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2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2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2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2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2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2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2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2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3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3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3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3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3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3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3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3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3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39" style:parent-style-name="Heading1" style:family="paragraph">
      <style:paragraph-properties fo:margin-top="0in" fo:margin-bottom="0in"/>
      <style:text-properties style:font-name="Liberation Mono" fo:color="#000000" fo:font-size="8pt" style:font-size-asian="8pt" style:font-size-complex="8pt" fo:language="en" fo:country="US"/>
    </style:style>
    <style:style style:name="T114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4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4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4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4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4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46" style:parent-style-name="Heading1" style:family="paragraph">
      <style:paragraph-properties fo:margin-top="0in" fo:margin-bottom="0in"/>
      <style:text-properties style:font-name="Liberation Mono" fo:color="#000000" fo:font-size="8pt" style:font-size-asian="8pt" style:font-size-complex="8pt" fo:language="en" fo:country="US"/>
    </style:style>
    <style:style style:name="T114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4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4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5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5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52" style:parent-style-name="Heading1" style:family="paragraph">
      <style:paragraph-properties fo:margin-top="0in" fo:margin-bottom="0in"/>
      <style:text-properties style:font-name="Liberation Mono" fo:color="#000000" fo:font-size="8pt" style:font-size-asian="8pt" style:font-size-complex="8pt" fo:language="en" fo:country="US"/>
    </style:style>
    <style:style style:name="T115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5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5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5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5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5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59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6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6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6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6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6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6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6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6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6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6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7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7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7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7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7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7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7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7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7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79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8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8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8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8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8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8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8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8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8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8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9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9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19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9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19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9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9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9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19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19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0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0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0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0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0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0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0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0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0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0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1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1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1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1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1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1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1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1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1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1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2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2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2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2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P1224" style:parent-style-name="Heading1" style:family="paragraph">
      <style:paragraph-properties fo:margin-top="0in" fo:margin-bottom="0in"/>
    </style:style>
    <style:style style:name="T1225" style:parent-style-name="DefaultParagraphFont" style:family="text">
      <style:text-properties style:font-name="Liberation Mono" fo:font-weight="normal" style:font-weight-asian="normal" style:font-weight-complex="normal" fo:color="#000000" fo:font-size="8pt" style:font-size-asian="8pt" style:font-size-complex="8pt" fo:language="en" fo:country="US"/>
    </style:style>
    <style:style style:name="T122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27" style:parent-style-name="DefaultParagraphFont" style:family="text">
      <style:text-properties style:font-name="Liberation Mono" fo:font-weight="normal" style:font-weight-asian="normal" style:font-weight-complex="normal" fo:color="#000000" fo:font-size="8pt" style:font-size-asian="8pt" style:font-size-complex="8pt" fo:language="en" fo:country="US"/>
    </style:style>
    <style:style style:name="T122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29" style:parent-style-name="DefaultParagraphFont" style:family="text">
      <style:text-properties style:font-name="Liberation Mono" fo:font-weight="normal" style:font-weight-asian="normal" style:font-weight-complex="normal" fo:color="#000000" fo:font-size="8pt" style:font-size-asian="8pt" style:font-size-complex="8pt" fo:language="en" fo:country="US"/>
    </style:style>
    <style:style style:name="P123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3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3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3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3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3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3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3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3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3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4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4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4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4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4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4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4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4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4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4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5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5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5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5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5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5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5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5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5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5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6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6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6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6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6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6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6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6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6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6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7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7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7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7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7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7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7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7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7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7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8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8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8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8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8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8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8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28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8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8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9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9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9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9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9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9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9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29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29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299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0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0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0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0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0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0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0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0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0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0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1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1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1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1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1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1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1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1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1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19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20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2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2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2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2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2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2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2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2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2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3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3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3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33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3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3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3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3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3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39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4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4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4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4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4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4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4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4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4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4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5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51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5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5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5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55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5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5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5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5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6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6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6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6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6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6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6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6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6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6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7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7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7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7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7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7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7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77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7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7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8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8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8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8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8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85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86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87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8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8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9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9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9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393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394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9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9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9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39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39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400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0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0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0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0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0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406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0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08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0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1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1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41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1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1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1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1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1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418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19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20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21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22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2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424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42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2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2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2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2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3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43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432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33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34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35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36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37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438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439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4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41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42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43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44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445" style:parent-style-name="Standard" style:family="paragraph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46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47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48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T1449" style:parent-style-name="DefaultParagraphFont" style:family="text">
      <style:text-properties style:font-name="Liberation Mono" fo:font-weight="bold" style:font-weight-asian="bold" style:font-weight-complex="bold" fo:color="#000000" fo:font-size="8pt" style:font-size-asian="8pt" style:font-size-complex="8pt" fo:language="en" fo:country="US"/>
    </style:style>
    <style:style style:name="T1450" style:parent-style-name="DefaultParagraphFont" style:family="text">
      <style:text-properties style:font-name="Liberation Mono" fo:color="#000000" fo:font-size="8pt" style:font-size-asian="8pt" style:font-size-complex="8pt" fo:language="en" fo:country="US"/>
    </style:style>
    <style:style style:name="P1451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452" style:parent-style-name="Standard" style:family="paragraph">
      <style:text-properties style:font-name="Liberation Mono" fo:color="#000000" fo:font-size="8pt" style:font-size-asian="8pt" style:font-size-complex="8pt" fo:language="en" fo:country="US"/>
    </style:style>
    <style:style style:name="P1453" style:parent-style-name="Standard" style:family="paragraph">
      <style:text-properties style:font-name="Liberation Mono" fo:color="#000000" fo:font-size="8pt" style:font-size-asian="8pt" style:font-size-complex="8pt"/>
    </style:style>
    <style:style style:name="P1454" style:parent-style-name="Standard" style:family="paragraph">
      <style:text-properties style:font-name="Liberation Mono" fo:color="#000000" fo:font-size="8pt" style:font-size-asian="8pt" style:font-size-complex="8pt"/>
    </style:style>
    <style:style style:name="P1455" style:parent-style-name="Standard" style:family="paragraph">
      <style:text-properties style:font-name="Liberation Mono" fo:color="#000000" fo:font-size="8pt" style:font-size-asian="8pt" style:font-size-complex="8pt"/>
    </style:style>
    <style:style style:name="P1456" style:parent-style-name="Standard" style:family="paragraph">
      <style:text-properties style:font-name="Liberation Mono" fo:color="#000000" fo:font-size="8pt" style:font-size-asian="8pt" style:font-size-complex="8pt"/>
    </style:style>
    <style:style style:name="P1457" style:parent-style-name="Standard" style:family="paragraph">
      <style:text-properties style:font-name="Liberation Mono" fo:color="#000000" fo:font-size="8pt" style:font-size-asian="8pt" style:font-size-complex="8pt"/>
    </style:style>
    <style:style style:name="P1458" style:parent-style-name="Standard" style:family="paragraph">
      <style:text-properties style:font-name="Liberation Mono" fo:color="#000000" fo:font-size="8pt" style:font-size-asian="8pt" style:font-size-complex="8pt"/>
    </style:style>
    <style:style style:name="P1459" style:parent-style-name="Standard" style:family="paragraph">
      <style:text-properties style:font-name="Liberation Mono" fo:color="#000000" fo:font-size="8pt" style:font-size-asian="8pt" style:font-size-complex="8pt"/>
    </style:style>
    <style:style style:name="P1460" style:parent-style-name="Standard" style:family="paragraph">
      <style:text-properties style:font-name="Liberation Mono" fo:color="#000000" fo:font-size="8pt" style:font-size-asian="8pt" style:font-size-complex="8pt"/>
    </style:style>
    <style:style style:name="P146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6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6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6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6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6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6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6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6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7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7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7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7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7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7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7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477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478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479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480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481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482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483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484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485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486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487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488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489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9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49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9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9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9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9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9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9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9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49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0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1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2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3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4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5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6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7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8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59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0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1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2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3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4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5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5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5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5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5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5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5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5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5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5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6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6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6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6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6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6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6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6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668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669" style:parent-style-name="DefaultParagraphFont" style:family="text">
      <style:text-properties style:font-name="FreeMono" fo:font-weight="bold" style:font-weight-asian="bold" style:font-weight-complex="bold" fo:color="#000000" fo:font-size="13pt" style:font-size-asian="13pt" style:font-size-complex="13pt" fo:language="en" fo:country="US"/>
    </style:style>
    <style:style style:name="T1670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7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7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7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7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7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7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7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7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7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680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681" style:parent-style-name="DefaultParagraphFont" style:family="text">
      <style:text-properties style:font-name="FreeMono" fo:font-weight="bold" style:font-weight-asian="bold" style:font-weight-complex="bold" fo:font-size="13pt" style:font-size-asian="13pt" style:font-size-complex="13pt"/>
    </style:style>
    <style:style style:name="T1682" style:parent-style-name="DefaultParagraphFont" style:family="text">
      <style:text-properties style:font-name="FreeMono" fo:font-weight="bold" style:font-weight-asian="bold" style:font-weight-complex="bold" fo:font-size="13pt" style:font-size-asian="13pt" style:font-size-complex="13pt"/>
    </style:style>
    <style:style style:name="T1683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8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685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T1686" style:parent-style-name="DefaultParagraphFont" style:family="text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8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8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8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69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9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9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9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9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9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9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9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9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699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00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01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02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 fo:language="en" fo:country="US"/>
    </style:style>
    <style:style style:name="P1703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704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705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706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707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P1708" style:parent-style-name="Standard" style:family="paragraph">
      <style:text-properties style:font-name="Liberation Mono" fo:font-weight="bold" style:font-weight-asian="bold" style:font-weight-complex="bold" fo:color="#000000" fo:font-size="10pt" style:font-size-asian="10pt" style:font-size-complex="10pt"/>
    </style:style>
    <style:style style:name="T1709" style:parent-style-name="DefaultParagraphFont" style:family="text">
      <style:text-properties fo:color="#000000" fo:language="en" fo:country="US"/>
    </style:style>
    <style:style style:name="T1710" style:parent-style-name="DefaultParagraphFont" style:family="text">
      <style:text-properties fo:color="#000000" fo:language="en" fo:country="US"/>
    </style:style>
    <style:style style:name="T1711" style:parent-style-name="DefaultParagraphFont" style:family="text">
      <style:text-properties fo:color="#000000"/>
    </style:style>
    <style:style style:name="P1712" style:parent-style-name="PreformattedText" style:family="paragraph">
      <style:text-properties fo:color="#000000" fo:language="en" fo:country="US"/>
    </style:style>
    <style:style style:name="P1713" style:parent-style-name="PreformattedText" style:family="paragraph">
      <style:text-properties fo:color="#000000" fo:language="en" fo:country="US"/>
    </style:style>
    <style:style style:name="P1714" style:parent-style-name="PreformattedText" style:family="paragraph">
      <style:text-properties fo:color="#000000" fo:language="en" fo:country="US"/>
    </style:style>
    <style:style style:name="P1715" style:parent-style-name="PreformattedText" style:family="paragraph">
      <style:text-properties fo:color="#000000" fo:language="en" fo:country="US"/>
    </style:style>
    <style:style style:name="P1716" style:parent-style-name="PreformattedText" style:family="paragraph">
      <style:text-properties fo:color="#000000" fo:language="en" fo:country="US"/>
    </style:style>
    <style:style style:name="P1717" style:parent-style-name="PreformattedText" style:family="paragraph">
      <style:text-properties fo:color="#000000" fo:language="en" fo:country="US"/>
    </style:style>
    <style:style style:name="P1718" style:parent-style-name="PreformattedText" style:family="paragraph">
      <style:text-properties fo:color="#000000" fo:language="en" fo:country="US"/>
    </style:style>
    <style:style style:name="P1719" style:parent-style-name="PreformattedText" style:family="paragraph">
      <style:text-properties fo:color="#000000" fo:language="en" fo:country="US"/>
    </style:style>
    <style:style style:name="P1720" style:parent-style-name="PreformattedText" style:family="paragraph">
      <style:text-properties fo:color="#000000"/>
    </style:style>
    <style:style style:name="P1721" style:parent-style-name="PreformattedText" style:family="paragraph">
      <style:text-properties fo:color="#000000"/>
    </style:style>
    <style:style style:name="P1722" style:parent-style-name="PreformattedText" style:family="paragraph">
      <style:text-properties fo:color="#000000"/>
    </style:style>
    <style:style style:name="P1723" style:parent-style-name="PreformattedText" style:family="paragraph">
      <style:text-properties fo:color="#000000"/>
    </style:style>
    <style:style style:name="P1724" style:parent-style-name="PreformattedText" style:family="paragraph">
      <style:text-properties fo:color="#000000"/>
    </style:style>
    <style:style style:name="P1725" style:parent-style-name="PreformattedText" style:family="paragraph">
      <style:text-properties fo:color="#000000"/>
    </style:style>
    <style:style style:name="P1726" style:parent-style-name="PreformattedText" style:family="paragraph">
      <style:text-properties fo:color="#000000"/>
    </style:style>
    <style:style style:name="P1727" style:parent-style-name="PreformattedText" style:family="paragraph">
      <style:text-properties fo:color="#000000"/>
    </style:style>
    <style:style style:name="P1728" style:parent-style-name="PreformattedText" style:family="paragraph">
      <style:text-properties fo:color="#000000"/>
    </style:style>
    <style:style style:name="P1729" style:parent-style-name="PreformattedText" style:family="paragraph">
      <style:text-properties fo:color="#000000"/>
    </style:style>
    <style:style style:name="P1730" style:parent-style-name="PreformattedText" style:family="paragraph">
      <style:text-properties fo:color="#000000"/>
    </style:style>
    <style:style style:name="P1731" style:parent-style-name="PreformattedText" style:family="paragraph">
      <style:text-properties fo:color="#000000"/>
    </style:style>
    <style:style style:name="P1732" style:parent-style-name="PreformattedText" style:family="paragraph">
      <style:text-properties fo:color="#000000"/>
    </style:style>
    <style:style style:name="P1733" style:parent-style-name="PreformattedText" style:family="paragraph">
      <style:text-properties fo:color="#000000"/>
    </style:style>
    <style:style style:name="P1734" style:parent-style-name="PreformattedText" style:family="paragraph">
      <style:text-properties fo:color="#000000"/>
    </style:style>
    <style:style style:name="P1735" style:parent-style-name="PreformattedText" style:family="paragraph">
      <style:text-properties fo:color="#000000"/>
    </style:style>
    <style:style style:name="P1736" style:parent-style-name="PreformattedText" style:family="paragraph">
      <style:text-properties fo:color="#000000"/>
    </style:style>
    <style:style style:name="P1737" style:parent-style-name="PreformattedText" style:family="paragraph">
      <style:text-properties fo:color="#000000"/>
    </style:style>
    <style:style style:name="P1738" style:parent-style-name="PreformattedText" style:family="paragraph">
      <style:text-properties fo:color="#000000"/>
    </style:style>
    <style:style style:name="P1739" style:parent-style-name="PreformattedText" style:family="paragraph">
      <style:text-properties fo:color="#000000"/>
    </style:style>
    <style:style style:name="P1740" style:parent-style-name="PreformattedText" style:family="paragraph">
      <style:text-properties fo:color="#000000"/>
    </style:style>
    <style:style style:name="P1741" style:parent-style-name="PreformattedText" style:family="paragraph">
      <style:text-properties fo:color="#000000"/>
    </style:style>
    <style:style style:name="P1742" style:parent-style-name="PreformattedText" style:family="paragraph">
      <style:text-properties fo:color="#000000"/>
    </style:style>
    <style:style style:name="P1743" style:parent-style-name="PreformattedText" style:family="paragraph">
      <style:text-properties fo:color="#000000"/>
    </style:style>
    <style:style style:name="P1744" style:parent-style-name="PreformattedText" style:family="paragraph">
      <style:text-properties fo:color="#000000"/>
    </style:style>
    <style:style style:name="P1745" style:parent-style-name="PreformattedText" style:family="paragraph">
      <style:text-properties fo:color="#000000"/>
    </style:style>
    <style:style style:name="P1746" style:parent-style-name="PreformattedText" style:family="paragraph">
      <style:text-properties fo:color="#000000"/>
    </style:style>
    <style:style style:name="P1747" style:parent-style-name="PreformattedText" style:family="paragraph">
      <style:text-properties fo:color="#000000"/>
    </style:style>
    <style:style style:name="P1748" style:parent-style-name="PreformattedText" style:family="paragraph">
      <style:text-properties fo:color="#000000"/>
    </style:style>
    <style:style style:name="P1749" style:parent-style-name="PreformattedText" style:family="paragraph">
      <style:text-properties fo:color="#000000"/>
    </style:style>
    <style:style style:name="P1750" style:parent-style-name="PreformattedText" style:family="paragraph">
      <style:text-properties fo:color="#000000"/>
    </style:style>
    <style:style style:name="P1751" style:parent-style-name="PreformattedText" style:family="paragraph">
      <style:text-properties fo:color="#000000"/>
    </style:style>
    <style:style style:name="P1752" style:parent-style-name="PreformattedText" style:family="paragraph">
      <style:text-properties fo:color="#000000"/>
    </style:style>
    <style:style style:name="P1753" style:parent-style-name="PreformattedText" style:family="paragraph">
      <style:text-properties fo:color="#000000"/>
    </style:style>
    <style:style style:name="P1754" style:parent-style-name="PreformattedText" style:family="paragraph">
      <style:text-properties fo:color="#000000"/>
    </style:style>
    <style:style style:name="P1755" style:parent-style-name="PreformattedText" style:family="paragraph">
      <style:text-properties fo:color="#000000"/>
    </style:style>
    <style:style style:name="P1756" style:parent-style-name="PreformattedText" style:family="paragraph">
      <style:text-properties style:font-name-asian="Liberation Mono" fo:color="#000000"/>
    </style:style>
    <style:style style:name="P1757" style:parent-style-name="PreformattedText" style:family="paragraph">
      <style:text-properties style:font-name-asian="Liberation Mono" fo:color="#000000"/>
    </style:style>
    <style:style style:name="P1758" style:parent-style-name="PreformattedText" style:family="paragraph">
      <style:text-properties style:font-name-asian="Liberation Mono" fo:color="#000000"/>
    </style:style>
    <style:style style:name="P1759" style:parent-style-name="PreformattedText" style:family="paragraph">
      <style:text-properties style:font-name-asian="Liberation Mono" fo:color="#000000"/>
    </style:style>
    <style:style style:name="P1760" style:parent-style-name="PreformattedText" style:family="paragraph">
      <style:text-properties style:font-name-asian="Liberation Mono" fo:color="#000000"/>
    </style:style>
    <style:style style:name="P1761" style:parent-style-name="PreformattedText" style:family="paragraph">
      <style:text-properties style:font-name-asian="Liberation Mono" fo:color="#000000"/>
    </style:style>
    <style:style style:name="P1762" style:parent-style-name="PreformattedText" style:family="paragraph">
      <style:text-properties style:font-name-asian="Liberation Mono" fo:color="#000000"/>
    </style:style>
    <style:style style:name="P1763" style:parent-style-name="PreformattedText" style:family="paragraph">
      <style:text-properties style:font-name-asian="Liberation Mono" fo:color="#000000"/>
    </style:style>
    <style:style style:name="P1764" style:parent-style-name="PreformattedText" style:family="paragraph">
      <style:text-properties style:font-name-asian="Liberation Mono" fo:color="#000000"/>
    </style:style>
    <style:style style:name="P1765" style:parent-style-name="PreformattedText" style:family="paragraph">
      <style:text-properties style:font-name-asian="Liberation Mono" fo:color="#000000"/>
    </style:style>
    <style:style style:name="P1766" style:parent-style-name="PreformattedText" style:family="paragraph">
      <style:text-properties style:font-name-asian="Liberation Mono" fo:color="#000000"/>
    </style:style>
    <style:style style:name="P1767" style:parent-style-name="PreformattedText" style:family="paragraph">
      <style:text-properties style:font-name-asian="Liberation Mono" fo:color="#000000"/>
    </style:style>
    <style:style style:name="P1768" style:parent-style-name="PreformattedText" style:family="paragraph">
      <style:text-properties style:font-name-asian="Liberation Mono" fo:color="#000000"/>
    </style:style>
    <style:style style:name="P1769" style:parent-style-name="PreformattedText" style:family="paragraph">
      <style:text-properties style:font-name-asian="Liberation Mono" fo:color="#000000"/>
    </style:style>
    <style:style style:name="P1770" style:parent-style-name="PreformattedText" style:family="paragraph">
      <style:text-properties style:font-name-asian="Liberation Mono" fo:color="#000000"/>
    </style:style>
    <style:style style:name="P1771" style:parent-style-name="PreformattedText" style:family="paragraph">
      <style:text-properties style:font-name-asian="Liberation Mono" fo:color="#000000"/>
    </style:style>
    <style:style style:name="P1772" style:parent-style-name="PreformattedText" style:family="paragraph">
      <style:text-properties style:font-name-asian="Liberation Mono" fo:color="#000000"/>
    </style:style>
    <style:style style:name="P1773" style:parent-style-name="PreformattedText" style:family="paragraph">
      <style:text-properties style:font-name-asian="Liberation Mono" fo:color="#000000"/>
    </style:style>
    <style:style style:name="P1774" style:parent-style-name="PreformattedText" style:family="paragraph">
      <style:text-properties style:font-name-asian="Liberation Mono" fo:color="#000000"/>
    </style:style>
    <style:style style:name="P1775" style:parent-style-name="PreformattedText" style:family="paragraph">
      <style:text-properties style:font-name-asian="Liberation Mono" fo:color="#000000"/>
    </style:style>
    <style:style style:name="P1776" style:parent-style-name="PreformattedText" style:family="paragraph">
      <style:text-properties style:font-name-asian="Liberation Mono" fo:color="#000000"/>
    </style:style>
    <style:style style:name="P1777" style:parent-style-name="PreformattedText" style:family="paragraph">
      <style:text-properties style:font-name-asian="Liberation Mono" fo:color="#000000"/>
    </style:style>
    <style:style style:name="P1778" style:parent-style-name="PreformattedText" style:family="paragraph">
      <style:text-properties style:font-name-asian="Liberation Mono" fo:color="#000000"/>
    </style:style>
    <style:style style:name="P1779" style:parent-style-name="PreformattedText" style:family="paragraph">
      <style:text-properties style:font-name-asian="Liberation Mono" fo:color="#000000"/>
    </style:style>
    <style:style style:name="P1780" style:parent-style-name="PreformattedText" style:family="paragraph">
      <style:text-properties style:font-name-asian="Liberation Mono" fo:color="#000000"/>
    </style:style>
    <style:style style:name="P1781" style:parent-style-name="PreformattedText" style:family="paragraph">
      <style:text-properties style:font-name-asian="Liberation Mono" fo:color="#000000"/>
    </style:style>
    <style:style style:name="P1782" style:parent-style-name="PreformattedText" style:family="paragraph">
      <style:text-properties style:font-name-asian="Liberation Mono" fo:color="#000000"/>
    </style:style>
    <style:style style:name="P1783" style:parent-style-name="PreformattedText" style:family="paragraph">
      <style:text-properties style:font-name-asian="Liberation Mono" fo:color="#000000"/>
    </style:style>
    <style:style style:name="P1784" style:parent-style-name="PreformattedText" style:family="paragraph">
      <style:text-properties style:font-name-asian="Liberation Mono" fo:color="#000000"/>
    </style:style>
    <style:style style:name="P1785" style:parent-style-name="PreformattedText" style:family="paragraph">
      <style:text-properties style:font-name-asian="Liberation Mono" fo:color="#000000"/>
    </style:style>
    <style:style style:name="P1786" style:parent-style-name="PreformattedText" style:family="paragraph">
      <style:text-properties style:font-name-asian="Liberation Mono" fo:color="#000000"/>
    </style:style>
    <style:style style:name="P1787" style:parent-style-name="PreformattedText" style:family="paragraph">
      <style:text-properties style:font-name-asian="Liberation Mono" fo:color="#000000"/>
    </style:style>
    <style:style style:name="P1788" style:parent-style-name="PreformattedText" style:family="paragraph">
      <style:text-properties style:font-name-asian="Liberation Mono" fo:color="#000000"/>
    </style:style>
    <style:style style:name="P1789" style:parent-style-name="PreformattedText" style:family="paragraph">
      <style:text-properties style:font-name-asian="Liberation Mono" fo:color="#000000"/>
    </style:style>
    <style:style style:name="P1790" style:parent-style-name="PreformattedText" style:family="paragraph">
      <style:text-properties style:font-name-asian="Liberation Mono" fo:color="#000000"/>
    </style:style>
    <style:style style:name="P1791" style:parent-style-name="PreformattedText" style:family="paragraph">
      <style:text-properties style:font-name-asian="Liberation Mono" fo:color="#000000"/>
    </style:style>
    <style:style style:name="P1792" style:parent-style-name="PreformattedText" style:family="paragraph">
      <style:text-properties style:font-name-asian="Liberation Mono" fo:color="#000000"/>
    </style:style>
    <style:style style:name="P1793" style:parent-style-name="PreformattedText" style:family="paragraph">
      <style:text-properties style:font-name-asian="Liberation Mono" fo:color="#000000"/>
    </style:style>
    <style:style style:name="P1794" style:parent-style-name="PreformattedText" style:family="paragraph">
      <style:text-properties style:font-name-asian="Liberation Mono" fo:color="#000000"/>
    </style:style>
    <style:style style:name="P1795" style:parent-style-name="PreformattedText" style:family="paragraph">
      <style:text-properties style:font-name-asian="Liberation Mono" fo:color="#000000"/>
    </style:style>
    <style:style style:name="P1796" style:parent-style-name="PreformattedText" style:family="paragraph">
      <style:text-properties style:font-name-asian="Liberation Mono" fo:color="#000000"/>
    </style:style>
    <style:style style:name="P1797" style:parent-style-name="PreformattedText" style:family="paragraph">
      <style:text-properties style:font-name-asian="Liberation Mono" fo:color="#000000"/>
    </style:style>
    <style:style style:name="P1798" style:parent-style-name="PreformattedText" style:family="paragraph">
      <style:text-properties style:font-name-asian="Liberation Mono" fo:color="#000000"/>
    </style:style>
    <style:style style:name="P1799" style:parent-style-name="PreformattedText" style:family="paragraph">
      <style:text-properties style:font-name-asian="Liberation Mono" fo:color="#000000"/>
    </style:style>
    <style:style style:name="TableColumn1801" style:family="table-column">
      <style:table-column-properties style:column-width="0.5472in" style:use-optimal-column-width="false"/>
    </style:style>
    <style:style style:name="TableColumn1802" style:family="table-column">
      <style:table-column-properties style:column-width="0.4381in" style:use-optimal-column-width="false"/>
    </style:style>
    <style:style style:name="Table1800" style:family="table">
      <style:table-properties style:width="0.9854in" fo:margin-left="0in" table:align="left"/>
    </style:style>
    <style:style style:name="TableRow1803" style:family="table-row">
      <style:table-row-properties style:use-optimal-row-height="false"/>
    </style:style>
    <style:style style:name="TableCell18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0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8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07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1808" style:family="table-row">
      <style:table-row-properties style:use-optimal-row-height="false"/>
    </style:style>
    <style:style style:name="TableCell18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10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8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12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813" style:parent-style-name="PreformattedText" style:family="paragraph">
      <style:text-properties style:font-name-asian="Liberation Mono" fo:color="#000000"/>
    </style:style>
    <style:style style:name="TableColumn1815" style:family="table-column">
      <style:table-column-properties style:column-width="0.6347in" style:use-optimal-column-width="false"/>
    </style:style>
    <style:style style:name="TableColumn1816" style:family="table-column">
      <style:table-column-properties style:column-width="0.3041in" style:use-optimal-column-width="false"/>
    </style:style>
    <style:style style:name="Table1814" style:family="table">
      <style:table-properties style:width="0.9388in" fo:margin-left="0in" table:align="left"/>
    </style:style>
    <style:style style:name="TableRow1817" style:family="table-row">
      <style:table-row-properties style:use-optimal-row-height="false"/>
    </style:style>
    <style:style style:name="TableCell18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1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8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2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822" style:parent-style-name="PreformattedText" style:family="paragraph">
      <style:text-properties style:font-name-asian="Liberation Mono" fo:color="#000000"/>
    </style:style>
    <style:style style:name="TableColumn1824" style:family="table-column">
      <style:table-column-properties style:column-width="0.6347in" style:use-optimal-column-width="false"/>
    </style:style>
    <style:style style:name="TableColumn1825" style:family="table-column">
      <style:table-column-properties style:column-width="0.0826in" style:use-optimal-column-width="false"/>
    </style:style>
    <style:style style:name="Table1823" style:family="table">
      <style:table-properties style:width="0.7173in" fo:margin-left="0in" table:align="left"/>
    </style:style>
    <style:style style:name="TableRow1826" style:family="table-row">
      <style:table-row-properties style:use-optimal-row-height="false"/>
    </style:style>
    <style:style style:name="TableCell18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28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8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30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831" style:parent-style-name="PreformattedText" style:family="paragraph">
      <style:text-properties style:font-name-asian="Liberation Mono" fo:color="#000000"/>
    </style:style>
    <style:style style:name="P1832" style:parent-style-name="PreformattedText" style:family="paragraph">
      <style:text-properties style:font-name-asian="Liberation Mono" fo:color="#000000"/>
    </style:style>
    <style:style style:name="P1833" style:parent-style-name="PreformattedText" style:family="paragraph">
      <style:text-properties style:font-name-asian="Liberation Mono" fo:color="#000000"/>
    </style:style>
    <style:style style:name="P1834" style:parent-style-name="PreformattedText" style:family="paragraph">
      <style:text-properties style:font-name-asian="Liberation Mono" fo:color="#000000"/>
    </style:style>
    <style:style style:name="TableColumn1836" style:family="table-column">
      <style:table-column-properties style:column-width="0.5611in" style:use-optimal-column-width="false"/>
    </style:style>
    <style:style style:name="TableColumn1837" style:family="table-column">
      <style:table-column-properties style:column-width="0.2715in" style:use-optimal-column-width="false"/>
    </style:style>
    <style:style style:name="Table1835" style:family="table">
      <style:table-properties style:width="0.8326in" fo:margin-left="0in" table:align="left"/>
    </style:style>
    <style:style style:name="TableRow1838" style:family="table-row">
      <style:table-row-properties style:use-optimal-row-height="false"/>
    </style:style>
    <style:style style:name="TableCell18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40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8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42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843" style:parent-style-name="PreformattedText" style:family="paragraph">
      <style:text-properties style:font-name-asian="Liberation Mono" fo:color="#000000"/>
    </style:style>
    <style:style style:name="TableColumn1845" style:family="table-column">
      <style:table-column-properties style:column-width="0.6347in" style:use-optimal-column-width="false"/>
    </style:style>
    <style:style style:name="TableColumn1846" style:family="table-column">
      <style:table-column-properties style:column-width="0.1375in" style:use-optimal-column-width="false"/>
    </style:style>
    <style:style style:name="Table1844" style:family="table">
      <style:table-properties style:width="0.7722in" fo:margin-left="0in" table:align="left"/>
    </style:style>
    <style:style style:name="TableRow1847" style:family="table-row">
      <style:table-row-properties style:use-optimal-row-height="false"/>
    </style:style>
    <style:style style:name="TableCell18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4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8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5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852" style:parent-style-name="PreformattedText" style:family="paragraph">
      <style:text-properties style:font-name-asian="Liberation Mono" fo:color="#000000"/>
    </style:style>
    <style:style style:name="P1853" style:parent-style-name="PreformattedText" style:family="paragraph">
      <style:text-properties style:font-name-asian="Liberation Mono" fo:color="#000000"/>
    </style:style>
    <style:style style:name="TableColumn1855" style:family="table-column">
      <style:table-column-properties style:column-width="0.5395in" style:use-optimal-column-width="false"/>
    </style:style>
    <style:style style:name="TableColumn1856" style:family="table-column">
      <style:table-column-properties style:column-width="0.4381in" style:use-optimal-column-width="false"/>
    </style:style>
    <style:style style:name="Table1854" style:family="table">
      <style:table-properties style:width="0.9777in" fo:margin-left="0in" table:align="left"/>
    </style:style>
    <style:style style:name="TableRow1857" style:family="table-row">
      <style:table-row-properties style:use-optimal-row-height="false"/>
    </style:style>
    <style:style style:name="TableCell18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5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8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6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862" style:parent-style-name="PreformattedText" style:family="paragraph">
      <style:text-properties style:font-name-asian="Liberation Mono" fo:color="#000000"/>
    </style:style>
    <style:style style:name="TableColumn1864" style:family="table-column">
      <style:table-column-properties style:column-width="0.6347in" style:use-optimal-column-width="false"/>
    </style:style>
    <style:style style:name="TableColumn1865" style:family="table-column">
      <style:table-column-properties style:column-width="0.1375in" style:use-optimal-column-width="false"/>
    </style:style>
    <style:style style:name="Table1863" style:family="table">
      <style:table-properties style:width="0.7722in" fo:margin-left="0in" table:align="left"/>
    </style:style>
    <style:style style:name="TableRow1866" style:family="table-row">
      <style:table-row-properties style:use-optimal-row-height="false"/>
    </style:style>
    <style:style style:name="TableCell18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68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8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70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871" style:parent-style-name="PreformattedText" style:family="paragraph">
      <style:text-properties style:font-name-asian="Liberation Mono" fo:color="#000000"/>
    </style:style>
    <style:style style:name="P1872" style:parent-style-name="PreformattedText" style:family="paragraph">
      <style:text-properties style:font-name-asian="Liberation Mono" fo:color="#000000"/>
    </style:style>
    <style:style style:name="P1873" style:parent-style-name="PreformattedText" style:family="paragraph">
      <style:text-properties style:font-name-asian="Liberation Mono" fo:color="#000000"/>
    </style:style>
    <style:style style:name="P1874" style:parent-style-name="PreformattedText" style:family="paragraph">
      <style:text-properties style:font-name-asian="Liberation Mono" fo:color="#000000"/>
    </style:style>
    <style:style style:name="P1875" style:parent-style-name="PreformattedText" style:family="paragraph">
      <style:text-properties fo:color="#000000"/>
    </style:style>
    <style:style style:name="TableColumn1877" style:family="table-column">
      <style:table-column-properties style:column-width="0.5666in" style:use-optimal-column-width="false"/>
    </style:style>
    <style:style style:name="TableColumn1878" style:family="table-column">
      <style:table-column-properties style:column-width="0.5215in" style:use-optimal-column-width="false"/>
    </style:style>
    <style:style style:name="Table1876" style:family="table">
      <style:table-properties style:width="1.0881in" fo:margin-left="0in" table:align="left"/>
    </style:style>
    <style:style style:name="TableRow1879" style:family="table-row">
      <style:table-row-properties style:use-optimal-row-height="false"/>
    </style:style>
    <style:style style:name="TableCell18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81" style:parent-style-name="TableContents" style:family="paragraph">
      <style:text-properties style:font-name="Liberation Mono" style:text-line-through-style="solid" style:text-line-through-width="auto" style:text-line-through-color="font-color" style:text-line-through-mode="continuous" style:text-line-through-type="single" fo:color="#000000" fo:font-size="10pt" style:font-size-asian="10pt" style:font-size-complex="10pt"/>
    </style:style>
    <style:style style:name="TableCell18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83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884" style:parent-style-name="PreformattedText" style:family="paragraph">
      <style:text-properties fo:color="#000000"/>
    </style:style>
    <style:style style:name="TableColumn1886" style:family="table-column">
      <style:table-column-properties style:column-width="0.5569in" style:use-optimal-column-width="false"/>
    </style:style>
    <style:style style:name="TableColumn1887" style:family="table-column">
      <style:table-column-properties style:column-width="0.5215in" style:use-optimal-column-width="false"/>
    </style:style>
    <style:style style:name="Table1885" style:family="table">
      <style:table-properties style:width="1.0784in" fo:margin-left="0in" table:align="left"/>
    </style:style>
    <style:style style:name="TableRow1888" style:family="table-row">
      <style:table-row-properties style:use-optimal-row-height="false"/>
    </style:style>
    <style:style style:name="TableCell18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90" style:parent-style-name="TableContents" style:family="paragraph">
      <style:text-properties style:font-name="Liberation Mono" style:text-line-through-style="solid" style:text-line-through-width="auto" style:text-line-through-color="font-color" style:text-line-through-mode="continuous" style:text-line-through-type="single" fo:color="#000000" fo:font-size="10pt" style:font-size-asian="10pt" style:font-size-complex="10pt"/>
    </style:style>
    <style:style style:name="TableCell18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92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893" style:parent-style-name="PreformattedText" style:family="paragraph">
      <style:text-properties fo:color="#000000"/>
    </style:style>
    <style:style style:name="P1894" style:parent-style-name="PreformattedText" style:family="paragraph">
      <style:text-properties fo:color="#000000"/>
    </style:style>
    <style:style style:name="P1895" style:parent-style-name="PreformattedText" style:family="paragraph">
      <style:text-properties fo:color="#000000"/>
    </style:style>
    <style:style style:name="TableColumn1897" style:family="table-column">
      <style:table-column-properties style:column-width="0.5958in" style:use-optimal-column-width="false"/>
    </style:style>
    <style:style style:name="TableColumn1898" style:family="table-column">
      <style:table-column-properties style:column-width="0.1881in" style:use-optimal-column-width="false"/>
    </style:style>
    <style:style style:name="Table1896" style:family="table">
      <style:table-properties style:width="0.784in" fo:margin-left="0in" table:align="left"/>
    </style:style>
    <style:style style:name="TableRow1899" style:family="table-row">
      <style:table-row-properties style:use-optimal-row-height="false"/>
    </style:style>
    <style:style style:name="TableCell19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01" style:parent-style-name="TableContents" style:family="paragraph">
      <style:text-properties style:font-name="Liberation Mono" style:text-line-through-style="solid" style:text-line-through-width="auto" style:text-line-through-color="font-color" style:text-line-through-mode="continuous" style:text-line-through-type="single" fo:color="#000000" fo:font-size="10pt" style:font-size-asian="10pt" style:font-size-complex="10pt"/>
    </style:style>
    <style:style style:name="TableCell19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03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904" style:parent-style-name="PreformattedText" style:family="paragraph">
      <style:text-properties fo:color="#000000"/>
    </style:style>
    <style:style style:name="TableColumn1906" style:family="table-column">
      <style:table-column-properties style:column-width="0.5569in" style:use-optimal-column-width="false"/>
    </style:style>
    <style:style style:name="TableColumn1907" style:family="table-column">
      <style:table-column-properties style:column-width="0.1881in" style:use-optimal-column-width="false"/>
    </style:style>
    <style:style style:name="Table1905" style:family="table">
      <style:table-properties style:width="0.7451in" fo:margin-left="0in" table:align="left"/>
    </style:style>
    <style:style style:name="TableRow1908" style:family="table-row">
      <style:table-row-properties style:use-optimal-row-height="false"/>
    </style:style>
    <style:style style:name="TableCell19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10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9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12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913" style:parent-style-name="PreformattedText" style:family="paragraph">
      <style:text-properties fo:color="#000000"/>
    </style:style>
    <style:style style:name="P1914" style:parent-style-name="PreformattedText" style:family="paragraph">
      <style:text-properties fo:color="#000000"/>
    </style:style>
    <style:style style:name="TableColumn1916" style:family="table-column">
      <style:table-column-properties style:column-width="0.5388in" style:use-optimal-column-width="false"/>
    </style:style>
    <style:style style:name="TableColumn1917" style:family="table-column">
      <style:table-column-properties style:column-width="0.1881in" style:use-optimal-column-width="false"/>
    </style:style>
    <style:style style:name="Table1915" style:family="table">
      <style:table-properties style:width="0.727in" fo:margin-left="0in" table:align="left"/>
    </style:style>
    <style:style style:name="TableRow1918" style:family="table-row">
      <style:table-row-properties style:use-optimal-row-height="false"/>
    </style:style>
    <style:style style:name="TableCell19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20" style:parent-style-name="TableContents" style:family="paragraph">
      <style:text-properties style:font-name="Liberation Mono" style:text-line-through-style="solid" style:text-line-through-width="auto" style:text-line-through-color="font-color" style:text-line-through-mode="continuous" style:text-line-through-type="single" fo:color="#000000" fo:font-size="10pt" style:font-size-asian="10pt" style:font-size-complex="10pt"/>
    </style:style>
    <style:style style:name="TableCell19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22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923" style:parent-style-name="PreformattedText" style:family="paragraph">
      <style:text-properties fo:color="#000000"/>
    </style:style>
    <style:style style:name="TableColumn1925" style:family="table-column">
      <style:table-column-properties style:column-width="0.5479in" style:use-optimal-column-width="false"/>
    </style:style>
    <style:style style:name="TableColumn1926" style:family="table-column">
      <style:table-column-properties style:column-width="0.1881in" style:use-optimal-column-width="false"/>
    </style:style>
    <style:style style:name="Table1924" style:family="table">
      <style:table-properties style:width="0.7361in" fo:margin-left="0in" table:align="left"/>
    </style:style>
    <style:style style:name="TableRow1927" style:family="table-row">
      <style:table-row-properties style:use-optimal-row-height="false"/>
    </style:style>
    <style:style style:name="TableCell19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2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9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3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932" style:parent-style-name="PreformattedText" style:family="paragraph">
      <style:text-properties fo:color="#000000"/>
    </style:style>
    <style:style style:name="P1933" style:parent-style-name="PreformattedText" style:family="paragraph">
      <style:text-properties fo:color="#000000"/>
    </style:style>
    <style:style style:name="TableColumn1935" style:family="table-column">
      <style:table-column-properties style:column-width="0.5104in" style:use-optimal-column-width="false"/>
    </style:style>
    <style:style style:name="TableColumn1936" style:family="table-column">
      <style:table-column-properties style:column-width="0.1881in" style:use-optimal-column-width="false"/>
    </style:style>
    <style:style style:name="Table1934" style:family="table">
      <style:table-properties style:width="0.6986in" fo:margin-left="0in" table:align="left"/>
    </style:style>
    <style:style style:name="TableRow1937" style:family="table-row">
      <style:table-row-properties style:use-optimal-row-height="false"/>
    </style:style>
    <style:style style:name="TableCell19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39" style:parent-style-name="TableContents" style:family="paragraph">
      <style:text-properties style:font-name="Liberation Mono" style:text-line-through-style="solid" style:text-line-through-width="auto" style:text-line-through-color="font-color" style:text-line-through-mode="continuous" style:text-line-through-type="single" fo:color="#000000" fo:font-size="10pt" style:font-size-asian="10pt" style:font-size-complex="10pt"/>
    </style:style>
    <style:style style:name="TableCell19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4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1942" style:family="table-row">
      <style:table-row-properties style:use-optimal-row-height="false"/>
    </style:style>
    <style:style style:name="TableCell19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4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9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4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1947" style:family="table-row">
      <style:table-row-properties style:use-optimal-row-height="false"/>
    </style:style>
    <style:style style:name="TableCell19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4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9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5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1952" style:family="table-row">
      <style:table-row-properties style:use-optimal-row-height="false"/>
    </style:style>
    <style:style style:name="TableCell19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5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9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5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957" style:parent-style-name="PreformattedText" style:family="paragraph">
      <style:text-properties fo:color="#000000"/>
    </style:style>
    <style:style style:name="P1958" style:parent-style-name="PreformattedText" style:family="paragraph">
      <style:text-properties fo:color="#000000"/>
    </style:style>
    <style:style style:name="TableColumn1960" style:family="table-column">
      <style:table-column-properties style:column-width="0.5472in" style:use-optimal-column-width="false"/>
    </style:style>
    <style:style style:name="TableColumn1961" style:family="table-column">
      <style:table-column-properties style:column-width="0.1881in" style:use-optimal-column-width="false"/>
    </style:style>
    <style:style style:name="Table1959" style:family="table">
      <style:table-properties style:width="0.7354in" fo:margin-left="0in" table:align="left"/>
    </style:style>
    <style:style style:name="TableRow1962" style:family="table-row">
      <style:table-row-properties style:use-optimal-row-height="false"/>
    </style:style>
    <style:style style:name="TableCell19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6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9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6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967" style:parent-style-name="PreformattedText" style:family="paragraph">
      <style:text-properties fo:color="#000000"/>
    </style:style>
    <style:style style:name="P1968" style:parent-style-name="PreformattedText" style:family="paragraph">
      <style:text-properties fo:color="#000000"/>
    </style:style>
    <style:style style:name="TableColumn1970" style:family="table-column">
      <style:table-column-properties style:column-width="0.5388in" style:use-optimal-column-width="false"/>
    </style:style>
    <style:style style:name="TableColumn1971" style:family="table-column">
      <style:table-column-properties style:column-width="0.1881in" style:use-optimal-column-width="false"/>
    </style:style>
    <style:style style:name="Table1969" style:family="table">
      <style:table-properties style:width="0.727in" fo:margin-left="0in" table:align="left"/>
    </style:style>
    <style:style style:name="TableRow1972" style:family="table-row">
      <style:table-row-properties style:use-optimal-row-height="false"/>
    </style:style>
    <style:style style:name="TableCell19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74" style:parent-style-name="TableContents" style:family="paragraph">
      <style:text-properties style:font-name="Liberation Mono" style:text-line-through-style="solid" style:text-line-through-width="auto" style:text-line-through-color="font-color" style:text-line-through-mode="continuous" style:text-line-through-type="single" fo:color="#000000" fo:font-size="10pt" style:font-size-asian="10pt" style:font-size-complex="10pt"/>
    </style:style>
    <style:style style:name="TableCell19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7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977" style:parent-style-name="PreformattedText" style:family="paragraph">
      <style:text-properties fo:color="#000000"/>
    </style:style>
    <style:style style:name="TableColumn1979" style:family="table-column">
      <style:table-column-properties style:column-width="0.5576in" style:use-optimal-column-width="false"/>
    </style:style>
    <style:style style:name="TableColumn1980" style:family="table-column">
      <style:table-column-properties style:column-width="0.1881in" style:use-optimal-column-width="false"/>
    </style:style>
    <style:style style:name="Table1978" style:family="table">
      <style:table-properties style:width="0.7458in" fo:margin-left="0in" table:align="left"/>
    </style:style>
    <style:style style:name="TableRow1981" style:family="table-row">
      <style:table-row-properties style:use-optimal-row-height="false"/>
    </style:style>
    <style:style style:name="TableCell19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83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9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8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986" style:parent-style-name="PreformattedText" style:family="paragraph">
      <style:text-properties fo:color="#000000"/>
    </style:style>
    <style:style style:name="P1987" style:parent-style-name="PreformattedText" style:family="paragraph">
      <style:text-properties fo:color="#000000"/>
    </style:style>
    <style:style style:name="P1988" style:parent-style-name="PreformattedText" style:family="paragraph">
      <style:text-properties fo:color="#000000"/>
    </style:style>
    <style:style style:name="TableColumn1990" style:family="table-column">
      <style:table-column-properties style:column-width="0.5284in" style:use-optimal-column-width="false"/>
    </style:style>
    <style:style style:name="TableColumn1991" style:family="table-column">
      <style:table-column-properties style:column-width="0.1881in" style:use-optimal-column-width="false"/>
    </style:style>
    <style:style style:name="Table1989" style:family="table">
      <style:table-properties style:width="0.7166in" fo:margin-left="0in" table:align="left"/>
    </style:style>
    <style:style style:name="TableRow1992" style:family="table-row">
      <style:table-row-properties style:use-optimal-row-height="false"/>
    </style:style>
    <style:style style:name="TableCell19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9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19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9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1997" style:parent-style-name="PreformattedText" style:family="paragraph">
      <style:text-properties fo:color="#000000"/>
    </style:style>
    <style:style style:name="TableColumn1999" style:family="table-column">
      <style:table-column-properties style:column-width="0.6055in" style:use-optimal-column-width="false"/>
    </style:style>
    <style:style style:name="TableColumn2000" style:family="table-column">
      <style:table-column-properties style:column-width="0.1881in" style:use-optimal-column-width="false"/>
    </style:style>
    <style:style style:name="Table1998" style:family="table">
      <style:table-properties style:width="0.7937in" fo:margin-left="0in" table:align="left"/>
    </style:style>
    <style:style style:name="TableRow2001" style:family="table-row">
      <style:table-row-properties style:use-optimal-row-height="false"/>
    </style:style>
    <style:style style:name="TableCell20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03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0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006" style:parent-style-name="PreformattedText" style:family="paragraph">
      <style:text-properties fo:color="#000000"/>
    </style:style>
    <style:style style:name="P2007" style:parent-style-name="PreformattedText" style:family="paragraph">
      <style:text-properties fo:color="#000000"/>
    </style:style>
    <style:style style:name="P2008" style:parent-style-name="PreformattedText" style:family="paragraph">
      <style:text-properties fo:color="#000000"/>
    </style:style>
    <style:style style:name="TableColumn2010" style:family="table-column">
      <style:table-column-properties style:column-width="0.5006in" style:use-optimal-column-width="false"/>
    </style:style>
    <style:style style:name="TableColumn2011" style:family="table-column">
      <style:table-column-properties style:column-width="0.1881in" style:use-optimal-column-width="false"/>
    </style:style>
    <style:style style:name="Table2009" style:family="table">
      <style:table-properties style:width="0.6888in" fo:margin-left="0in" table:align="left"/>
    </style:style>
    <style:style style:name="TableRow2012" style:family="table-row">
      <style:table-row-properties style:use-optimal-row-height="false"/>
    </style:style>
    <style:style style:name="TableCell20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1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1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017" style:parent-style-name="PreformattedText" style:family="paragraph">
      <style:text-properties fo:color="#000000"/>
    </style:style>
    <style:style style:name="P2018" style:parent-style-name="PreformattedText" style:family="paragraph">
      <style:text-properties fo:color="#000000"/>
    </style:style>
    <style:style style:name="TableColumn2020" style:family="table-column">
      <style:table-column-properties style:column-width="0.5284in" style:use-optimal-column-width="false"/>
    </style:style>
    <style:style style:name="TableColumn2021" style:family="table-column">
      <style:table-column-properties style:column-width="0.3548in" style:use-optimal-column-width="false"/>
    </style:style>
    <style:style style:name="Table2019" style:family="table">
      <style:table-properties style:width="0.8833in" fo:margin-left="0in" table:align="left"/>
    </style:style>
    <style:style style:name="TableRow2022" style:family="table-row">
      <style:table-row-properties style:use-optimal-row-height="false"/>
    </style:style>
    <style:style style:name="TableCell20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2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2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027" style:parent-style-name="PreformattedText" style:family="paragraph">
      <style:text-properties fo:color="#000000"/>
    </style:style>
    <style:style style:name="P2028" style:parent-style-name="PreformattedText" style:family="paragraph">
      <style:text-properties fo:color="#000000"/>
    </style:style>
    <style:style style:name="P2029" style:parent-style-name="PreformattedText" style:family="paragraph">
      <style:text-properties fo:color="#000000"/>
    </style:style>
    <style:style style:name="TableColumn2031" style:family="table-column">
      <style:table-column-properties style:column-width="0.5388in" style:use-optimal-column-width="false"/>
    </style:style>
    <style:style style:name="TableColumn2032" style:family="table-column">
      <style:table-column-properties style:column-width="0.1881in" style:use-optimal-column-width="false"/>
    </style:style>
    <style:style style:name="Table2030" style:family="table">
      <style:table-properties style:width="0.727in" fo:margin-left="0in" table:align="left"/>
    </style:style>
    <style:style style:name="TableRow2033" style:family="table-row">
      <style:table-row-properties style:use-optimal-row-height="false"/>
    </style:style>
    <style:style style:name="TableCell20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3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37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038" style:parent-style-name="PreformattedText" style:family="paragraph">
      <style:text-properties fo:color="#000000"/>
    </style:style>
    <style:style style:name="TableColumn2040" style:family="table-column">
      <style:table-column-properties style:column-width="0.5777in" style:use-optimal-column-width="false"/>
    </style:style>
    <style:style style:name="TableColumn2041" style:family="table-column">
      <style:table-column-properties style:column-width="0.1881in" style:use-optimal-column-width="false"/>
    </style:style>
    <style:style style:name="Table2039" style:family="table">
      <style:table-properties style:width="0.7659in" fo:margin-left="0in" table:align="left"/>
    </style:style>
    <style:style style:name="TableRow2042" style:family="table-row">
      <style:table-row-properties style:use-optimal-row-height="false"/>
    </style:style>
    <style:style style:name="TableCell20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4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4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047" style:parent-style-name="PreformattedText" style:family="paragraph">
      <style:text-properties fo:color="#000000"/>
    </style:style>
    <style:style style:name="P2048" style:parent-style-name="PreformattedText" style:family="paragraph">
      <style:text-properties fo:color="#000000"/>
    </style:style>
    <style:style style:name="TableColumn2050" style:family="table-column">
      <style:table-column-properties style:column-width="0.5763in" style:use-optimal-column-width="false"/>
    </style:style>
    <style:style style:name="TableColumn2051" style:family="table-column">
      <style:table-column-properties style:column-width="0.1881in" style:use-optimal-column-width="false"/>
    </style:style>
    <style:style style:name="Table2049" style:family="table">
      <style:table-properties style:width="0.7645in" fo:margin-left="0in" table:align="left"/>
    </style:style>
    <style:style style:name="TableRow2052" style:family="table-row">
      <style:table-row-properties style:use-optimal-row-height="false"/>
    </style:style>
    <style:style style:name="TableCell20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54" style:parent-style-name="TableContents" style:family="paragraph">
      <style:text-properties style:font-name="Liberation Mono" style:text-line-through-style="solid" style:text-line-through-width="auto" style:text-line-through-color="font-color" style:text-line-through-mode="continuous" style:text-line-through-type="single" fo:color="#000000" fo:font-size="10pt" style:font-size-asian="10pt" style:font-size-complex="10pt"/>
    </style:style>
    <style:style style:name="TableCell20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5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057" style:parent-style-name="PreformattedText" style:family="paragraph">
      <style:text-properties fo:color="#000000"/>
    </style:style>
    <style:style style:name="TableColumn2059" style:family="table-column">
      <style:table-column-properties style:column-width="0.5479in" style:use-optimal-column-width="false"/>
    </style:style>
    <style:style style:name="TableColumn2060" style:family="table-column">
      <style:table-column-properties style:column-width="0.1881in" style:use-optimal-column-width="false"/>
    </style:style>
    <style:style style:name="Table2058" style:family="table">
      <style:table-properties style:width="0.7361in" fo:margin-left="0in" table:align="left"/>
    </style:style>
    <style:style style:name="TableRow2061" style:family="table-row">
      <style:table-row-properties style:use-optimal-row-height="false"/>
    </style:style>
    <style:style style:name="TableCell20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63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6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066" style:parent-style-name="PreformattedText" style:family="paragraph">
      <style:text-properties fo:color="#000000"/>
    </style:style>
    <style:style style:name="P2067" style:parent-style-name="PreformattedText" style:family="paragraph">
      <style:text-properties fo:color="#000000"/>
    </style:style>
    <style:style style:name="P2068" style:parent-style-name="PreformattedText" style:family="paragraph">
      <style:text-properties fo:color="#000000"/>
    </style:style>
    <style:style style:name="TableColumn2070" style:family="table-column">
      <style:table-column-properties style:column-width="0.5395in" style:use-optimal-column-width="false"/>
    </style:style>
    <style:style style:name="TableColumn2071" style:family="table-column">
      <style:table-column-properties style:column-width="0.3548in" style:use-optimal-column-width="false"/>
    </style:style>
    <style:style style:name="Table2069" style:family="table">
      <style:table-properties style:width="0.8944in" fo:margin-left="0in" table:align="left"/>
    </style:style>
    <style:style style:name="TableRow2072" style:family="table-row">
      <style:table-row-properties style:use-optimal-row-height="false"/>
    </style:style>
    <style:style style:name="TableCell207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7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7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077" style:family="table-row">
      <style:table-row-properties style:use-optimal-row-height="false"/>
    </style:style>
    <style:style style:name="TableCell20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7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8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082" style:family="table-row">
      <style:table-row-properties style:use-optimal-row-height="false"/>
    </style:style>
    <style:style style:name="TableCell20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8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8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087" style:family="table-row">
      <style:table-row-properties style:use-optimal-row-height="false"/>
    </style:style>
    <style:style style:name="TableCell20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8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9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092" style:family="table-row">
      <style:table-row-properties style:use-optimal-row-height="false"/>
    </style:style>
    <style:style style:name="TableCell20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9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0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9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097" style:family="table-row">
      <style:table-row-properties style:use-optimal-row-height="false"/>
    </style:style>
    <style:style style:name="TableCell20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09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0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102" style:family="table-row">
      <style:table-row-properties style:use-optimal-row-height="false"/>
    </style:style>
    <style:style style:name="TableCell210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0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0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107" style:family="table-row">
      <style:table-row-properties style:use-optimal-row-height="false"/>
    </style:style>
    <style:style style:name="TableCell21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0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1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112" style:parent-style-name="PreformattedText" style:family="paragraph">
      <style:text-properties fo:color="#000000"/>
    </style:style>
    <style:style style:name="P2113" style:parent-style-name="PreformattedText" style:family="paragraph">
      <style:text-properties fo:color="#000000"/>
    </style:style>
    <style:style style:name="P2114" style:parent-style-name="PreformattedText" style:family="paragraph">
      <style:text-properties fo:color="#000000"/>
    </style:style>
    <style:style style:name="TableColumn2116" style:family="table-column">
      <style:table-column-properties style:column-width="0.5006in" style:use-optimal-column-width="false"/>
    </style:style>
    <style:style style:name="TableColumn2117" style:family="table-column">
      <style:table-column-properties style:column-width="0.1881in" style:use-optimal-column-width="false"/>
    </style:style>
    <style:style style:name="Table2115" style:family="table">
      <style:table-properties style:width="0.6888in" fo:margin-left="0in" table:align="left"/>
    </style:style>
    <style:style style:name="TableRow2118" style:family="table-row">
      <style:table-row-properties style:use-optimal-row-height="false"/>
    </style:style>
    <style:style style:name="TableCell21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20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22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123" style:parent-style-name="PreformattedText" style:family="paragraph">
      <style:text-properties fo:color="#000000"/>
    </style:style>
    <style:style style:name="TableColumn2125" style:family="table-column">
      <style:table-column-properties style:column-width="0.5201in" style:use-optimal-column-width="false"/>
    </style:style>
    <style:style style:name="TableColumn2126" style:family="table-column">
      <style:table-column-properties style:column-width="0.1881in" style:use-optimal-column-width="false"/>
    </style:style>
    <style:style style:name="Table2124" style:family="table">
      <style:table-properties style:width="0.7083in" fo:margin-left="0in" table:align="left"/>
    </style:style>
    <style:style style:name="TableRow2127" style:family="table-row">
      <style:table-row-properties style:use-optimal-row-height="false"/>
    </style:style>
    <style:style style:name="TableCell21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2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3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132" style:parent-style-name="PreformattedText" style:family="paragraph">
      <style:text-properties fo:color="#000000"/>
    </style:style>
    <style:style style:name="P2133" style:parent-style-name="PreformattedText" style:family="paragraph">
      <style:text-properties fo:color="#000000"/>
    </style:style>
    <style:style style:name="P2134" style:parent-style-name="PreformattedText" style:family="paragraph">
      <style:text-properties fo:color="#000000"/>
    </style:style>
    <style:style style:name="P2135" style:parent-style-name="PreformattedText" style:family="paragraph">
      <style:text-properties fo:color="#000000"/>
    </style:style>
    <style:style style:name="P2136" style:parent-style-name="PreformattedText" style:family="paragraph">
      <style:text-properties fo:color="#000000"/>
    </style:style>
    <style:style style:name="P2137" style:parent-style-name="PreformattedText" style:family="paragraph">
      <style:text-properties fo:color="#000000"/>
    </style:style>
    <style:style style:name="P2138" style:parent-style-name="PreformattedText" style:family="paragraph">
      <style:text-properties fo:color="#000000"/>
    </style:style>
    <style:style style:name="TableColumn2140" style:family="table-column">
      <style:table-column-properties style:column-width="0.5006in" style:use-optimal-column-width="false"/>
    </style:style>
    <style:style style:name="TableColumn2141" style:family="table-column">
      <style:table-column-properties style:column-width="0.6048in" style:use-optimal-column-width="false"/>
    </style:style>
    <style:style style:name="Table2139" style:family="table">
      <style:table-properties style:width="1.1055in" fo:margin-left="0in" table:align="left"/>
    </style:style>
    <style:style style:name="TableRow2142" style:family="table-row">
      <style:table-row-properties style:use-optimal-row-height="false"/>
    </style:style>
    <style:style style:name="TableCell2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4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4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147" style:parent-style-name="PreformattedText" style:family="paragraph">
      <style:text-properties fo:color="#000000"/>
    </style:style>
    <style:style style:name="TableColumn2149" style:family="table-column">
      <style:table-column-properties style:column-width="0.5201in" style:use-optimal-column-width="false"/>
    </style:style>
    <style:style style:name="TableColumn2150" style:family="table-column">
      <style:table-column-properties style:column-width="0.6048in" style:use-optimal-column-width="false"/>
    </style:style>
    <style:style style:name="Table2148" style:family="table">
      <style:table-properties style:width="1.125in" fo:margin-left="0in" table:align="left"/>
    </style:style>
    <style:style style:name="TableRow2151" style:family="table-row">
      <style:table-row-properties style:use-optimal-row-height="false"/>
    </style:style>
    <style:style style:name="TableCell21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53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5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156" style:parent-style-name="PreformattedText" style:family="paragraph">
      <style:text-properties fo:color="#000000"/>
    </style:style>
    <style:style style:name="P2157" style:parent-style-name="PreformattedText" style:family="paragraph">
      <style:text-properties fo:color="#000000"/>
    </style:style>
    <style:style style:name="P2158" style:parent-style-name="PreformattedText" style:family="paragraph">
      <style:text-properties fo:color="#000000"/>
    </style:style>
    <style:style style:name="TableColumn2160" style:family="table-column">
      <style:table-column-properties style:column-width="0.5569in" style:use-optimal-column-width="false"/>
    </style:style>
    <style:style style:name="TableColumn2161" style:family="table-column">
      <style:table-column-properties style:column-width="0.1881in" style:use-optimal-column-width="false"/>
    </style:style>
    <style:style style:name="Table2159" style:family="table">
      <style:table-properties style:width="0.7451in" fo:margin-left="0in" table:align="left"/>
    </style:style>
    <style:style style:name="TableRow2162" style:family="table-row">
      <style:table-row-properties style:use-optimal-row-height="false"/>
    </style:style>
    <style:style style:name="TableCell21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6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6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167" style:parent-style-name="PreformattedText" style:family="paragraph">
      <style:text-properties fo:color="#000000"/>
    </style:style>
    <style:style style:name="TableColumn2169" style:family="table-column">
      <style:table-column-properties style:column-width="0.5479in" style:use-optimal-column-width="false"/>
    </style:style>
    <style:style style:name="TableColumn2170" style:family="table-column">
      <style:table-column-properties style:column-width="0.2715in" style:use-optimal-column-width="false"/>
    </style:style>
    <style:style style:name="Table2168" style:family="table">
      <style:table-properties style:width="0.8194in" fo:margin-left="0in" table:align="left"/>
    </style:style>
    <style:style style:name="TableRow2171" style:family="table-row">
      <style:table-row-properties style:use-optimal-row-height="false"/>
    </style:style>
    <style:style style:name="TableCell21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73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7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176" style:parent-style-name="PreformattedText" style:family="paragraph">
      <style:text-properties fo:color="#000000"/>
    </style:style>
    <style:style style:name="P2177" style:parent-style-name="PreformattedText" style:family="paragraph">
      <style:text-properties fo:color="#000000"/>
    </style:style>
    <style:style style:name="P2178" style:parent-style-name="PreformattedText" style:family="paragraph">
      <style:text-properties fo:color="#000000"/>
    </style:style>
    <style:style style:name="P2179" style:parent-style-name="PreformattedText" style:family="paragraph">
      <style:text-properties fo:color="#000000"/>
    </style:style>
    <style:style style:name="TableColumn2181" style:family="table-column">
      <style:table-column-properties style:column-width="0.5562in" style:use-optimal-column-width="false"/>
    </style:style>
    <style:style style:name="TableColumn2182" style:family="table-column">
      <style:table-column-properties style:column-width="0.1881in" style:use-optimal-column-width="false"/>
    </style:style>
    <style:style style:name="Table2180" style:family="table">
      <style:table-properties style:width="0.7444in" fo:margin-left="0in" table:align="left"/>
    </style:style>
    <style:style style:name="TableRow2183" style:family="table-row">
      <style:table-row-properties style:use-optimal-row-height="false"/>
    </style:style>
    <style:style style:name="TableCell21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8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87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188" style:parent-style-name="PreformattedText" style:family="paragraph">
      <style:text-properties fo:color="#000000"/>
    </style:style>
    <style:style style:name="TableColumn2190" style:family="table-column">
      <style:table-column-properties style:column-width="0.5479in" style:use-optimal-column-width="false"/>
    </style:style>
    <style:style style:name="TableColumn2191" style:family="table-column">
      <style:table-column-properties style:column-width="0.1881in" style:use-optimal-column-width="false"/>
    </style:style>
    <style:style style:name="Table2189" style:family="table">
      <style:table-properties style:width="0.7361in" fo:margin-left="0in" table:align="left"/>
    </style:style>
    <style:style style:name="TableRow2192" style:family="table-row">
      <style:table-row-properties style:use-optimal-row-height="false"/>
    </style:style>
    <style:style style:name="TableCell21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9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1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9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197" style:parent-style-name="PreformattedText" style:family="paragraph">
      <style:text-properties fo:color="#000000"/>
    </style:style>
    <style:style style:name="P2198" style:parent-style-name="PreformattedText" style:family="paragraph">
      <style:text-properties fo:color="#000000"/>
    </style:style>
    <style:style style:name="P2199" style:parent-style-name="PreformattedText" style:family="paragraph">
      <style:text-properties fo:color="#000000"/>
    </style:style>
    <style:style style:name="P2200" style:parent-style-name="PreformattedText" style:family="paragraph">
      <style:text-properties fo:color="#000000"/>
    </style:style>
    <style:style style:name="P2201" style:parent-style-name="PreformattedText" style:family="paragraph">
      <style:text-properties fo:color="#000000"/>
    </style:style>
    <style:style style:name="P2202" style:parent-style-name="PreformattedText" style:family="paragraph">
      <style:text-properties fo:color="#000000"/>
    </style:style>
    <style:style style:name="TableColumn2204" style:family="table-column">
      <style:table-column-properties style:column-width="0.5868in" style:use-optimal-column-width="false"/>
    </style:style>
    <style:style style:name="TableColumn2205" style:family="table-column">
      <style:table-column-properties style:column-width="0.1881in" style:use-optimal-column-width="false"/>
    </style:style>
    <style:style style:name="Table2203" style:family="table">
      <style:table-properties style:width="0.775in" fo:margin-left="0in" table:align="left"/>
    </style:style>
    <style:style style:name="TableRow2206" style:family="table-row">
      <style:table-row-properties style:use-optimal-row-height="false"/>
    </style:style>
    <style:style style:name="TableCell220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08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2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10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211" style:parent-style-name="PreformattedText" style:family="paragraph">
      <style:text-properties fo:color="#000000"/>
    </style:style>
    <style:style style:name="TableColumn2213" style:family="table-column">
      <style:table-column-properties style:column-width="0.5486in" style:use-optimal-column-width="false"/>
    </style:style>
    <style:style style:name="TableColumn2214" style:family="table-column">
      <style:table-column-properties style:column-width="0.1881in" style:use-optimal-column-width="false"/>
    </style:style>
    <style:style style:name="Table2212" style:family="table">
      <style:table-properties style:width="0.7368in" fo:margin-left="0in" table:align="left"/>
    </style:style>
    <style:style style:name="TableRow2215" style:family="table-row">
      <style:table-row-properties style:use-optimal-row-height="false"/>
    </style:style>
    <style:style style:name="TableCell22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17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2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1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220" style:parent-style-name="PreformattedText" style:family="paragraph">
      <style:text-properties fo:color="#000000"/>
    </style:style>
    <style:style style:name="P2221" style:parent-style-name="PreformattedText" style:family="paragraph">
      <style:text-properties fo:color="#000000"/>
    </style:style>
    <style:style style:name="P2222" style:parent-style-name="PreformattedText" style:family="paragraph">
      <style:text-properties fo:color="#000000"/>
    </style:style>
    <style:style style:name="P2223" style:parent-style-name="PreformattedText" style:family="paragraph">
      <style:text-properties fo:color="#000000"/>
    </style:style>
    <style:style style:name="P2224" style:parent-style-name="PreformattedText" style:family="paragraph">
      <style:text-properties fo:color="#000000"/>
    </style:style>
    <style:style style:name="P2225" style:parent-style-name="PreformattedText" style:family="paragraph">
      <style:text-properties fo:color="#000000"/>
    </style:style>
    <style:style style:name="P2226" style:parent-style-name="PreformattedText" style:family="paragraph">
      <style:text-properties fo:color="#000000"/>
    </style:style>
    <style:style style:name="TableColumn2228" style:family="table-column">
      <style:table-column-properties style:column-width="0.577in" style:use-optimal-column-width="false"/>
    </style:style>
    <style:style style:name="TableColumn2229" style:family="table-column">
      <style:table-column-properties style:column-width="0.1881in" style:use-optimal-column-width="false"/>
    </style:style>
    <style:style style:name="Table2227" style:family="table">
      <style:table-properties style:width="0.7652in" fo:margin-left="0in" table:align="left"/>
    </style:style>
    <style:style style:name="TableRow2230" style:family="table-row">
      <style:table-row-properties style:use-optimal-row-height="false"/>
    </style:style>
    <style:style style:name="TableCell22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32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2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23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235" style:parent-style-name="PreformattedText" style:family="paragraph">
      <style:text-properties fo:color="#000000"/>
    </style:style>
    <style:style style:name="P2236" style:parent-style-name="PreformattedText" style:family="paragraph">
      <style:text-properties fo:color="#000000"/>
    </style:style>
    <style:style style:name="P2237" style:parent-style-name="PreformattedText" style:family="paragraph">
      <style:text-properties fo:color="#000000"/>
    </style:style>
    <style:style style:name="P2238" style:parent-style-name="PreformattedText" style:family="paragraph">
      <style:text-properties fo:color="#000000"/>
    </style:style>
    <style:style style:name="P2239" style:parent-style-name="PreformattedText" style:family="paragraph">
      <style:text-properties fo:color="#000000"/>
    </style:style>
    <style:style style:name="P2240" style:parent-style-name="PreformattedText" style:family="paragraph">
      <style:text-properties fo:color="#000000"/>
    </style:style>
    <style:style style:name="P2241" style:parent-style-name="PreformattedText" style:family="paragraph">
      <style:text-properties fo:color="#000000"/>
    </style:style>
    <style:style style:name="P2242" style:parent-style-name="PreformattedText" style:family="paragraph">
      <style:text-properties fo:color="#000000"/>
    </style:style>
    <style:style style:name="P2243" style:parent-style-name="PreformattedText" style:family="paragraph">
      <style:text-properties fo:color="#000000"/>
    </style:style>
    <style:style style:name="P2244" style:parent-style-name="PreformattedText" style:family="paragraph">
      <style:text-properties fo:color="#000000"/>
    </style:style>
    <style:style style:name="P2245" style:parent-style-name="PreformattedText" style:family="paragraph">
      <style:text-properties fo:color="#000000"/>
    </style:style>
    <style:style style:name="P2246" style:parent-style-name="PreformattedText" style:family="paragraph">
      <style:text-properties fo:color="#000000"/>
    </style:style>
    <style:style style:name="P2247" style:parent-style-name="PreformattedText" style:family="paragraph">
      <style:text-properties fo:color="#000000"/>
    </style:style>
    <style:style style:name="P2248" style:parent-style-name="PreformattedText" style:family="paragraph">
      <style:text-properties fo:color="#000000" fo:language="en" fo:country="US"/>
    </style:style>
    <style:style style:name="P2249" style:parent-style-name="PreformattedText" style:family="paragraph">
      <style:text-properties fo:color="#000000" fo:language="en" fo:country="US"/>
    </style:style>
    <style:style style:name="P2250" style:parent-style-name="PreformattedText" style:family="paragraph">
      <style:text-properties fo:color="#000000" fo:language="en" fo:country="US"/>
    </style:style>
    <style:style style:name="P2251" style:parent-style-name="PreformattedText" style:family="paragraph">
      <style:text-properties fo:color="#000000" fo:language="en" fo:country="US"/>
    </style:style>
    <style:style style:name="P2252" style:parent-style-name="PreformattedText" style:family="paragraph">
      <style:text-properties fo:color="#000000" fo:language="en" fo:country="US"/>
    </style:style>
    <style:style style:name="P2253" style:parent-style-name="PreformattedText" style:family="paragraph">
      <style:text-properties fo:color="#000000" fo:language="en" fo:country="US"/>
    </style:style>
    <style:style style:name="P2254" style:parent-style-name="PreformattedText" style:family="paragraph">
      <style:text-properties fo:color="#000000"/>
    </style:style>
    <style:style style:name="P2255" style:parent-style-name="PreformattedText" style:family="paragraph">
      <style:text-properties fo:color="#000000"/>
    </style:style>
    <style:style style:name="P2256" style:parent-style-name="PreformattedText" style:family="paragraph">
      <style:text-properties fo:color="#000000"/>
    </style:style>
    <style:style style:name="P2257" style:parent-style-name="PreformattedText" style:family="paragraph">
      <style:text-properties fo:color="#000000"/>
    </style:style>
    <style:style style:name="P2258" style:parent-style-name="PreformattedText" style:family="paragraph">
      <style:text-properties fo:color="#000000" fo:language="en" fo:country="US"/>
    </style:style>
    <style:style style:name="P2259" style:parent-style-name="PreformattedText" style:family="paragraph">
      <style:text-properties fo:color="#000000" fo:language="en" fo:country="US"/>
    </style:style>
    <style:style style:name="P2260" style:parent-style-name="PreformattedText" style:family="paragraph">
      <style:text-properties fo:color="#000000" fo:language="en" fo:country="US"/>
    </style:style>
    <style:style style:name="P2261" style:parent-style-name="PreformattedText" style:family="paragraph">
      <style:text-properties fo:color="#000000" fo:language="en" fo:country="US"/>
    </style:style>
    <style:style style:name="P2262" style:parent-style-name="PreformattedText" style:family="paragraph">
      <style:text-properties fo:color="#000000" fo:language="en" fo:country="US"/>
    </style:style>
    <style:style style:name="P2263" style:parent-style-name="PreformattedText" style:family="paragraph">
      <style:text-properties fo:color="#000000" fo:language="en" fo:country="US"/>
    </style:style>
    <style:style style:name="P2264" style:parent-style-name="PreformattedText" style:family="paragraph">
      <style:text-properties fo:color="#000000" fo:language="en" fo:country="US"/>
    </style:style>
    <style:style style:name="P2265" style:parent-style-name="PreformattedText" style:family="paragraph">
      <style:text-properties fo:color="#000000" fo:language="en" fo:country="US"/>
    </style:style>
    <style:style style:name="P2266" style:parent-style-name="PreformattedText" style:family="paragraph">
      <style:text-properties fo:color="#000000" fo:language="en" fo:country="US"/>
    </style:style>
    <style:style style:name="P2267" style:parent-style-name="PreformattedText" style:family="paragraph">
      <style:text-properties fo:color="#000000" fo:language="en" fo:country="US"/>
    </style:style>
    <style:style style:name="P2268" style:parent-style-name="PreformattedText" style:family="paragraph">
      <style:text-properties fo:color="#000000" fo:language="en" fo:country="US"/>
    </style:style>
    <style:style style:name="P2269" style:parent-style-name="PreformattedText" style:family="paragraph">
      <style:text-properties fo:color="#000000" fo:language="en" fo:country="US"/>
    </style:style>
    <style:style style:name="P2270" style:parent-style-name="PreformattedText" style:family="paragraph">
      <style:text-properties fo:color="#000000" fo:language="en" fo:country="US"/>
    </style:style>
    <style:style style:name="P2271" style:parent-style-name="PreformattedText" style:family="paragraph">
      <style:text-properties fo:color="#000000" fo:language="en" fo:country="US"/>
    </style:style>
    <style:style style:name="P2272" style:parent-style-name="PreformattedText" style:family="paragraph">
      <style:text-properties fo:color="#000000" fo:language="en" fo:country="US"/>
    </style:style>
    <style:style style:name="P2273" style:parent-style-name="PreformattedText" style:family="paragraph">
      <style:text-properties fo:color="#000000" fo:language="en" fo:country="US"/>
    </style:style>
    <style:style style:name="P2274" style:parent-style-name="PreformattedText" style:family="paragraph">
      <style:text-properties fo:color="#000000" fo:language="en" fo:country="US"/>
    </style:style>
    <style:style style:name="P2275" style:parent-style-name="PreformattedText" style:family="paragraph">
      <style:text-properties fo:color="#000000" fo:language="en" fo:country="US"/>
    </style:style>
    <style:style style:name="P2276" style:parent-style-name="PreformattedText" style:family="paragraph">
      <style:text-properties fo:color="#000000" fo:language="en" fo:country="US"/>
    </style:style>
    <style:style style:name="P2277" style:parent-style-name="PreformattedText" style:family="paragraph">
      <style:text-properties fo:color="#000000" fo:language="en" fo:country="US"/>
    </style:style>
    <style:style style:name="P2278" style:parent-style-name="PreformattedText" style:family="paragraph">
      <style:text-properties fo:color="#000000"/>
    </style:style>
    <style:style style:name="P2279" style:parent-style-name="PreformattedText" style:family="paragraph">
      <style:text-properties fo:color="#000000"/>
    </style:style>
    <style:style style:name="P2280" style:parent-style-name="PreformattedText" style:family="paragraph">
      <style:text-properties fo:color="#000000"/>
    </style:style>
    <style:style style:name="P2281" style:parent-style-name="PreformattedText" style:family="paragraph">
      <style:text-properties fo:color="#000000"/>
    </style:style>
    <style:style style:name="P2282" style:parent-style-name="PreformattedText" style:family="paragraph">
      <style:text-properties fo:color="#000000"/>
    </style:style>
    <style:style style:name="P2283" style:parent-style-name="PreformattedText" style:family="paragraph">
      <style:text-properties fo:color="#000000"/>
    </style:style>
    <style:style style:name="P2284" style:parent-style-name="PreformattedText" style:family="paragraph">
      <style:text-properties fo:color="#000000"/>
    </style:style>
    <style:style style:name="P2285" style:parent-style-name="PreformattedText" style:family="paragraph">
      <style:text-properties fo:color="#000000"/>
    </style:style>
    <style:style style:name="P2286" style:parent-style-name="PreformattedText" style:family="paragraph">
      <style:text-properties fo:color="#000000"/>
    </style:style>
    <style:style style:name="P2287" style:parent-style-name="PreformattedText" style:family="paragraph">
      <style:text-properties fo:color="#000000"/>
    </style:style>
    <style:style style:name="P2288" style:parent-style-name="PreformattedText" style:family="paragraph">
      <style:text-properties fo:color="#000000"/>
    </style:style>
    <style:style style:name="P2289" style:parent-style-name="PreformattedText" style:family="paragraph">
      <style:text-properties fo:color="#000000"/>
    </style:style>
    <style:style style:name="P2290" style:parent-style-name="PreformattedText" style:family="paragraph">
      <style:text-properties fo:color="#000000"/>
    </style:style>
    <style:style style:name="P2291" style:parent-style-name="PreformattedText" style:family="paragraph">
      <style:text-properties fo:color="#000000"/>
    </style:style>
    <style:style style:name="P2292" style:parent-style-name="PreformattedText" style:family="paragraph">
      <style:text-properties fo:color="#000000"/>
    </style:style>
    <style:style style:name="P2293" style:parent-style-name="PreformattedText" style:family="paragraph">
      <style:text-properties fo:color="#000000"/>
    </style:style>
    <style:style style:name="P2294" style:parent-style-name="PreformattedText" style:family="paragraph">
      <style:text-properties fo:color="#000000"/>
    </style:style>
    <style:style style:name="P2295" style:parent-style-name="PreformattedText" style:family="paragraph">
      <style:text-properties fo:color="#000000"/>
    </style:style>
    <style:style style:name="P2296" style:parent-style-name="PreformattedText" style:family="paragraph">
      <style:text-properties fo:color="#000000"/>
    </style:style>
    <style:style style:name="P2297" style:parent-style-name="PreformattedText" style:family="paragraph">
      <style:text-properties fo:color="#000000"/>
    </style:style>
    <style:style style:name="P2298" style:parent-style-name="PreformattedText" style:family="paragraph">
      <style:text-properties fo:color="#000000"/>
    </style:style>
    <style:style style:name="P2299" style:parent-style-name="PreformattedText" style:family="paragraph">
      <style:text-properties fo:color="#000000"/>
    </style:style>
    <style:style style:name="P2300" style:parent-style-name="PreformattedText" style:family="paragraph">
      <style:text-properties fo:color="#000000"/>
    </style:style>
    <style:style style:name="P2301" style:parent-style-name="PreformattedText" style:family="paragraph">
      <style:text-properties fo:color="#000000"/>
    </style:style>
    <style:style style:name="P2302" style:parent-style-name="PreformattedText" style:family="paragraph">
      <style:text-properties fo:color="#000000"/>
    </style:style>
    <style:style style:name="P2303" style:parent-style-name="PreformattedText" style:family="paragraph">
      <style:text-properties fo:color="#000000"/>
    </style:style>
    <style:style style:name="T2304" style:parent-style-name="DefaultParagraphFont" style:family="text">
      <style:text-properties fo:color="#000000"/>
    </style:style>
    <style:style style:name="T2305" style:parent-style-name="DefaultParagraphFont" style:family="text">
      <style:text-properties fo:color="#000000" fo:language="en" fo:country="US"/>
    </style:style>
    <style:style style:name="T2306" style:parent-style-name="DefaultParagraphFont" style:family="text">
      <style:text-properties fo:color="#000000"/>
    </style:style>
    <style:style style:name="T2307" style:parent-style-name="DefaultParagraphFont" style:family="text">
      <style:text-properties fo:color="#000000" fo:language="en" fo:country="US"/>
    </style:style>
    <style:style style:name="T2308" style:parent-style-name="DefaultParagraphFont" style:family="text">
      <style:text-properties fo:color="#000000"/>
    </style:style>
    <style:style style:name="P2309" style:parent-style-name="PreformattedText" style:family="paragraph">
      <style:text-properties fo:color="#000000" fo:language="en" fo:country="US"/>
    </style:style>
    <style:style style:name="P2310" style:parent-style-name="PreformattedText" style:family="paragraph">
      <style:text-properties fo:color="#000000" fo:language="en" fo:country="US"/>
    </style:style>
    <style:style style:name="P2311" style:parent-style-name="PreformattedText" style:family="paragraph">
      <style:text-properties fo:color="#000000" fo:language="en" fo:country="US"/>
    </style:style>
    <style:style style:name="P2312" style:parent-style-name="PreformattedText" style:family="paragraph">
      <style:text-properties fo:color="#000000" fo:language="en" fo:country="US"/>
    </style:style>
    <style:style style:name="T2313" style:parent-style-name="DefaultParagraphFont" style:family="text">
      <style:text-properties fo:color="#000000"/>
    </style:style>
    <style:style style:name="T2314" style:parent-style-name="DefaultParagraphFont" style:family="text">
      <style:text-properties fo:color="#000000" fo:language="en" fo:country="US"/>
    </style:style>
    <style:style style:name="T2315" style:parent-style-name="DefaultParagraphFont" style:family="text">
      <style:text-properties fo:color="#000000"/>
    </style:style>
    <style:style style:name="P2316" style:parent-style-name="PreformattedText" style:family="paragraph">
      <style:text-properties fo:color="#000000" fo:language="en" fo:country="US"/>
    </style:style>
    <style:style style:name="P2317" style:parent-style-name="PreformattedText" style:family="paragraph">
      <style:text-properties fo:color="#000000"/>
    </style:style>
    <style:style style:name="P2318" style:parent-style-name="PreformattedText" style:family="paragraph">
      <style:text-properties fo:color="#000000"/>
    </style:style>
    <style:style style:name="P2319" style:parent-style-name="PreformattedText" style:family="paragraph">
      <style:text-properties fo:color="#000000"/>
    </style:style>
    <style:style style:name="P2320" style:parent-style-name="PreformattedText" style:family="paragraph">
      <style:text-properties fo:color="#000000"/>
    </style:style>
    <style:style style:name="P2321" style:parent-style-name="PreformattedText" style:family="paragraph">
      <style:text-properties fo:color="#000000"/>
    </style:style>
    <style:style style:name="P2322" style:parent-style-name="PreformattedText" style:family="paragraph">
      <style:text-properties fo:color="#000000"/>
    </style:style>
    <style:style style:name="P2323" style:parent-style-name="PreformattedText" style:family="paragraph">
      <style:text-properties fo:color="#000000"/>
    </style:style>
    <style:style style:name="P2324" style:parent-style-name="PreformattedText" style:family="paragraph">
      <style:text-properties fo:color="#000000"/>
    </style:style>
    <style:style style:name="P2325" style:parent-style-name="PreformattedText" style:family="paragraph">
      <style:text-properties fo:color="#000000"/>
    </style:style>
    <style:style style:name="P2326" style:parent-style-name="PreformattedText" style:family="paragraph">
      <style:text-properties fo:color="#000000"/>
    </style:style>
    <style:style style:name="P2327" style:parent-style-name="PreformattedText" style:family="paragraph">
      <style:text-properties fo:color="#000000"/>
    </style:style>
    <style:style style:name="P2328" style:parent-style-name="PreformattedText" style:family="paragraph">
      <style:text-properties fo:color="#000000"/>
    </style:style>
    <style:style style:name="TableColumn2330" style:family="table-column">
      <style:table-column-properties style:column-width="0.5395in" style:use-optimal-column-width="false"/>
    </style:style>
    <style:style style:name="TableColumn2331" style:family="table-column">
      <style:table-column-properties style:column-width="0.1881in" style:use-optimal-column-width="false"/>
    </style:style>
    <style:style style:name="Table2329" style:family="table">
      <style:table-properties style:width="0.7277in" fo:margin-left="0in" table:align="left"/>
    </style:style>
    <style:style style:name="TableRow2332" style:family="table-row">
      <style:table-row-properties style:use-optimal-row-height="false"/>
    </style:style>
    <style:style style:name="TableCell23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3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3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337" style:family="table-row">
      <style:table-row-properties style:use-optimal-row-height="false"/>
    </style:style>
    <style:style style:name="TableCell23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3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4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342" style:family="table-row">
      <style:table-row-properties style:use-optimal-row-height="false"/>
    </style:style>
    <style:style style:name="TableCell23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44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4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347" style:family="table-row">
      <style:table-row-properties style:use-optimal-row-height="false"/>
    </style:style>
    <style:style style:name="TableCell23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4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51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352" style:parent-style-name="PreformattedText" style:family="paragraph">
      <style:text-properties fo:color="#000000"/>
    </style:style>
    <style:style style:name="P2353" style:parent-style-name="PreformattedText" style:family="paragraph">
      <style:text-properties fo:color="#000000"/>
    </style:style>
    <style:style style:name="P2354" style:parent-style-name="PreformattedText" style:family="paragraph">
      <style:text-properties fo:color="#000000"/>
    </style:style>
    <style:style style:name="TableColumn2356" style:family="table-column">
      <style:table-column-properties style:column-width="0.5201in" style:use-optimal-column-width="false"/>
    </style:style>
    <style:style style:name="TableColumn2357" style:family="table-column">
      <style:table-column-properties style:column-width="0.1881in" style:use-optimal-column-width="false"/>
    </style:style>
    <style:style style:name="Table2355" style:family="table">
      <style:table-properties style:width="0.7083in" fo:margin-left="0in" table:align="left"/>
    </style:style>
    <style:style style:name="TableRow2358" style:family="table-row">
      <style:table-row-properties style:use-optimal-row-height="false"/>
    </style:style>
    <style:style style:name="TableCell23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60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62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363" style:family="table-row">
      <style:table-row-properties style:use-optimal-row-height="false"/>
    </style:style>
    <style:style style:name="TableCell23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6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67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368" style:family="table-row">
      <style:table-row-properties style:use-optimal-row-height="false"/>
    </style:style>
    <style:style style:name="TableCell236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70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72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Row2373" style:family="table-row">
      <style:table-row-properties style:use-optimal-row-height="false"/>
    </style:style>
    <style:style style:name="TableCell23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7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77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378" style:parent-style-name="PreformattedText" style:family="paragraph">
      <style:text-properties fo:color="#000000"/>
    </style:style>
    <style:style style:name="P2379" style:parent-style-name="PreformattedText" style:family="paragraph">
      <style:text-properties fo:color="#000000"/>
    </style:style>
    <style:style style:name="P2380" style:parent-style-name="PreformattedText" style:family="paragraph">
      <style:text-properties fo:color="#000000"/>
    </style:style>
    <style:style style:name="TableColumn2382" style:family="table-column">
      <style:table-column-properties style:column-width="0.5201in" style:use-optimal-column-width="false"/>
    </style:style>
    <style:style style:name="TableColumn2383" style:family="table-column">
      <style:table-column-properties style:column-width="0.1881in" style:use-optimal-column-width="false"/>
    </style:style>
    <style:style style:name="Table2381" style:family="table">
      <style:table-properties style:width="0.7083in" fo:margin-left="0in" table:align="left"/>
    </style:style>
    <style:style style:name="TableRow2384" style:family="table-row">
      <style:table-row-properties style:use-optimal-row-height="false"/>
    </style:style>
    <style:style style:name="TableCell23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8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88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389" style:parent-style-name="PreformattedText" style:family="paragraph">
      <style:text-properties fo:color="#000000"/>
    </style:style>
    <style:style style:name="TableColumn2391" style:family="table-column">
      <style:table-column-properties style:column-width="0.5298in" style:use-optimal-column-width="false"/>
    </style:style>
    <style:style style:name="TableColumn2392" style:family="table-column">
      <style:table-column-properties style:column-width="0.1881in" style:use-optimal-column-width="false"/>
    </style:style>
    <style:style style:name="Table2390" style:family="table">
      <style:table-properties style:width="0.718in" fo:margin-left="0in" table:align="left"/>
    </style:style>
    <style:style style:name="TableRow2393" style:family="table-row">
      <style:table-row-properties style:use-optimal-row-height="false"/>
    </style:style>
    <style:style style:name="TableCell23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95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3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397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398" style:parent-style-name="PreformattedText" style:family="paragraph">
      <style:text-properties fo:color="#000000"/>
    </style:style>
    <style:style style:name="P2399" style:parent-style-name="PreformattedText" style:family="paragraph">
      <style:text-properties fo:color="#000000" fo:language="en" fo:country="US"/>
    </style:style>
    <style:style style:name="P2400" style:parent-style-name="PreformattedText" style:family="paragraph">
      <style:text-properties fo:color="#000000" fo:language="en" fo:country="US"/>
    </style:style>
    <style:style style:name="P2401" style:parent-style-name="PreformattedText" style:family="paragraph">
      <style:text-properties fo:color="#000000" fo:language="en" fo:country="US"/>
    </style:style>
    <style:style style:name="TableColumn2403" style:family="table-column">
      <style:table-column-properties style:column-width="0.5201in" style:use-optimal-column-width="false"/>
    </style:style>
    <style:style style:name="TableColumn2404" style:family="table-column">
      <style:table-column-properties style:column-width="0.1881in" style:use-optimal-column-width="false"/>
    </style:style>
    <style:style style:name="Table2402" style:family="table">
      <style:table-properties style:width="0.7083in" fo:margin-left="0in" table:align="left"/>
    </style:style>
    <style:style style:name="TableRow2405" style:family="table-row">
      <style:table-row-properties style:use-optimal-row-height="false"/>
    </style:style>
    <style:style style:name="TableCell24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07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4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09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410" style:parent-style-name="PreformattedText" style:family="paragraph">
      <style:text-properties fo:color="#000000"/>
    </style:style>
    <style:style style:name="TableColumn2412" style:family="table-column">
      <style:table-column-properties style:column-width="0.568in" style:use-optimal-column-width="false"/>
    </style:style>
    <style:style style:name="TableColumn2413" style:family="table-column">
      <style:table-column-properties style:column-width="0.1881in" style:use-optimal-column-width="false"/>
    </style:style>
    <style:style style:name="Table2411" style:family="table">
      <style:table-properties style:width="0.7562in" fo:margin-left="0in" table:align="left"/>
    </style:style>
    <style:style style:name="TableRow2414" style:family="table-row">
      <style:table-row-properties style:use-optimal-row-height="false"/>
    </style:style>
    <style:style style:name="TableCell24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16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TableCell24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18" style:parent-style-name="TableContents" style:family="paragraph">
      <style:text-properties style:font-name="Liberation Mono" fo:color="#000000" fo:font-size="10pt" style:font-size-asian="10pt" style:font-size-complex="10pt"/>
    </style:style>
    <style:style style:name="P2419" style:parent-style-name="PreformattedText" style:family="paragraph">
      <style:text-properties fo:color="#000000"/>
    </style:style>
    <style:style style:name="P2420" style:parent-style-name="PreformattedText" style:family="paragraph">
      <style:text-properties fo:color="#000000" fo:language="en" fo:country="US"/>
    </style:style>
    <style:style style:name="P2421" style:parent-style-name="PreformattedText" style:family="paragraph">
      <style:text-properties fo:color="#000000" fo:language="en" fo:country="US"/>
    </style:style>
    <style:style style:name="P2422" style:parent-style-name="PreformattedText" style:family="paragraph">
      <style:text-properties fo:color="#000000" fo:language="en" fo:country="US"/>
    </style:style>
    <style:style style:name="P2423" style:parent-style-name="PreformattedText" style:family="paragraph">
      <style:text-properties fo:color="#000000"/>
    </style:style>
    <style:style style:name="P2424" style:parent-style-name="PreformattedText" style:family="paragraph">
      <style:text-properties fo:color="#000000"/>
    </style:style>
    <style:style style:name="P2425" style:parent-style-name="PreformattedText" style:family="paragraph">
      <style:text-properties fo:color="#000000"/>
    </style:style>
    <style:style style:name="T2426" style:parent-style-name="DefaultParagraphFont" style:family="text">
      <style:text-properties fo:color="#000000"/>
    </style:style>
    <style:style style:name="T2427" style:parent-style-name="DefaultParagraphFont" style:family="text">
      <style:text-properties fo:color="#000000" fo:language="en" fo:country="US"/>
    </style:style>
    <style:style style:name="T2428" style:parent-style-name="DefaultParagraphFont" style:family="text">
      <style:text-properties fo:color="#000000"/>
    </style:style>
    <style:style style:name="T2429" style:parent-style-name="DefaultParagraphFont" style:family="text">
      <style:text-properties fo:color="#000000" fo:language="en" fo:country="US"/>
    </style:style>
    <style:style style:name="P2430" style:parent-style-name="PreformattedText" style:family="paragraph">
      <style:text-properties fo:color="#000000" fo:language="en" fo:country="US"/>
    </style:style>
    <style:style style:name="T2431" style:parent-style-name="DefaultParagraphFont" style:family="text">
      <style:text-properties fo:color="#000000" fo:language="en" fo:country="US"/>
    </style:style>
    <style:style style:name="T2432" style:parent-style-name="DefaultParagraphFont" style:family="text">
      <style:text-properties fo:color="#000000"/>
    </style:style>
    <style:style style:name="T2433" style:parent-style-name="DefaultParagraphFont" style:family="text">
      <style:text-properties fo:color="#000000" fo:language="en" fo:country="US"/>
    </style:style>
    <style:style style:name="P2434" style:parent-style-name="PreformattedText" style:family="paragraph">
      <style:text-properties fo:color="#000000" fo:language="en" fo:country="US"/>
    </style:style>
    <style:style style:name="T2435" style:parent-style-name="DefaultParagraphFont" style:family="text">
      <style:text-properties fo:color="#000000" fo:language="en" fo:country="US"/>
    </style:style>
    <style:style style:name="T2436" style:parent-style-name="DefaultParagraphFont" style:family="text">
      <style:text-properties fo:color="#000000"/>
    </style:style>
    <style:style style:name="T2437" style:parent-style-name="DefaultParagraphFont" style:family="text">
      <style:text-properties fo:color="#000000" fo:language="en" fo:country="US"/>
    </style:style>
    <style:style style:name="T2438" style:parent-style-name="DefaultParagraphFont" style:family="text">
      <style:text-properties fo:color="#000000"/>
    </style:style>
    <style:style style:name="P2439" style:parent-style-name="PreformattedText" style:family="paragraph">
      <style:text-properties fo:color="#000000"/>
    </style:style>
    <style:style style:name="P2440" style:parent-style-name="PreformattedText" style:family="paragraph">
      <style:text-properties fo:color="#000000"/>
    </style:style>
    <style:style style:name="P2441" style:parent-style-name="PreformattedText" style:family="paragraph">
      <style:text-properties fo:color="#000000"/>
    </style:style>
    <style:style style:name="T2442" style:parent-style-name="DefaultParagraphFont" style:family="text">
      <style:text-properties fo:color="#000000"/>
    </style:style>
    <style:style style:name="T2443" style:parent-style-name="DefaultParagraphFont" style:family="text">
      <style:text-properties fo:color="#000000" fo:language="en" fo:country="US"/>
    </style:style>
    <style:style style:name="P2444" style:parent-style-name="PreformattedText" style:family="paragraph">
      <style:text-properties fo:color="#000000" fo:language="en" fo:country="US"/>
    </style:style>
    <style:style style:name="P2445" style:parent-style-name="PreformattedText" style:family="paragraph">
      <style:text-properties fo:color="#000000" fo:language="en" fo:country="US"/>
    </style:style>
    <style:style style:name="P2446" style:parent-style-name="PreformattedText" style:family="paragraph">
      <style:text-properties fo:color="#000000"/>
    </style:style>
    <style:style style:name="P2447" style:parent-style-name="PreformattedText" style:family="paragraph">
      <style:text-properties fo:color="#000000"/>
    </style:style>
    <style:style style:name="P2448" style:parent-style-name="PreformattedText" style:family="paragraph">
      <style:text-properties fo:color="#000000"/>
    </style:style>
    <style:style style:name="P2449" style:parent-style-name="PreformattedText" style:family="paragraph">
      <style:text-properties fo:color="#000000"/>
    </style:style>
    <style:style style:name="P2450" style:parent-style-name="PreformattedText" style:family="paragraph">
      <style:text-properties fo:color="#000000"/>
    </style:style>
    <style:style style:name="P2451" style:parent-style-name="PreformattedText" style:family="paragraph">
      <style:text-properties fo:color="#000000"/>
    </style:style>
    <style:style style:name="P2452" style:parent-style-name="PreformattedText" style:family="paragraph">
      <style:text-properties fo:color="#000000"/>
    </style:style>
    <style:style style:name="P2453" style:parent-style-name="PreformattedText" style:family="paragraph">
      <style:text-properties fo:color="#000000"/>
    </style:style>
    <style:style style:name="P2454" style:parent-style-name="PreformattedText" style:family="paragraph">
      <style:text-properties fo:color="#000000"/>
    </style:style>
    <style:style style:name="P2455" style:parent-style-name="PreformattedText" style:family="paragraph">
      <style:text-properties fo:color="#000000"/>
    </style:style>
    <style:style style:name="P2456" style:parent-style-name="PreformattedText" style:family="paragraph">
      <style:text-properties fo:color="#000000"/>
    </style:style>
    <style:style style:name="P2457" style:parent-style-name="PreformattedText" style:family="paragraph">
      <style:text-properties fo:color="#000000"/>
    </style:style>
    <style:style style:name="P2458" style:parent-style-name="PreformattedText" style:family="paragraph">
      <style:text-properties fo:color="#000000"/>
    </style:style>
    <style:style style:name="P2459" style:parent-style-name="PreformattedText" style:family="paragraph">
      <style:text-properties fo:color="#000000"/>
    </style:style>
    <style:style style:name="P2460" style:parent-style-name="PreformattedText" style:family="paragraph">
      <style:text-properties fo:color="#000000"/>
    </style:style>
    <style:style style:name="P2461" style:parent-style-name="PreformattedText" style:family="paragraph">
      <style:text-properties fo:color="#000000"/>
    </style:style>
    <style:style style:name="P2462" style:parent-style-name="PreformattedText" style:family="paragraph">
      <style:text-properties fo:color="#000000"/>
    </style:style>
    <style:style style:name="P2463" style:parent-style-name="PreformattedText" style:family="paragraph">
      <style:text-properties fo:color="#000000"/>
    </style:style>
    <style:style style:name="P2464" style:parent-style-name="PreformattedText" style:family="paragraph">
      <style:text-properties fo:color="#000000"/>
    </style:style>
    <style:style style:name="P2465" style:parent-style-name="PreformattedText" style:family="paragraph">
      <style:text-properties fo:color="#000000"/>
    </style:style>
    <style:style style:name="P2466" style:parent-style-name="PreformattedText" style:family="paragraph">
      <style:text-properties fo:color="#000000" fo:language="en" fo:country="US"/>
    </style:style>
    <style:style style:name="P2467" style:parent-style-name="PreformattedText" style:family="paragraph">
      <style:text-properties fo:color="#000000" fo:language="en" fo:country="US"/>
    </style:style>
    <style:style style:name="P2468" style:parent-style-name="PreformattedText" style:family="paragraph">
      <style:text-properties fo:color="#000000" fo:language="en" fo:country="US"/>
    </style:style>
    <style:style style:name="P2469" style:parent-style-name="PreformattedText" style:family="paragraph">
      <style:text-properties fo:color="#000000"/>
    </style:style>
    <style:style style:name="P2470" style:parent-style-name="PreformattedText" style:family="paragraph">
      <style:text-properties fo:color="#000000"/>
    </style:style>
    <style:style style:name="P2471" style:parent-style-name="PreformattedText" style:family="paragraph">
      <style:text-properties fo:color="#000000"/>
    </style:style>
    <style:style style:name="P2472" style:parent-style-name="PreformattedText" style:family="paragraph">
      <style:text-properties fo:color="#000000"/>
    </style:style>
    <style:style style:name="P2473" style:parent-style-name="PreformattedText" style:family="paragraph">
      <style:text-properties fo:color="#000000"/>
    </style:style>
    <style:style style:name="P2474" style:parent-style-name="PreformattedText" style:family="paragraph">
      <style:text-properties fo:color="#000000"/>
    </style:style>
    <style:style style:name="P2475" style:parent-style-name="PreformattedText" style:family="paragraph">
      <style:text-properties fo:color="#000000"/>
    </style:style>
    <style:style style:name="P2476" style:parent-style-name="PreformattedText" style:family="paragraph">
      <style:text-properties fo:color="#000000"/>
    </style:style>
    <style:style style:name="P2477" style:parent-style-name="PreformattedText" style:family="paragraph">
      <style:text-properties fo:color="#000000"/>
    </style:style>
    <style:style style:name="P2478" style:parent-style-name="PreformattedText" style:family="paragraph">
      <style:text-properties fo:color="#000000" fo:language="en" fo:country="US"/>
    </style:style>
    <style:style style:name="P2479" style:parent-style-name="PreformattedText" style:family="paragraph">
      <style:text-properties fo:color="#000000" fo:language="en" fo:country="US"/>
    </style:style>
    <style:style style:name="P2480" style:parent-style-name="PreformattedText" style:family="paragraph">
      <style:text-properties fo:color="#000000" fo:language="en" fo:country="US"/>
    </style:style>
    <style:style style:name="P2481" style:parent-style-name="PreformattedText" style:family="paragraph">
      <style:text-properties fo:color="#000000"/>
    </style:style>
    <style:style style:name="P2482" style:parent-style-name="PreformattedText" style:family="paragraph">
      <style:text-properties fo:color="#000000"/>
    </style:style>
    <style:style style:name="P2483" style:parent-style-name="PreformattedText" style:family="paragraph">
      <style:text-properties fo:color="#000000"/>
    </style:style>
    <style:style style:name="P2484" style:parent-style-name="PreformattedText" style:family="paragraph">
      <style:text-properties fo:color="#000000"/>
    </style:style>
    <style:style style:name="P2485" style:parent-style-name="PreformattedText" style:family="paragraph">
      <style:text-properties fo:color="#000000" fo:language="en" fo:country="US"/>
    </style:style>
    <style:style style:name="T2486" style:parent-style-name="DefaultParagraphFont" style:family="text">
      <style:text-properties fo:color="#000000"/>
    </style:style>
    <style:style style:name="T2487" style:parent-style-name="DefaultParagraphFont" style:family="text">
      <style:text-properties fo:color="#000000" fo:language="en" fo:country="US"/>
    </style:style>
    <style:style style:name="T2488" style:parent-style-name="DefaultParagraphFont" style:family="text">
      <style:text-properties fo:color="#000000"/>
    </style:style>
    <style:style style:name="T2489" style:parent-style-name="DefaultParagraphFont" style:family="text">
      <style:text-properties fo:color="#000000" fo:language="en" fo:country="US"/>
    </style:style>
    <style:style style:name="T2490" style:parent-style-name="DefaultParagraphFont" style:family="text">
      <style:text-properties fo:color="#000000"/>
    </style:style>
    <style:style style:name="P2491" style:parent-style-name="PreformattedText" style:family="paragraph">
      <style:text-properties fo:color="#000000" fo:language="en" fo:country="US"/>
    </style:style>
    <style:style style:name="P2492" style:parent-style-name="PreformattedText" style:family="paragraph">
      <style:text-properties fo:color="#000000" fo:language="en" fo:country="US"/>
    </style:style>
    <style:style style:name="P2493" style:parent-style-name="PreformattedText" style:family="paragraph">
      <style:text-properties fo:color="#000000" fo:language="en" fo:country="US"/>
    </style:style>
    <style:style style:name="P2494" style:parent-style-name="PreformattedText" style:family="paragraph">
      <style:text-properties fo:color="#000000" fo:language="en" fo:country="US"/>
    </style:style>
    <style:style style:name="P2495" style:parent-style-name="PreformattedText" style:family="paragraph">
      <style:text-properties fo:color="#000000" fo:language="en" fo:country="US"/>
    </style:style>
    <style:style style:name="P2496" style:parent-style-name="PreformattedText" style:family="paragraph">
      <style:text-properties fo:color="#000000" fo:language="en" fo:country="US"/>
    </style:style>
    <style:style style:name="P2497" style:parent-style-name="PreformattedText" style:family="paragraph">
      <style:text-properties fo:color="#000000" fo:language="en" fo:country="US"/>
    </style:style>
    <style:style style:name="P2498" style:parent-style-name="PreformattedText" style:family="paragraph">
      <style:text-properties fo:color="#000000"/>
    </style:style>
    <style:style style:name="P2499" style:parent-style-name="PreformattedText" style:family="paragraph">
      <style:text-properties fo:color="#000000"/>
    </style:style>
    <style:style style:name="P2500" style:parent-style-name="PreformattedText" style:family="paragraph">
      <style:text-properties fo:color="#000000"/>
    </style:style>
    <style:style style:name="P2501" style:parent-style-name="PreformattedText" style:family="paragraph">
      <style:text-properties fo:color="#000000"/>
    </style:style>
    <style:style style:name="P2502" style:parent-style-name="PreformattedText" style:family="paragraph">
      <style:text-properties fo:color="#000000"/>
    </style:style>
    <style:style style:name="P2503" style:parent-style-name="PreformattedText" style:family="paragraph">
      <style:text-properties fo:color="#000000"/>
    </style:style>
    <style:style style:name="P2504" style:parent-style-name="PreformattedText" style:family="paragraph">
      <style:text-properties fo:color="#000000"/>
    </style:style>
    <style:style style:name="P2505" style:parent-style-name="PreformattedText" style:family="paragraph">
      <style:text-properties fo:color="#000000"/>
    </style:style>
    <style:style style:name="P2506" style:parent-style-name="PreformattedText" style:family="paragraph">
      <style:text-properties fo:color="#000000"/>
    </style:style>
    <style:style style:name="P2507" style:parent-style-name="PreformattedText" style:family="paragraph">
      <style:text-properties fo:color="#000000"/>
    </style:style>
    <style:style style:name="P2508" style:parent-style-name="PreformattedText" style:family="paragraph">
      <style:text-properties fo:color="#000000"/>
    </style:style>
    <style:style style:name="P2509" style:parent-style-name="PreformattedText" style:family="paragraph">
      <style:text-properties fo:color="#000000"/>
    </style:style>
    <style:style style:name="P2510" style:parent-style-name="PreformattedText" style:family="paragraph">
      <style:text-properties fo:color="#000000"/>
    </style:style>
    <style:style style:name="P2511" style:parent-style-name="PreformattedText" style:family="paragraph">
      <style:text-properties fo:color="#000000"/>
    </style:style>
    <style:style style:name="P2512" style:parent-style-name="PreformattedText" style:family="paragraph">
      <style:text-properties fo:color="#000000"/>
    </style:style>
    <style:style style:name="P2513" style:parent-style-name="PreformattedText" style:family="paragraph">
      <style:text-properties fo:color="#000000"/>
    </style:style>
    <style:style style:name="P2514" style:parent-style-name="PreformattedText" style:family="paragraph">
      <style:text-properties fo:color="#000000"/>
    </style:style>
    <style:style style:name="P2515" style:parent-style-name="PreformattedText" style:family="paragraph">
      <style:text-properties fo:color="#000000"/>
    </style:style>
    <style:style style:name="P2516" style:parent-style-name="PreformattedText" style:family="paragraph">
      <style:text-properties fo:color="#000000" fo:language="en" fo:country="US"/>
    </style:style>
    <style:style style:name="P2517" style:parent-style-name="PreformattedText" style:family="paragraph">
      <style:text-properties fo:color="#000000" fo:language="en" fo:country="US"/>
    </style:style>
    <style:style style:name="P2518" style:parent-style-name="PreformattedText" style:family="paragraph">
      <style:text-properties fo:color="#000000" fo:language="en" fo:country="US"/>
    </style:style>
    <style:style style:name="P2519" style:parent-style-name="PreformattedText" style:family="paragraph">
      <style:text-properties fo:color="#000000" fo:language="en" fo:country="US"/>
    </style:style>
    <style:style style:name="P2520" style:parent-style-name="PreformattedText" style:family="paragraph">
      <style:text-properties fo:color="#000000" fo:language="en" fo:country="US"/>
    </style:style>
    <style:style style:name="P2521" style:parent-style-name="PreformattedText" style:family="paragraph">
      <style:text-properties fo:color="#000000" fo:language="en" fo:country="US"/>
    </style:style>
    <style:style style:name="P2522" style:parent-style-name="PreformattedText" style:family="paragraph">
      <style:text-properties fo:color="#000000" fo:language="en" fo:country="US"/>
    </style:style>
    <style:style style:name="P2523" style:parent-style-name="PreformattedText" style:family="paragraph">
      <style:text-properties fo:color="#000000" fo:language="en" fo:country="US"/>
    </style:style>
    <style:style style:name="P2524" style:parent-style-name="PreformattedText" style:family="paragraph">
      <style:text-properties fo:color="#000000" fo:language="en" fo:country="US"/>
    </style:style>
    <style:style style:name="P2525" style:parent-style-name="PreformattedText" style:family="paragraph">
      <style:text-properties fo:color="#000000" fo:language="en" fo:country="US"/>
    </style:style>
    <style:style style:name="P2526" style:parent-style-name="PreformattedText" style:family="paragraph">
      <style:text-properties fo:color="#000000" fo:language="en" fo:country="US"/>
    </style:style>
    <style:style style:name="P2527" style:parent-style-name="PreformattedText" style:family="paragraph">
      <style:text-properties fo:color="#000000" fo:language="en" fo:country="US"/>
    </style:style>
    <style:style style:name="P2528" style:parent-style-name="PreformattedText" style:family="paragraph">
      <style:text-properties fo:color="#000000" fo:language="en" fo:country="US"/>
    </style:style>
    <style:style style:name="P2529" style:parent-style-name="PreformattedText" style:family="paragraph">
      <style:text-properties fo:color="#000000" fo:language="en" fo:country="US"/>
    </style:style>
    <style:style style:name="P2530" style:parent-style-name="PreformattedText" style:family="paragraph">
      <style:text-properties fo:color="#000000" fo:language="en" fo:country="US"/>
    </style:style>
    <style:style style:name="P2531" style:parent-style-name="PreformattedText" style:family="paragraph">
      <style:text-properties fo:color="#000000" fo:language="en" fo:country="US"/>
    </style:style>
    <style:style style:name="P2532" style:parent-style-name="PreformattedText" style:family="paragraph">
      <style:text-properties fo:color="#000000" fo:language="en" fo:country="US"/>
    </style:style>
    <style:style style:name="P2533" style:parent-style-name="PreformattedText" style:family="paragraph">
      <style:text-properties fo:color="#000000" fo:language="en" fo:country="US"/>
    </style:style>
    <style:style style:name="P2534" style:parent-style-name="PreformattedText" style:family="paragraph">
      <style:text-properties fo:color="#000000" fo:language="en" fo:country="US"/>
    </style:style>
    <style:style style:name="P2535" style:parent-style-name="PreformattedText" style:family="paragraph">
      <style:text-properties fo:color="#000000" fo:language="en" fo:country="US"/>
    </style:style>
    <style:style style:name="P2536" style:parent-style-name="PreformattedText" style:family="paragraph">
      <style:text-properties fo:color="#000000" fo:language="en" fo:country="US"/>
    </style:style>
    <style:style style:name="P2537" style:parent-style-name="PreformattedText" style:family="paragraph">
      <style:text-properties fo:color="#000000" fo:language="en" fo:country="US"/>
    </style:style>
    <style:style style:name="P2538" style:parent-style-name="PreformattedText" style:family="paragraph">
      <style:text-properties fo:color="#000000" fo:language="en" fo:country="US"/>
    </style:style>
    <style:style style:name="P2539" style:parent-style-name="PreformattedText" style:family="paragraph">
      <style:text-properties fo:color="#000000" fo:language="en" fo:country="US"/>
    </style:style>
    <style:style style:name="P2540" style:parent-style-name="PreformattedText" style:family="paragraph">
      <style:text-properties fo:color="#000000" fo:language="en" fo:country="US"/>
    </style:style>
    <style:style style:name="P2541" style:parent-style-name="PreformattedText" style:family="paragraph">
      <style:text-properties fo:color="#000000" fo:language="en" fo:country="US"/>
    </style:style>
    <style:style style:name="P2542" style:parent-style-name="PreformattedText" style:family="paragraph">
      <style:text-properties fo:color="#000000" fo:language="en" fo:country="US"/>
    </style:style>
    <style:style style:name="P2543" style:parent-style-name="PreformattedText" style:family="paragraph">
      <style:text-properties fo:color="#000000" fo:language="en" fo:country="US"/>
    </style:style>
    <style:style style:name="P2544" style:parent-style-name="PreformattedText" style:family="paragraph">
      <style:text-properties fo:color="#000000" fo:language="en" fo:country="US"/>
    </style:style>
    <style:style style:name="P2545" style:parent-style-name="PreformattedText" style:family="paragraph">
      <style:text-properties fo:color="#000000" fo:language="en" fo:country="US"/>
    </style:style>
    <style:style style:name="P2546" style:parent-style-name="PreformattedText" style:family="paragraph">
      <style:text-properties fo:color="#000000"/>
    </style:style>
    <style:style style:name="P2547" style:parent-style-name="PreformattedText" style:family="paragraph">
      <style:text-properties fo:color="#000000"/>
    </style:style>
    <style:style style:name="P2548" style:parent-style-name="PreformattedText" style:family="paragraph">
      <style:text-properties fo:color="#000000"/>
    </style:style>
    <style:style style:name="P2549" style:parent-style-name="PreformattedText" style:family="paragraph">
      <style:text-properties fo:color="#000000"/>
    </style:style>
    <style:style style:name="P2550" style:parent-style-name="PreformattedText" style:family="paragraph">
      <style:text-properties fo:color="#000000"/>
    </style:style>
    <style:style style:name="P2551" style:parent-style-name="PreformattedText" style:family="paragraph">
      <style:text-properties fo:color="#000000"/>
    </style:style>
    <style:style style:name="P2552" style:parent-style-name="PreformattedText" style:family="paragraph">
      <style:text-properties fo:color="#000000"/>
    </style:style>
    <style:style style:name="P2553" style:parent-style-name="PreformattedText" style:family="paragraph">
      <style:text-properties fo:color="#000000" fo:language="en" fo:country="US"/>
    </style:style>
    <style:style style:name="P2554" style:parent-style-name="PreformattedText" style:family="paragraph">
      <style:text-properties fo:color="#000000" fo:language="en" fo:country="US"/>
    </style:style>
    <style:style style:name="P2555" style:parent-style-name="PreformattedText" style:family="paragraph">
      <style:text-properties fo:color="#000000" fo:language="en" fo:country="US"/>
    </style:style>
    <style:style style:name="P2556" style:parent-style-name="PreformattedText" style:family="paragraph">
      <style:text-properties fo:color="#000000" fo:language="en" fo:country="US"/>
    </style:style>
    <style:style style:name="P2557" style:parent-style-name="PreformattedText" style:family="paragraph">
      <style:text-properties fo:color="#000000" fo:language="en" fo:country="US"/>
    </style:style>
    <style:style style:name="P2558" style:parent-style-name="PreformattedText" style:family="paragraph">
      <style:text-properties fo:color="#000000" fo:language="en" fo:country="US"/>
    </style:style>
    <style:style style:name="P2559" style:parent-style-name="PreformattedText" style:family="paragraph">
      <style:text-properties fo:color="#000000" fo:language="en" fo:country="US"/>
    </style:style>
    <style:style style:name="P2560" style:parent-style-name="PreformattedText" style:family="paragraph">
      <style:text-properties fo:color="#000000" fo:language="en" fo:country="US"/>
    </style:style>
    <style:style style:name="P2561" style:parent-style-name="PreformattedText" style:family="paragraph">
      <style:text-properties fo:color="#000000" fo:language="en" fo:country="US"/>
    </style:style>
    <style:style style:name="P2562" style:parent-style-name="PreformattedText" style:family="paragraph">
      <style:text-properties fo:color="#000000" fo:language="en" fo:country="US"/>
    </style:style>
    <style:style style:name="P2563" style:parent-style-name="PreformattedText" style:family="paragraph">
      <style:text-properties fo:color="#000000" fo:language="en" fo:country="US"/>
    </style:style>
    <style:style style:name="P2564" style:parent-style-name="PreformattedText" style:family="paragraph">
      <style:text-properties fo:color="#000000"/>
    </style:style>
    <style:style style:name="P2565" style:parent-style-name="PreformattedText" style:family="paragraph">
      <style:text-properties fo:color="#000000"/>
    </style:style>
    <style:style style:name="P2566" style:parent-style-name="PreformattedText" style:family="paragraph">
      <style:text-properties fo:color="#000000"/>
    </style:style>
    <style:style style:name="P2567" style:parent-style-name="PreformattedText" style:family="paragraph">
      <style:text-properties fo:color="#000000"/>
    </style:style>
    <style:style style:name="P2568" style:parent-style-name="PreformattedText" style:family="paragraph">
      <style:text-properties fo:color="#000000"/>
    </style:style>
    <style:style style:name="P2569" style:parent-style-name="PreformattedText" style:family="paragraph">
      <style:text-properties fo:color="#000000" fo:language="en" fo:country="US"/>
    </style:style>
    <style:style style:name="T2570" style:parent-style-name="DefaultParagraphFont" style:family="text">
      <style:text-properties fo:color="#000000"/>
    </style:style>
    <style:style style:name="T2571" style:parent-style-name="DefaultParagraphFont" style:family="text">
      <style:text-properties fo:color="#000000" fo:language="en" fo:country="US"/>
    </style:style>
    <style:style style:name="T2572" style:parent-style-name="DefaultParagraphFont" style:family="text">
      <style:text-properties fo:color="#000000"/>
    </style:style>
    <style:style style:name="P2573" style:parent-style-name="PreformattedText" style:family="paragraph">
      <style:text-properties fo:color="#000000" fo:language="en" fo:country="US"/>
    </style:style>
    <style:style style:name="P2574" style:parent-style-name="PreformattedText" style:family="paragraph">
      <style:text-properties fo:color="#000000" fo:language="en" fo:country="US"/>
    </style:style>
    <style:style style:name="P2575" style:parent-style-name="PreformattedText" style:family="paragraph">
      <style:text-properties fo:color="#000000" fo:language="en" fo:country="US"/>
    </style:style>
    <style:style style:name="P2576" style:parent-style-name="PreformattedText" style:family="paragraph">
      <style:text-properties fo:font-style="italic" style:font-style-asian="italic" fo:color="#000000" fo:language="en" fo:country="US"/>
    </style:style>
    <style:style style:name="P2577" style:parent-style-name="PreformattedText" style:family="paragraph">
      <style:text-properties fo:font-style="italic" style:font-style-asian="italic" fo:color="#000000" fo:language="en" fo:country="US"/>
    </style:style>
    <style:style style:name="P2578" style:parent-style-name="PreformattedText" style:family="paragraph">
      <style:text-properties fo:font-style="italic" style:font-style-asian="italic" fo:color="#000000" fo:language="en" fo:country="US"/>
    </style:style>
    <style:style style:name="P2579" style:parent-style-name="PreformattedText" style:family="paragraph">
      <style:text-properties fo:font-style="italic" style:font-style-asian="italic" fo:color="#000000" fo:language="en" fo:country="US"/>
    </style:style>
    <style:style style:name="P2580" style:parent-style-name="PreformattedText" style:family="paragraph">
      <style:text-properties fo:font-style="italic" style:font-style-asian="italic" fo:color="#000000" fo:language="en" fo:country="US"/>
    </style:style>
    <style:style style:name="P2581" style:parent-style-name="PreformattedText" style:family="paragraph">
      <style:text-properties fo:font-style="italic" style:font-style-asian="italic" fo:color="#000000" fo:language="en" fo:country="US"/>
    </style:style>
    <style:style style:name="P2582" style:parent-style-name="PreformattedText" style:family="paragraph">
      <style:text-properties fo:font-style="italic" style:font-style-asian="italic" fo:color="#000000" fo:language="en" fo:country="US"/>
    </style:style>
    <style:style style:name="P2583" style:parent-style-name="PreformattedText" style:family="paragraph">
      <style:paragraph-properties fo:margin-bottom="0.1965in"/>
      <style:text-properties fo:font-style="italic" style:font-style-asian="italic" fo:color="#000000" fo:language="en" fo:country="US"/>
    </style:style>
    <style:style style:name="P2584" style:parent-style-name="PreformattedText" style:family="paragraph">
      <style:text-properties fo:color="#000000" fo:language="en" fo:country="US"/>
    </style:style>
    <style:style style:name="P2585" style:parent-style-name="PreformattedText" style:family="paragraph">
      <style:text-properties fo:color="#000000" fo:language="en" fo:country="US"/>
    </style:style>
    <style:style style:name="P2586" style:parent-style-name="PreformattedText" style:family="paragraph">
      <style:text-properties fo:color="#000000" fo:language="en" fo:country="US"/>
    </style:style>
    <style:style style:name="T2587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588" style:parent-style-name="DefaultParagraphFont" style:family="text">
      <style:text-properties fo:color="#000000" fo:language="en" fo:country="US"/>
    </style:style>
    <style:style style:name="P2589" style:parent-style-name="PreformattedText" style:family="paragraph">
      <style:text-properties fo:color="#000000"/>
    </style:style>
    <style:style style:name="P2590" style:parent-style-name="PreformattedText" style:family="paragraph">
      <style:text-properties fo:color="#000000"/>
    </style:style>
    <style:style style:name="P2591" style:parent-style-name="PreformattedText" style:family="paragraph">
      <style:text-properties fo:color="#000000" fo:language="en" fo:country="US"/>
    </style:style>
    <style:style style:name="P2592" style:parent-style-name="PreformattedText" style:family="paragraph">
      <style:text-properties fo:color="#000000" fo:language="en" fo:country="US"/>
    </style:style>
    <style:style style:name="P2593" style:parent-style-name="PreformattedText" style:family="paragraph">
      <style:text-properties fo:color="#000000" fo:language="en" fo:country="US"/>
    </style:style>
    <style:style style:name="P2594" style:parent-style-name="PreformattedText" style:family="paragraph">
      <style:text-properties fo:font-style="italic" style:font-style-asian="italic" fo:color="#000000" fo:language="en" fo:country="US"/>
    </style:style>
    <style:style style:name="P2595" style:parent-style-name="PreformattedText" style:family="paragraph">
      <style:paragraph-properties fo:margin-bottom="0.1965in"/>
      <style:text-properties fo:font-style="italic" style:font-style-asian="italic" fo:color="#000000" fo:language="en" fo:country="US"/>
    </style:style>
    <style:style style:name="T2596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597" style:parent-style-name="DefaultParagraphFont" style:family="text">
      <style:text-properties fo:color="#000000" fo:language="en" fo:country="US"/>
    </style:style>
    <style:style style:name="P2598" style:parent-style-name="PreformattedText" style:family="paragraph">
      <style:text-properties fo:color="#000000" fo:language="en" fo:country="US"/>
    </style:style>
    <style:style style:name="T2599" style:parent-style-name="DefaultParagraphFont" style:family="text">
      <style:text-properties fo:color="#000000" fo:language="en" fo:country="US"/>
    </style:style>
    <style:style style:name="T2600" style:parent-style-name="DefaultParagraphFont" style:family="text">
      <style:text-properties fo:color="#000000" fo:language="en" fo:country="US"/>
    </style:style>
    <style:style style:name="T2601" style:parent-style-name="DefaultParagraphFont" style:family="text">
      <style:text-properties fo:color="#000000" fo:language="en" fo:country="US"/>
    </style:style>
    <style:style style:name="T2602" style:parent-style-name="DefaultParagraphFont" style:family="text">
      <style:text-properties fo:color="#000000"/>
    </style:style>
    <style:style style:name="P2603" style:parent-style-name="PreformattedText" style:family="paragraph">
      <style:text-properties fo:color="#000000" fo:language="en" fo:country="US"/>
    </style:style>
    <style:style style:name="P2604" style:parent-style-name="PreformattedText" style:family="paragraph">
      <style:text-properties fo:color="#000000" fo:language="en" fo:country="US"/>
    </style:style>
    <style:style style:name="P2605" style:parent-style-name="PreformattedText" style:family="paragraph">
      <style:text-properties fo:color="#000000" fo:language="en" fo:country="US"/>
    </style:style>
    <style:style style:name="P2606" style:parent-style-name="PreformattedText" style:family="paragraph">
      <style:text-properties fo:color="#000000" fo:language="en" fo:country="US"/>
    </style:style>
    <style:style style:name="T2607" style:parent-style-name="DefaultParagraphFont" style:family="text">
      <style:text-properties fo:color="#000000" fo:language="en" fo:country="US"/>
    </style:style>
    <style:style style:name="T2608" style:parent-style-name="DefaultParagraphFont" style:family="text">
      <style:text-properties fo:color="#000000" fo:language="en" fo:country="US"/>
    </style:style>
    <style:style style:name="T2609" style:parent-style-name="DefaultParagraphFont" style:family="text">
      <style:text-properties fo:color="#000000" fo:language="en" fo:country="US"/>
    </style:style>
    <style:style style:name="T2610" style:parent-style-name="DefaultParagraphFont" style:family="text">
      <style:text-properties fo:color="#000000" fo:language="en" fo:country="US"/>
    </style:style>
    <style:style style:name="T2611" style:parent-style-name="DefaultParagraphFont" style:family="text">
      <style:text-properties fo:color="#000000" fo:language="en" fo:country="US"/>
    </style:style>
    <style:style style:name="T2612" style:parent-style-name="DefaultParagraphFont" style:family="text">
      <style:text-properties fo:color="#000000" fo:language="en" fo:country="US"/>
    </style:style>
    <style:style style:name="T2613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14" style:parent-style-name="DefaultParagraphFont" style:family="text">
      <style:text-properties fo:color="#000000" fo:language="en" fo:country="US"/>
    </style:style>
    <style:style style:name="T2615" style:parent-style-name="DefaultParagraphFont" style:family="text">
      <style:text-properties fo:color="#000000" fo:language="en" fo:country="US"/>
    </style:style>
    <style:style style:name="T2616" style:parent-style-name="DefaultParagraphFont" style:family="text">
      <style:text-properties fo:color="#000000" fo:language="en" fo:country="US"/>
    </style:style>
    <style:style style:name="T2617" style:parent-style-name="DefaultParagraphFont" style:family="text">
      <style:text-properties fo:color="#000000" fo:language="en" fo:country="US"/>
    </style:style>
    <style:style style:name="T2618" style:parent-style-name="DefaultParagraphFont" style:family="text">
      <style:text-properties fo:color="#000000" fo:language="en" fo:country="US"/>
    </style:style>
    <style:style style:name="T2619" style:parent-style-name="DefaultParagraphFont" style:family="text">
      <style:text-properties fo:color="#000000" fo:language="en" fo:country="US"/>
    </style:style>
    <style:style style:name="T2620" style:parent-style-name="DefaultParagraphFont" style:family="text">
      <style:text-properties fo:color="#000000" fo:language="en" fo:country="US"/>
    </style:style>
    <style:style style:name="T2621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22" style:parent-style-name="DefaultParagraphFont" style:family="text">
      <style:text-properties fo:color="#000000" fo:language="en" fo:country="US"/>
    </style:style>
    <style:style style:name="T2623" style:parent-style-name="DefaultParagraphFont" style:family="text">
      <style:text-properties fo:color="#000000" fo:language="en" fo:country="US"/>
    </style:style>
    <style:style style:name="T2624" style:parent-style-name="DefaultParagraphFont" style:family="text">
      <style:text-properties fo:color="#000000" fo:language="en" fo:country="US"/>
    </style:style>
    <style:style style:name="T2625" style:parent-style-name="DefaultParagraphFont" style:family="text">
      <style:text-properties fo:color="#000000" fo:language="en" fo:country="US"/>
    </style:style>
    <style:style style:name="T2626" style:parent-style-name="DefaultParagraphFont" style:family="text">
      <style:text-properties fo:color="#000000" fo:language="en" fo:country="US"/>
    </style:style>
    <style:style style:name="T2627" style:parent-style-name="DefaultParagraphFont" style:family="text">
      <style:text-properties fo:color="#000000" fo:language="en" fo:country="US"/>
    </style:style>
    <style:style style:name="T2628" style:parent-style-name="DefaultParagraphFont" style:family="text">
      <style:text-properties fo:color="#000000" fo:language="en" fo:country="US"/>
    </style:style>
    <style:style style:name="T2629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30" style:parent-style-name="DefaultParagraphFont" style:family="text">
      <style:text-properties fo:color="#000000" fo:language="en" fo:country="US"/>
    </style:style>
    <style:style style:name="T2631" style:parent-style-name="DefaultParagraphFont" style:family="text">
      <style:text-properties fo:color="#000000" fo:language="en" fo:country="US"/>
    </style:style>
    <style:style style:name="T2632" style:parent-style-name="DefaultParagraphFont" style:family="text">
      <style:text-properties fo:color="#000000" fo:language="en" fo:country="US"/>
    </style:style>
    <style:style style:name="T2633" style:parent-style-name="DefaultParagraphFont" style:family="text">
      <style:text-properties fo:color="#000000" fo:language="en" fo:country="US"/>
    </style:style>
    <style:style style:name="T2634" style:parent-style-name="DefaultParagraphFont" style:family="text">
      <style:text-properties fo:color="#000000" fo:language="en" fo:country="US"/>
    </style:style>
    <style:style style:name="T2635" style:parent-style-name="DefaultParagraphFont" style:family="text">
      <style:text-properties fo:color="#000000" fo:language="en" fo:country="US"/>
    </style:style>
    <style:style style:name="T2636" style:parent-style-name="DefaultParagraphFont" style:family="text">
      <style:text-properties fo:color="#000000" fo:language="en" fo:country="US"/>
    </style:style>
    <style:style style:name="T2637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38" style:parent-style-name="DefaultParagraphFont" style:family="text">
      <style:text-properties fo:color="#000000" fo:language="en" fo:country="US"/>
    </style:style>
    <style:style style:name="T2639" style:parent-style-name="DefaultParagraphFont" style:family="text">
      <style:text-properties fo:color="#000000" fo:language="en" fo:country="US"/>
    </style:style>
    <style:style style:name="T2640" style:parent-style-name="DefaultParagraphFont" style:family="text">
      <style:text-properties fo:color="#000000" fo:language="en" fo:country="US"/>
    </style:style>
    <style:style style:name="T2641" style:parent-style-name="DefaultParagraphFont" style:family="text">
      <style:text-properties fo:color="#000000" fo:language="en" fo:country="US"/>
    </style:style>
    <style:style style:name="T2642" style:parent-style-name="DefaultParagraphFont" style:family="text">
      <style:text-properties fo:color="#000000" fo:language="en" fo:country="US"/>
    </style:style>
    <style:style style:name="T2643" style:parent-style-name="DefaultParagraphFont" style:family="text">
      <style:text-properties fo:color="#000000" fo:language="en" fo:country="US"/>
    </style:style>
    <style:style style:name="T2644" style:parent-style-name="DefaultParagraphFont" style:family="text">
      <style:text-properties fo:color="#000000" fo:language="en" fo:country="US"/>
    </style:style>
    <style:style style:name="T2645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46" style:parent-style-name="DefaultParagraphFont" style:family="text">
      <style:text-properties fo:color="#000000" fo:language="en" fo:country="US"/>
    </style:style>
    <style:style style:name="T2647" style:parent-style-name="DefaultParagraphFont" style:family="text">
      <style:text-properties fo:color="#000000" fo:language="en" fo:country="US"/>
    </style:style>
    <style:style style:name="T2648" style:parent-style-name="DefaultParagraphFont" style:family="text">
      <style:text-properties fo:color="#000000" fo:language="en" fo:country="US"/>
    </style:style>
    <style:style style:name="T2649" style:parent-style-name="DefaultParagraphFont" style:family="text">
      <style:text-properties fo:color="#000000" fo:language="en" fo:country="US"/>
    </style:style>
    <style:style style:name="T2650" style:parent-style-name="DefaultParagraphFont" style:family="text">
      <style:text-properties fo:color="#000000" fo:language="en" fo:country="US"/>
    </style:style>
    <style:style style:name="T2651" style:parent-style-name="DefaultParagraphFont" style:family="text">
      <style:text-properties fo:color="#000000" fo:language="en" fo:country="US"/>
    </style:style>
    <style:style style:name="T2652" style:parent-style-name="DefaultParagraphFont" style:family="text">
      <style:text-properties fo:color="#000000" fo:language="en" fo:country="US"/>
    </style:style>
    <style:style style:name="T2653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54" style:parent-style-name="DefaultParagraphFont" style:family="text">
      <style:text-properties fo:color="#000000" fo:language="en" fo:country="US"/>
    </style:style>
    <style:style style:name="T2655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56" style:parent-style-name="DefaultParagraphFont" style:family="text">
      <style:text-properties fo:color="#000000" fo:language="en" fo:country="US"/>
    </style:style>
    <style:style style:name="T2657" style:parent-style-name="DefaultParagraphFont" style:family="text">
      <style:text-properties fo:color="#000000" fo:language="en" fo:country="US"/>
    </style:style>
    <style:style style:name="T2658" style:parent-style-name="DefaultParagraphFont" style:family="text">
      <style:text-properties fo:color="#000000" fo:language="en" fo:country="US"/>
    </style:style>
    <style:style style:name="T2659" style:parent-style-name="DefaultParagraphFont" style:family="text">
      <style:text-properties fo:color="#000000" fo:language="en" fo:country="US"/>
    </style:style>
    <style:style style:name="T2660" style:parent-style-name="DefaultParagraphFont" style:family="text">
      <style:text-properties fo:color="#000000" fo:language="en" fo:country="US"/>
    </style:style>
    <style:style style:name="T2661" style:parent-style-name="DefaultParagraphFont" style:family="text">
      <style:text-properties fo:color="#000000" fo:language="en" fo:country="US"/>
    </style:style>
    <style:style style:name="T2662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63" style:parent-style-name="DefaultParagraphFont" style:family="text">
      <style:text-properties fo:color="#000000" fo:language="en" fo:country="US"/>
    </style:style>
    <style:style style:name="T2664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65" style:parent-style-name="DefaultParagraphFont" style:family="text">
      <style:text-properties fo:color="#000000" fo:language="en" fo:country="US"/>
    </style:style>
    <style:style style:name="P2666" style:parent-style-name="PreformattedText" style:family="paragraph">
      <style:text-properties fo:color="#000000"/>
    </style:style>
    <style:style style:name="P2667" style:parent-style-name="PreformattedText" style:family="paragraph">
      <style:text-properties fo:color="#000000"/>
    </style:style>
    <style:style style:name="P2668" style:parent-style-name="PreformattedText" style:family="paragraph">
      <style:text-properties fo:color="#000000"/>
    </style:style>
    <style:style style:name="P2669" style:parent-style-name="PreformattedText" style:family="paragraph">
      <style:text-properties fo:color="#000000"/>
    </style:style>
    <style:style style:name="T2670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71" style:parent-style-name="DefaultParagraphFont" style:family="text">
      <style:text-properties fo:color="#000000" fo:language="en" fo:country="US"/>
    </style:style>
    <style:style style:name="P2672" style:parent-style-name="PreformattedText" style:family="paragraph">
      <style:text-properties fo:color="#000000" fo:language="en" fo:country="US"/>
    </style:style>
    <style:style style:name="P2673" style:parent-style-name="PreformattedText" style:family="paragraph">
      <style:text-properties fo:color="#000000" fo:language="en" fo:country="US"/>
    </style:style>
    <style:style style:name="P2674" style:parent-style-name="PreformattedText" style:family="paragraph">
      <style:text-properties fo:color="#000000" fo:language="en" fo:country="US"/>
    </style:style>
    <style:style style:name="P2675" style:parent-style-name="PreformattedText" style:family="paragraph">
      <style:text-properties fo:color="#000000" fo:language="en" fo:country="US"/>
    </style:style>
    <style:style style:name="P2676" style:parent-style-name="PreformattedText" style:family="paragraph">
      <style:text-properties fo:color="#000000" fo:language="en" fo:country="US"/>
    </style:style>
    <style:style style:name="P2677" style:parent-style-name="PreformattedText" style:family="paragraph">
      <style:text-properties fo:color="#000000" fo:language="en" fo:country="US"/>
    </style:style>
    <style:style style:name="P2678" style:parent-style-name="PreformattedText" style:family="paragraph">
      <style:text-properties fo:color="#000000" fo:language="en" fo:country="US"/>
    </style:style>
    <style:style style:name="T2679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2680" style:parent-style-name="DefaultParagraphFont" style:family="text">
      <style:text-properties fo:color="#000000" fo:language="en" fo:country="US"/>
    </style:style>
    <style:style style:name="T2681" style:parent-style-name="DefaultParagraphFont" style:family="text">
      <style:text-properties fo:color="#000000" fo:language="en" fo:country="US"/>
    </style:style>
    <style:style style:name="P2682" style:parent-style-name="PreformattedText" style:family="paragraph">
      <style:text-properties fo:color="#000000" fo:language="en" fo:country="US"/>
    </style:style>
    <style:style style:name="P2683" style:parent-style-name="PreformattedText" style:family="paragraph">
      <style:text-properties fo:color="#000000" fo:language="en" fo:country="US"/>
    </style:style>
    <style:style style:name="P2684" style:parent-style-name="PreformattedText" style:family="paragraph">
      <style:text-properties fo:color="#000000" fo:language="en" fo:country="US"/>
    </style:style>
    <style:style style:name="P2685" style:parent-style-name="PreformattedText" style:family="paragraph">
      <style:text-properties fo:color="#000000" fo:language="en" fo:country="US"/>
    </style:style>
    <style:style style:name="P2686" style:parent-style-name="PreformattedText" style:family="paragraph">
      <style:text-properties fo:color="#000000" fo:language="en" fo:country="US"/>
    </style:style>
    <style:style style:name="P2687" style:parent-style-name="PreformattedText" style:family="paragraph">
      <style:text-properties fo:color="#000000" fo:language="en" fo:country="US"/>
    </style:style>
    <style:style style:name="P2688" style:parent-style-name="PreformattedText" style:family="paragraph">
      <style:text-properties fo:color="#000000" fo:language="en" fo:country="US"/>
    </style:style>
    <style:style style:name="P2689" style:parent-style-name="PreformattedText" style:family="paragraph">
      <style:text-properties fo:color="#000000" fo:language="en" fo:country="US"/>
    </style:style>
    <style:style style:name="P2690" style:parent-style-name="PreformattedText" style:family="paragraph">
      <style:text-properties fo:color="#000000" fo:language="en" fo:country="US"/>
    </style:style>
    <style:style style:name="P2691" style:parent-style-name="PreformattedText" style:family="paragraph">
      <style:text-properties fo:color="#000000" fo:language="en" fo:country="US"/>
    </style:style>
    <style:style style:name="P2692" style:parent-style-name="PreformattedText" style:family="paragraph">
      <style:text-properties fo:color="#000000" fo:language="en" fo:country="US"/>
    </style:style>
    <style:style style:name="P2693" style:parent-style-name="PreformattedText" style:family="paragraph">
      <style:text-properties fo:color="#000000" fo:language="en" fo:country="US"/>
    </style:style>
    <style:style style:name="P2694" style:parent-style-name="PreformattedText" style:family="paragraph">
      <style:text-properties fo:color="#000000" fo:language="en" fo:country="US"/>
    </style:style>
    <style:style style:name="P2695" style:parent-style-name="PreformattedText" style:family="paragraph">
      <style:text-properties fo:color="#000000" fo:language="en" fo:country="US"/>
    </style:style>
    <style:style style:name="P2696" style:parent-style-name="PreformattedText" style:family="paragraph">
      <style:text-properties fo:color="#000000" fo:language="en" fo:country="US"/>
    </style:style>
    <style:style style:name="P2697" style:parent-style-name="PreformattedText" style:family="paragraph">
      <style:text-properties fo:color="#000000" fo:language="en" fo:country="US"/>
    </style:style>
    <style:style style:name="P2698" style:parent-style-name="PreformattedText" style:family="paragraph">
      <style:text-properties fo:color="#000000" fo:language="en" fo:country="US"/>
    </style:style>
    <style:style style:name="P2699" style:parent-style-name="PreformattedText" style:family="paragraph">
      <style:text-properties fo:color="#000000" fo:language="en" fo:country="US"/>
    </style:style>
    <style:style style:name="P2700" style:parent-style-name="PreformattedText" style:family="paragraph">
      <style:text-properties fo:color="#000000" fo:language="en" fo:country="US"/>
    </style:style>
    <style:style style:name="P2701" style:parent-style-name="PreformattedText" style:family="paragraph">
      <style:text-properties fo:color="#000000" fo:language="en" fo:country="US"/>
    </style:style>
    <style:style style:name="P2702" style:parent-style-name="PreformattedText" style:family="paragraph">
      <style:text-properties fo:color="#000000" fo:language="en" fo:country="US"/>
    </style:style>
    <style:style style:name="P2703" style:parent-style-name="PreformattedText" style:family="paragraph">
      <style:text-properties fo:color="#000000" fo:language="en" fo:country="US"/>
    </style:style>
    <style:style style:name="P2704" style:parent-style-name="PreformattedText" style:family="paragraph">
      <style:text-properties fo:color="#000000" fo:language="en" fo:country="US"/>
    </style:style>
    <style:style style:name="P2705" style:parent-style-name="PreformattedText" style:family="paragraph">
      <style:text-properties fo:color="#000000" fo:language="en" fo:country="US"/>
    </style:style>
    <style:style style:name="P2706" style:parent-style-name="PreformattedText" style:family="paragraph">
      <style:text-properties fo:color="#000000" fo:language="en" fo:country="US"/>
    </style:style>
    <style:style style:name="P2707" style:parent-style-name="PreformattedText" style:family="paragraph">
      <style:text-properties fo:color="#000000" fo:language="en" fo:country="US"/>
    </style:style>
    <style:style style:name="P2708" style:parent-style-name="PreformattedText" style:family="paragraph">
      <style:text-properties fo:color="#000000" fo:language="en" fo:country="US"/>
    </style:style>
    <style:style style:name="P2709" style:parent-style-name="PreformattedText" style:family="paragraph">
      <style:text-properties fo:color="#000000" fo:language="en" fo:country="US"/>
    </style:style>
    <style:style style:name="P2710" style:parent-style-name="PreformattedText" style:family="paragraph">
      <style:text-properties fo:color="#000000" fo:language="en" fo:country="US"/>
    </style:style>
    <style:style style:name="P2711" style:parent-style-name="PreformattedText" style:family="paragraph">
      <style:text-properties fo:color="#000000" fo:language="en" fo:country="US"/>
    </style:style>
    <style:style style:name="P2712" style:parent-style-name="PreformattedText" style:family="paragraph">
      <style:text-properties fo:color="#000000" fo:language="en" fo:country="US"/>
    </style:style>
    <style:style style:name="P2713" style:parent-style-name="PreformattedText" style:family="paragraph">
      <style:text-properties fo:color="#000000" fo:language="en" fo:country="US"/>
    </style:style>
    <style:style style:name="P2714" style:parent-style-name="PreformattedText" style:family="paragraph">
      <style:text-properties fo:color="#000000" fo:language="en" fo:country="US"/>
    </style:style>
    <style:style style:name="P2715" style:parent-style-name="PreformattedText" style:family="paragraph">
      <style:text-properties fo:color="#000000" fo:language="en" fo:country="US"/>
    </style:style>
    <style:style style:name="P2716" style:parent-style-name="PreformattedText" style:family="paragraph">
      <style:text-properties fo:color="#000000" fo:language="en" fo:country="US"/>
    </style:style>
    <style:style style:name="P2717" style:parent-style-name="PreformattedText" style:family="paragraph">
      <style:text-properties fo:color="#000000" fo:language="en" fo:country="US"/>
    </style:style>
    <style:style style:name="P2718" style:parent-style-name="PreformattedText" style:family="paragraph">
      <style:text-properties fo:color="#000000" fo:language="en" fo:country="US"/>
    </style:style>
    <style:style style:name="P2719" style:parent-style-name="PreformattedText" style:family="paragraph">
      <style:text-properties fo:color="#000000" fo:language="en" fo:country="US"/>
    </style:style>
    <style:style style:name="P2720" style:parent-style-name="PreformattedText" style:family="paragraph">
      <style:text-properties fo:color="#000000" fo:language="en" fo:country="US"/>
    </style:style>
    <style:style style:name="P2721" style:parent-style-name="PreformattedText" style:family="paragraph">
      <style:text-properties fo:color="#000000" fo:language="en" fo:country="US"/>
    </style:style>
    <style:style style:name="P2722" style:parent-style-name="PreformattedText" style:family="paragraph">
      <style:text-properties fo:color="#000000" fo:language="en" fo:country="US"/>
    </style:style>
    <style:style style:name="P2723" style:parent-style-name="PreformattedText" style:family="paragraph">
      <style:text-properties fo:color="#000000" fo:language="en" fo:country="US"/>
    </style:style>
    <style:style style:name="P2724" style:parent-style-name="PreformattedText" style:family="paragraph">
      <style:text-properties fo:color="#000000" fo:language="en" fo:country="US"/>
    </style:style>
    <style:style style:name="P2725" style:parent-style-name="PreformattedText" style:family="paragraph">
      <style:text-properties fo:color="#000000" fo:language="en" fo:country="US"/>
    </style:style>
    <style:style style:name="P2726" style:parent-style-name="PreformattedText" style:family="paragraph">
      <style:text-properties fo:color="#000000" fo:language="en" fo:country="US"/>
    </style:style>
    <style:style style:name="P2727" style:parent-style-name="PreformattedText" style:family="paragraph">
      <style:text-properties fo:color="#000000" fo:language="en" fo:country="US"/>
    </style:style>
    <style:style style:name="P2728" style:parent-style-name="PreformattedText" style:family="paragraph">
      <style:text-properties fo:color="#000000" fo:language="en" fo:country="US"/>
    </style:style>
    <style:style style:name="P2729" style:parent-style-name="PreformattedText" style:family="paragraph">
      <style:text-properties fo:color="#000000" fo:language="en" fo:country="US"/>
    </style:style>
    <style:style style:name="P2730" style:parent-style-name="PreformattedText" style:family="paragraph">
      <style:text-properties fo:color="#000000" fo:language="en" fo:country="US"/>
    </style:style>
    <style:style style:name="P2731" style:parent-style-name="PreformattedText" style:family="paragraph">
      <style:text-properties fo:color="#000000" fo:language="en" fo:country="US"/>
    </style:style>
    <style:style style:name="P2732" style:parent-style-name="PreformattedText" style:family="paragraph">
      <style:text-properties fo:color="#000000" fo:language="en" fo:country="US"/>
    </style:style>
    <style:style style:name="P2733" style:parent-style-name="PreformattedText" style:family="paragraph">
      <style:text-properties fo:color="#000000" fo:language="en" fo:country="US"/>
    </style:style>
    <style:style style:name="P2734" style:parent-style-name="PreformattedText" style:family="paragraph">
      <style:text-properties fo:color="#000000" fo:language="en" fo:country="US"/>
    </style:style>
    <style:style style:name="P2735" style:parent-style-name="PreformattedText" style:family="paragraph">
      <style:text-properties fo:color="#000000" fo:language="en" fo:country="US"/>
    </style:style>
    <style:style style:name="P2736" style:parent-style-name="PreformattedText" style:family="paragraph">
      <style:text-properties fo:color="#000000" fo:language="en" fo:country="US"/>
    </style:style>
    <style:style style:name="P2737" style:parent-style-name="PreformattedText" style:family="paragraph">
      <style:text-properties fo:color="#000000" fo:language="en" fo:country="US"/>
    </style:style>
    <style:style style:name="P2738" style:parent-style-name="PreformattedText" style:family="paragraph">
      <style:text-properties fo:color="#000000" fo:language="en" fo:country="US"/>
    </style:style>
    <style:style style:name="P2739" style:parent-style-name="PreformattedText" style:family="paragraph">
      <style:text-properties fo:color="#000000" fo:language="en" fo:country="US"/>
    </style:style>
    <style:style style:name="P2740" style:parent-style-name="PreformattedText" style:family="paragraph">
      <style:text-properties fo:color="#000000" fo:language="en" fo:country="US"/>
    </style:style>
    <style:style style:name="P2741" style:parent-style-name="PreformattedText" style:family="paragraph">
      <style:text-properties fo:color="#000000" fo:language="en" fo:country="US"/>
    </style:style>
    <style:style style:name="P2742" style:parent-style-name="PreformattedText" style:family="paragraph">
      <style:text-properties fo:color="#000000" fo:language="en" fo:country="US"/>
    </style:style>
    <style:style style:name="P2743" style:parent-style-name="PreformattedText" style:family="paragraph">
      <style:text-properties fo:color="#000000" fo:language="en" fo:country="US"/>
    </style:style>
    <style:style style:name="P2744" style:parent-style-name="PreformattedText" style:family="paragraph">
      <style:text-properties fo:color="#000000" fo:language="en" fo:country="US"/>
    </style:style>
    <style:style style:name="P2745" style:parent-style-name="PreformattedText" style:family="paragraph">
      <style:text-properties fo:color="#000000" fo:language="en" fo:country="US"/>
    </style:style>
    <style:style style:name="P2746" style:parent-style-name="PreformattedText" style:family="paragraph">
      <style:text-properties fo:color="#000000" fo:language="en" fo:country="US"/>
    </style:style>
    <style:style style:name="P2747" style:parent-style-name="PreformattedText" style:family="paragraph">
      <style:text-properties fo:color="#000000" fo:language="en" fo:country="US"/>
    </style:style>
    <style:style style:name="P2748" style:parent-style-name="PreformattedText" style:family="paragraph">
      <style:text-properties fo:color="#000000" fo:language="en" fo:country="US"/>
    </style:style>
    <style:style style:name="P2749" style:parent-style-name="PreformattedText" style:family="paragraph">
      <style:text-properties fo:color="#000000" fo:language="en" fo:country="US"/>
    </style:style>
    <style:style style:name="P2750" style:parent-style-name="PreformattedText" style:family="paragraph">
      <style:text-properties fo:color="#000000" fo:language="en" fo:country="US"/>
    </style:style>
    <style:style style:name="P2751" style:parent-style-name="PreformattedText" style:family="paragraph">
      <style:text-properties fo:color="#000000" fo:language="en" fo:country="US"/>
    </style:style>
    <style:style style:name="P2752" style:parent-style-name="PreformattedText" style:family="paragraph">
      <style:text-properties fo:color="#000000" fo:language="en" fo:country="US"/>
    </style:style>
    <style:style style:name="P2753" style:parent-style-name="PreformattedText" style:family="paragraph">
      <style:text-properties fo:color="#000000" fo:language="en" fo:country="US"/>
    </style:style>
    <style:style style:name="P2754" style:parent-style-name="PreformattedText" style:family="paragraph">
      <style:text-properties fo:color="#000000" fo:language="en" fo:country="US"/>
    </style:style>
    <style:style style:name="P2755" style:parent-style-name="PreformattedText" style:family="paragraph">
      <style:text-properties fo:color="#000000" fo:language="en" fo:country="US"/>
    </style:style>
    <style:style style:name="P2756" style:parent-style-name="PreformattedText" style:family="paragraph">
      <style:text-properties fo:color="#000000" fo:language="en" fo:country="US"/>
    </style:style>
    <style:style style:name="P2757" style:parent-style-name="PreformattedText" style:family="paragraph">
      <style:text-properties fo:color="#000000" fo:language="en" fo:country="US"/>
    </style:style>
    <style:style style:name="P2758" style:parent-style-name="PreformattedText" style:family="paragraph">
      <style:text-properties fo:color="#000000" fo:language="en" fo:country="US"/>
    </style:style>
    <style:style style:name="P2759" style:parent-style-name="PreformattedText" style:family="paragraph">
      <style:text-properties fo:color="#000000" fo:language="en" fo:country="US"/>
    </style:style>
    <style:style style:name="P2760" style:parent-style-name="PreformattedText" style:family="paragraph">
      <style:text-properties fo:color="#000000" fo:language="en" fo:country="US"/>
    </style:style>
    <style:style style:name="P2761" style:parent-style-name="PreformattedText" style:family="paragraph">
      <style:text-properties fo:color="#000000" fo:language="en" fo:country="US"/>
    </style:style>
    <style:style style:name="P2762" style:parent-style-name="PreformattedText" style:family="paragraph">
      <style:text-properties fo:color="#000000" fo:language="en" fo:country="US"/>
    </style:style>
    <style:style style:name="P2763" style:parent-style-name="PreformattedText" style:family="paragraph">
      <style:text-properties fo:color="#000000" fo:language="en" fo:country="US"/>
    </style:style>
    <style:style style:name="P2764" style:parent-style-name="PreformattedText" style:family="paragraph">
      <style:text-properties fo:color="#000000" fo:language="en" fo:country="US"/>
    </style:style>
    <style:style style:name="P2765" style:parent-style-name="PreformattedText" style:family="paragraph">
      <style:text-properties fo:color="#000000" fo:language="en" fo:country="US"/>
    </style:style>
    <style:style style:name="P2766" style:parent-style-name="PreformattedText" style:family="paragraph">
      <style:text-properties fo:color="#000000" fo:language="en" fo:country="US"/>
    </style:style>
    <style:style style:name="P2767" style:parent-style-name="PreformattedText" style:family="paragraph">
      <style:text-properties fo:color="#000000" fo:language="en" fo:country="US"/>
    </style:style>
    <style:style style:name="P2768" style:parent-style-name="PreformattedText" style:family="paragraph">
      <style:text-properties fo:color="#000000" fo:language="en" fo:country="US"/>
    </style:style>
    <style:style style:name="P2769" style:parent-style-name="PreformattedText" style:family="paragraph">
      <style:text-properties fo:color="#000000" fo:language="en" fo:country="US"/>
    </style:style>
    <style:style style:name="P2770" style:parent-style-name="PreformattedText" style:family="paragraph">
      <style:text-properties fo:color="#000000" fo:language="en" fo:country="US"/>
    </style:style>
    <style:style style:name="P2771" style:parent-style-name="PreformattedText" style:family="paragraph">
      <style:text-properties fo:color="#000000" fo:language="en" fo:country="US"/>
    </style:style>
    <style:style style:name="P2772" style:parent-style-name="PreformattedText" style:family="paragraph">
      <style:text-properties fo:color="#000000" fo:language="en" fo:country="US"/>
    </style:style>
    <style:style style:name="P2773" style:parent-style-name="PreformattedText" style:family="paragraph">
      <style:text-properties fo:color="#000000" fo:language="en" fo:country="US"/>
    </style:style>
    <style:style style:name="P2774" style:parent-style-name="PreformattedText" style:family="paragraph">
      <style:text-properties fo:color="#000000" fo:language="en" fo:country="US"/>
    </style:style>
    <style:style style:name="P2775" style:parent-style-name="PreformattedText" style:family="paragraph">
      <style:text-properties fo:color="#000000" fo:language="en" fo:country="US"/>
    </style:style>
    <style:style style:name="P2776" style:parent-style-name="PreformattedText" style:family="paragraph">
      <style:text-properties fo:color="#000000" fo:language="en" fo:country="US"/>
    </style:style>
    <style:style style:name="P2777" style:parent-style-name="PreformattedText" style:family="paragraph">
      <style:text-properties fo:color="#000000" fo:language="en" fo:country="US"/>
    </style:style>
    <style:style style:name="P2778" style:parent-style-name="PreformattedText" style:family="paragraph">
      <style:text-properties fo:color="#000000" fo:language="en" fo:country="US"/>
    </style:style>
    <style:style style:name="P2779" style:parent-style-name="PreformattedText" style:family="paragraph">
      <style:text-properties fo:color="#000000" fo:language="en" fo:country="US"/>
    </style:style>
    <style:style style:name="P2780" style:parent-style-name="PreformattedText" style:family="paragraph">
      <style:text-properties fo:color="#000000" fo:language="en" fo:country="US"/>
    </style:style>
    <style:style style:name="P2781" style:parent-style-name="PreformattedText" style:family="paragraph">
      <style:text-properties fo:color="#000000" fo:language="en" fo:country="US"/>
    </style:style>
    <style:style style:name="P2782" style:parent-style-name="PreformattedText" style:family="paragraph">
      <style:text-properties fo:color="#000000" fo:language="en" fo:country="US"/>
    </style:style>
    <style:style style:name="P2783" style:parent-style-name="PreformattedText" style:family="paragraph">
      <style:text-properties fo:color="#000000" fo:language="en" fo:country="US"/>
    </style:style>
    <style:style style:name="P2784" style:parent-style-name="PreformattedText" style:family="paragraph">
      <style:text-properties fo:color="#000000" fo:language="en" fo:country="US"/>
    </style:style>
    <style:style style:name="P2785" style:parent-style-name="PreformattedText" style:family="paragraph">
      <style:text-properties fo:color="#000000" fo:language="en" fo:country="US"/>
    </style:style>
    <style:style style:name="P2786" style:parent-style-name="PreformattedText" style:family="paragraph">
      <style:text-properties fo:color="#000000" fo:language="en" fo:country="US"/>
    </style:style>
    <style:style style:name="P2787" style:parent-style-name="PreformattedText" style:family="paragraph">
      <style:text-properties fo:color="#000000" fo:language="en" fo:country="US"/>
    </style:style>
    <style:style style:name="P2788" style:parent-style-name="PreformattedText" style:family="paragraph">
      <style:text-properties fo:color="#000000" fo:language="en" fo:country="US"/>
    </style:style>
    <style:style style:name="P2789" style:parent-style-name="PreformattedText" style:family="paragraph">
      <style:text-properties fo:color="#000000" fo:language="en" fo:country="US"/>
    </style:style>
    <style:style style:name="P2790" style:parent-style-name="PreformattedText" style:family="paragraph">
      <style:text-properties fo:color="#000000" fo:language="en" fo:country="US"/>
    </style:style>
    <style:style style:name="P2791" style:parent-style-name="PreformattedText" style:family="paragraph">
      <style:text-properties fo:color="#000000" fo:language="en" fo:country="US"/>
    </style:style>
    <style:style style:name="P2792" style:parent-style-name="PreformattedText" style:family="paragraph">
      <style:text-properties fo:color="#000000" fo:language="en" fo:country="US"/>
    </style:style>
    <style:style style:name="P2793" style:parent-style-name="PreformattedText" style:family="paragraph">
      <style:text-properties fo:color="#000000" fo:language="en" fo:country="US"/>
    </style:style>
    <style:style style:name="P2794" style:parent-style-name="PreformattedText" style:family="paragraph">
      <style:text-properties fo:color="#000000" fo:language="en" fo:country="US"/>
    </style:style>
    <style:style style:name="P2795" style:parent-style-name="PreformattedText" style:family="paragraph">
      <style:text-properties fo:color="#000000" fo:language="en" fo:country="US"/>
    </style:style>
    <style:style style:name="P2796" style:parent-style-name="PreformattedText" style:family="paragraph">
      <style:text-properties fo:color="#000000" fo:language="en" fo:country="US"/>
    </style:style>
    <style:style style:name="P2797" style:parent-style-name="PreformattedText" style:family="paragraph">
      <style:text-properties fo:color="#000000" fo:language="en" fo:country="US"/>
    </style:style>
    <style:style style:name="P2798" style:parent-style-name="PreformattedText" style:family="paragraph">
      <style:text-properties fo:color="#000000" fo:language="en" fo:country="US"/>
    </style:style>
    <style:style style:name="P2799" style:parent-style-name="PreformattedText" style:family="paragraph">
      <style:text-properties fo:color="#000000" fo:language="en" fo:country="US"/>
    </style:style>
    <style:style style:name="P2800" style:parent-style-name="PreformattedText" style:family="paragraph">
      <style:text-properties fo:color="#000000" fo:language="en" fo:country="US"/>
    </style:style>
    <style:style style:name="P2801" style:parent-style-name="PreformattedText" style:family="paragraph">
      <style:text-properties fo:color="#000000" fo:language="en" fo:country="US"/>
    </style:style>
    <style:style style:name="P2802" style:parent-style-name="PreformattedText" style:family="paragraph">
      <style:text-properties fo:color="#000000" fo:language="en" fo:country="US"/>
    </style:style>
    <style:style style:name="P2803" style:parent-style-name="PreformattedText" style:family="paragraph">
      <style:text-properties fo:color="#000000" fo:language="en" fo:country="US"/>
    </style:style>
    <style:style style:name="P2804" style:parent-style-name="PreformattedText" style:family="paragraph">
      <style:text-properties fo:color="#000000" fo:language="en" fo:country="US"/>
    </style:style>
    <style:style style:name="P2805" style:parent-style-name="PreformattedText" style:family="paragraph">
      <style:text-properties fo:color="#000000" fo:language="en" fo:country="US"/>
    </style:style>
    <style:style style:name="P2806" style:parent-style-name="PreformattedText" style:family="paragraph">
      <style:text-properties fo:color="#000000" fo:language="en" fo:country="US"/>
    </style:style>
    <style:style style:name="P2807" style:parent-style-name="PreformattedText" style:family="paragraph">
      <style:text-properties fo:color="#000000" fo:language="en" fo:country="US"/>
    </style:style>
    <style:style style:name="P2808" style:parent-style-name="PreformattedText" style:family="paragraph">
      <style:text-properties fo:color="#000000" fo:language="en" fo:country="US"/>
    </style:style>
    <style:style style:name="P2809" style:parent-style-name="PreformattedText" style:family="paragraph">
      <style:text-properties fo:color="#000000" fo:language="en" fo:country="US"/>
    </style:style>
    <style:style style:name="P2810" style:parent-style-name="PreformattedText" style:family="paragraph">
      <style:text-properties fo:color="#000000" fo:language="en" fo:country="US"/>
    </style:style>
    <style:style style:name="P2811" style:parent-style-name="PreformattedText" style:family="paragraph">
      <style:text-properties fo:color="#000000" fo:language="en" fo:country="US"/>
    </style:style>
    <style:style style:name="P2812" style:parent-style-name="PreformattedText" style:family="paragraph">
      <style:text-properties fo:color="#000000" fo:language="en" fo:country="US"/>
    </style:style>
    <style:style style:name="P2813" style:parent-style-name="PreformattedText" style:family="paragraph">
      <style:text-properties fo:color="#000000" fo:language="en" fo:country="US"/>
    </style:style>
    <style:style style:name="P2814" style:parent-style-name="PreformattedText" style:family="paragraph">
      <style:text-properties fo:color="#000000" fo:language="en" fo:country="US"/>
    </style:style>
    <style:style style:name="P2815" style:parent-style-name="PreformattedText" style:family="paragraph">
      <style:text-properties fo:color="#000000" fo:language="en" fo:country="US"/>
    </style:style>
    <style:style style:name="P2816" style:parent-style-name="PreformattedText" style:family="paragraph">
      <style:text-properties fo:color="#000000" fo:language="en" fo:country="US"/>
    </style:style>
    <style:style style:name="P2817" style:parent-style-name="PreformattedText" style:family="paragraph">
      <style:text-properties fo:color="#000000" fo:language="en" fo:country="US"/>
    </style:style>
    <style:style style:name="P2818" style:parent-style-name="PreformattedText" style:family="paragraph">
      <style:text-properties fo:color="#000000" fo:language="en" fo:country="US"/>
    </style:style>
    <style:style style:name="P2819" style:parent-style-name="PreformattedText" style:family="paragraph">
      <style:text-properties fo:color="#000000" fo:language="en" fo:country="US"/>
    </style:style>
    <style:style style:name="P2820" style:parent-style-name="PreformattedText" style:family="paragraph">
      <style:text-properties fo:color="#000000" fo:language="en" fo:country="US"/>
    </style:style>
    <style:style style:name="P2821" style:parent-style-name="PreformattedText" style:family="paragraph">
      <style:text-properties fo:color="#000000" fo:language="en" fo:country="US"/>
    </style:style>
    <style:style style:name="P2822" style:parent-style-name="PreformattedText" style:family="paragraph">
      <style:text-properties fo:color="#000000" fo:language="en" fo:country="US"/>
    </style:style>
    <style:style style:name="P2823" style:parent-style-name="PreformattedText" style:family="paragraph">
      <style:text-properties fo:color="#000000" fo:language="en" fo:country="US"/>
    </style:style>
    <style:style style:name="P2824" style:parent-style-name="PreformattedText" style:family="paragraph">
      <style:text-properties fo:color="#000000" fo:language="en" fo:country="US"/>
    </style:style>
    <style:style style:name="P2825" style:parent-style-name="PreformattedText" style:family="paragraph">
      <style:text-properties fo:color="#000000" fo:language="en" fo:country="US"/>
    </style:style>
    <style:style style:name="P2826" style:parent-style-name="PreformattedText" style:family="paragraph">
      <style:text-properties fo:color="#000000" fo:language="en" fo:country="US"/>
    </style:style>
    <style:style style:name="P2827" style:parent-style-name="PreformattedText" style:family="paragraph">
      <style:text-properties fo:color="#000000" fo:language="en" fo:country="US"/>
    </style:style>
    <style:style style:name="P2828" style:parent-style-name="PreformattedText" style:family="paragraph">
      <style:text-properties fo:color="#000000" fo:language="en" fo:country="US"/>
    </style:style>
    <style:style style:name="P2829" style:parent-style-name="PreformattedText" style:family="paragraph">
      <style:text-properties fo:color="#000000" fo:language="en" fo:country="US"/>
    </style:style>
    <style:style style:name="P2830" style:parent-style-name="PreformattedText" style:family="paragraph">
      <style:text-properties fo:color="#000000" fo:language="en" fo:country="US"/>
    </style:style>
    <style:style style:name="P2831" style:parent-style-name="PreformattedText" style:family="paragraph">
      <style:text-properties fo:color="#000000" fo:language="en" fo:country="US"/>
    </style:style>
    <style:style style:name="P2832" style:parent-style-name="PreformattedText" style:family="paragraph">
      <style:text-properties fo:color="#000000" fo:language="en" fo:country="US"/>
    </style:style>
    <style:style style:name="P2833" style:parent-style-name="PreformattedText" style:family="paragraph">
      <style:text-properties fo:color="#000000" fo:language="en" fo:country="US"/>
    </style:style>
    <style:style style:name="P2834" style:parent-style-name="PreformattedText" style:family="paragraph">
      <style:text-properties fo:color="#000000" fo:language="en" fo:country="US"/>
    </style:style>
    <style:style style:name="P2835" style:parent-style-name="PreformattedText" style:family="paragraph">
      <style:text-properties fo:color="#000000" fo:language="en" fo:country="US"/>
    </style:style>
    <style:style style:name="P2836" style:parent-style-name="PreformattedText" style:family="paragraph">
      <style:text-properties fo:color="#000000" fo:language="en" fo:country="US"/>
    </style:style>
    <style:style style:name="P2837" style:parent-style-name="PreformattedText" style:family="paragraph">
      <style:text-properties fo:color="#000000" fo:language="en" fo:country="US"/>
    </style:style>
    <style:style style:name="P2838" style:parent-style-name="PreformattedText" style:family="paragraph">
      <style:text-properties fo:color="#000000" fo:language="en" fo:country="US"/>
    </style:style>
    <style:style style:name="P2839" style:parent-style-name="PreformattedText" style:family="paragraph">
      <style:text-properties fo:color="#000000" fo:language="en" fo:country="US"/>
    </style:style>
    <style:style style:name="P2840" style:parent-style-name="PreformattedText" style:family="paragraph">
      <style:text-properties fo:color="#000000" fo:language="en" fo:country="US"/>
    </style:style>
    <style:style style:name="P2841" style:parent-style-name="PreformattedText" style:family="paragraph">
      <style:text-properties fo:color="#000000" fo:language="en" fo:country="US"/>
    </style:style>
    <style:style style:name="P2842" style:parent-style-name="PreformattedText" style:family="paragraph">
      <style:text-properties fo:color="#000000" fo:language="en" fo:country="US"/>
    </style:style>
    <style:style style:name="P2843" style:parent-style-name="PreformattedText" style:family="paragraph">
      <style:text-properties fo:color="#000000" fo:language="en" fo:country="US"/>
    </style:style>
    <style:style style:name="P2844" style:parent-style-name="PreformattedText" style:family="paragraph">
      <style:text-properties fo:color="#000000" fo:language="en" fo:country="US"/>
    </style:style>
    <style:style style:name="P2845" style:parent-style-name="PreformattedText" style:family="paragraph">
      <style:text-properties fo:color="#000000" fo:language="en" fo:country="US"/>
    </style:style>
    <style:style style:name="P2846" style:parent-style-name="PreformattedText" style:family="paragraph">
      <style:text-properties fo:color="#000000" fo:language="en" fo:country="US"/>
    </style:style>
    <style:style style:name="P2847" style:parent-style-name="PreformattedText" style:family="paragraph">
      <style:text-properties fo:color="#000000" fo:language="en" fo:country="US"/>
    </style:style>
    <style:style style:name="P2848" style:parent-style-name="PreformattedText" style:family="paragraph">
      <style:text-properties fo:color="#000000" fo:language="en" fo:country="US"/>
    </style:style>
    <style:style style:name="P2849" style:parent-style-name="PreformattedText" style:family="paragraph">
      <style:text-properties fo:color="#000000" fo:language="en" fo:country="US"/>
    </style:style>
    <style:style style:name="P2850" style:parent-style-name="PreformattedText" style:family="paragraph">
      <style:text-properties fo:color="#000000" fo:language="en" fo:country="US"/>
    </style:style>
    <style:style style:name="P2851" style:parent-style-name="PreformattedText" style:family="paragraph">
      <style:text-properties fo:color="#000000" fo:language="en" fo:country="US"/>
    </style:style>
    <style:style style:name="P2852" style:parent-style-name="PreformattedText" style:family="paragraph">
      <style:text-properties fo:color="#000000" fo:language="en" fo:country="US"/>
    </style:style>
    <style:style style:name="P2853" style:parent-style-name="PreformattedText" style:family="paragraph">
      <style:text-properties fo:color="#000000" fo:language="en" fo:country="US"/>
    </style:style>
    <style:style style:name="P2854" style:parent-style-name="PreformattedText" style:family="paragraph">
      <style:text-properties fo:color="#000000" fo:language="en" fo:country="US"/>
    </style:style>
    <style:style style:name="P2855" style:parent-style-name="PreformattedText" style:family="paragraph">
      <style:text-properties fo:color="#000000" fo:language="en" fo:country="US"/>
    </style:style>
    <style:style style:name="P2856" style:parent-style-name="PreformattedText" style:family="paragraph">
      <style:text-properties fo:color="#000000" fo:language="en" fo:country="US"/>
    </style:style>
    <style:style style:name="P2857" style:parent-style-name="PreformattedText" style:family="paragraph">
      <style:text-properties fo:color="#000000" fo:language="en" fo:country="US"/>
    </style:style>
    <style:style style:name="P2858" style:parent-style-name="PreformattedText" style:family="paragraph">
      <style:text-properties fo:color="#000000" fo:language="en" fo:country="US"/>
    </style:style>
    <style:style style:name="P2859" style:parent-style-name="PreformattedText" style:family="paragraph">
      <style:text-properties fo:color="#000000" fo:language="en" fo:country="US"/>
    </style:style>
    <style:style style:name="P2860" style:parent-style-name="PreformattedText" style:family="paragraph">
      <style:text-properties fo:color="#000000" fo:language="en" fo:country="US"/>
    </style:style>
    <style:style style:name="P2861" style:parent-style-name="PreformattedText" style:family="paragraph">
      <style:text-properties fo:color="#000000" fo:language="en" fo:country="US"/>
    </style:style>
    <style:style style:name="P2862" style:parent-style-name="PreformattedText" style:family="paragraph">
      <style:text-properties fo:color="#000000" fo:language="en" fo:country="US"/>
    </style:style>
    <style:style style:name="P2863" style:parent-style-name="PreformattedText" style:family="paragraph">
      <style:text-properties fo:color="#000000" fo:language="en" fo:country="US"/>
    </style:style>
    <style:style style:name="P2864" style:parent-style-name="PreformattedText" style:family="paragraph">
      <style:text-properties fo:color="#000000" fo:language="en" fo:country="US"/>
    </style:style>
    <style:style style:name="P2865" style:parent-style-name="PreformattedText" style:family="paragraph">
      <style:text-properties fo:color="#000000" fo:language="en" fo:country="US"/>
    </style:style>
    <style:style style:name="P2866" style:parent-style-name="PreformattedText" style:family="paragraph">
      <style:text-properties fo:color="#000000" fo:language="en" fo:country="US"/>
    </style:style>
    <style:style style:name="P2867" style:parent-style-name="PreformattedText" style:family="paragraph">
      <style:text-properties fo:color="#000000" fo:language="en" fo:country="US"/>
    </style:style>
    <style:style style:name="P2868" style:parent-style-name="PreformattedText" style:family="paragraph">
      <style:text-properties fo:color="#000000" fo:language="en" fo:country="US"/>
    </style:style>
    <style:style style:name="P2869" style:parent-style-name="PreformattedText" style:family="paragraph">
      <style:text-properties fo:color="#000000" fo:language="en" fo:country="US"/>
    </style:style>
    <style:style style:name="P2870" style:parent-style-name="PreformattedText" style:family="paragraph">
      <style:text-properties fo:color="#000000" fo:language="en" fo:country="US"/>
    </style:style>
    <style:style style:name="P2871" style:parent-style-name="PreformattedText" style:family="paragraph">
      <style:text-properties fo:color="#000000" fo:language="en" fo:country="US"/>
    </style:style>
    <style:style style:name="P2872" style:parent-style-name="PreformattedText" style:family="paragraph">
      <style:text-properties fo:color="#000000" fo:language="en" fo:country="US"/>
    </style:style>
    <style:style style:name="P2873" style:parent-style-name="PreformattedText" style:family="paragraph">
      <style:text-properties fo:color="#000000" fo:language="en" fo:country="US"/>
    </style:style>
    <style:style style:name="P2874" style:parent-style-name="PreformattedText" style:family="paragraph">
      <style:text-properties fo:color="#000000" fo:language="en" fo:country="US"/>
    </style:style>
    <style:style style:name="P2875" style:parent-style-name="PreformattedText" style:family="paragraph">
      <style:text-properties fo:color="#000000" fo:language="en" fo:country="US"/>
    </style:style>
    <style:style style:name="P2876" style:parent-style-name="PreformattedText" style:family="paragraph">
      <style:text-properties fo:color="#000000" fo:language="en" fo:country="US"/>
    </style:style>
    <style:style style:name="P2877" style:parent-style-name="PreformattedText" style:family="paragraph">
      <style:text-properties fo:color="#000000" fo:language="en" fo:country="US"/>
    </style:style>
    <style:style style:name="P2878" style:parent-style-name="PreformattedText" style:family="paragraph">
      <style:text-properties fo:color="#000000" fo:language="en" fo:country="US"/>
    </style:style>
    <style:style style:name="P2879" style:parent-style-name="PreformattedText" style:family="paragraph">
      <style:text-properties fo:color="#000000" fo:language="en" fo:country="US"/>
    </style:style>
    <style:style style:name="P2880" style:parent-style-name="PreformattedText" style:family="paragraph">
      <style:text-properties fo:color="#000000" fo:language="en" fo:country="US"/>
    </style:style>
    <style:style style:name="P2881" style:parent-style-name="PreformattedText" style:family="paragraph">
      <style:text-properties fo:color="#000000" fo:language="en" fo:country="US"/>
    </style:style>
    <style:style style:name="P2882" style:parent-style-name="PreformattedText" style:family="paragraph">
      <style:text-properties fo:color="#000000" fo:language="en" fo:country="US"/>
    </style:style>
    <style:style style:name="P2883" style:parent-style-name="PreformattedText" style:family="paragraph">
      <style:text-properties fo:color="#000000" fo:language="en" fo:country="US"/>
    </style:style>
    <style:style style:name="P2884" style:parent-style-name="PreformattedText" style:family="paragraph">
      <style:text-properties fo:color="#000000" fo:language="en" fo:country="US"/>
    </style:style>
    <style:style style:name="P2885" style:parent-style-name="PreformattedText" style:family="paragraph">
      <style:text-properties fo:color="#000000" fo:language="en" fo:country="US"/>
    </style:style>
    <style:style style:name="P2886" style:parent-style-name="PreformattedText" style:family="paragraph">
      <style:text-properties fo:color="#000000" fo:language="en" fo:country="US"/>
    </style:style>
    <style:style style:name="P2887" style:parent-style-name="PreformattedText" style:family="paragraph">
      <style:text-properties fo:color="#000000" fo:language="en" fo:country="US"/>
    </style:style>
    <style:style style:name="P2888" style:parent-style-name="PreformattedText" style:family="paragraph">
      <style:text-properties fo:color="#000000" fo:language="en" fo:country="US"/>
    </style:style>
    <style:style style:name="P2889" style:parent-style-name="PreformattedText" style:family="paragraph">
      <style:text-properties fo:color="#000000" fo:language="en" fo:country="US"/>
    </style:style>
    <style:style style:name="P2890" style:parent-style-name="PreformattedText" style:family="paragraph">
      <style:text-properties fo:color="#000000" fo:language="en" fo:country="US"/>
    </style:style>
    <style:style style:name="P2891" style:parent-style-name="PreformattedText" style:family="paragraph">
      <style:text-properties fo:color="#000000" fo:language="en" fo:country="US"/>
    </style:style>
    <style:style style:name="P2892" style:parent-style-name="PreformattedText" style:family="paragraph">
      <style:text-properties fo:color="#000000" fo:language="en" fo:country="US"/>
    </style:style>
    <style:style style:name="P2893" style:parent-style-name="PreformattedText" style:family="paragraph">
      <style:text-properties fo:color="#000000" fo:language="en" fo:country="US"/>
    </style:style>
    <style:style style:name="P2894" style:parent-style-name="PreformattedText" style:family="paragraph">
      <style:text-properties fo:color="#000000" fo:language="en" fo:country="US"/>
    </style:style>
    <style:style style:name="P2895" style:parent-style-name="PreformattedText" style:family="paragraph">
      <style:text-properties fo:color="#000000" fo:language="en" fo:country="US"/>
    </style:style>
    <style:style style:name="P2896" style:parent-style-name="PreformattedText" style:family="paragraph">
      <style:text-properties fo:color="#000000" fo:language="en" fo:country="US"/>
    </style:style>
    <style:style style:name="P2897" style:parent-style-name="PreformattedText" style:family="paragraph">
      <style:text-properties fo:color="#000000" fo:language="en" fo:country="US"/>
    </style:style>
    <style:style style:name="P2898" style:parent-style-name="PreformattedText" style:family="paragraph">
      <style:text-properties fo:color="#000000" fo:language="en" fo:country="US"/>
    </style:style>
    <style:style style:name="P2899" style:parent-style-name="PreformattedText" style:family="paragraph">
      <style:text-properties fo:color="#000000" fo:language="en" fo:country="US"/>
    </style:style>
    <style:style style:name="P2900" style:parent-style-name="PreformattedText" style:family="paragraph">
      <style:text-properties fo:color="#000000" fo:language="en" fo:country="US"/>
    </style:style>
    <style:style style:name="P2901" style:parent-style-name="PreformattedText" style:family="paragraph">
      <style:text-properties fo:color="#000000" fo:language="en" fo:country="US"/>
    </style:style>
    <style:style style:name="P2902" style:parent-style-name="PreformattedText" style:family="paragraph">
      <style:text-properties fo:color="#000000" fo:language="en" fo:country="US"/>
    </style:style>
    <style:style style:name="P2903" style:parent-style-name="PreformattedText" style:family="paragraph">
      <style:text-properties fo:color="#000000" fo:language="en" fo:country="US"/>
    </style:style>
    <style:style style:name="P2904" style:parent-style-name="PreformattedText" style:family="paragraph">
      <style:text-properties fo:color="#000000" fo:language="en" fo:country="US"/>
    </style:style>
    <style:style style:name="P2905" style:parent-style-name="PreformattedText" style:family="paragraph">
      <style:text-properties fo:color="#000000" fo:language="en" fo:country="US"/>
    </style:style>
    <style:style style:name="P2906" style:parent-style-name="PreformattedText" style:family="paragraph">
      <style:text-properties fo:color="#000000" fo:language="en" fo:country="US"/>
    </style:style>
    <style:style style:name="P2907" style:parent-style-name="PreformattedText" style:family="paragraph">
      <style:text-properties fo:color="#000000" fo:language="en" fo:country="US"/>
    </style:style>
    <style:style style:name="P2908" style:parent-style-name="PreformattedText" style:family="paragraph">
      <style:text-properties fo:color="#000000" fo:language="en" fo:country="US"/>
    </style:style>
    <style:style style:name="P2909" style:parent-style-name="PreformattedText" style:family="paragraph">
      <style:text-properties fo:color="#000000" fo:language="en" fo:country="US"/>
    </style:style>
    <style:style style:name="P2910" style:parent-style-name="PreformattedText" style:family="paragraph">
      <style:text-properties fo:color="#000000" fo:language="en" fo:country="US"/>
    </style:style>
    <style:style style:name="P2911" style:parent-style-name="PreformattedText" style:family="paragraph">
      <style:text-properties fo:color="#000000" fo:language="en" fo:country="US"/>
    </style:style>
    <style:style style:name="P2912" style:parent-style-name="PreformattedText" style:family="paragraph">
      <style:text-properties fo:color="#000000" fo:language="en" fo:country="US"/>
    </style:style>
    <style:style style:name="P2913" style:parent-style-name="PreformattedText" style:family="paragraph">
      <style:text-properties fo:color="#000000" fo:language="en" fo:country="US"/>
    </style:style>
    <style:style style:name="P2914" style:parent-style-name="PreformattedText" style:family="paragraph">
      <style:text-properties fo:color="#000000" fo:language="en" fo:country="US"/>
    </style:style>
    <style:style style:name="P2915" style:parent-style-name="PreformattedText" style:family="paragraph">
      <style:text-properties fo:color="#000000" fo:language="en" fo:country="US"/>
    </style:style>
    <style:style style:name="P2916" style:parent-style-name="PreformattedText" style:family="paragraph">
      <style:text-properties fo:color="#000000" fo:language="en" fo:country="US"/>
    </style:style>
    <style:style style:name="P2917" style:parent-style-name="PreformattedText" style:family="paragraph">
      <style:text-properties fo:color="#000000" fo:language="en" fo:country="US"/>
    </style:style>
    <style:style style:name="P2918" style:parent-style-name="PreformattedText" style:family="paragraph">
      <style:text-properties fo:color="#000000" fo:language="en" fo:country="US"/>
    </style:style>
    <style:style style:name="P2919" style:parent-style-name="PreformattedText" style:family="paragraph">
      <style:text-properties fo:color="#000000" fo:language="en" fo:country="US"/>
    </style:style>
    <style:style style:name="P2920" style:parent-style-name="PreformattedText" style:family="paragraph">
      <style:text-properties fo:color="#000000" fo:language="en" fo:country="US"/>
    </style:style>
    <style:style style:name="P2921" style:parent-style-name="PreformattedText" style:family="paragraph">
      <style:text-properties fo:color="#000000" fo:language="en" fo:country="US"/>
    </style:style>
    <style:style style:name="P2922" style:parent-style-name="PreformattedText" style:family="paragraph">
      <style:text-properties fo:color="#000000" fo:language="en" fo:country="US"/>
    </style:style>
    <style:style style:name="P2923" style:parent-style-name="PreformattedText" style:family="paragraph">
      <style:text-properties fo:color="#000000" fo:language="en" fo:country="US"/>
    </style:style>
    <style:style style:name="P2924" style:parent-style-name="PreformattedText" style:family="paragraph">
      <style:text-properties fo:color="#000000" fo:language="en" fo:country="US"/>
    </style:style>
    <style:style style:name="P2925" style:parent-style-name="PreformattedText" style:family="paragraph">
      <style:text-properties fo:color="#000000" fo:language="en" fo:country="US"/>
    </style:style>
    <style:style style:name="P2926" style:parent-style-name="PreformattedText" style:family="paragraph">
      <style:text-properties fo:color="#000000" fo:language="en" fo:country="US"/>
    </style:style>
    <style:style style:name="P2927" style:parent-style-name="PreformattedText" style:family="paragraph">
      <style:text-properties fo:color="#000000" fo:language="en" fo:country="US"/>
    </style:style>
    <style:style style:name="P2928" style:parent-style-name="PreformattedText" style:family="paragraph">
      <style:text-properties fo:color="#000000" fo:language="en" fo:country="US"/>
    </style:style>
    <style:style style:name="P2929" style:parent-style-name="PreformattedText" style:family="paragraph">
      <style:text-properties fo:color="#000000" fo:language="en" fo:country="US"/>
    </style:style>
    <style:style style:name="P2930" style:parent-style-name="PreformattedText" style:family="paragraph">
      <style:text-properties fo:color="#000000" fo:language="en" fo:country="US"/>
    </style:style>
    <style:style style:name="P2931" style:parent-style-name="PreformattedText" style:family="paragraph">
      <style:text-properties fo:color="#000000" fo:language="en" fo:country="US"/>
    </style:style>
    <style:style style:name="P2932" style:parent-style-name="PreformattedText" style:family="paragraph">
      <style:text-properties fo:color="#000000" fo:language="en" fo:country="US"/>
    </style:style>
    <style:style style:name="P2933" style:parent-style-name="PreformattedText" style:family="paragraph">
      <style:text-properties fo:color="#000000" fo:language="en" fo:country="US"/>
    </style:style>
    <style:style style:name="P2934" style:parent-style-name="PreformattedText" style:family="paragraph">
      <style:text-properties fo:color="#000000" fo:language="en" fo:country="US"/>
    </style:style>
    <style:style style:name="P2935" style:parent-style-name="PreformattedText" style:family="paragraph">
      <style:text-properties fo:color="#000000" fo:language="en" fo:country="US"/>
    </style:style>
    <style:style style:name="P2936" style:parent-style-name="PreformattedText" style:family="paragraph">
      <style:text-properties fo:color="#000000" fo:language="en" fo:country="US"/>
    </style:style>
    <style:style style:name="P2937" style:parent-style-name="PreformattedText" style:family="paragraph">
      <style:text-properties fo:color="#000000" fo:language="en" fo:country="US"/>
    </style:style>
    <style:style style:name="P2938" style:parent-style-name="PreformattedText" style:family="paragraph">
      <style:text-properties fo:color="#000000" fo:language="en" fo:country="US"/>
    </style:style>
    <style:style style:name="P2939" style:parent-style-name="PreformattedText" style:family="paragraph">
      <style:text-properties fo:color="#000000" fo:language="en" fo:country="US"/>
    </style:style>
    <style:style style:name="P2940" style:parent-style-name="PreformattedText" style:family="paragraph">
      <style:text-properties fo:color="#000000" fo:language="en" fo:country="US"/>
    </style:style>
    <style:style style:name="P2941" style:parent-style-name="PreformattedText" style:family="paragraph">
      <style:text-properties fo:color="#000000" fo:language="en" fo:country="US"/>
    </style:style>
    <style:style style:name="P2942" style:parent-style-name="PreformattedText" style:family="paragraph">
      <style:text-properties fo:color="#000000" fo:language="en" fo:country="US"/>
    </style:style>
    <style:style style:name="P2943" style:parent-style-name="PreformattedText" style:family="paragraph">
      <style:text-properties fo:color="#000000" fo:language="en" fo:country="US"/>
    </style:style>
    <style:style style:name="P2944" style:parent-style-name="PreformattedText" style:family="paragraph">
      <style:text-properties fo:color="#000000" fo:language="en" fo:country="US"/>
    </style:style>
    <style:style style:name="P2945" style:parent-style-name="PreformattedText" style:family="paragraph">
      <style:text-properties fo:color="#000000" fo:language="en" fo:country="US"/>
    </style:style>
    <style:style style:name="P2946" style:parent-style-name="PreformattedText" style:family="paragraph">
      <style:text-properties fo:color="#000000" fo:language="en" fo:country="US"/>
    </style:style>
    <style:style style:name="P2947" style:parent-style-name="PreformattedText" style:family="paragraph">
      <style:text-properties fo:color="#000000" fo:language="en" fo:country="US"/>
    </style:style>
    <style:style style:name="P2948" style:parent-style-name="PreformattedText" style:family="paragraph">
      <style:text-properties fo:color="#000000" fo:language="en" fo:country="US"/>
    </style:style>
    <style:style style:name="P2949" style:parent-style-name="PreformattedText" style:family="paragraph">
      <style:text-properties fo:color="#000000" fo:language="en" fo:country="US"/>
    </style:style>
    <style:style style:name="P2950" style:parent-style-name="PreformattedText" style:family="paragraph">
      <style:text-properties fo:color="#000000" fo:language="en" fo:country="US"/>
    </style:style>
    <style:style style:name="P2951" style:parent-style-name="PreformattedText" style:family="paragraph">
      <style:text-properties fo:color="#000000" fo:language="en" fo:country="US"/>
    </style:style>
    <style:style style:name="P2952" style:parent-style-name="PreformattedText" style:family="paragraph">
      <style:text-properties fo:color="#000000" fo:language="en" fo:country="US"/>
    </style:style>
    <style:style style:name="P2953" style:parent-style-name="PreformattedText" style:family="paragraph">
      <style:text-properties fo:color="#000000" fo:language="en" fo:country="US"/>
    </style:style>
    <style:style style:name="P2954" style:parent-style-name="PreformattedText" style:family="paragraph">
      <style:text-properties fo:color="#000000" fo:language="en" fo:country="US"/>
    </style:style>
    <style:style style:name="P2955" style:parent-style-name="PreformattedText" style:family="paragraph">
      <style:text-properties fo:color="#000000" fo:language="en" fo:country="US"/>
    </style:style>
    <style:style style:name="P2956" style:parent-style-name="PreformattedText" style:family="paragraph">
      <style:text-properties fo:color="#000000" fo:language="en" fo:country="US"/>
    </style:style>
    <style:style style:name="P2957" style:parent-style-name="PreformattedText" style:family="paragraph">
      <style:text-properties fo:color="#000000" fo:language="en" fo:country="US"/>
    </style:style>
    <style:style style:name="P2958" style:parent-style-name="PreformattedText" style:family="paragraph">
      <style:text-properties fo:color="#000000" fo:language="en" fo:country="US"/>
    </style:style>
    <style:style style:name="P2959" style:parent-style-name="PreformattedText" style:family="paragraph">
      <style:text-properties fo:color="#000000" fo:language="en" fo:country="US"/>
    </style:style>
    <style:style style:name="P2960" style:parent-style-name="PreformattedText" style:family="paragraph">
      <style:text-properties fo:color="#000000" fo:language="en" fo:country="US"/>
    </style:style>
    <style:style style:name="P2961" style:parent-style-name="PreformattedText" style:family="paragraph">
      <style:text-properties fo:color="#000000" fo:language="en" fo:country="US"/>
    </style:style>
    <style:style style:name="P2962" style:parent-style-name="PreformattedText" style:family="paragraph">
      <style:text-properties fo:color="#000000" fo:language="en" fo:country="US"/>
    </style:style>
    <style:style style:name="P2963" style:parent-style-name="PreformattedText" style:family="paragraph">
      <style:text-properties fo:color="#000000" fo:language="en" fo:country="US"/>
    </style:style>
    <style:style style:name="P2964" style:parent-style-name="PreformattedText" style:family="paragraph">
      <style:text-properties fo:color="#000000" fo:language="en" fo:country="US"/>
    </style:style>
    <style:style style:name="P2965" style:parent-style-name="PreformattedText" style:family="paragraph">
      <style:text-properties fo:color="#000000" fo:language="en" fo:country="US"/>
    </style:style>
    <style:style style:name="P2966" style:parent-style-name="PreformattedText" style:family="paragraph">
      <style:text-properties fo:color="#000000" fo:language="en" fo:country="US"/>
    </style:style>
    <style:style style:name="P2967" style:parent-style-name="PreformattedText" style:family="paragraph">
      <style:text-properties fo:color="#000000" fo:language="en" fo:country="US"/>
    </style:style>
    <style:style style:name="P2968" style:parent-style-name="PreformattedText" style:family="paragraph">
      <style:text-properties fo:color="#000000" fo:language="en" fo:country="US"/>
    </style:style>
    <style:style style:name="P2969" style:parent-style-name="PreformattedText" style:family="paragraph">
      <style:text-properties fo:color="#000000" fo:language="en" fo:country="US"/>
    </style:style>
    <style:style style:name="P2970" style:parent-style-name="PreformattedText" style:family="paragraph">
      <style:text-properties fo:color="#000000" fo:language="en" fo:country="US"/>
    </style:style>
    <style:style style:name="P2971" style:parent-style-name="PreformattedText" style:family="paragraph">
      <style:text-properties fo:color="#000000" fo:language="en" fo:country="US"/>
    </style:style>
    <style:style style:name="P2972" style:parent-style-name="PreformattedText" style:family="paragraph">
      <style:text-properties fo:color="#000000" fo:language="en" fo:country="US"/>
    </style:style>
    <style:style style:name="P2973" style:parent-style-name="PreformattedText" style:family="paragraph">
      <style:text-properties fo:color="#000000" fo:language="en" fo:country="US"/>
    </style:style>
    <style:style style:name="P2974" style:parent-style-name="PreformattedText" style:family="paragraph">
      <style:text-properties fo:color="#000000" fo:language="en" fo:country="US"/>
    </style:style>
    <style:style style:name="P2975" style:parent-style-name="PreformattedText" style:family="paragraph">
      <style:text-properties fo:color="#000000" fo:language="en" fo:country="US"/>
    </style:style>
    <style:style style:name="P2976" style:parent-style-name="PreformattedText" style:family="paragraph">
      <style:text-properties fo:color="#000000" fo:language="en" fo:country="US"/>
    </style:style>
    <style:style style:name="P2977" style:parent-style-name="PreformattedText" style:family="paragraph">
      <style:text-properties fo:color="#000000" fo:language="en" fo:country="US"/>
    </style:style>
    <style:style style:name="P2978" style:parent-style-name="PreformattedText" style:family="paragraph">
      <style:text-properties fo:color="#000000" fo:language="en" fo:country="US"/>
    </style:style>
    <style:style style:name="P2979" style:parent-style-name="PreformattedText" style:family="paragraph">
      <style:text-properties fo:color="#000000" fo:language="en" fo:country="US"/>
    </style:style>
    <style:style style:name="P2980" style:parent-style-name="PreformattedText" style:family="paragraph">
      <style:text-properties fo:color="#000000" fo:language="en" fo:country="US"/>
    </style:style>
    <style:style style:name="P2981" style:parent-style-name="PreformattedText" style:family="paragraph">
      <style:text-properties fo:color="#000000" fo:language="en" fo:country="US"/>
    </style:style>
    <style:style style:name="P2982" style:parent-style-name="PreformattedText" style:family="paragraph">
      <style:text-properties fo:color="#000000" fo:language="en" fo:country="US"/>
    </style:style>
    <style:style style:name="P2983" style:parent-style-name="PreformattedText" style:family="paragraph">
      <style:text-properties fo:color="#000000" fo:language="en" fo:country="US"/>
    </style:style>
    <style:style style:name="P2984" style:parent-style-name="PreformattedText" style:family="paragraph">
      <style:text-properties fo:color="#000000" fo:language="en" fo:country="US"/>
    </style:style>
    <style:style style:name="P2985" style:parent-style-name="PreformattedText" style:family="paragraph">
      <style:text-properties fo:color="#000000" fo:language="en" fo:country="US"/>
    </style:style>
    <style:style style:name="P2986" style:parent-style-name="PreformattedText" style:family="paragraph">
      <style:text-properties fo:color="#000000" fo:language="en" fo:country="US"/>
    </style:style>
    <style:style style:name="P2987" style:parent-style-name="PreformattedText" style:family="paragraph">
      <style:text-properties fo:color="#000000" fo:language="en" fo:country="US"/>
    </style:style>
    <style:style style:name="P2988" style:parent-style-name="PreformattedText" style:family="paragraph">
      <style:text-properties fo:color="#000000" fo:language="en" fo:country="US"/>
    </style:style>
    <style:style style:name="P2989" style:parent-style-name="PreformattedText" style:family="paragraph">
      <style:text-properties fo:color="#000000" fo:language="en" fo:country="US"/>
    </style:style>
    <style:style style:name="P2990" style:parent-style-name="PreformattedText" style:family="paragraph">
      <style:text-properties fo:color="#000000" fo:language="en" fo:country="US"/>
    </style:style>
    <style:style style:name="P2991" style:parent-style-name="PreformattedText" style:family="paragraph">
      <style:text-properties fo:color="#000000" fo:language="en" fo:country="US"/>
    </style:style>
    <style:style style:name="P2992" style:parent-style-name="PreformattedText" style:family="paragraph">
      <style:text-properties fo:color="#000000" fo:language="en" fo:country="US"/>
    </style:style>
    <style:style style:name="P2993" style:parent-style-name="PreformattedText" style:family="paragraph">
      <style:text-properties fo:color="#000000" fo:language="en" fo:country="US"/>
    </style:style>
    <style:style style:name="P2994" style:parent-style-name="PreformattedText" style:family="paragraph">
      <style:text-properties fo:color="#000000" fo:language="en" fo:country="US"/>
    </style:style>
    <style:style style:name="P2995" style:parent-style-name="PreformattedText" style:family="paragraph">
      <style:text-properties fo:color="#000000" fo:language="en" fo:country="US"/>
    </style:style>
    <style:style style:name="P2996" style:parent-style-name="PreformattedText" style:family="paragraph">
      <style:text-properties fo:color="#000000" fo:language="en" fo:country="US"/>
    </style:style>
    <style:style style:name="P2997" style:parent-style-name="PreformattedText" style:family="paragraph">
      <style:text-properties fo:color="#000000" fo:language="en" fo:country="US"/>
    </style:style>
    <style:style style:name="P2998" style:parent-style-name="PreformattedText" style:family="paragraph">
      <style:text-properties fo:color="#000000" fo:language="en" fo:country="US"/>
    </style:style>
    <style:style style:name="P2999" style:parent-style-name="PreformattedText" style:family="paragraph">
      <style:text-properties fo:color="#000000" fo:language="en" fo:country="US"/>
    </style:style>
    <style:style style:name="P3000" style:parent-style-name="PreformattedText" style:family="paragraph">
      <style:text-properties fo:color="#000000" fo:language="en" fo:country="US"/>
    </style:style>
    <style:style style:name="P3001" style:parent-style-name="PreformattedText" style:family="paragraph">
      <style:text-properties fo:color="#000000" fo:language="en" fo:country="US"/>
    </style:style>
    <style:style style:name="P3002" style:parent-style-name="PreformattedText" style:family="paragraph">
      <style:text-properties fo:color="#000000" fo:language="en" fo:country="US"/>
    </style:style>
    <style:style style:name="P3003" style:parent-style-name="PreformattedText" style:family="paragraph">
      <style:text-properties fo:color="#000000" fo:language="en" fo:country="US"/>
    </style:style>
    <style:style style:name="P3004" style:parent-style-name="PreformattedText" style:family="paragraph">
      <style:text-properties fo:color="#000000" fo:language="en" fo:country="US"/>
    </style:style>
    <style:style style:name="P3005" style:parent-style-name="PreformattedText" style:family="paragraph">
      <style:text-properties fo:color="#000000" fo:language="en" fo:country="US"/>
    </style:style>
    <style:style style:name="P3006" style:parent-style-name="PreformattedText" style:family="paragraph">
      <style:text-properties fo:color="#000000" fo:language="en" fo:country="US"/>
    </style:style>
    <style:style style:name="P3007" style:parent-style-name="PreformattedText" style:family="paragraph">
      <style:text-properties fo:color="#000000" fo:language="en" fo:country="US"/>
    </style:style>
    <style:style style:name="P3008" style:parent-style-name="PreformattedText" style:family="paragraph">
      <style:text-properties fo:color="#000000" fo:language="en" fo:country="US"/>
    </style:style>
    <style:style style:name="P3009" style:parent-style-name="PreformattedText" style:family="paragraph">
      <style:text-properties fo:color="#000000" fo:language="en" fo:country="US"/>
    </style:style>
    <style:style style:name="P3010" style:parent-style-name="PreformattedText" style:family="paragraph">
      <style:text-properties fo:color="#000000" fo:language="en" fo:country="US"/>
    </style:style>
    <style:style style:name="P3011" style:parent-style-name="PreformattedText" style:family="paragraph">
      <style:text-properties fo:color="#000000" fo:language="en" fo:country="US"/>
    </style:style>
    <style:style style:name="P3012" style:parent-style-name="PreformattedText" style:family="paragraph">
      <style:text-properties fo:color="#000000" fo:language="en" fo:country="US"/>
    </style:style>
    <style:style style:name="P3013" style:parent-style-name="PreformattedText" style:family="paragraph">
      <style:text-properties fo:color="#000000" fo:language="en" fo:country="US"/>
    </style:style>
    <style:style style:name="P3014" style:parent-style-name="PreformattedText" style:family="paragraph">
      <style:text-properties fo:color="#000000" fo:language="en" fo:country="US"/>
    </style:style>
    <style:style style:name="P3015" style:parent-style-name="PreformattedText" style:family="paragraph">
      <style:text-properties fo:color="#000000" fo:language="en" fo:country="US"/>
    </style:style>
    <style:style style:name="P3016" style:parent-style-name="PreformattedText" style:family="paragraph">
      <style:text-properties fo:color="#000000" fo:language="en" fo:country="US"/>
    </style:style>
    <style:style style:name="P3017" style:parent-style-name="PreformattedText" style:family="paragraph">
      <style:text-properties fo:color="#000000" fo:language="en" fo:country="US"/>
    </style:style>
    <style:style style:name="P3018" style:parent-style-name="PreformattedText" style:family="paragraph">
      <style:text-properties fo:color="#000000" fo:language="en" fo:country="US"/>
    </style:style>
    <style:style style:name="P3019" style:parent-style-name="PreformattedText" style:family="paragraph">
      <style:text-properties fo:color="#000000" fo:language="en" fo:country="US"/>
    </style:style>
    <style:style style:name="P3020" style:parent-style-name="PreformattedText" style:family="paragraph">
      <style:text-properties fo:color="#000000" fo:language="en" fo:country="US"/>
    </style:style>
    <style:style style:name="P3021" style:parent-style-name="PreformattedText" style:family="paragraph">
      <style:text-properties fo:color="#000000" fo:language="en" fo:country="US"/>
    </style:style>
    <style:style style:name="P3022" style:parent-style-name="PreformattedText" style:family="paragraph">
      <style:text-properties fo:color="#000000" fo:language="en" fo:country="US"/>
    </style:style>
    <style:style style:name="P3023" style:parent-style-name="PreformattedText" style:family="paragraph">
      <style:text-properties fo:color="#000000" fo:language="en" fo:country="US"/>
    </style:style>
    <style:style style:name="P3024" style:parent-style-name="PreformattedText" style:family="paragraph">
      <style:text-properties fo:color="#000000" fo:language="en" fo:country="US"/>
    </style:style>
    <style:style style:name="P3025" style:parent-style-name="PreformattedText" style:family="paragraph">
      <style:text-properties fo:color="#000000" fo:language="en" fo:country="US"/>
    </style:style>
    <style:style style:name="P3026" style:parent-style-name="PreformattedText" style:family="paragraph">
      <style:text-properties fo:color="#000000" fo:language="en" fo:country="US"/>
    </style:style>
    <style:style style:name="P3027" style:parent-style-name="PreformattedText" style:family="paragraph">
      <style:text-properties fo:color="#000000" fo:language="en" fo:country="US"/>
    </style:style>
    <style:style style:name="P3028" style:parent-style-name="PreformattedText" style:family="paragraph">
      <style:text-properties fo:color="#000000" fo:language="en" fo:country="US"/>
    </style:style>
    <style:style style:name="P3029" style:parent-style-name="PreformattedText" style:family="paragraph">
      <style:text-properties fo:color="#000000" fo:language="en" fo:country="US"/>
    </style:style>
    <style:style style:name="P3030" style:parent-style-name="PreformattedText" style:family="paragraph">
      <style:text-properties fo:color="#000000" fo:language="en" fo:country="US"/>
    </style:style>
    <style:style style:name="P3031" style:parent-style-name="PreformattedText" style:family="paragraph">
      <style:text-properties fo:color="#000000" fo:language="en" fo:country="US"/>
    </style:style>
    <style:style style:name="P3032" style:parent-style-name="PreformattedText" style:family="paragraph">
      <style:text-properties fo:color="#000000" fo:language="en" fo:country="US"/>
    </style:style>
    <style:style style:name="P3033" style:parent-style-name="PreformattedText" style:family="paragraph">
      <style:text-properties fo:color="#000000" fo:language="en" fo:country="US"/>
    </style:style>
    <style:style style:name="P3034" style:parent-style-name="PreformattedText" style:family="paragraph">
      <style:text-properties fo:color="#000000" fo:language="en" fo:country="US"/>
    </style:style>
    <style:style style:name="P3035" style:parent-style-name="PreformattedText" style:family="paragraph">
      <style:text-properties fo:color="#000000" fo:language="en" fo:country="US"/>
    </style:style>
    <style:style style:name="P3036" style:parent-style-name="PreformattedText" style:family="paragraph">
      <style:text-properties fo:color="#000000" fo:language="en" fo:country="US"/>
    </style:style>
    <style:style style:name="P3037" style:parent-style-name="PreformattedText" style:family="paragraph">
      <style:text-properties fo:color="#000000" fo:language="en" fo:country="US"/>
    </style:style>
    <style:style style:name="P3038" style:parent-style-name="PreformattedText" style:family="paragraph">
      <style:text-properties fo:color="#000000" fo:language="en" fo:country="US"/>
    </style:style>
    <style:style style:name="P3039" style:parent-style-name="PreformattedText" style:family="paragraph">
      <style:text-properties fo:color="#000000" fo:language="en" fo:country="US"/>
    </style:style>
    <style:style style:name="P3040" style:parent-style-name="PreformattedText" style:family="paragraph">
      <style:text-properties fo:color="#000000" fo:language="en" fo:country="US"/>
    </style:style>
    <style:style style:name="P3041" style:parent-style-name="PreformattedText" style:family="paragraph">
      <style:text-properties fo:color="#000000" fo:language="en" fo:country="US"/>
    </style:style>
    <style:style style:name="P3042" style:parent-style-name="PreformattedText" style:family="paragraph">
      <style:text-properties fo:color="#000000" fo:language="en" fo:country="US"/>
    </style:style>
    <style:style style:name="P3043" style:parent-style-name="PreformattedText" style:family="paragraph">
      <style:text-properties fo:color="#000000" fo:language="en" fo:country="US"/>
    </style:style>
    <style:style style:name="P3044" style:parent-style-name="PreformattedText" style:family="paragraph">
      <style:text-properties fo:color="#000000" fo:language="en" fo:country="US"/>
    </style:style>
    <style:style style:name="P3045" style:parent-style-name="PreformattedText" style:family="paragraph">
      <style:text-properties fo:color="#000000" fo:language="en" fo:country="US"/>
    </style:style>
    <style:style style:name="P3046" style:parent-style-name="PreformattedText" style:family="paragraph">
      <style:text-properties fo:color="#000000" fo:language="en" fo:country="US"/>
    </style:style>
    <style:style style:name="P3047" style:parent-style-name="PreformattedText" style:family="paragraph">
      <style:text-properties fo:color="#000000" fo:language="en" fo:country="US"/>
    </style:style>
    <style:style style:name="P3048" style:parent-style-name="PreformattedText" style:family="paragraph">
      <style:text-properties fo:color="#000000" fo:language="en" fo:country="US"/>
    </style:style>
    <style:style style:name="P3049" style:parent-style-name="PreformattedText" style:family="paragraph">
      <style:text-properties fo:color="#000000" fo:language="en" fo:country="US"/>
    </style:style>
    <style:style style:name="P3050" style:parent-style-name="PreformattedText" style:family="paragraph">
      <style:text-properties fo:color="#000000" fo:language="en" fo:country="US"/>
    </style:style>
    <style:style style:name="P3051" style:parent-style-name="PreformattedText" style:family="paragraph">
      <style:text-properties fo:color="#000000" fo:language="en" fo:country="US"/>
    </style:style>
    <style:style style:name="P3052" style:parent-style-name="PreformattedText" style:family="paragraph">
      <style:text-properties fo:color="#000000" fo:language="en" fo:country="US"/>
    </style:style>
    <style:style style:name="P3053" style:parent-style-name="PreformattedText" style:family="paragraph">
      <style:text-properties fo:color="#000000" fo:language="en" fo:country="US"/>
    </style:style>
    <style:style style:name="P3054" style:parent-style-name="PreformattedText" style:family="paragraph">
      <style:text-properties fo:color="#000000" fo:language="en" fo:country="US"/>
    </style:style>
    <style:style style:name="P3055" style:parent-style-name="PreformattedText" style:family="paragraph">
      <style:text-properties fo:color="#000000" fo:language="en" fo:country="US"/>
    </style:style>
    <style:style style:name="P3056" style:parent-style-name="PreformattedText" style:family="paragraph">
      <style:text-properties fo:color="#000000" fo:language="en" fo:country="US"/>
    </style:style>
    <style:style style:name="P3057" style:parent-style-name="PreformattedText" style:family="paragraph">
      <style:text-properties fo:color="#000000" fo:language="en" fo:country="US"/>
    </style:style>
    <style:style style:name="P3058" style:parent-style-name="PreformattedText" style:family="paragraph">
      <style:text-properties fo:color="#000000" fo:language="en" fo:country="US"/>
    </style:style>
    <style:style style:name="P3059" style:parent-style-name="PreformattedText" style:family="paragraph">
      <style:text-properties fo:color="#000000" fo:language="en" fo:country="US"/>
    </style:style>
    <style:style style:name="P3060" style:parent-style-name="PreformattedText" style:family="paragraph">
      <style:text-properties fo:color="#000000" fo:language="en" fo:country="US"/>
    </style:style>
    <style:style style:name="P3061" style:parent-style-name="PreformattedText" style:family="paragraph">
      <style:text-properties fo:color="#000000" fo:language="en" fo:country="US"/>
    </style:style>
    <style:style style:name="P3062" style:parent-style-name="PreformattedText" style:family="paragraph">
      <style:text-properties fo:color="#000000" fo:language="en" fo:country="US"/>
    </style:style>
    <style:style style:name="P3063" style:parent-style-name="PreformattedText" style:family="paragraph">
      <style:text-properties fo:color="#000000" fo:language="en" fo:country="US"/>
    </style:style>
    <style:style style:name="P3064" style:parent-style-name="PreformattedText" style:family="paragraph">
      <style:text-properties fo:color="#000000" fo:language="en" fo:country="US"/>
    </style:style>
    <style:style style:name="P3065" style:parent-style-name="PreformattedText" style:family="paragraph">
      <style:text-properties fo:color="#000000" fo:language="en" fo:country="US"/>
    </style:style>
    <style:style style:name="P3066" style:parent-style-name="PreformattedText" style:family="paragraph">
      <style:text-properties fo:color="#000000" fo:language="en" fo:country="US"/>
    </style:style>
    <style:style style:name="P3067" style:parent-style-name="PreformattedText" style:family="paragraph">
      <style:text-properties fo:color="#000000" fo:language="en" fo:country="US"/>
    </style:style>
    <style:style style:name="P3068" style:parent-style-name="PreformattedText" style:family="paragraph">
      <style:text-properties fo:color="#000000" fo:language="en" fo:country="US"/>
    </style:style>
    <style:style style:name="P3069" style:parent-style-name="PreformattedText" style:family="paragraph">
      <style:text-properties fo:color="#000000" fo:language="en" fo:country="US"/>
    </style:style>
    <style:style style:name="P3070" style:parent-style-name="PreformattedText" style:family="paragraph">
      <style:text-properties fo:color="#000000" fo:language="en" fo:country="US"/>
    </style:style>
    <style:style style:name="P3071" style:parent-style-name="PreformattedText" style:family="paragraph">
      <style:text-properties fo:color="#000000" fo:language="en" fo:country="US"/>
    </style:style>
    <style:style style:name="P3072" style:parent-style-name="PreformattedText" style:family="paragraph">
      <style:text-properties fo:color="#000000" fo:language="en" fo:country="US"/>
    </style:style>
    <style:style style:name="P3073" style:parent-style-name="PreformattedText" style:family="paragraph">
      <style:text-properties fo:color="#000000" fo:language="en" fo:country="US"/>
    </style:style>
    <style:style style:name="P3074" style:parent-style-name="PreformattedText" style:family="paragraph">
      <style:text-properties fo:color="#000000" fo:language="en" fo:country="US"/>
    </style:style>
    <style:style style:name="P3075" style:parent-style-name="PreformattedText" style:family="paragraph">
      <style:text-properties fo:color="#000000" fo:language="en" fo:country="US"/>
    </style:style>
    <style:style style:name="P3076" style:parent-style-name="PreformattedText" style:family="paragraph">
      <style:text-properties fo:color="#000000" fo:language="en" fo:country="US"/>
    </style:style>
    <style:style style:name="P3077" style:parent-style-name="PreformattedText" style:family="paragraph">
      <style:text-properties fo:color="#000000" fo:language="en" fo:country="US"/>
    </style:style>
    <style:style style:name="P3078" style:parent-style-name="PreformattedText" style:family="paragraph">
      <style:text-properties fo:color="#000000" fo:language="en" fo:country="US"/>
    </style:style>
    <style:style style:name="P3079" style:parent-style-name="PreformattedText" style:family="paragraph">
      <style:text-properties fo:color="#000000" fo:language="en" fo:country="US"/>
    </style:style>
    <style:style style:name="P3080" style:parent-style-name="PreformattedText" style:family="paragraph">
      <style:text-properties fo:color="#000000" fo:language="en" fo:country="US"/>
    </style:style>
    <style:style style:name="P3081" style:parent-style-name="PreformattedText" style:family="paragraph">
      <style:text-properties fo:color="#000000" fo:language="en" fo:country="US"/>
    </style:style>
    <style:style style:name="P3082" style:parent-style-name="PreformattedText" style:family="paragraph">
      <style:text-properties fo:color="#000000" fo:language="en" fo:country="US"/>
    </style:style>
    <style:style style:name="P3083" style:parent-style-name="PreformattedText" style:family="paragraph">
      <style:text-properties fo:color="#000000" fo:language="en" fo:country="US"/>
    </style:style>
    <style:style style:name="P3084" style:parent-style-name="PreformattedText" style:family="paragraph">
      <style:text-properties fo:color="#000000" fo:language="en" fo:country="US"/>
    </style:style>
    <style:style style:name="P3085" style:parent-style-name="PreformattedText" style:family="paragraph">
      <style:text-properties fo:color="#000000" fo:language="en" fo:country="US"/>
    </style:style>
    <style:style style:name="P3086" style:parent-style-name="PreformattedText" style:family="paragraph">
      <style:text-properties fo:color="#000000" fo:language="en" fo:country="US"/>
    </style:style>
    <style:style style:name="P3087" style:parent-style-name="PreformattedText" style:family="paragraph">
      <style:text-properties fo:color="#000000" fo:language="en" fo:country="US"/>
    </style:style>
    <style:style style:name="P3088" style:parent-style-name="PreformattedText" style:family="paragraph">
      <style:text-properties fo:color="#000000" fo:language="en" fo:country="US"/>
    </style:style>
    <style:style style:name="P3089" style:parent-style-name="PreformattedText" style:family="paragraph">
      <style:text-properties fo:color="#000000" fo:language="en" fo:country="US"/>
    </style:style>
    <style:style style:name="P3090" style:parent-style-name="PreformattedText" style:family="paragraph">
      <style:text-properties fo:color="#000000" fo:language="en" fo:country="US"/>
    </style:style>
    <style:style style:name="P3091" style:parent-style-name="PreformattedText" style:family="paragraph">
      <style:text-properties fo:color="#000000" fo:language="en" fo:country="US"/>
    </style:style>
    <style:style style:name="P3092" style:parent-style-name="PreformattedText" style:family="paragraph">
      <style:text-properties fo:color="#000000" fo:language="en" fo:country="US"/>
    </style:style>
    <style:style style:name="P3093" style:parent-style-name="PreformattedText" style:family="paragraph">
      <style:text-properties fo:color="#000000" fo:language="en" fo:country="US"/>
    </style:style>
    <style:style style:name="P3094" style:parent-style-name="PreformattedText" style:family="paragraph">
      <style:text-properties fo:color="#000000" fo:language="en" fo:country="US"/>
    </style:style>
    <style:style style:name="P3095" style:parent-style-name="PreformattedText" style:family="paragraph">
      <style:text-properties fo:color="#000000" fo:language="en" fo:country="US"/>
    </style:style>
    <style:style style:name="P3096" style:parent-style-name="PreformattedText" style:family="paragraph">
      <style:text-properties fo:color="#000000" fo:language="en" fo:country="US"/>
    </style:style>
    <style:style style:name="P3097" style:parent-style-name="PreformattedText" style:family="paragraph">
      <style:text-properties fo:color="#000000" fo:language="en" fo:country="US"/>
    </style:style>
    <style:style style:name="P3098" style:parent-style-name="PreformattedText" style:family="paragraph">
      <style:text-properties fo:color="#000000" fo:language="en" fo:country="US"/>
    </style:style>
    <style:style style:name="P3099" style:parent-style-name="PreformattedText" style:family="paragraph">
      <style:text-properties fo:color="#000000" fo:language="en" fo:country="US"/>
    </style:style>
    <style:style style:name="P3100" style:parent-style-name="PreformattedText" style:family="paragraph">
      <style:text-properties fo:color="#000000" fo:language="en" fo:country="US"/>
    </style:style>
    <style:style style:name="P3101" style:parent-style-name="PreformattedText" style:family="paragraph">
      <style:text-properties fo:color="#000000" fo:language="en" fo:country="US"/>
    </style:style>
    <style:style style:name="P3102" style:parent-style-name="PreformattedText" style:family="paragraph">
      <style:text-properties fo:color="#000000" fo:language="en" fo:country="US"/>
    </style:style>
    <style:style style:name="P3103" style:parent-style-name="PreformattedText" style:family="paragraph">
      <style:text-properties fo:color="#000000" fo:language="en" fo:country="US"/>
    </style:style>
    <style:style style:name="P3104" style:parent-style-name="PreformattedText" style:family="paragraph">
      <style:text-properties fo:color="#000000" fo:language="en" fo:country="US"/>
    </style:style>
    <style:style style:name="P3105" style:parent-style-name="PreformattedText" style:family="paragraph">
      <style:text-properties fo:color="#000000" fo:language="en" fo:country="US"/>
    </style:style>
    <style:style style:name="P3106" style:parent-style-name="PreformattedText" style:family="paragraph">
      <style:text-properties fo:color="#000000" fo:language="en" fo:country="US"/>
    </style:style>
    <style:style style:name="P3107" style:parent-style-name="PreformattedText" style:family="paragraph">
      <style:text-properties fo:color="#000000" fo:language="en" fo:country="US"/>
    </style:style>
    <style:style style:name="P3108" style:parent-style-name="PreformattedText" style:family="paragraph">
      <style:text-properties fo:color="#000000" fo:language="en" fo:country="US"/>
    </style:style>
    <style:style style:name="P3109" style:parent-style-name="PreformattedText" style:family="paragraph">
      <style:text-properties fo:color="#000000" fo:language="en" fo:country="US"/>
    </style:style>
    <style:style style:name="P3110" style:parent-style-name="PreformattedText" style:family="paragraph">
      <style:text-properties fo:color="#000000" fo:language="en" fo:country="US"/>
    </style:style>
    <style:style style:name="P3111" style:parent-style-name="PreformattedText" style:family="paragraph">
      <style:text-properties fo:color="#000000" fo:language="en" fo:country="US"/>
    </style:style>
    <style:style style:name="P3112" style:parent-style-name="PreformattedText" style:family="paragraph">
      <style:text-properties fo:color="#000000" fo:language="en" fo:country="US"/>
    </style:style>
    <style:style style:name="P3113" style:parent-style-name="PreformattedText" style:family="paragraph">
      <style:text-properties fo:color="#000000" fo:language="en" fo:country="US"/>
    </style:style>
    <style:style style:name="P3114" style:parent-style-name="PreformattedText" style:family="paragraph">
      <style:text-properties fo:color="#000000" fo:language="en" fo:country="US"/>
    </style:style>
    <style:style style:name="P3115" style:parent-style-name="PreformattedText" style:family="paragraph">
      <style:text-properties fo:color="#000000" fo:language="en" fo:country="US"/>
    </style:style>
    <style:style style:name="P3116" style:parent-style-name="PreformattedText" style:family="paragraph">
      <style:text-properties fo:color="#000000" fo:language="en" fo:country="US"/>
    </style:style>
    <style:style style:name="P3117" style:parent-style-name="PreformattedText" style:family="paragraph">
      <style:text-properties fo:color="#000000" fo:language="en" fo:country="US"/>
    </style:style>
    <style:style style:name="P3118" style:parent-style-name="PreformattedText" style:family="paragraph">
      <style:text-properties fo:color="#000000" fo:language="en" fo:country="US"/>
    </style:style>
    <style:style style:name="P3119" style:parent-style-name="PreformattedText" style:family="paragraph">
      <style:text-properties fo:color="#000000" fo:language="en" fo:country="US"/>
    </style:style>
    <style:style style:name="P3120" style:parent-style-name="PreformattedText" style:family="paragraph">
      <style:text-properties fo:color="#000000" fo:language="en" fo:country="US"/>
    </style:style>
    <style:style style:name="P3121" style:parent-style-name="PreformattedText" style:family="paragraph">
      <style:text-properties fo:color="#000000" fo:language="en" fo:country="US"/>
    </style:style>
    <style:style style:name="P3122" style:parent-style-name="PreformattedText" style:family="paragraph">
      <style:text-properties fo:color="#000000" fo:language="en" fo:country="US"/>
    </style:style>
    <style:style style:name="P3123" style:parent-style-name="PreformattedText" style:family="paragraph">
      <style:text-properties fo:color="#000000" fo:language="en" fo:country="US"/>
    </style:style>
    <style:style style:name="P3124" style:parent-style-name="PreformattedText" style:family="paragraph">
      <style:text-properties fo:color="#000000" fo:language="en" fo:country="US"/>
    </style:style>
    <style:style style:name="P3125" style:parent-style-name="PreformattedText" style:family="paragraph">
      <style:text-properties fo:color="#000000" fo:language="en" fo:country="US"/>
    </style:style>
    <style:style style:name="P3126" style:parent-style-name="PreformattedText" style:family="paragraph">
      <style:text-properties fo:color="#000000" fo:language="en" fo:country="US"/>
    </style:style>
    <style:style style:name="P3127" style:parent-style-name="PreformattedText" style:family="paragraph">
      <style:text-properties fo:color="#000000" fo:language="en" fo:country="US"/>
    </style:style>
    <style:style style:name="P3128" style:parent-style-name="PreformattedText" style:family="paragraph">
      <style:text-properties fo:color="#000000" fo:language="en" fo:country="US"/>
    </style:style>
    <style:style style:name="P3129" style:parent-style-name="PreformattedText" style:family="paragraph">
      <style:text-properties fo:color="#000000" fo:language="en" fo:country="US"/>
    </style:style>
    <style:style style:name="P3130" style:parent-style-name="PreformattedText" style:family="paragraph">
      <style:text-properties fo:color="#000000" fo:language="en" fo:country="US"/>
    </style:style>
    <style:style style:name="P3131" style:parent-style-name="PreformattedText" style:family="paragraph">
      <style:text-properties fo:color="#000000" fo:language="en" fo:country="US"/>
    </style:style>
    <style:style style:name="P3132" style:parent-style-name="PreformattedText" style:family="paragraph">
      <style:text-properties fo:color="#000000" fo:language="en" fo:country="US"/>
    </style:style>
    <style:style style:name="P3133" style:parent-style-name="PreformattedText" style:family="paragraph">
      <style:text-properties fo:color="#000000" fo:language="en" fo:country="US"/>
    </style:style>
    <style:style style:name="P3134" style:parent-style-name="PreformattedText" style:family="paragraph">
      <style:text-properties fo:color="#000000" fo:language="en" fo:country="US"/>
    </style:style>
    <style:style style:name="P3135" style:parent-style-name="PreformattedText" style:family="paragraph">
      <style:text-properties fo:color="#000000" fo:language="en" fo:country="US"/>
    </style:style>
    <style:style style:name="P3136" style:parent-style-name="PreformattedText" style:family="paragraph">
      <style:text-properties fo:color="#000000" fo:language="en" fo:country="US"/>
    </style:style>
    <style:style style:name="P3137" style:parent-style-name="PreformattedText" style:family="paragraph">
      <style:text-properties fo:color="#000000" fo:language="en" fo:country="US"/>
    </style:style>
    <style:style style:name="P3138" style:parent-style-name="PreformattedText" style:family="paragraph">
      <style:text-properties fo:color="#000000" fo:language="en" fo:country="US"/>
    </style:style>
    <style:style style:name="P3139" style:parent-style-name="PreformattedText" style:family="paragraph">
      <style:text-properties fo:color="#000000" fo:language="en" fo:country="US"/>
    </style:style>
    <style:style style:name="P3140" style:parent-style-name="PreformattedText" style:family="paragraph">
      <style:text-properties fo:color="#000000" fo:language="en" fo:country="US"/>
    </style:style>
    <style:style style:name="P3141" style:parent-style-name="PreformattedText" style:family="paragraph">
      <style:text-properties fo:color="#000000" fo:language="en" fo:country="US"/>
    </style:style>
    <style:style style:name="P3142" style:parent-style-name="PreformattedText" style:family="paragraph">
      <style:text-properties fo:color="#000000" fo:language="en" fo:country="US"/>
    </style:style>
    <style:style style:name="P3143" style:parent-style-name="PreformattedText" style:family="paragraph">
      <style:text-properties fo:color="#000000" fo:language="en" fo:country="US"/>
    </style:style>
    <style:style style:name="P3144" style:parent-style-name="PreformattedText" style:family="paragraph">
      <style:text-properties fo:color="#000000" fo:language="en" fo:country="US"/>
    </style:style>
    <style:style style:name="P3145" style:parent-style-name="PreformattedText" style:family="paragraph">
      <style:text-properties fo:color="#000000" fo:language="en" fo:country="US"/>
    </style:style>
    <style:style style:name="P3146" style:parent-style-name="PreformattedText" style:family="paragraph">
      <style:text-properties fo:color="#000000" fo:language="en" fo:country="US"/>
    </style:style>
    <style:style style:name="P3147" style:parent-style-name="PreformattedText" style:family="paragraph">
      <style:text-properties fo:color="#000000" fo:language="en" fo:country="US"/>
    </style:style>
    <style:style style:name="P3148" style:parent-style-name="PreformattedText" style:family="paragraph">
      <style:text-properties fo:color="#000000" fo:language="en" fo:country="US"/>
    </style:style>
    <style:style style:name="P3149" style:parent-style-name="PreformattedText" style:family="paragraph">
      <style:text-properties fo:color="#000000" fo:language="en" fo:country="US"/>
    </style:style>
    <style:style style:name="P3150" style:parent-style-name="PreformattedText" style:family="paragraph">
      <style:text-properties fo:color="#000000" fo:language="en" fo:country="US"/>
    </style:style>
    <style:style style:name="P3151" style:parent-style-name="PreformattedText" style:family="paragraph">
      <style:text-properties fo:color="#000000" fo:language="en" fo:country="US"/>
    </style:style>
    <style:style style:name="P3152" style:parent-style-name="PreformattedText" style:family="paragraph">
      <style:text-properties fo:color="#000000" fo:language="en" fo:country="US"/>
    </style:style>
    <style:style style:name="P3153" style:parent-style-name="PreformattedText" style:family="paragraph">
      <style:text-properties fo:color="#000000" fo:language="en" fo:country="US"/>
    </style:style>
    <style:style style:name="P3154" style:parent-style-name="PreformattedText" style:family="paragraph">
      <style:text-properties fo:color="#000000" fo:language="en" fo:country="US"/>
    </style:style>
    <style:style style:name="P3155" style:parent-style-name="PreformattedText" style:family="paragraph">
      <style:text-properties fo:color="#000000" fo:language="en" fo:country="US"/>
    </style:style>
    <style:style style:name="P3156" style:parent-style-name="PreformattedText" style:family="paragraph">
      <style:text-properties fo:color="#000000" fo:language="en" fo:country="US"/>
    </style:style>
    <style:style style:name="P3157" style:parent-style-name="PreformattedText" style:family="paragraph">
      <style:text-properties fo:color="#000000" fo:language="en" fo:country="US"/>
    </style:style>
    <style:style style:name="P3158" style:parent-style-name="PreformattedText" style:family="paragraph">
      <style:text-properties fo:color="#000000" fo:language="en" fo:country="US"/>
    </style:style>
    <style:style style:name="P3159" style:parent-style-name="PreformattedText" style:family="paragraph">
      <style:text-properties fo:color="#000000" fo:language="en" fo:country="US"/>
    </style:style>
    <style:style style:name="P3160" style:parent-style-name="PreformattedText" style:family="paragraph">
      <style:text-properties fo:color="#000000" fo:language="en" fo:country="US"/>
    </style:style>
    <style:style style:name="P3161" style:parent-style-name="PreformattedText" style:family="paragraph">
      <style:text-properties fo:color="#000000" fo:language="en" fo:country="US"/>
    </style:style>
    <style:style style:name="P3162" style:parent-style-name="PreformattedText" style:family="paragraph">
      <style:text-properties fo:color="#000000" fo:language="en" fo:country="US"/>
    </style:style>
    <style:style style:name="P3163" style:parent-style-name="PreformattedText" style:family="paragraph">
      <style:text-properties fo:color="#000000" fo:language="en" fo:country="US"/>
    </style:style>
    <style:style style:name="P3164" style:parent-style-name="PreformattedText" style:family="paragraph">
      <style:text-properties fo:color="#000000" fo:language="en" fo:country="US"/>
    </style:style>
    <style:style style:name="P3165" style:parent-style-name="PreformattedText" style:family="paragraph">
      <style:text-properties fo:color="#000000" fo:language="en" fo:country="US"/>
    </style:style>
    <style:style style:name="P3166" style:parent-style-name="PreformattedText" style:family="paragraph">
      <style:text-properties fo:color="#000000" fo:language="en" fo:country="US"/>
    </style:style>
    <style:style style:name="T3167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68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69" style:parent-style-name="DefaultParagraphFont" style:family="text">
      <style:text-properties fo:color="#000000" fo:language="en" fo:country="US"/>
    </style:style>
    <style:style style:name="T3170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71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72" style:parent-style-name="DefaultParagraphFont" style:family="text">
      <style:text-properties fo:color="#000000" fo:language="en" fo:country="US"/>
    </style:style>
    <style:style style:name="P3173" style:parent-style-name="PreformattedText" style:family="paragraph">
      <style:text-properties fo:color="#000000" fo:language="en" fo:country="US"/>
    </style:style>
    <style:style style:name="T3174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75" style:parent-style-name="DefaultParagraphFont" style:family="text">
      <style:text-properties fo:color="#000000" fo:language="en" fo:country="US"/>
    </style:style>
    <style:style style:name="T3176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77" style:parent-style-name="DefaultParagraphFont" style:family="text">
      <style:text-properties fo:color="#000000" fo:language="en" fo:country="US"/>
    </style:style>
    <style:style style:name="T3178" style:parent-style-name="DefaultParagraphFont" style:family="text">
      <style:text-properties fo:color="#000000" fo:language="en" fo:country="US"/>
    </style:style>
    <style:style style:name="T3179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80" style:parent-style-name="DefaultParagraphFont" style:family="text">
      <style:text-properties fo:color="#000000" fo:language="en" fo:country="US"/>
    </style:style>
    <style:style style:name="T3181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82" style:parent-style-name="DefaultParagraphFont" style:family="text">
      <style:text-properties fo:color="#000000" fo:language="en" fo:country="US"/>
    </style:style>
    <style:style style:name="T3183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84" style:parent-style-name="DefaultParagraphFont" style:family="text">
      <style:text-properties fo:color="#000000" fo:language="en" fo:country="US"/>
    </style:style>
    <style:style style:name="T3185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86" style:parent-style-name="DefaultParagraphFont" style:family="text">
      <style:text-properties fo:color="#000000" fo:language="en" fo:country="US"/>
    </style:style>
    <style:style style:name="T3187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88" style:parent-style-name="DefaultParagraphFont" style:family="text">
      <style:text-properties fo:color="#000000" fo:language="en" fo:country="US"/>
    </style:style>
    <style:style style:name="T3189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90" style:parent-style-name="DefaultParagraphFont" style:family="text">
      <style:text-properties fo:color="#000000" fo:language="en" fo:country="US"/>
    </style:style>
    <style:style style:name="T3191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92" style:parent-style-name="DefaultParagraphFont" style:family="text">
      <style:text-properties fo:color="#000000" fo:language="en" fo:country="US"/>
    </style:style>
    <style:style style:name="T3193" style:parent-style-name="DefaultParagraphFont" style:family="text">
      <style:text-properties fo:color="#000000" fo:language="en" fo:country="US"/>
    </style:style>
    <style:style style:name="T3194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95" style:parent-style-name="DefaultParagraphFont" style:family="text">
      <style:text-properties fo:color="#000000" fo:language="en" fo:country="US"/>
    </style:style>
    <style:style style:name="T3196" style:parent-style-name="DefaultParagraphFont" style:family="text">
      <style:text-properties fo:color="#000000" fo:language="en" fo:country="US"/>
    </style:style>
    <style:style style:name="T3197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198" style:parent-style-name="DefaultParagraphFont" style:family="text">
      <style:text-properties fo:color="#000000" fo:language="en" fo:country="US"/>
    </style:style>
    <style:style style:name="T3199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200" style:parent-style-name="DefaultParagraphFont" style:family="text">
      <style:text-properties fo:color="#000000" fo:language="en" fo:country="US"/>
    </style:style>
    <style:style style:name="T3201" style:parent-style-name="DefaultParagraphFont" style:family="text">
      <style:text-properties fo:color="#000000" fo:language="en" fo:country="US"/>
    </style:style>
    <style:style style:name="T3202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203" style:parent-style-name="DefaultParagraphFont" style:family="text">
      <style:text-properties fo:color="#000000" fo:language="en" fo:country="US"/>
    </style:style>
    <style:style style:name="T3204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3205" style:parent-style-name="DefaultParagraphFont" style:family="text">
      <style:text-properties fo:color="#000000" fo:language="en" fo:country="US"/>
    </style:style>
    <style:style style:name="P3206" style:parent-style-name="PreformattedText" style:family="paragraph">
      <style:text-properties fo:color="#000000" fo:language="en" fo:country="US"/>
    </style:style>
    <style:style style:name="P3207" style:parent-style-name="PreformattedText" style:family="paragraph">
      <style:text-properties fo:color="#000000" fo:language="en" fo:country="US"/>
    </style:style>
    <style:style style:name="P3208" style:parent-style-name="PreformattedText" style:family="paragraph">
      <style:text-properties fo:color="#000000" fo:language="en" fo:country="US"/>
    </style:style>
    <style:style style:name="P3209" style:parent-style-name="PreformattedText" style:family="paragraph">
      <style:text-properties fo:color="#000000"/>
    </style:style>
    <style:style style:name="P3210" style:parent-style-name="PreformattedText" style:family="paragraph">
      <style:text-properties fo:color="#000000"/>
    </style:style>
    <style:style style:name="P3211" style:parent-style-name="PreformattedText" style:family="paragraph">
      <style:text-properties fo:color="#000000"/>
    </style:style>
    <style:style style:name="P3212" style:parent-style-name="PreformattedText" style:family="paragraph">
      <style:text-properties fo:color="#000000"/>
    </style:style>
    <style:style style:name="P3213" style:parent-style-name="PreformattedText" style:family="paragraph">
      <style:text-properties fo:color="#000000"/>
    </style:style>
    <style:style style:name="P3214" style:parent-style-name="PreformattedText" style:family="paragraph">
      <style:text-properties fo:color="#000000"/>
    </style:style>
    <style:style style:name="P3215" style:parent-style-name="PreformattedText" style:family="paragraph">
      <style:text-properties fo:color="#000000"/>
    </style:style>
    <style:style style:name="P3216" style:parent-style-name="PreformattedText" style:family="paragraph">
      <style:text-properties fo:color="#000000"/>
    </style:style>
    <style:style style:name="P3217" style:parent-style-name="PreformattedText" style:family="paragraph">
      <style:text-properties style:text-line-through-style="solid" style:text-line-through-width="auto" style:text-line-through-color="font-color" style:text-line-through-mode="continuous" style:text-line-through-type="single" fo:color="#000000"/>
    </style:style>
    <style:style style:name="P3218" style:parent-style-name="PreformattedText" style:family="paragraph">
      <style:text-properties style:text-line-through-style="solid" style:text-line-through-width="auto" style:text-line-through-color="font-color" style:text-line-through-mode="continuous" style:text-line-through-type="single" fo:color="#000000"/>
    </style:style>
    <style:style style:name="P3219" style:parent-style-name="PreformattedText" style:family="paragraph">
      <style:text-properties style:text-line-through-style="solid" style:text-line-through-width="auto" style:text-line-through-color="font-color" style:text-line-through-mode="continuous" style:text-line-through-type="single" fo:color="#000000"/>
    </style:style>
    <style:style style:name="P3220" style:parent-style-name="PreformattedText" style:family="paragraph">
      <style:text-properties fo:color="#000000"/>
    </style:style>
    <style:style style:name="P3221" style:parent-style-name="PreformattedText" style:family="paragraph">
      <style:text-properties fo:color="#000000"/>
    </style:style>
    <style:style style:name="P3222" style:parent-style-name="PreformattedText" style:family="paragraph">
      <style:text-properties fo:color="#000000"/>
    </style:style>
    <style:style style:name="P3223" style:parent-style-name="PreformattedText" style:family="paragraph">
      <style:text-properties fo:color="#000000"/>
    </style:style>
    <style:style style:name="P3224" style:parent-style-name="PreformattedText" style:family="paragraph">
      <style:text-properties fo:color="#000000"/>
    </style:style>
    <style:style style:name="P3225" style:parent-style-name="PreformattedText" style:family="paragraph">
      <style:text-properties fo:color="#000000"/>
    </style:style>
    <style:style style:name="P3226" style:parent-style-name="PreformattedText" style:family="paragraph">
      <style:text-properties fo:color="#000000"/>
    </style:style>
    <style:style style:name="P3227" style:parent-style-name="PreformattedText" style:family="paragraph">
      <style:text-properties fo:color="#000000"/>
    </style:style>
    <style:style style:name="P3228" style:parent-style-name="PreformattedText" style:family="paragraph">
      <style:text-properties fo:color="#000000"/>
    </style:style>
    <style:style style:name="P3229" style:parent-style-name="PreformattedText" style:family="paragraph">
      <style:text-properties fo:color="#000000"/>
    </style:style>
    <style:style style:name="P3230" style:parent-style-name="PreformattedText" style:family="paragraph">
      <style:text-properties style:text-line-through-style="solid" style:text-line-through-width="auto" style:text-line-through-color="font-color" style:text-line-through-mode="continuous" style:text-line-through-type="single" fo:color="#000000"/>
    </style:style>
    <style:style style:name="P3231" style:parent-style-name="PreformattedText" style:family="paragraph">
      <style:text-properties fo:color="#000000"/>
    </style:style>
    <style:style style:name="P3232" style:parent-style-name="PreformattedText" style:family="paragraph">
      <style:text-properties fo:color="#000000"/>
    </style:style>
    <style:style style:name="P3233" style:parent-style-name="PreformattedText" style:family="paragraph">
      <style:text-properties fo:color="#000000"/>
    </style:style>
    <style:style style:name="P3234" style:parent-style-name="PreformattedText" style:family="paragraph">
      <style:text-properties fo:color="#000000"/>
    </style:style>
    <style:style style:name="P3235" style:parent-style-name="PreformattedText" style:family="paragraph">
      <style:text-properties style:text-line-through-style="solid" style:text-line-through-width="auto" style:text-line-through-color="font-color" style:text-line-through-mode="continuous" style:text-line-through-type="single" fo:color="#000000"/>
    </style:style>
    <style:style style:name="T323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color="#000000"/>
    </style:style>
    <style:style style:name="T3237" style:parent-style-name="DefaultParagraphFont" style:family="text">
      <style:text-properties fo:color="#000000"/>
    </style:style>
    <style:style style:name="P3238" style:parent-style-name="PreformattedText" style:family="paragraph">
      <style:text-properties fo:color="#000000"/>
    </style:style>
    <style:style style:name="P3239" style:parent-style-name="PreformattedText" style:family="paragraph">
      <style:text-properties fo:color="#000000"/>
    </style:style>
    <style:style style:name="P3240" style:parent-style-name="PreformattedText" style:family="paragraph">
      <style:text-properties fo:color="#000000"/>
    </style:style>
    <style:style style:name="P3241" style:parent-style-name="PreformattedText" style:family="paragraph">
      <style:text-properties fo:color="#000000"/>
    </style:style>
    <style:style style:name="P3242" style:parent-style-name="PreformattedText" style:family="paragraph">
      <style:text-properties fo:color="#000000"/>
    </style:style>
    <style:style style:name="P3243" style:parent-style-name="PreformattedText" style:family="paragraph">
      <style:text-properties fo:color="#000000"/>
    </style:style>
    <style:style style:name="T3244" style:parent-style-name="DefaultParagraphFont" style:family="text">
      <style:text-properties fo:font-weight="bold" style:font-weight-asian="bold" style:font-weight-complex="bold" fo:color="#000000"/>
    </style:style>
    <style:style style:name="T3245" style:parent-style-name="DefaultParagraphFont" style:family="text">
      <style:text-properties fo:color="#000000"/>
    </style:style>
    <style:style style:name="P3246" style:parent-style-name="PreformattedText" style:family="paragraph">
      <style:text-properties fo:color="#000000"/>
    </style:style>
    <style:style style:name="T3247" style:parent-style-name="DefaultParagraphFont" style:family="text">
      <style:text-properties fo:font-weight="bold" style:font-weight-asian="bold" style:font-weight-complex="bold" fo:color="#000000"/>
    </style:style>
    <style:style style:name="T3248" style:parent-style-name="DefaultParagraphFont" style:family="text">
      <style:text-properties fo:color="#000000"/>
    </style:style>
    <style:style style:name="T3249" style:parent-style-name="DefaultParagraphFont" style:family="text">
      <style:text-properties fo:font-weight="bold" style:font-weight-asian="bold" style:font-weight-complex="bold" fo:color="#000000"/>
    </style:style>
    <style:style style:name="T3250" style:parent-style-name="DefaultParagraphFont" style:family="text">
      <style:text-properties fo:color="#000000"/>
    </style:style>
    <style:style style:name="P3251" style:parent-style-name="PreformattedText" style:family="paragraph">
      <style:text-properties fo:color="#000000"/>
    </style:style>
    <style:style style:name="P3252" style:parent-style-name="PreformattedText" style:family="paragraph">
      <style:text-properties fo:color="#000000"/>
    </style:style>
    <style:style style:name="P3253" style:parent-style-name="PreformattedText" style:family="paragraph">
      <style:text-properties fo:color="#000000"/>
    </style:style>
    <style:style style:name="P3254" style:parent-style-name="PreformattedText" style:family="paragraph">
      <style:text-properties fo:color="#000000"/>
    </style:style>
    <style:style style:name="P3255" style:parent-style-name="PreformattedText" style:family="paragraph">
      <style:text-properties fo:color="#000000"/>
    </style:style>
    <style:style style:name="P3256" style:parent-style-name="PreformattedText" style:family="paragraph">
      <style:text-properties fo:color="#000000"/>
    </style:style>
    <style:style style:name="P3257" style:parent-style-name="PreformattedText" style:family="paragraph">
      <style:text-properties fo:color="#000000"/>
    </style:style>
    <style:style style:name="P3258" style:parent-style-name="PreformattedText" style:family="paragraph">
      <style:text-properties fo:color="#000000"/>
    </style:style>
    <style:style style:name="T3259" style:parent-style-name="DefaultParagraphFont" style:family="text">
      <style:text-properties fo:font-weight="bold" style:font-weight-asian="bold" style:font-weight-complex="bold" fo:color="#000000"/>
    </style:style>
    <style:style style:name="T3260" style:parent-style-name="DefaultParagraphFont" style:family="text">
      <style:text-properties fo:color="#000000"/>
    </style:style>
    <style:style style:name="T3261" style:parent-style-name="DefaultParagraphFont" style:family="text">
      <style:text-properties fo:color="#000000"/>
    </style:style>
    <style:style style:name="T3262" style:parent-style-name="DefaultParagraphFont" style:family="text">
      <style:text-properties fo:font-weight="bold" style:font-weight-asian="bold" style:font-weight-complex="bold" fo:color="#000000"/>
    </style:style>
    <style:style style:name="T3263" style:parent-style-name="DefaultParagraphFont" style:family="text">
      <style:text-properties fo:color="#000000"/>
    </style:style>
    <style:style style:name="P3264" style:parent-style-name="PreformattedText" style:family="paragraph">
      <style:text-properties fo:color="#000000"/>
    </style:style>
    <style:style style:name="T3265" style:parent-style-name="DefaultParagraphFont" style:family="text">
      <style:text-properties fo:font-weight="bold" style:font-weight-asian="bold" style:font-weight-complex="bold" fo:color="#000000"/>
    </style:style>
    <style:style style:name="T3266" style:parent-style-name="DefaultParagraphFont" style:family="text">
      <style:text-properties fo:font-weight="bold" style:font-weight-asian="bold" style:font-weight-complex="bold" fo:color="#000000"/>
    </style:style>
    <style:style style:name="T3267" style:parent-style-name="DefaultParagraphFont" style:family="text">
      <style:text-properties fo:color="#000000"/>
    </style:style>
    <style:style style:name="T3268" style:parent-style-name="DefaultParagraphFont" style:family="text">
      <style:text-properties fo:font-weight="bold" style:font-weight-asian="bold" style:font-weight-complex="bold" fo:color="#000000"/>
    </style:style>
    <style:style style:name="T3269" style:parent-style-name="DefaultParagraphFont" style:family="text">
      <style:text-properties fo:font-weight="bold" style:font-weight-asian="bold" style:font-weight-complex="bold" fo:color="#000000"/>
    </style:style>
    <style:style style:name="T3270" style:parent-style-name="DefaultParagraphFont" style:family="text">
      <style:text-properties fo:color="#000000"/>
    </style:style>
    <style:style style:name="P3271" style:parent-style-name="PreformattedText" style:family="paragraph">
      <style:text-properties fo:color="#000000"/>
    </style:style>
    <style:style style:name="P3272" style:parent-style-name="PreformattedText" style:family="paragraph">
      <style:text-properties fo:color="#000000"/>
    </style:style>
    <style:style style:name="P3273" style:parent-style-name="PreformattedText" style:family="paragraph">
      <style:text-properties fo:color="#000000"/>
    </style:style>
    <style:style style:name="P3274" style:parent-style-name="PreformattedText" style:family="paragraph">
      <style:text-properties fo:color="#000000"/>
    </style:style>
    <style:style style:name="P3275" style:parent-style-name="PreformattedText" style:family="paragraph">
      <style:text-properties fo:color="#000000"/>
    </style:style>
    <style:style style:name="P3276" style:parent-style-name="PreformattedText" style:family="paragraph">
      <style:text-properties fo:color="#000000"/>
    </style:style>
    <style:style style:name="P3277" style:parent-style-name="PreformattedText" style:family="paragraph">
      <style:text-properties fo:color="#000000"/>
    </style:style>
    <style:style style:name="P3278" style:parent-style-name="PreformattedText" style:family="paragraph">
      <style:text-properties fo:color="#000000"/>
    </style:style>
    <style:style style:name="P3279" style:parent-style-name="PreformattedText" style:family="paragraph">
      <style:text-properties fo:color="#000000"/>
    </style:style>
    <style:style style:name="P3280" style:parent-style-name="PreformattedText" style:family="paragraph">
      <style:text-properties fo:color="#000000"/>
    </style:style>
    <style:style style:name="P3281" style:parent-style-name="PreformattedText" style:family="paragraph">
      <style:text-properties fo:color="#000000"/>
    </style:style>
    <style:style style:name="P3282" style:parent-style-name="PreformattedText" style:family="paragraph">
      <style:text-properties fo:color="#000000"/>
    </style:style>
    <style:style style:name="P3283" style:parent-style-name="PreformattedText" style:family="paragraph">
      <style:text-properties fo:color="#000000"/>
    </style:style>
    <style:style style:name="P3284" style:parent-style-name="PreformattedText" style:family="paragraph">
      <style:text-properties fo:color="#000000"/>
    </style:style>
    <style:style style:name="P3285" style:parent-style-name="PreformattedText" style:family="paragraph">
      <style:text-properties fo:color="#000000"/>
    </style:style>
    <style:style style:name="P3286" style:parent-style-name="PreformattedText" style:family="paragraph">
      <style:text-properties fo:color="#000000"/>
    </style:style>
    <style:style style:name="P3287" style:parent-style-name="PreformattedText" style:family="paragraph">
      <style:text-properties fo:color="#000000"/>
    </style:style>
    <style:style style:name="P3288" style:parent-style-name="PreformattedText" style:family="paragraph">
      <style:text-properties fo:color="#000000"/>
    </style:style>
    <style:style style:name="P3289" style:parent-style-name="PreformattedText" style:family="paragraph">
      <style:text-properties fo:color="#000000"/>
    </style:style>
    <style:style style:name="P3290" style:parent-style-name="PreformattedText" style:family="paragraph">
      <style:text-properties fo:color="#000000"/>
    </style:style>
    <style:style style:name="T3291" style:parent-style-name="DefaultParagraphFont" style:family="text">
      <style:text-properties fo:color="#000000"/>
    </style:style>
    <style:style style:name="T3292" style:parent-style-name="DefaultParagraphFont" style:family="text">
      <style:text-properties fo:font-weight="bold" style:font-weight-asian="bold" style:font-weight-complex="bold" fo:color="#000000"/>
    </style:style>
    <style:style style:name="P3293" style:parent-style-name="PreformattedText" style:family="paragraph">
      <style:text-properties fo:color="#000000"/>
    </style:style>
    <style:style style:name="P3294" style:parent-style-name="PreformattedText" style:family="paragraph">
      <style:text-properties fo:color="#000000"/>
    </style:style>
    <style:style style:name="P3295" style:parent-style-name="PreformattedText" style:family="paragraph">
      <style:text-properties fo:color="#000000"/>
    </style:style>
    <style:style style:name="P3296" style:parent-style-name="PreformattedText" style:family="paragraph">
      <style:text-properties fo:color="#000000"/>
    </style:style>
    <style:style style:name="P3297" style:parent-style-name="PreformattedText" style:family="paragraph">
      <style:text-properties fo:color="#000000"/>
    </style:style>
    <style:style style:name="P3298" style:parent-style-name="PreformattedText" style:family="paragraph">
      <style:text-properties fo:color="#000000"/>
    </style:style>
    <style:style style:name="P3299" style:parent-style-name="PreformattedText" style:family="paragraph">
      <style:text-properties fo:color="#000000"/>
    </style:style>
    <style:style style:name="P3300" style:parent-style-name="PreformattedText" style:family="paragraph">
      <style:text-properties fo:color="#000000"/>
    </style:style>
    <style:style style:name="P3301" style:parent-style-name="PreformattedText" style:family="paragraph">
      <style:text-properties fo:color="#000000"/>
    </style:style>
    <style:style style:name="P3302" style:parent-style-name="PreformattedText" style:family="paragraph">
      <style:text-properties fo:color="#000000"/>
    </style:style>
    <style:style style:name="T3303" style:parent-style-name="DefaultParagraphFont" style:family="text">
      <style:text-properties fo:color="#000000"/>
    </style:style>
    <style:style style:name="T3304" style:parent-style-name="DefaultParagraphFont" style:family="text">
      <style:text-properties fo:font-weight="bold" style:font-weight-asian="bold" style:font-weight-complex="bold" fo:color="#000000"/>
    </style:style>
    <style:style style:name="P3305" style:parent-style-name="PreformattedText" style:family="paragraph">
      <style:text-properties fo:color="#000000"/>
    </style:style>
    <style:style style:name="P3306" style:parent-style-name="PreformattedText" style:family="paragraph">
      <style:text-properties fo:font-weight="bold" style:font-weight-asian="bold" style:font-weight-complex="bold" fo:color="#000000"/>
    </style:style>
    <style:style style:name="P3307" style:parent-style-name="PreformattedText" style:family="paragraph">
      <style:text-properties fo:color="#000000"/>
    </style:style>
    <style:style style:name="P3308" style:parent-style-name="PreformattedText" style:family="paragraph">
      <style:text-properties fo:color="#000000"/>
    </style:style>
    <style:style style:name="P3309" style:parent-style-name="PreformattedText" style:family="paragraph">
      <style:text-properties fo:color="#000000"/>
    </style:style>
    <style:style style:name="P3310" style:parent-style-name="PreformattedText" style:family="paragraph">
      <style:text-properties fo:color="#000000"/>
    </style:style>
    <style:style style:name="T3311" style:parent-style-name="DefaultParagraphFont" style:family="text">
      <style:text-properties fo:color="#000000"/>
    </style:style>
    <style:style style:name="T3312" style:parent-style-name="DefaultParagraphFont" style:family="text">
      <style:text-properties fo:font-weight="bold" style:font-weight-asian="bold" style:font-weight-complex="bold" fo:color="#000000"/>
    </style:style>
    <style:style style:name="P3313" style:parent-style-name="PreformattedText" style:family="paragraph">
      <style:text-properties fo:color="#000000"/>
    </style:style>
    <style:style style:name="P3314" style:parent-style-name="PreformattedText" style:family="paragraph">
      <style:text-properties fo:color="#000000"/>
    </style:style>
    <style:style style:name="P3315" style:parent-style-name="PreformattedText" style:family="paragraph">
      <style:text-properties fo:color="#000000"/>
    </style:style>
    <style:style style:name="P3316" style:parent-style-name="PreformattedText" style:family="paragraph">
      <style:text-properties fo:color="#000000"/>
    </style:style>
    <style:style style:name="P3317" style:parent-style-name="PreformattedText" style:family="paragraph">
      <style:text-properties fo:color="#000000"/>
    </style:style>
    <style:style style:name="P3318" style:parent-style-name="PreformattedText" style:family="paragraph">
      <style:text-properties fo:color="#000000"/>
    </style:style>
    <style:style style:name="P3319" style:parent-style-name="PreformattedText" style:family="paragraph">
      <style:text-properties fo:color="#000000"/>
    </style:style>
    <style:style style:name="P3320" style:parent-style-name="PreformattedText" style:family="paragraph">
      <style:text-properties fo:color="#000000"/>
    </style:style>
    <style:style style:name="P3321" style:parent-style-name="PreformattedText" style:family="paragraph">
      <style:text-properties fo:color="#000000"/>
    </style:style>
    <style:style style:name="P3322" style:parent-style-name="PreformattedText" style:family="paragraph">
      <style:text-properties fo:color="#000000"/>
    </style:style>
    <style:style style:name="T3323" style:parent-style-name="DefaultParagraphFont" style:family="text">
      <style:text-properties fo:color="#000000"/>
    </style:style>
    <style:style style:name="T3324" style:parent-style-name="DefaultParagraphFont" style:family="text">
      <style:text-properties fo:font-weight="bold" style:font-weight-asian="bold" style:font-weight-complex="bold" fo:color="#000000"/>
    </style:style>
    <style:style style:name="T3325" style:parent-style-name="DefaultParagraphFont" style:family="text">
      <style:text-properties fo:color="#000000"/>
    </style:style>
    <style:style style:name="T3326" style:parent-style-name="DefaultParagraphFont" style:family="text">
      <style:text-properties fo:font-weight="bold" style:font-weight-asian="bold" style:font-weight-complex="bold" fo:color="#000000"/>
    </style:style>
    <style:style style:name="P3327" style:parent-style-name="PreformattedText" style:family="paragraph">
      <style:text-properties fo:color="#000000"/>
    </style:style>
    <style:style style:name="P3328" style:parent-style-name="PreformattedText" style:family="paragraph">
      <style:text-properties fo:color="#000000"/>
    </style:style>
    <style:style style:name="P3329" style:parent-style-name="PreformattedText" style:family="paragraph">
      <style:text-properties fo:color="#000000"/>
    </style:style>
    <style:style style:name="P3330" style:parent-style-name="PreformattedText" style:family="paragraph">
      <style:text-properties fo:color="#000000"/>
    </style:style>
    <style:style style:name="T3331" style:parent-style-name="DefaultParagraphFont" style:family="text">
      <style:text-properties fo:color="#000000"/>
    </style:style>
    <style:style style:name="T3332" style:parent-style-name="DefaultParagraphFont" style:family="text">
      <style:text-properties fo:font-weight="bold" style:font-weight-asian="bold" style:font-weight-complex="bold" fo:color="#000000"/>
    </style:style>
    <style:style style:name="T3333" style:parent-style-name="DefaultParagraphFont" style:family="text">
      <style:text-properties fo:color="#000000"/>
    </style:style>
    <style:style style:name="T3334" style:parent-style-name="DefaultParagraphFont" style:family="text">
      <style:text-properties fo:font-weight="bold" style:font-weight-asian="bold" style:font-weight-complex="bold" fo:color="#000000"/>
    </style:style>
    <style:style style:name="P3335" style:parent-style-name="PreformattedText" style:family="paragraph">
      <style:text-properties fo:color="#000000"/>
    </style:style>
    <style:style style:name="P3336" style:parent-style-name="PreformattedText" style:family="paragraph">
      <style:text-properties fo:color="#000000"/>
    </style:style>
    <style:style style:name="P3337" style:parent-style-name="PreformattedText" style:family="paragraph">
      <style:text-properties fo:color="#000000"/>
    </style:style>
    <style:style style:name="P3338" style:parent-style-name="PreformattedText" style:family="paragraph">
      <style:text-properties fo:color="#000000"/>
    </style:style>
    <style:style style:name="T3339" style:parent-style-name="DefaultParagraphFont" style:family="text">
      <style:text-properties fo:color="#000000"/>
    </style:style>
    <style:style style:name="T3340" style:parent-style-name="DefaultParagraphFont" style:family="text">
      <style:text-properties fo:font-weight="bold" style:font-weight-asian="bold" style:font-weight-complex="bold" fo:color="#000000"/>
    </style:style>
    <style:style style:name="T3341" style:parent-style-name="DefaultParagraphFont" style:family="text">
      <style:text-properties fo:color="#000000"/>
    </style:style>
    <style:style style:name="T3342" style:parent-style-name="DefaultParagraphFont" style:family="text">
      <style:text-properties fo:font-weight="bold" style:font-weight-asian="bold" style:font-weight-complex="bold" fo:color="#000000"/>
    </style:style>
    <style:style style:name="P3343" style:parent-style-name="PreformattedText" style:family="paragraph">
      <style:text-properties fo:color="#000000"/>
    </style:style>
    <style:style style:name="P3344" style:parent-style-name="PreformattedText" style:family="paragraph">
      <style:text-properties fo:color="#000000"/>
    </style:style>
    <style:style style:name="P3345" style:parent-style-name="PreformattedText" style:family="paragraph">
      <style:text-properties fo:color="#000000"/>
    </style:style>
    <style:style style:name="P3346" style:parent-style-name="PreformattedText" style:family="paragraph">
      <style:text-properties fo:color="#000000"/>
    </style:style>
    <style:style style:name="T3347" style:parent-style-name="DefaultParagraphFont" style:family="text">
      <style:text-properties fo:color="#000000"/>
    </style:style>
    <style:style style:name="T3348" style:parent-style-name="DefaultParagraphFont" style:family="text">
      <style:text-properties fo:font-weight="bold" style:font-weight-asian="bold" style:font-weight-complex="bold" fo:color="#000000"/>
    </style:style>
    <style:style style:name="P3349" style:parent-style-name="PreformattedText" style:family="paragraph">
      <style:text-properties fo:color="#000000"/>
    </style:style>
    <style:style style:name="P3350" style:parent-style-name="PreformattedText" style:family="paragraph">
      <style:text-properties fo:color="#000000"/>
    </style:style>
    <style:style style:name="P3351" style:parent-style-name="PreformattedText" style:family="paragraph">
      <style:text-properties fo:color="#000000"/>
    </style:style>
    <style:style style:name="P3352" style:parent-style-name="PreformattedText" style:family="paragraph">
      <style:text-properties fo:color="#000000"/>
    </style:style>
    <style:style style:name="P3353" style:parent-style-name="PreformattedText" style:family="paragraph">
      <style:text-properties fo:font-weight="bold" style:font-weight-asian="bold" style:font-weight-complex="bold" fo:color="#000000"/>
    </style:style>
    <style:style style:name="P3354" style:parent-style-name="PreformattedText" style:family="paragraph">
      <style:text-properties fo:color="#000000"/>
    </style:style>
    <style:style style:name="P3355" style:parent-style-name="PreformattedText" style:family="paragraph">
      <style:text-properties fo:color="#000000"/>
    </style:style>
    <style:style style:name="P3356" style:parent-style-name="PreformattedText" style:family="paragraph">
      <style:text-properties fo:color="#000000"/>
    </style:style>
    <style:style style:name="P3357" style:parent-style-name="PreformattedText" style:family="paragraph">
      <style:text-properties fo:color="#000000"/>
    </style:style>
    <style:style style:name="P3358" style:parent-style-name="PreformattedText" style:family="paragraph">
      <style:text-properties fo:color="#000000"/>
    </style:style>
    <style:style style:name="P3359" style:parent-style-name="PreformattedText" style:family="paragraph">
      <style:text-properties fo:color="#000000"/>
    </style:style>
    <style:style style:name="P3360" style:parent-style-name="PreformattedText" style:family="paragraph">
      <style:text-properties fo:color="#000000"/>
    </style:style>
    <style:style style:name="P3361" style:parent-style-name="PreformattedText" style:family="paragraph">
      <style:text-properties fo:color="#000000"/>
    </style:style>
    <style:style style:name="P3362" style:parent-style-name="PreformattedText" style:family="paragraph">
      <style:text-properties fo:color="#000000"/>
    </style:style>
    <style:style style:name="P3363" style:parent-style-name="PreformattedText" style:family="paragraph">
      <style:text-properties fo:color="#000000"/>
    </style:style>
    <style:style style:name="P3364" style:parent-style-name="PreformattedText" style:family="paragraph">
      <style:text-properties fo:color="#000000"/>
    </style:style>
    <style:style style:name="P3365" style:parent-style-name="PreformattedText" style:family="paragraph">
      <style:text-properties fo:color="#000000"/>
    </style:style>
    <style:style style:name="P3366" style:parent-style-name="PreformattedText" style:family="paragraph">
      <style:text-properties fo:color="#000000"/>
    </style:style>
    <style:style style:name="P3367" style:parent-style-name="PreformattedText" style:family="paragraph">
      <style:text-properties fo:color="#000000"/>
    </style:style>
    <style:style style:name="P3368" style:parent-style-name="PreformattedText" style:family="paragraph">
      <style:text-properties fo:color="#000000"/>
    </style:style>
    <style:style style:name="P3369" style:parent-style-name="PreformattedText" style:family="paragraph">
      <style:text-properties fo:color="#000000"/>
    </style:style>
    <style:style style:name="P3370" style:parent-style-name="PreformattedText" style:family="paragraph">
      <style:text-properties fo:color="#000000"/>
    </style:style>
    <style:style style:name="P3371" style:parent-style-name="PreformattedText" style:family="paragraph">
      <style:text-properties fo:color="#000000"/>
    </style:style>
    <style:style style:name="P3372" style:parent-style-name="PreformattedText" style:family="paragraph">
      <style:text-properties fo:color="#000000"/>
    </style:style>
    <style:style style:name="P3373" style:parent-style-name="PreformattedText" style:family="paragraph">
      <style:text-properties fo:color="#000000"/>
    </style:style>
    <style:style style:name="P3374" style:parent-style-name="PreformattedText" style:family="paragraph">
      <style:text-properties fo:color="#000000"/>
    </style:style>
    <style:style style:name="P3375" style:parent-style-name="PreformattedText" style:family="paragraph">
      <style:text-properties fo:color="#000000"/>
    </style:style>
    <style:style style:name="P3376" style:parent-style-name="PreformattedText" style:family="paragraph">
      <style:text-properties fo:color="#000000"/>
    </style:style>
    <style:style style:name="P3377" style:parent-style-name="PreformattedText" style:family="paragraph">
      <style:text-properties fo:color="#000000"/>
    </style:style>
    <style:style style:name="P3378" style:parent-style-name="PreformattedText" style:family="paragraph">
      <style:text-properties fo:color="#000000"/>
    </style:style>
    <style:style style:name="P3379" style:parent-style-name="PreformattedText" style:family="paragraph">
      <style:text-properties fo:color="#000000"/>
    </style:style>
    <style:style style:name="P3380" style:parent-style-name="PreformattedText" style:family="paragraph">
      <style:text-properties fo:color="#000000"/>
    </style:style>
    <style:style style:name="T3381" style:parent-style-name="DefaultParagraphFont" style:family="text">
      <style:text-properties fo:color="#000000"/>
    </style:style>
    <style:style style:name="T3382" style:parent-style-name="DefaultParagraphFont" style:family="text">
      <style:text-properties fo:font-weight="bold" style:font-weight-asian="bold" style:font-weight-complex="bold" fo:color="#000000"/>
    </style:style>
    <style:style style:name="T3383" style:parent-style-name="DefaultParagraphFont" style:family="text">
      <style:text-properties fo:color="#000000"/>
    </style:style>
    <style:style style:name="P3384" style:parent-style-name="PreformattedText" style:family="paragraph">
      <style:text-properties fo:color="#000000"/>
    </style:style>
    <style:style style:name="P3385" style:parent-style-name="PreformattedText" style:family="paragraph">
      <style:text-properties fo:color="#000000"/>
    </style:style>
    <style:style style:name="P3386" style:parent-style-name="PreformattedText" style:family="paragraph">
      <style:text-properties fo:color="#000000"/>
    </style:style>
    <style:style style:name="P3387" style:parent-style-name="PreformattedText" style:family="paragraph">
      <style:text-properties fo:color="#000000"/>
    </style:style>
    <style:style style:name="P3388" style:parent-style-name="PreformattedText" style:family="paragraph">
      <style:text-properties fo:color="#000000"/>
    </style:style>
    <style:style style:name="P3389" style:parent-style-name="PreformattedText" style:family="paragraph">
      <style:text-properties fo:color="#000000"/>
    </style:style>
    <style:style style:name="P3390" style:parent-style-name="PreformattedText" style:family="paragraph">
      <style:text-properties fo:color="#000000"/>
    </style:style>
    <style:style style:name="P3391" style:parent-style-name="PreformattedText" style:family="paragraph">
      <style:text-properties fo:color="#000000"/>
    </style:style>
    <style:style style:name="P3392" style:parent-style-name="PreformattedText" style:family="paragraph">
      <style:text-properties fo:color="#000000"/>
    </style:style>
    <style:style style:name="P3393" style:parent-style-name="PreformattedText" style:family="paragraph">
      <style:text-properties fo:color="#000000"/>
    </style:style>
    <style:style style:name="P3394" style:parent-style-name="PreformattedText" style:family="paragraph">
      <style:text-properties fo:color="#000000"/>
    </style:style>
    <style:style style:name="P3395" style:parent-style-name="PreformattedText" style:family="paragraph">
      <style:text-properties fo:color="#000000"/>
    </style:style>
    <style:style style:name="P3396" style:parent-style-name="PreformattedText" style:family="paragraph">
      <style:text-properties fo:color="#000000"/>
    </style:style>
    <style:style style:name="P3397" style:parent-style-name="PreformattedText" style:family="paragraph">
      <style:text-properties fo:color="#000000"/>
    </style:style>
    <style:style style:name="P3398" style:parent-style-name="PreformattedText" style:family="paragraph">
      <style:text-properties fo:color="#000000"/>
    </style:style>
    <style:style style:name="P3399" style:parent-style-name="PreformattedText" style:family="paragraph">
      <style:text-properties fo:color="#000000"/>
    </style:style>
    <style:style style:name="P3400" style:parent-style-name="PreformattedText" style:family="paragraph">
      <style:text-properties fo:color="#000000"/>
    </style:style>
    <style:style style:name="P3401" style:parent-style-name="PreformattedText" style:family="paragraph">
      <style:text-properties fo:color="#000000"/>
    </style:style>
    <style:style style:name="P3402" style:parent-style-name="PreformattedText" style:family="paragraph">
      <style:text-properties fo:color="#000000"/>
    </style:style>
    <style:style style:name="P3403" style:parent-style-name="PreformattedText" style:family="paragraph">
      <style:text-properties fo:color="#000000"/>
    </style:style>
    <style:style style:name="P3404" style:parent-style-name="PreformattedText" style:family="paragraph">
      <style:text-properties fo:color="#000000"/>
    </style:style>
    <style:style style:name="P3405" style:parent-style-name="PreformattedText" style:family="paragraph">
      <style:text-properties fo:color="#000000"/>
    </style:style>
    <style:style style:name="P3406" style:parent-style-name="PreformattedText" style:family="paragraph">
      <style:text-properties fo:color="#000000"/>
    </style:style>
    <style:style style:name="P3407" style:parent-style-name="PreformattedText" style:family="paragraph">
      <style:text-properties fo:color="#000000"/>
    </style:style>
    <style:style style:name="P3408" style:parent-style-name="PreformattedText" style:family="paragraph">
      <style:text-properties fo:color="#000000"/>
    </style:style>
    <style:style style:name="P3409" style:parent-style-name="PreformattedText" style:family="paragraph">
      <style:text-properties fo:color="#000000"/>
    </style:style>
    <style:style style:name="P3410" style:parent-style-name="PreformattedText" style:family="paragraph">
      <style:text-properties fo:color="#000000"/>
    </style:style>
    <style:style style:name="P3411" style:parent-style-name="PreformattedText" style:family="paragraph">
      <style:text-properties fo:color="#000000"/>
    </style:style>
    <style:style style:name="P3412" style:parent-style-name="PreformattedText" style:family="paragraph">
      <style:text-properties fo:color="#000000"/>
    </style:style>
    <style:style style:name="P3413" style:parent-style-name="PreformattedText" style:family="paragraph">
      <style:text-properties fo:color="#000000"/>
    </style:style>
    <style:style style:name="P3414" style:parent-style-name="PreformattedText" style:family="paragraph">
      <style:text-properties fo:color="#000000"/>
    </style:style>
    <style:style style:name="P3415" style:parent-style-name="PreformattedText" style:family="paragraph">
      <style:text-properties fo:color="#000000"/>
    </style:style>
    <style:style style:name="P3416" style:parent-style-name="PreformattedText" style:family="paragraph">
      <style:text-properties fo:color="#000000"/>
    </style:style>
    <style:style style:name="P3417" style:parent-style-name="PreformattedText" style:family="paragraph">
      <style:text-properties fo:color="#000000"/>
    </style:style>
    <style:style style:name="P3418" style:parent-style-name="PreformattedText" style:family="paragraph">
      <style:text-properties fo:color="#000000"/>
    </style:style>
    <style:style style:name="P3419" style:parent-style-name="PreformattedText" style:family="paragraph">
      <style:text-properties fo:color="#000000"/>
    </style:style>
    <style:style style:name="P3420" style:parent-style-name="PreformattedText" style:family="paragraph">
      <style:text-properties fo:color="#000000"/>
    </style:style>
    <style:style style:name="P3421" style:parent-style-name="PreformattedText" style:family="paragraph">
      <style:text-properties fo:color="#000000"/>
    </style:style>
    <style:style style:name="TableColumn3423" style:family="table-column">
      <style:table-column-properties style:column-width="0.5395in" style:use-optimal-column-width="false"/>
    </style:style>
    <style:style style:name="TableColumn3424" style:family="table-column">
      <style:table-column-properties style:column-width="0.1881in" style:use-optimal-column-width="false"/>
    </style:style>
    <style:style style:name="Table3422" style:family="table">
      <style:table-properties style:width="0.7277in" fo:margin-left="0in" table:align="left"/>
    </style:style>
    <style:style style:name="TableRow3425" style:family="table-row">
      <style:table-row-properties style:use-optimal-row-height="false"/>
    </style:style>
    <style:style style:name="TableCell34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28" style:family="table-row">
      <style:table-row-properties style:use-optimal-row-height="false"/>
    </style:style>
    <style:style style:name="TableCell34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31" style:family="table-row">
      <style:table-row-properties style:use-optimal-row-height="false"/>
    </style:style>
    <style:style style:name="TableCell34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34" style:family="table-row">
      <style:table-row-properties style:use-optimal-row-height="false"/>
    </style:style>
    <style:style style:name="TableCell34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37" style:family="table-row">
      <style:table-row-properties style:use-optimal-row-height="false"/>
    </style:style>
    <style:style style:name="TableCell34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40" style:family="table-row">
      <style:table-row-properties style:use-optimal-row-height="false"/>
    </style:style>
    <style:style style:name="TableCell34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43" style:family="table-row">
      <style:table-row-properties style:use-optimal-row-height="false"/>
    </style:style>
    <style:style style:name="TableCell34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46" style:family="table-row">
      <style:table-row-properties style:use-optimal-row-height="false"/>
    </style:style>
    <style:style style:name="TableCell34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49" style:parent-style-name="PreformattedText" style:family="paragraph">
      <style:text-properties fo:color="#000000"/>
    </style:style>
    <style:style style:name="P3450" style:parent-style-name="PreformattedText" style:family="paragraph">
      <style:text-properties fo:color="#000000"/>
    </style:style>
    <style:style style:name="P3451" style:parent-style-name="PreformattedText" style:family="paragraph">
      <style:text-properties fo:color="#000000"/>
    </style:style>
    <style:style style:name="P3452" style:parent-style-name="PreformattedText" style:family="paragraph">
      <style:text-properties fo:color="#000000"/>
    </style:style>
    <style:style style:name="TableColumn3454" style:family="table-column">
      <style:table-column-properties style:column-width="0.5479in" style:use-optimal-column-width="false"/>
    </style:style>
    <style:style style:name="TableColumn3455" style:family="table-column">
      <style:table-column-properties style:column-width="0.1881in" style:use-optimal-column-width="false"/>
    </style:style>
    <style:style style:name="Table3453" style:family="table">
      <style:table-properties style:width="0.7361in" fo:margin-left="0in" table:align="left"/>
    </style:style>
    <style:style style:name="TableRow3456" style:family="table-row">
      <style:table-row-properties style:use-optimal-row-height="false"/>
    </style:style>
    <style:style style:name="TableCell34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59" style:family="table-row">
      <style:table-row-properties style:use-optimal-row-height="false"/>
    </style:style>
    <style:style style:name="TableCell34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62" style:parent-style-name="PreformattedText" style:family="paragraph">
      <style:text-properties fo:color="#000000"/>
    </style:style>
    <style:style style:name="TableColumn3464" style:family="table-column">
      <style:table-column-properties style:column-width="0.5479in" style:use-optimal-column-width="false"/>
    </style:style>
    <style:style style:name="TableColumn3465" style:family="table-column">
      <style:table-column-properties style:column-width="0.1881in" style:use-optimal-column-width="false"/>
    </style:style>
    <style:style style:name="Table3463" style:family="table">
      <style:table-properties style:width="0.7361in" fo:margin-left="0in" table:align="left"/>
    </style:style>
    <style:style style:name="TableRow3466" style:family="table-row">
      <style:table-row-properties style:use-optimal-row-height="false"/>
    </style:style>
    <style:style style:name="TableCell34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69" style:family="table-row">
      <style:table-row-properties style:use-optimal-row-height="false"/>
    </style:style>
    <style:style style:name="TableCell34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72" style:parent-style-name="PreformattedText" style:family="paragraph">
      <style:text-properties fo:color="#000000"/>
    </style:style>
    <style:style style:name="P3473" style:parent-style-name="PreformattedText" style:family="paragraph">
      <style:text-properties fo:color="#000000"/>
    </style:style>
    <style:style style:name="P3474" style:parent-style-name="PreformattedText" style:family="paragraph">
      <style:text-properties fo:color="#000000"/>
    </style:style>
    <style:style style:name="P3475" style:parent-style-name="PreformattedText" style:family="paragraph">
      <style:text-properties fo:color="#000000"/>
    </style:style>
    <style:style style:name="P3476" style:parent-style-name="PreformattedText" style:family="paragraph">
      <style:text-properties fo:color="#000000"/>
    </style:style>
    <style:style style:name="TableColumn3478" style:family="table-column">
      <style:table-column-properties style:column-width="0.5395in" style:use-optimal-column-width="false"/>
    </style:style>
    <style:style style:name="TableColumn3479" style:family="table-column">
      <style:table-column-properties style:column-width="0.1881in" style:use-optimal-column-width="false"/>
    </style:style>
    <style:style style:name="Table3477" style:family="table">
      <style:table-properties style:width="0.7277in" fo:margin-left="0in" table:align="left"/>
    </style:style>
    <style:style style:name="TableRow3480" style:family="table-row">
      <style:table-row-properties style:use-optimal-row-height="false"/>
    </style:style>
    <style:style style:name="TableCell348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83" style:family="table-row">
      <style:table-row-properties style:use-optimal-row-height="false"/>
    </style:style>
    <style:style style:name="TableCell34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86" style:parent-style-name="PreformattedText" style:family="paragraph">
      <style:text-properties fo:color="#000000"/>
    </style:style>
    <style:style style:name="TableColumn3488" style:family="table-column">
      <style:table-column-properties style:column-width="0.5006in" style:use-optimal-column-width="false"/>
    </style:style>
    <style:style style:name="TableColumn3489" style:family="table-column">
      <style:table-column-properties style:column-width="0.1881in" style:use-optimal-column-width="false"/>
    </style:style>
    <style:style style:name="Table3487" style:family="table">
      <style:table-properties style:width="0.6888in" fo:margin-left="0in" table:align="left"/>
    </style:style>
    <style:style style:name="TableRow3490" style:family="table-row">
      <style:table-row-properties style:use-optimal-row-height="false"/>
    </style:style>
    <style:style style:name="TableCell34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493" style:family="table-row">
      <style:table-row-properties style:use-optimal-row-height="false"/>
    </style:style>
    <style:style style:name="TableCell34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96" style:parent-style-name="PreformattedText" style:family="paragraph">
      <style:text-properties fo:color="#000000"/>
    </style:style>
    <style:style style:name="P3497" style:parent-style-name="PreformattedText" style:family="paragraph">
      <style:text-properties fo:color="#000000"/>
    </style:style>
    <style:style style:name="P3498" style:parent-style-name="PreformattedText" style:family="paragraph">
      <style:text-properties fo:color="#000000"/>
    </style:style>
    <style:style style:name="P3499" style:parent-style-name="PreformattedText" style:family="paragraph">
      <style:text-properties fo:color="#000000"/>
    </style:style>
    <style:style style:name="P3500" style:parent-style-name="PreformattedText" style:family="paragraph">
      <style:text-properties fo:color="#000000"/>
    </style:style>
    <style:style style:name="TableColumn3502" style:family="table-column">
      <style:table-column-properties style:column-width="0.5006in" style:use-optimal-column-width="false"/>
    </style:style>
    <style:style style:name="TableColumn3503" style:family="table-column">
      <style:table-column-properties style:column-width="0.1881in" style:use-optimal-column-width="false"/>
    </style:style>
    <style:style style:name="Table3501" style:family="table">
      <style:table-properties style:width="0.6888in" fo:margin-left="0in" table:align="left"/>
    </style:style>
    <style:style style:name="TableRow3504" style:family="table-row">
      <style:table-row-properties style:use-optimal-row-height="false"/>
    </style:style>
    <style:style style:name="TableCell35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07" style:family="table-row">
      <style:table-row-properties style:use-optimal-row-height="false"/>
    </style:style>
    <style:style style:name="TableCell35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10" style:family="table-row">
      <style:table-row-properties style:use-optimal-row-height="false"/>
    </style:style>
    <style:style style:name="TableCell35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13" style:family="table-row">
      <style:table-row-properties style:use-optimal-row-height="false"/>
    </style:style>
    <style:style style:name="TableCell35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16" style:parent-style-name="PreformattedText" style:family="paragraph">
      <style:text-properties fo:color="#000000"/>
    </style:style>
    <style:style style:name="P3517" style:parent-style-name="PreformattedText" style:family="paragraph">
      <style:text-properties fo:color="#000000"/>
    </style:style>
    <style:style style:name="TableColumn3519" style:family="table-column">
      <style:table-column-properties style:column-width="0.5006in" style:use-optimal-column-width="false"/>
    </style:style>
    <style:style style:name="TableColumn3520" style:family="table-column">
      <style:table-column-properties style:column-width="0.1881in" style:use-optimal-column-width="false"/>
    </style:style>
    <style:style style:name="Table3518" style:family="table">
      <style:table-properties style:width="0.6888in" fo:margin-left="0in" table:align="left"/>
    </style:style>
    <style:style style:name="TableRow3521" style:family="table-row">
      <style:table-row-properties style:use-optimal-row-height="false"/>
    </style:style>
    <style:style style:name="TableCell35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24" style:family="table-row">
      <style:table-row-properties style:use-optimal-row-height="false"/>
    </style:style>
    <style:style style:name="TableCell35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27" style:family="table-row">
      <style:table-row-properties style:use-optimal-row-height="false"/>
    </style:style>
    <style:style style:name="TableCell35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30" style:family="table-row">
      <style:table-row-properties style:use-optimal-row-height="false"/>
    </style:style>
    <style:style style:name="TableCell35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33" style:parent-style-name="PreformattedText" style:family="paragraph">
      <style:text-properties fo:color="#000000"/>
    </style:style>
    <style:style style:name="P3534" style:parent-style-name="PreformattedText" style:family="paragraph">
      <style:text-properties fo:color="#000000"/>
    </style:style>
    <style:style style:name="P3535" style:parent-style-name="PreformattedText" style:family="paragraph">
      <style:text-properties fo:color="#000000"/>
    </style:style>
    <style:style style:name="TableColumn3537" style:family="table-column">
      <style:table-column-properties style:column-width="0.5006in" style:use-optimal-column-width="false"/>
    </style:style>
    <style:style style:name="TableColumn3538" style:family="table-column">
      <style:table-column-properties style:column-width="0.1881in" style:use-optimal-column-width="false"/>
    </style:style>
    <style:style style:name="Table3536" style:family="table">
      <style:table-properties style:width="0.6888in" fo:margin-left="0in" table:align="left"/>
    </style:style>
    <style:style style:name="TableRow3539" style:family="table-row">
      <style:table-row-properties style:use-optimal-row-height="false"/>
    </style:style>
    <style:style style:name="TableCell35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42" style:family="table-row">
      <style:table-row-properties style:use-optimal-row-height="false"/>
    </style:style>
    <style:style style:name="TableCell35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45" style:parent-style-name="PreformattedText" style:family="paragraph">
      <style:text-properties fo:color="#000000"/>
    </style:style>
    <style:style style:name="TableColumn3547" style:family="table-column">
      <style:table-column-properties style:column-width="0.5486in" style:use-optimal-column-width="false"/>
    </style:style>
    <style:style style:name="TableColumn3548" style:family="table-column">
      <style:table-column-properties style:column-width="0.1881in" style:use-optimal-column-width="false"/>
    </style:style>
    <style:style style:name="Table3546" style:family="table">
      <style:table-properties style:width="0.7368in" fo:margin-left="0in" table:align="left"/>
    </style:style>
    <style:style style:name="TableRow3549" style:family="table-row">
      <style:table-row-properties style:use-optimal-row-height="false"/>
    </style:style>
    <style:style style:name="TableCell35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52" style:family="table-row">
      <style:table-row-properties style:use-optimal-row-height="false"/>
    </style:style>
    <style:style style:name="TableCell355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55" style:parent-style-name="PreformattedText" style:family="paragraph">
      <style:text-properties fo:color="#000000"/>
    </style:style>
    <style:style style:name="P3556" style:parent-style-name="PreformattedText" style:family="paragraph">
      <style:text-properties fo:color="#000000"/>
    </style:style>
    <style:style style:name="P3557" style:parent-style-name="PreformattedText" style:family="paragraph">
      <style:text-properties fo:color="#000000"/>
    </style:style>
    <style:style style:name="P3558" style:parent-style-name="PreformattedText" style:family="paragraph">
      <style:text-properties fo:color="#000000"/>
    </style:style>
    <style:style style:name="P3559" style:parent-style-name="PreformattedText" style:family="paragraph">
      <style:text-properties fo:color="#000000"/>
    </style:style>
    <style:style style:name="TableColumn3561" style:family="table-column">
      <style:table-column-properties style:column-width="0.5479in" style:use-optimal-column-width="false"/>
    </style:style>
    <style:style style:name="TableColumn3562" style:family="table-column">
      <style:table-column-properties style:column-width="0.1881in" style:use-optimal-column-width="false"/>
    </style:style>
    <style:style style:name="Table3560" style:family="table">
      <style:table-properties style:width="0.7361in" fo:margin-left="0in" table:align="left"/>
    </style:style>
    <style:style style:name="TableRow3563" style:family="table-row">
      <style:table-row-properties style:use-optimal-row-height="false"/>
    </style:style>
    <style:style style:name="TableCell35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66" style:family="table-row">
      <style:table-row-properties style:use-optimal-row-height="false"/>
    </style:style>
    <style:style style:name="TableCell35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69" style:parent-style-name="PreformattedText" style:family="paragraph">
      <style:text-properties fo:color="#000000"/>
    </style:style>
    <style:style style:name="TableColumn3571" style:family="table-column">
      <style:table-column-properties style:column-width="0.5479in" style:use-optimal-column-width="false"/>
    </style:style>
    <style:style style:name="TableColumn3572" style:family="table-column">
      <style:table-column-properties style:column-width="0.1881in" style:use-optimal-column-width="false"/>
    </style:style>
    <style:style style:name="Table3570" style:family="table">
      <style:table-properties style:width="0.7361in" fo:margin-left="0in" table:align="left"/>
    </style:style>
    <style:style style:name="TableRow3573" style:family="table-row">
      <style:table-row-properties style:use-optimal-row-height="false"/>
    </style:style>
    <style:style style:name="TableCell35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76" style:family="table-row">
      <style:table-row-properties style:use-optimal-row-height="false"/>
    </style:style>
    <style:style style:name="TableCell357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5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579" style:parent-style-name="PreformattedText" style:family="paragraph">
      <style:text-properties fo:color="#000000"/>
    </style:style>
    <style:style style:name="P3580" style:parent-style-name="PreformattedText" style:family="paragraph">
      <style:text-properties fo:color="#000000"/>
    </style:style>
    <style:style style:name="P3581" style:parent-style-name="PreformattedText" style:family="paragraph">
      <style:text-properties fo:color="#000000"/>
    </style:style>
    <style:style style:name="P3582" style:parent-style-name="PreformattedText" style:family="paragraph">
      <style:text-properties fo:color="#000000"/>
    </style:style>
    <style:style style:name="P3583" style:parent-style-name="PreformattedText" style:family="paragraph">
      <style:text-properties fo:color="#000000"/>
    </style:style>
    <style:style style:name="P3584" style:parent-style-name="PreformattedText" style:family="paragraph">
      <style:text-properties fo:color="#000000"/>
    </style:style>
    <style:style style:name="P3585" style:parent-style-name="PreformattedText" style:family="paragraph">
      <style:text-properties fo:color="#000000"/>
    </style:style>
    <style:style style:name="P3586" style:parent-style-name="PreformattedText" style:family="paragraph">
      <style:text-properties fo:color="#000000"/>
    </style:style>
    <style:style style:name="P3587" style:parent-style-name="PreformattedText" style:family="paragraph">
      <style:text-properties fo:color="#000000"/>
    </style:style>
    <style:style style:name="P3588" style:parent-style-name="PreformattedText" style:family="paragraph">
      <style:text-properties fo:color="#000000"/>
    </style:style>
    <style:style style:name="P3589" style:parent-style-name="PreformattedText" style:family="paragraph">
      <style:text-properties fo:color="#000000"/>
    </style:style>
    <style:style style:name="P3590" style:parent-style-name="PreformattedText" style:family="paragraph">
      <style:text-properties fo:color="#000000"/>
    </style:style>
    <style:style style:name="P3591" style:parent-style-name="PreformattedText" style:family="paragraph">
      <style:text-properties fo:color="#000000"/>
    </style:style>
    <style:style style:name="P3592" style:parent-style-name="PreformattedText" style:family="paragraph">
      <style:text-properties fo:color="#000000"/>
    </style:style>
    <style:style style:name="P3593" style:parent-style-name="PreformattedText" style:family="paragraph">
      <style:text-properties fo:color="#000000"/>
    </style:style>
    <style:style style:name="P3594" style:parent-style-name="PreformattedText" style:family="paragraph">
      <style:text-properties fo:color="#000000"/>
    </style:style>
    <style:style style:name="P3595" style:parent-style-name="PreformattedText" style:family="paragraph">
      <style:text-properties fo:color="#000000"/>
    </style:style>
    <style:style style:name="P3596" style:parent-style-name="PreformattedText" style:family="paragraph">
      <style:text-properties fo:color="#000000"/>
    </style:style>
    <style:style style:name="P3597" style:parent-style-name="PreformattedText" style:family="paragraph">
      <style:text-properties fo:color="#000000"/>
    </style:style>
    <style:style style:name="P3598" style:parent-style-name="PreformattedText" style:family="paragraph">
      <style:text-properties fo:color="#000000"/>
    </style:style>
    <style:style style:name="P3599" style:parent-style-name="PreformattedText" style:family="paragraph">
      <style:text-properties fo:color="#000000"/>
    </style:style>
    <style:style style:name="P3600" style:parent-style-name="PreformattedText" style:family="paragraph">
      <style:text-properties fo:color="#000000"/>
    </style:style>
    <style:style style:name="P3601" style:parent-style-name="PreformattedText" style:family="paragraph">
      <style:text-properties fo:color="#000000"/>
    </style:style>
    <style:style style:name="P3602" style:parent-style-name="PreformattedText" style:family="paragraph">
      <style:text-properties fo:color="#000000"/>
    </style:style>
    <style:style style:name="P3603" style:parent-style-name="PreformattedText" style:family="paragraph">
      <style:text-properties fo:color="#000000"/>
    </style:style>
    <style:style style:name="P3604" style:parent-style-name="PreformattedText" style:family="paragraph">
      <style:text-properties fo:color="#000000"/>
    </style:style>
    <style:style style:name="P3605" style:parent-style-name="PreformattedText" style:family="paragraph">
      <style:text-properties fo:color="#000000"/>
    </style:style>
    <style:style style:name="P3606" style:parent-style-name="PreformattedText" style:family="paragraph">
      <style:text-properties fo:color="#000000"/>
    </style:style>
    <style:style style:name="P3607" style:parent-style-name="PreformattedText" style:family="paragraph">
      <style:text-properties fo:color="#000000"/>
    </style:style>
    <style:style style:name="P3608" style:parent-style-name="PreformattedText" style:family="paragraph">
      <style:text-properties fo:color="#000000"/>
    </style:style>
    <style:style style:name="P3609" style:parent-style-name="PreformattedText" style:family="paragraph">
      <style:text-properties fo:color="#000000"/>
    </style:style>
    <style:style style:name="P3610" style:parent-style-name="PreformattedText" style:family="paragraph">
      <style:text-properties fo:color="#000000"/>
    </style:style>
    <style:style style:name="P3611" style:parent-style-name="PreformattedText" style:family="paragraph">
      <style:text-properties fo:color="#000000"/>
    </style:style>
    <style:style style:name="P3612" style:parent-style-name="PreformattedText" style:family="paragraph">
      <style:text-properties fo:color="#000000"/>
    </style:style>
    <style:style style:name="P3613" style:parent-style-name="PreformattedText" style:family="paragraph">
      <style:text-properties fo:color="#000000"/>
    </style:style>
    <style:style style:name="P3614" style:parent-style-name="PreformattedText" style:family="paragraph">
      <style:text-properties fo:color="#000000"/>
    </style:style>
    <style:style style:name="P3615" style:parent-style-name="PreformattedText" style:family="paragraph">
      <style:text-properties fo:color="#000000"/>
    </style:style>
    <style:style style:name="P3616" style:parent-style-name="PreformattedText" style:family="paragraph">
      <style:text-properties fo:color="#000000"/>
    </style:style>
    <style:style style:name="P3617" style:parent-style-name="PreformattedText" style:family="paragraph">
      <style:text-properties fo:color="#000000"/>
    </style:style>
    <style:style style:name="P3618" style:parent-style-name="PreformattedText" style:family="paragraph">
      <style:text-properties fo:color="#000000"/>
    </style:style>
    <style:style style:name="P3619" style:parent-style-name="PreformattedText" style:family="paragraph">
      <style:text-properties fo:color="#000000"/>
    </style:style>
    <style:style style:name="P3620" style:parent-style-name="PreformattedText" style:family="paragraph">
      <style:text-properties fo:color="#000000"/>
    </style:style>
    <style:style style:name="P3621" style:parent-style-name="PreformattedText" style:family="paragraph">
      <style:text-properties fo:color="#000000"/>
    </style:style>
    <style:style style:name="P3622" style:parent-style-name="PreformattedText" style:family="paragraph">
      <style:text-properties fo:color="#000000"/>
    </style:style>
    <style:style style:name="P3623" style:parent-style-name="PreformattedText" style:family="paragraph">
      <style:text-properties fo:color="#000000"/>
    </style:style>
    <style:style style:name="P3624" style:parent-style-name="PreformattedText" style:family="paragraph">
      <style:text-properties fo:color="#000000"/>
    </style:style>
    <style:style style:name="P3625" style:parent-style-name="PreformattedText" style:family="paragraph">
      <style:text-properties fo:color="#000000"/>
    </style:style>
    <style:style style:name="P3626" style:parent-style-name="PreformattedText" style:family="paragraph">
      <style:text-properties fo:color="#000000"/>
    </style:style>
    <style:style style:name="P3627" style:parent-style-name="PreformattedText" style:family="paragraph">
      <style:text-properties fo:color="#000000"/>
    </style:style>
    <style:style style:name="P3628" style:parent-style-name="PreformattedText" style:family="paragraph">
      <style:text-properties fo:color="#000000"/>
    </style:style>
    <style:style style:name="P3629" style:parent-style-name="PreformattedText" style:family="paragraph">
      <style:text-properties fo:color="#000000"/>
    </style:style>
    <style:style style:name="P3630" style:parent-style-name="PreformattedText" style:family="paragraph">
      <style:text-properties fo:color="#000000"/>
    </style:style>
    <style:style style:name="P3631" style:parent-style-name="PreformattedText" style:family="paragraph">
      <style:text-properties fo:color="#000000"/>
    </style:style>
    <style:style style:name="P3632" style:parent-style-name="PreformattedText" style:family="paragraph">
      <style:text-properties fo:color="#000000"/>
    </style:style>
    <style:style style:name="P3633" style:parent-style-name="PreformattedText" style:family="paragraph">
      <style:text-properties fo:color="#000000"/>
    </style:style>
    <style:style style:name="P3634" style:parent-style-name="PreformattedText" style:family="paragraph">
      <style:text-properties fo:color="#000000"/>
    </style:style>
    <style:style style:name="P3635" style:parent-style-name="PreformattedText" style:family="paragraph">
      <style:text-properties fo:color="#000000"/>
    </style:style>
    <style:style style:name="P3636" style:parent-style-name="PreformattedText" style:family="paragraph">
      <style:text-properties fo:color="#000000"/>
    </style:style>
    <style:style style:name="P3637" style:parent-style-name="PreformattedText" style:family="paragraph">
      <style:text-properties fo:color="#000000"/>
    </style:style>
    <style:style style:name="P3638" style:parent-style-name="PreformattedText" style:family="paragraph">
      <style:text-properties fo:color="#000000"/>
    </style:style>
    <style:style style:name="P3639" style:parent-style-name="PreformattedText" style:family="paragraph">
      <style:text-properties fo:color="#000000"/>
    </style:style>
    <style:style style:name="P3640" style:parent-style-name="PreformattedText" style:family="paragraph">
      <style:text-properties fo:color="#000000"/>
    </style:style>
    <style:style style:name="P3641" style:parent-style-name="PreformattedText" style:family="paragraph">
      <style:text-properties fo:color="#000000"/>
    </style:style>
    <style:style style:name="P3642" style:parent-style-name="PreformattedText" style:family="paragraph">
      <style:text-properties fo:color="#000000"/>
    </style:style>
    <style:style style:name="P3643" style:parent-style-name="PreformattedText" style:family="paragraph">
      <style:text-properties fo:color="#000000"/>
    </style:style>
    <style:style style:name="P3644" style:parent-style-name="PreformattedText" style:family="paragraph">
      <style:text-properties fo:color="#000000"/>
    </style:style>
    <style:style style:name="P3645" style:parent-style-name="PreformattedText" style:family="paragraph">
      <style:text-properties fo:color="#000000"/>
    </style:style>
    <style:style style:name="P3646" style:parent-style-name="PreformattedText" style:family="paragraph">
      <style:text-properties fo:color="#000000"/>
    </style:style>
    <style:style style:name="P3647" style:parent-style-name="PreformattedText" style:family="paragraph">
      <style:text-properties fo:color="#000000"/>
    </style:style>
    <style:style style:name="P3648" style:parent-style-name="PreformattedText" style:family="paragraph">
      <style:text-properties fo:color="#000000"/>
    </style:style>
    <style:style style:name="P3649" style:parent-style-name="PreformattedText" style:family="paragraph">
      <style:text-properties fo:color="#000000"/>
    </style:style>
    <style:style style:name="P3650" style:parent-style-name="PreformattedText" style:family="paragraph">
      <style:text-properties fo:color="#000000"/>
    </style:style>
    <style:style style:name="P3651" style:parent-style-name="PreformattedText" style:family="paragraph">
      <style:text-properties fo:color="#000000"/>
    </style:style>
    <style:style style:name="P3652" style:parent-style-name="PreformattedText" style:family="paragraph">
      <style:text-properties fo:color="#000000"/>
    </style:style>
    <style:style style:name="P3653" style:parent-style-name="PreformattedText" style:family="paragraph">
      <style:text-properties fo:color="#000000"/>
    </style:style>
    <style:style style:name="P3654" style:parent-style-name="PreformattedText" style:family="paragraph">
      <style:text-properties fo:color="#000000"/>
    </style:style>
    <style:style style:name="P3655" style:parent-style-name="PreformattedText" style:family="paragraph">
      <style:text-properties fo:color="#000000"/>
    </style:style>
    <style:style style:name="P3656" style:parent-style-name="PreformattedText" style:family="paragraph">
      <style:text-properties fo:color="#000000"/>
    </style:style>
    <style:style style:name="P3657" style:parent-style-name="PreformattedText" style:family="paragraph">
      <style:text-properties fo:color="#000000"/>
    </style:style>
    <style:style style:name="P3658" style:parent-style-name="PreformattedText" style:family="paragraph">
      <style:text-properties fo:color="#000000"/>
    </style:style>
    <style:style style:name="P3659" style:parent-style-name="PreformattedText" style:family="paragraph">
      <style:text-properties fo:color="#000000"/>
    </style:style>
    <style:style style:name="P3660" style:parent-style-name="PreformattedText" style:family="paragraph">
      <style:text-properties fo:color="#000000"/>
    </style:style>
    <style:style style:name="P3661" style:parent-style-name="PreformattedText" style:family="paragraph">
      <style:text-properties fo:color="#000000"/>
    </style:style>
    <style:style style:name="P3662" style:parent-style-name="PreformattedText" style:family="paragraph">
      <style:text-properties fo:color="#000000"/>
    </style:style>
    <style:style style:name="P3663" style:parent-style-name="PreformattedText" style:family="paragraph">
      <style:text-properties fo:color="#000000"/>
    </style:style>
    <style:style style:name="P3664" style:parent-style-name="PreformattedText" style:family="paragraph">
      <style:text-properties fo:color="#000000"/>
    </style:style>
    <style:style style:name="P3665" style:parent-style-name="PreformattedText" style:family="paragraph">
      <style:text-properties fo:color="#000000"/>
    </style:style>
    <style:style style:name="P3666" style:parent-style-name="PreformattedText" style:family="paragraph">
      <style:text-properties fo:color="#000000"/>
    </style:style>
    <style:style style:name="P3667" style:parent-style-name="PreformattedText" style:family="paragraph">
      <style:text-properties fo:color="#000000"/>
    </style:style>
    <style:style style:name="P3668" style:parent-style-name="PreformattedText" style:family="paragraph">
      <style:text-properties fo:color="#000000"/>
    </style:style>
    <style:style style:name="P3669" style:parent-style-name="PreformattedText" style:family="paragraph">
      <style:text-properties fo:color="#000000"/>
    </style:style>
    <style:style style:name="P3670" style:parent-style-name="PreformattedText" style:family="paragraph">
      <style:text-properties fo:color="#000000"/>
    </style:style>
    <style:style style:name="P3671" style:parent-style-name="PreformattedText" style:family="paragraph">
      <style:text-properties fo:color="#000000"/>
    </style:style>
    <style:style style:name="P3672" style:parent-style-name="PreformattedText" style:family="paragraph">
      <style:text-properties fo:color="#000000"/>
    </style:style>
    <style:style style:name="P3673" style:parent-style-name="PreformattedText" style:family="paragraph">
      <style:text-properties fo:color="#000000"/>
    </style:style>
    <style:style style:name="P3674" style:parent-style-name="PreformattedText" style:family="paragraph">
      <style:text-properties fo:color="#000000"/>
    </style:style>
    <style:style style:name="P3675" style:parent-style-name="PreformattedText" style:family="paragraph">
      <style:text-properties fo:color="#000000"/>
    </style:style>
    <style:style style:name="P3676" style:parent-style-name="PreformattedText" style:family="paragraph">
      <style:text-properties fo:color="#000000"/>
    </style:style>
    <style:style style:name="P3677" style:parent-style-name="PreformattedText" style:family="paragraph">
      <style:text-properties fo:color="#000000"/>
    </style:style>
    <style:style style:name="P3678" style:parent-style-name="PreformattedText" style:family="paragraph">
      <style:text-properties fo:color="#000000"/>
    </style:style>
    <style:style style:name="P3679" style:parent-style-name="PreformattedText" style:family="paragraph">
      <style:text-properties fo:color="#000000"/>
    </style:style>
    <style:style style:name="P3680" style:parent-style-name="PreformattedText" style:family="paragraph">
      <style:text-properties fo:color="#000000"/>
    </style:style>
    <style:style style:name="P3681" style:parent-style-name="PreformattedText" style:family="paragraph">
      <style:text-properties fo:color="#000000"/>
    </style:style>
    <style:style style:name="P3682" style:parent-style-name="PreformattedText" style:family="paragraph">
      <style:text-properties fo:color="#000000"/>
    </style:style>
    <style:style style:name="TableColumn3684" style:family="table-column">
      <style:table-column-properties style:column-width="4.2902in" style:use-optimal-column-width="false"/>
    </style:style>
    <style:style style:name="TableColumn3685" style:family="table-column">
      <style:table-column-properties style:column-width="0.1069in" style:use-optimal-column-width="false"/>
    </style:style>
    <style:style style:name="Table3683" style:family="table">
      <style:table-properties style:width="4.3972in" fo:margin-left="0in" table:align="left"/>
    </style:style>
    <style:style style:name="TableRow3686" style:family="table-row">
      <style:table-row-properties style:use-optimal-row-height="false"/>
    </style:style>
    <style:style style:name="TableCell368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6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89" style:parent-style-name="TableContents" style:family="paragraph">
      <style:text-properties fo:font-size="2pt" style:font-size-asian="2pt" style:font-size-complex="2pt"/>
    </style:style>
    <style:style style:name="TableRow3690" style:family="table-row">
      <style:table-row-properties style:use-optimal-row-height="false"/>
    </style:style>
    <style:style style:name="TableCell36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6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693" style:parent-style-name="TableContents" style:family="paragraph">
      <style:text-properties fo:font-size="2pt" style:font-size-asian="2pt" style:font-size-complex="2pt"/>
    </style:style>
    <style:style style:name="P3694" style:parent-style-name="PreformattedText" style:family="paragraph">
      <style:text-properties fo:color="#000000"/>
    </style:style>
    <style:style style:name="P3695" style:parent-style-name="PreformattedText" style:family="paragraph">
      <style:text-properties fo:color="#000000"/>
    </style:style>
    <style:style style:name="P3696" style:parent-style-name="PreformattedText" style:family="paragraph">
      <style:text-properties fo:color="#000000"/>
    </style:style>
    <style:style style:name="TableColumn3698" style:family="table-column">
      <style:table-column-properties style:column-width="4.3666in" style:use-optimal-column-width="false"/>
    </style:style>
    <style:style style:name="TableColumn3699" style:family="table-column">
      <style:table-column-properties style:column-width="0.1069in" style:use-optimal-column-width="false"/>
    </style:style>
    <style:style style:name="Table3697" style:family="table">
      <style:table-properties style:width="4.4736in" fo:margin-left="0in" table:align="left"/>
    </style:style>
    <style:style style:name="TableRow3700" style:family="table-row">
      <style:table-row-properties style:use-optimal-row-height="false"/>
    </style:style>
    <style:style style:name="TableCell37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7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03" style:parent-style-name="TableContents" style:family="paragraph">
      <style:text-properties fo:font-size="2pt" style:font-size-asian="2pt" style:font-size-complex="2pt"/>
    </style:style>
    <style:style style:name="TableRow3704" style:family="table-row">
      <style:table-row-properties style:use-optimal-row-height="false"/>
    </style:style>
    <style:style style:name="TableCell37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7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07" style:parent-style-name="TableContents" style:family="paragraph">
      <style:text-properties fo:font-size="2pt" style:font-size-asian="2pt" style:font-size-complex="2pt"/>
    </style:style>
    <style:style style:name="P3708" style:parent-style-name="PreformattedText" style:family="paragraph">
      <style:text-properties fo:color="#000000"/>
    </style:style>
    <style:style style:name="P3709" style:parent-style-name="PreformattedText" style:family="paragraph">
      <style:text-properties fo:color="#000000"/>
    </style:style>
    <style:style style:name="P3710" style:parent-style-name="PreformattedText" style:family="paragraph">
      <style:text-properties fo:color="#000000"/>
    </style:style>
    <style:style style:name="P3711" style:parent-style-name="PreformattedText" style:family="paragraph">
      <style:text-properties fo:color="#000000"/>
    </style:style>
    <style:style style:name="P3712" style:parent-style-name="PreformattedText" style:family="paragraph">
      <style:text-properties fo:color="#000000"/>
    </style:style>
    <style:style style:name="P3713" style:parent-style-name="PreformattedText" style:family="paragraph">
      <style:text-properties fo:color="#000000"/>
    </style:style>
    <style:style style:name="P3714" style:parent-style-name="PreformattedText" style:family="paragraph">
      <style:text-properties fo:color="#000000"/>
    </style:style>
    <style:style style:name="P3715" style:parent-style-name="PreformattedText" style:family="paragraph">
      <style:text-properties fo:color="#000000"/>
    </style:style>
    <style:style style:name="TableColumn3717" style:family="table-column">
      <style:table-column-properties style:column-width="2.3708in" style:use-optimal-column-width="false"/>
    </style:style>
    <style:style style:name="Table3716" style:family="table">
      <style:table-properties style:width="2.3708in" fo:margin-left="0in" table:align="left"/>
    </style:style>
    <style:style style:name="TableRow3718" style:family="table-row">
      <style:table-row-properties style:use-optimal-row-height="false"/>
    </style:style>
    <style:style style:name="TableCell37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720" style:parent-style-name="PreformattedText" style:family="paragraph">
      <style:text-properties fo:color="#000000"/>
    </style:style>
    <style:style style:name="P3721" style:parent-style-name="PreformattedText" style:family="paragraph">
      <style:text-properties fo:color="#000000"/>
    </style:style>
    <style:style style:name="P3722" style:parent-style-name="PreformattedText" style:family="paragraph">
      <style:text-properties fo:color="#000000"/>
    </style:style>
    <style:style style:name="P3723" style:parent-style-name="PreformattedText" style:family="paragraph">
      <style:text-properties fo:color="#000000"/>
    </style:style>
    <style:style style:name="P3724" style:parent-style-name="PreformattedText" style:family="paragraph">
      <style:text-properties fo:color="#000000"/>
    </style:style>
    <style:style style:name="P3725" style:parent-style-name="PreformattedText" style:family="paragraph">
      <style:text-properties fo:color="#000000"/>
    </style:style>
    <style:style style:name="P3726" style:parent-style-name="PreformattedText" style:family="paragraph">
      <style:text-properties fo:color="#000000"/>
    </style:style>
    <style:style style:name="P3727" style:parent-style-name="PreformattedText" style:family="paragraph">
      <style:text-properties fo:color="#000000"/>
    </style:style>
    <style:style style:name="P3728" style:parent-style-name="PreformattedText" style:family="paragraph">
      <style:text-properties fo:color="#000000"/>
    </style:style>
    <style:style style:name="P3729" style:parent-style-name="PreformattedText" style:family="paragraph">
      <style:text-properties fo:color="#000000"/>
    </style:style>
    <style:style style:name="P3730" style:parent-style-name="PreformattedText" style:family="paragraph">
      <style:text-properties fo:color="#000000"/>
    </style:style>
    <style:style style:name="P3731" style:parent-style-name="PreformattedText" style:family="paragraph">
      <style:text-properties fo:color="#000000"/>
    </style:style>
    <style:style style:name="P3732" style:parent-style-name="PreformattedText" style:family="paragraph">
      <style:text-properties fo:color="#000000"/>
    </style:style>
    <style:style style:name="P3733" style:parent-style-name="PreformattedText" style:family="paragraph">
      <style:text-properties fo:color="#000000"/>
    </style:style>
    <style:style style:name="P3734" style:parent-style-name="PreformattedText" style:family="paragraph">
      <style:text-properties fo:color="#000000"/>
    </style:style>
    <style:style style:name="P3735" style:parent-style-name="PreformattedText" style:family="paragraph">
      <style:text-properties fo:color="#000000"/>
    </style:style>
    <style:style style:name="P3736" style:parent-style-name="PreformattedText" style:family="paragraph">
      <style:text-properties fo:color="#000000"/>
    </style:style>
    <style:style style:name="P3737" style:parent-style-name="PreformattedText" style:family="paragraph">
      <style:text-properties fo:color="#000000"/>
    </style:style>
    <style:style style:name="P3738" style:parent-style-name="PreformattedText" style:family="paragraph">
      <style:text-properties fo:color="#000000"/>
    </style:style>
    <style:style style:name="P3739" style:parent-style-name="PreformattedText" style:family="paragraph">
      <style:text-properties fo:color="#000000"/>
    </style:style>
    <style:style style:name="P3740" style:parent-style-name="PreformattedText" style:family="paragraph">
      <style:text-properties fo:color="#000000"/>
    </style:style>
    <style:style style:name="P3741" style:parent-style-name="PreformattedText" style:family="paragraph">
      <style:text-properties fo:color="#000000"/>
    </style:style>
    <style:style style:name="P3742" style:parent-style-name="PreformattedText" style:family="paragraph">
      <style:text-properties fo:color="#000000"/>
    </style:style>
    <style:style style:name="P3743" style:parent-style-name="PreformattedText" style:family="paragraph">
      <style:text-properties fo:color="#000000"/>
    </style:style>
    <style:style style:name="P3744" style:parent-style-name="PreformattedText" style:family="paragraph">
      <style:text-properties fo:color="#000000"/>
    </style:style>
    <style:style style:name="P3745" style:parent-style-name="PreformattedText" style:family="paragraph">
      <style:text-properties fo:color="#000000"/>
    </style:style>
    <style:style style:name="P3746" style:parent-style-name="PreformattedText" style:family="paragraph">
      <style:text-properties fo:color="#000000"/>
    </style:style>
    <style:style style:name="P3747" style:parent-style-name="PreformattedText" style:family="paragraph">
      <style:text-properties fo:color="#000000"/>
    </style:style>
    <style:style style:name="P3748" style:parent-style-name="PreformattedText" style:family="paragraph">
      <style:text-properties fo:color="#000000"/>
    </style:style>
    <style:style style:name="P3749" style:parent-style-name="PreformattedText" style:family="paragraph">
      <style:text-properties fo:color="#000000"/>
    </style:style>
    <style:style style:name="P3750" style:parent-style-name="PreformattedText" style:family="paragraph">
      <style:text-properties fo:color="#000000"/>
    </style:style>
    <style:style style:name="P3751" style:parent-style-name="PreformattedText" style:family="paragraph">
      <style:text-properties fo:color="#000000"/>
    </style:style>
    <style:style style:name="P3752" style:parent-style-name="PreformattedText" style:family="paragraph">
      <style:text-properties fo:color="#000000"/>
    </style:style>
    <style:style style:name="P3753" style:parent-style-name="PreformattedText" style:family="paragraph">
      <style:text-properties fo:color="#000000"/>
    </style:style>
    <style:style style:name="P3754" style:parent-style-name="PreformattedText" style:family="paragraph">
      <style:text-properties fo:color="#000000"/>
    </style:style>
    <style:style style:name="P3755" style:parent-style-name="PreformattedText" style:family="paragraph">
      <style:text-properties fo:color="#000000"/>
    </style:style>
    <style:style style:name="P3756" style:parent-style-name="PreformattedText" style:family="paragraph">
      <style:text-properties fo:color="#000000"/>
    </style:style>
    <style:style style:name="P3757" style:parent-style-name="PreformattedText" style:family="paragraph">
      <style:text-properties fo:color="#000000"/>
    </style:style>
    <style:style style:name="P3758" style:parent-style-name="PreformattedText" style:family="paragraph">
      <style:text-properties fo:color="#000000"/>
    </style:style>
    <style:style style:name="P3759" style:parent-style-name="PreformattedText" style:family="paragraph">
      <style:text-properties fo:color="#000000"/>
    </style:style>
    <style:style style:name="P3760" style:parent-style-name="PreformattedText" style:family="paragraph">
      <style:text-properties fo:color="#000000"/>
    </style:style>
    <style:style style:name="P3761" style:parent-style-name="PreformattedText" style:family="paragraph">
      <style:text-properties fo:color="#000000"/>
    </style:style>
    <style:style style:name="P3762" style:parent-style-name="PreformattedText" style:family="paragraph">
      <style:text-properties fo:color="#000000"/>
    </style:style>
    <style:style style:name="P3763" style:parent-style-name="PreformattedText" style:family="paragraph">
      <style:text-properties fo:color="#000000"/>
    </style:style>
    <style:style style:name="P3764" style:parent-style-name="PreformattedText" style:family="paragraph">
      <style:text-properties fo:color="#000000"/>
    </style:style>
    <style:style style:name="P3765" style:parent-style-name="PreformattedText" style:family="paragraph">
      <style:text-properties fo:color="#000000"/>
    </style:style>
    <style:style style:name="P3766" style:parent-style-name="PreformattedText" style:family="paragraph">
      <style:text-properties fo:color="#000000"/>
    </style:style>
    <style:style style:name="P3767" style:parent-style-name="PreformattedText" style:family="paragraph">
      <style:text-properties fo:color="#000000"/>
    </style:style>
    <style:style style:name="P3768" style:parent-style-name="PreformattedText" style:family="paragraph">
      <style:text-properties fo:color="#000000"/>
    </style:style>
    <style:style style:name="P3769" style:parent-style-name="PreformattedText" style:family="paragraph">
      <style:text-properties fo:color="#000000"/>
    </style:style>
    <style:style style:name="P3770" style:parent-style-name="PreformattedText" style:family="paragraph">
      <style:text-properties fo:color="#000000"/>
    </style:style>
    <style:style style:name="P3771" style:parent-style-name="PreformattedText" style:family="paragraph">
      <style:text-properties fo:color="#000000"/>
    </style:style>
    <style:style style:name="P3772" style:parent-style-name="PreformattedText" style:family="paragraph">
      <style:text-properties fo:color="#000000"/>
    </style:style>
    <style:style style:name="P3773" style:parent-style-name="PreformattedText" style:family="paragraph">
      <style:text-properties fo:color="#000000"/>
    </style:style>
    <style:style style:name="P3774" style:parent-style-name="PreformattedText" style:family="paragraph">
      <style:text-properties fo:color="#000000"/>
    </style:style>
    <style:style style:name="P3775" style:parent-style-name="PreformattedText" style:family="paragraph">
      <style:text-properties fo:color="#000000"/>
    </style:style>
    <style:style style:name="P3776" style:parent-style-name="PreformattedText" style:family="paragraph">
      <style:text-properties fo:color="#000000"/>
    </style:style>
    <style:style style:name="P3777" style:parent-style-name="PreformattedText" style:family="paragraph">
      <style:text-properties fo:color="#000000"/>
    </style:style>
    <style:style style:name="P3778" style:parent-style-name="PreformattedText" style:family="paragraph">
      <style:text-properties fo:color="#000000"/>
    </style:style>
    <style:style style:name="P3779" style:parent-style-name="PreformattedText" style:family="paragraph">
      <style:text-properties fo:color="#000000"/>
    </style:style>
    <style:style style:name="P3780" style:parent-style-name="PreformattedText" style:family="paragraph">
      <style:text-properties fo:color="#000000"/>
    </style:style>
    <style:style style:name="P3781" style:parent-style-name="PreformattedText" style:family="paragraph">
      <style:text-properties fo:color="#000000"/>
    </style:style>
    <style:style style:name="P3782" style:parent-style-name="PreformattedText" style:family="paragraph">
      <style:text-properties fo:color="#000000"/>
    </style:style>
    <style:style style:name="P3783" style:parent-style-name="PreformattedText" style:family="paragraph">
      <style:text-properties fo:color="#000000"/>
    </style:style>
    <style:style style:name="P3784" style:parent-style-name="PreformattedText" style:family="paragraph">
      <style:text-properties fo:color="#000000"/>
    </style:style>
    <style:style style:name="P3785" style:parent-style-name="PreformattedText" style:family="paragraph">
      <style:text-properties fo:color="#000000"/>
    </style:style>
    <style:style style:name="P3786" style:parent-style-name="PreformattedText" style:family="paragraph">
      <style:text-properties fo:color="#000000"/>
    </style:style>
    <style:style style:name="P3787" style:parent-style-name="PreformattedText" style:family="paragraph">
      <style:text-properties fo:color="#000000"/>
    </style:style>
    <style:style style:name="P3788" style:parent-style-name="PreformattedText" style:family="paragraph">
      <style:text-properties fo:color="#000000"/>
    </style:style>
    <style:style style:name="P3789" style:parent-style-name="PreformattedText" style:family="paragraph">
      <style:text-properties fo:color="#000000"/>
    </style:style>
    <style:style style:name="P3790" style:parent-style-name="PreformattedText" style:family="paragraph">
      <style:text-properties fo:color="#000000"/>
    </style:style>
    <style:style style:name="P3791" style:parent-style-name="PreformattedText" style:family="paragraph">
      <style:text-properties fo:color="#000000"/>
    </style:style>
    <style:style style:name="P3792" style:parent-style-name="PreformattedText" style:family="paragraph">
      <style:text-properties fo:color="#000000"/>
    </style:style>
    <style:style style:name="P3793" style:parent-style-name="PreformattedText" style:family="paragraph">
      <style:text-properties fo:color="#000000"/>
    </style:style>
    <style:style style:name="P3794" style:parent-style-name="PreformattedText" style:family="paragraph">
      <style:text-properties fo:color="#000000"/>
    </style:style>
    <style:style style:name="P3795" style:parent-style-name="PreformattedText" style:family="paragraph">
      <style:text-properties fo:color="#000000"/>
    </style:style>
    <style:style style:name="P3796" style:parent-style-name="PreformattedText" style:family="paragraph">
      <style:text-properties fo:color="#000000"/>
    </style:style>
    <style:style style:name="P3797" style:parent-style-name="PreformattedText" style:family="paragraph">
      <style:text-properties fo:color="#000000"/>
    </style:style>
    <style:style style:name="P3798" style:parent-style-name="PreformattedText" style:family="paragraph">
      <style:text-properties fo:color="#000000"/>
    </style:style>
    <style:style style:name="P3799" style:parent-style-name="PreformattedText" style:family="paragraph">
      <style:text-properties fo:color="#000000"/>
    </style:style>
    <style:style style:name="P3800" style:parent-style-name="PreformattedText" style:family="paragraph">
      <style:text-properties fo:color="#000000"/>
    </style:style>
    <style:style style:name="P3801" style:parent-style-name="PreformattedText" style:family="paragraph">
      <style:text-properties fo:color="#000000"/>
    </style:style>
    <style:style style:name="P3802" style:parent-style-name="PreformattedText" style:family="paragraph">
      <style:text-properties fo:color="#000000"/>
    </style:style>
    <style:style style:name="P3803" style:parent-style-name="PreformattedText" style:family="paragraph">
      <style:text-properties fo:color="#000000"/>
    </style:style>
    <style:style style:name="P3804" style:parent-style-name="PreformattedText" style:family="paragraph">
      <style:text-properties fo:color="#000000"/>
    </style:style>
    <style:style style:name="P3805" style:parent-style-name="PreformattedText" style:family="paragraph">
      <style:text-properties fo:color="#000000"/>
    </style:style>
    <style:style style:name="P3806" style:parent-style-name="PreformattedText" style:family="paragraph">
      <style:text-properties fo:color="#000000"/>
    </style:style>
    <style:style style:name="P3807" style:parent-style-name="PreformattedText" style:family="paragraph">
      <style:text-properties fo:color="#000000"/>
    </style:style>
    <style:style style:name="P3808" style:parent-style-name="PreformattedText" style:family="paragraph">
      <style:text-properties fo:color="#000000"/>
    </style:style>
    <style:style style:name="P3809" style:parent-style-name="PreformattedText" style:family="paragraph">
      <style:text-properties fo:color="#000000"/>
    </style:style>
    <style:style style:name="P3810" style:parent-style-name="PreformattedText" style:family="paragraph">
      <style:text-properties fo:color="#000000"/>
    </style:style>
    <style:style style:name="T3811" style:parent-style-name="DefaultParagraphFont" style:family="text">
      <style:text-properties fo:color="#000000"/>
    </style:style>
    <style:style style:name="T3812" style:parent-style-name="DefaultParagraphFont" style:family="text">
      <style:text-properties fo:color="#000000"/>
    </style:style>
    <style:style style:name="T3813" style:parent-style-name="DefaultParagraphFont" style:family="text">
      <style:text-properties fo:color="#000000"/>
    </style:style>
    <style:style style:name="T3814" style:parent-style-name="DefaultParagraphFont" style:family="text">
      <style:text-properties fo:color="#000000"/>
    </style:style>
    <style:style style:name="T3815" style:parent-style-name="DefaultParagraphFont" style:family="text">
      <style:text-properties fo:color="#000000"/>
    </style:style>
    <style:style style:name="T3816" style:parent-style-name="DefaultParagraphFont" style:family="text">
      <style:text-properties fo:font-weight="bold" style:font-weight-asian="bold" style:font-weight-complex="bold" fo:color="#000000"/>
    </style:style>
    <style:style style:name="T3817" style:parent-style-name="DefaultParagraphFont" style:family="text">
      <style:text-properties fo:color="#000000"/>
    </style:style>
    <style:style style:name="P3818" style:parent-style-name="PreformattedText" style:family="paragraph">
      <style:text-properties fo:color="#000000"/>
    </style:style>
    <style:style style:name="P3819" style:parent-style-name="PreformattedText" style:family="paragraph">
      <style:text-properties fo:color="#000000"/>
    </style:style>
    <style:style style:name="P3820" style:parent-style-name="PreformattedText" style:family="paragraph">
      <style:text-properties fo:color="#000000"/>
    </style:style>
    <style:style style:name="P3821" style:parent-style-name="PreformattedText" style:family="paragraph">
      <style:text-properties fo:color="#000000"/>
    </style:style>
    <style:style style:name="P3822" style:parent-style-name="PreformattedText" style:family="paragraph">
      <style:text-properties fo:color="#000000"/>
    </style:style>
    <style:style style:name="P3823" style:parent-style-name="PreformattedText" style:family="paragraph">
      <style:text-properties fo:color="#000000"/>
    </style:style>
    <style:style style:name="P3824" style:parent-style-name="PreformattedText" style:family="paragraph">
      <style:text-properties fo:color="#000000"/>
    </style:style>
    <style:style style:name="P3825" style:parent-style-name="PreformattedText" style:family="paragraph">
      <style:text-properties fo:color="#000000"/>
    </style:style>
    <style:style style:name="P3826" style:parent-style-name="PreformattedText" style:family="paragraph">
      <style:text-properties fo:color="#000000"/>
    </style:style>
    <style:style style:name="P3827" style:parent-style-name="PreformattedText" style:family="paragraph">
      <style:text-properties fo:color="#000000"/>
    </style:style>
    <style:style style:name="P3828" style:parent-style-name="PreformattedText" style:family="paragraph">
      <style:text-properties fo:color="#000000"/>
    </style:style>
    <style:style style:name="P3829" style:parent-style-name="PreformattedText" style:family="paragraph">
      <style:text-properties fo:color="#000000"/>
    </style:style>
    <style:style style:name="P3830" style:parent-style-name="PreformattedText" style:family="paragraph">
      <style:text-properties fo:color="#000000"/>
    </style:style>
    <style:style style:name="P3831" style:parent-style-name="PreformattedText" style:family="paragraph">
      <style:text-properties fo:color="#000000"/>
    </style:style>
    <style:style style:name="P3832" style:parent-style-name="PreformattedText" style:family="paragraph">
      <style:text-properties fo:color="#000000"/>
    </style:style>
    <style:style style:name="P3833" style:parent-style-name="PreformattedText" style:family="paragraph">
      <style:text-properties fo:color="#000000"/>
    </style:style>
    <style:style style:name="P3834" style:parent-style-name="PreformattedText" style:family="paragraph">
      <style:text-properties fo:color="#000000"/>
    </style:style>
    <style:style style:name="P3835" style:parent-style-name="PreformattedText" style:family="paragraph">
      <style:text-properties fo:color="#000000"/>
    </style:style>
    <style:style style:name="P3836" style:parent-style-name="PreformattedText" style:family="paragraph">
      <style:text-properties fo:color="#000000"/>
    </style:style>
    <style:style style:name="P3837" style:parent-style-name="PreformattedText" style:family="paragraph">
      <style:text-properties fo:color="#000000"/>
    </style:style>
    <style:style style:name="P3838" style:parent-style-name="PreformattedText" style:family="paragraph">
      <style:text-properties fo:color="#000000"/>
    </style:style>
    <style:style style:name="P3839" style:parent-style-name="PreformattedText" style:family="paragraph">
      <style:text-properties fo:color="#000000"/>
    </style:style>
    <style:style style:name="P3840" style:parent-style-name="PreformattedText" style:family="paragraph">
      <style:text-properties fo:color="#000000"/>
    </style:style>
    <style:style style:name="P3841" style:parent-style-name="PreformattedText" style:family="paragraph">
      <style:text-properties fo:color="#000000"/>
    </style:style>
    <style:style style:name="P3842" style:parent-style-name="PreformattedText" style:family="paragraph">
      <style:text-properties fo:color="#000000"/>
    </style:style>
    <style:style style:name="P3843" style:parent-style-name="PreformattedText" style:family="paragraph">
      <style:text-properties fo:color="#000000"/>
    </style:style>
    <style:style style:name="P3844" style:parent-style-name="PreformattedText" style:family="paragraph">
      <style:text-properties fo:color="#000000"/>
    </style:style>
    <style:style style:name="P3845" style:parent-style-name="PreformattedText" style:family="paragraph">
      <style:text-properties fo:color="#000000"/>
    </style:style>
    <style:style style:name="P3846" style:parent-style-name="PreformattedText" style:family="paragraph">
      <style:text-properties fo:color="#000000"/>
    </style:style>
    <style:style style:name="P3847" style:parent-style-name="PreformattedText" style:family="paragraph">
      <style:text-properties fo:color="#000000"/>
    </style:style>
    <style:style style:name="P3848" style:parent-style-name="PreformattedText" style:family="paragraph">
      <style:text-properties fo:color="#000000"/>
    </style:style>
    <style:style style:name="P3849" style:parent-style-name="PreformattedText" style:family="paragraph">
      <style:text-properties fo:color="#000000"/>
    </style:style>
    <style:style style:name="P3850" style:parent-style-name="PreformattedText" style:family="paragraph">
      <style:text-properties fo:color="#000000"/>
    </style:style>
    <style:style style:name="P3851" style:parent-style-name="PreformattedText" style:family="paragraph">
      <style:text-properties fo:color="#000000"/>
    </style:style>
    <style:style style:name="P3852" style:parent-style-name="PreformattedText" style:family="paragraph">
      <style:text-properties fo:color="#000000"/>
    </style:style>
    <style:style style:name="P3853" style:parent-style-name="PreformattedText" style:family="paragraph">
      <style:text-properties fo:color="#000000"/>
    </style:style>
    <style:style style:name="P3854" style:parent-style-name="PreformattedText" style:family="paragraph">
      <style:text-properties fo:color="#000000"/>
    </style:style>
    <style:style style:name="P3855" style:parent-style-name="PreformattedText" style:family="paragraph">
      <style:text-properties fo:color="#000000"/>
    </style:style>
    <style:style style:name="P3856" style:parent-style-name="PreformattedText" style:family="paragraph">
      <style:text-properties fo:color="#000000"/>
    </style:style>
    <style:style style:name="P3857" style:parent-style-name="PreformattedText" style:family="paragraph">
      <style:text-properties fo:color="#000000"/>
    </style:style>
    <style:style style:name="P3858" style:parent-style-name="PreformattedText" style:family="paragraph">
      <style:text-properties fo:color="#000000"/>
    </style:style>
    <style:style style:name="P3859" style:parent-style-name="PreformattedText" style:family="paragraph">
      <style:text-properties fo:color="#000000"/>
    </style:style>
    <style:style style:name="P3860" style:parent-style-name="PreformattedText" style:family="paragraph">
      <style:text-properties fo:color="#000000"/>
    </style:style>
    <style:style style:name="P3861" style:parent-style-name="PreformattedText" style:family="paragraph">
      <style:text-properties fo:color="#000000"/>
    </style:style>
    <style:style style:name="P3862" style:parent-style-name="PreformattedText" style:family="paragraph">
      <style:text-properties fo:color="#000000"/>
    </style:style>
    <style:style style:name="P3863" style:parent-style-name="PreformattedText" style:family="paragraph">
      <style:text-properties fo:color="#000000"/>
    </style:style>
    <style:style style:name="T3864" style:parent-style-name="DefaultParagraphFont" style:family="text">
      <style:text-properties fo:color="#000000"/>
    </style:style>
    <style:style style:name="T3865" style:parent-style-name="DefaultParagraphFont" style:family="text">
      <style:text-properties fo:font-weight="bold" style:font-weight-asian="bold" style:font-weight-complex="bold" fo:color="#000000"/>
    </style:style>
    <style:style style:name="T386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3867" style:parent-style-name="DefaultParagraphFont" style:family="text">
      <style:text-properties fo:color="#000000"/>
    </style:style>
    <style:style style:name="T3868" style:parent-style-name="DefaultParagraphFont" style:family="text">
      <style:text-properties fo:font-weight="bold" style:font-weight-asian="bold" style:font-weight-complex="bold" fo:color="#000000"/>
    </style:style>
    <style:style style:name="T3869" style:parent-style-name="DefaultParagraphFont" style:family="text">
      <style:text-properties fo:color="#000000"/>
    </style:style>
    <style:style style:name="P3870" style:parent-style-name="PreformattedText" style:family="paragraph">
      <style:text-properties fo:color="#000000"/>
    </style:style>
    <style:style style:name="P3871" style:parent-style-name="PreformattedText" style:family="paragraph">
      <style:text-properties fo:color="#000000"/>
    </style:style>
    <style:style style:name="P3872" style:parent-style-name="PreformattedText" style:family="paragraph">
      <style:text-properties fo:color="#000000"/>
    </style:style>
    <style:style style:name="P3873" style:parent-style-name="PreformattedText" style:family="paragraph">
      <style:text-properties fo:color="#000000"/>
    </style:style>
    <style:style style:name="P3874" style:parent-style-name="PreformattedText" style:family="paragraph">
      <style:text-properties fo:color="#000000"/>
    </style:style>
    <style:style style:name="P3875" style:parent-style-name="PreformattedText" style:family="paragraph">
      <style:text-properties fo:color="#000000"/>
    </style:style>
    <style:style style:name="P3876" style:parent-style-name="PreformattedText" style:family="paragraph">
      <style:text-properties fo:color="#000000"/>
    </style:style>
    <style:style style:name="P3877" style:parent-style-name="PreformattedText" style:family="paragraph">
      <style:text-properties fo:color="#000000"/>
    </style:style>
    <style:style style:name="P3878" style:parent-style-name="PreformattedText" style:family="paragraph">
      <style:text-properties fo:color="#000000"/>
    </style:style>
    <style:style style:name="P3879" style:parent-style-name="PreformattedText" style:family="paragraph">
      <style:text-properties fo:color="#000000"/>
    </style:style>
    <style:style style:name="P3880" style:parent-style-name="PreformattedText" style:family="paragraph">
      <style:text-properties fo:color="#000000"/>
    </style:style>
    <style:style style:name="P3881" style:parent-style-name="PreformattedText" style:family="paragraph">
      <style:text-properties fo:color="#000000"/>
    </style:style>
    <style:style style:name="P3882" style:parent-style-name="PreformattedText" style:family="paragraph">
      <style:text-properties fo:color="#000000"/>
    </style:style>
    <style:style style:name="P3883" style:parent-style-name="PreformattedText" style:family="paragraph">
      <style:text-properties fo:color="#000000"/>
    </style:style>
    <style:style style:name="P3884" style:parent-style-name="PreformattedText" style:family="paragraph">
      <style:text-properties fo:color="#000000"/>
    </style:style>
    <style:style style:name="P3885" style:parent-style-name="PreformattedText" style:family="paragraph">
      <style:text-properties fo:color="#000000"/>
    </style:style>
    <style:style style:name="P3886" style:parent-style-name="PreformattedText" style:family="paragraph">
      <style:text-properties fo:color="#000000"/>
    </style:style>
    <style:style style:name="P3887" style:parent-style-name="PreformattedText" style:family="paragraph">
      <style:text-properties fo:color="#000000"/>
    </style:style>
    <style:style style:name="P3888" style:parent-style-name="PreformattedText" style:family="paragraph">
      <style:text-properties fo:color="#000000"/>
    </style:style>
    <style:style style:name="P3889" style:parent-style-name="PreformattedText" style:family="paragraph">
      <style:text-properties fo:color="#000000"/>
    </style:style>
    <style:style style:name="P3890" style:parent-style-name="PreformattedText" style:family="paragraph">
      <style:text-properties fo:color="#000000"/>
    </style:style>
    <style:style style:name="P3891" style:parent-style-name="PreformattedText" style:family="paragraph">
      <style:text-properties fo:color="#000000"/>
    </style:style>
    <style:style style:name="P3892" style:parent-style-name="PreformattedText" style:family="paragraph">
      <style:text-properties fo:color="#000000"/>
    </style:style>
    <style:style style:name="P3893" style:parent-style-name="PreformattedText" style:family="paragraph">
      <style:text-properties fo:color="#000000"/>
    </style:style>
    <style:style style:name="P3894" style:parent-style-name="PreformattedText" style:family="paragraph">
      <style:text-properties fo:color="#000000"/>
    </style:style>
    <style:style style:name="P3895" style:parent-style-name="PreformattedText" style:family="paragraph">
      <style:text-properties fo:color="#000000"/>
    </style:style>
    <style:style style:name="P3896" style:parent-style-name="PreformattedText" style:family="paragraph">
      <style:text-properties fo:color="#000000"/>
    </style:style>
    <style:style style:name="P3897" style:parent-style-name="PreformattedText" style:family="paragraph">
      <style:text-properties fo:color="#000000"/>
    </style:style>
    <style:style style:name="P3898" style:parent-style-name="PreformattedText" style:family="paragraph">
      <style:text-properties fo:color="#000000"/>
    </style:style>
    <style:style style:name="P3899" style:parent-style-name="PreformattedText" style:family="paragraph">
      <style:text-properties fo:color="#000000"/>
    </style:style>
    <style:style style:name="P3900" style:parent-style-name="PreformattedText" style:family="paragraph">
      <style:text-properties fo:color="#000000"/>
    </style:style>
    <style:style style:name="P3901" style:parent-style-name="PreformattedText" style:family="paragraph">
      <style:text-properties fo:color="#000000"/>
    </style:style>
    <style:style style:name="P3902" style:parent-style-name="PreformattedText" style:family="paragraph">
      <style:text-properties fo:color="#000000"/>
    </style:style>
    <style:style style:name="P3903" style:parent-style-name="PreformattedText" style:family="paragraph">
      <style:text-properties fo:color="#000000"/>
    </style:style>
    <style:style style:name="P3904" style:parent-style-name="PreformattedText" style:family="paragraph">
      <style:text-properties fo:color="#000000"/>
    </style:style>
    <style:style style:name="P3905" style:parent-style-name="PreformattedText" style:family="paragraph">
      <style:text-properties fo:color="#000000"/>
    </style:style>
    <style:style style:name="P3906" style:parent-style-name="PreformattedText" style:family="paragraph">
      <style:text-properties fo:color="#000000"/>
    </style:style>
    <style:style style:name="P3907" style:parent-style-name="PreformattedText" style:family="paragraph">
      <style:text-properties fo:color="#000000"/>
    </style:style>
    <style:style style:name="P3908" style:parent-style-name="PreformattedText" style:family="paragraph">
      <style:text-properties fo:color="#000000"/>
    </style:style>
    <style:style style:name="P3909" style:parent-style-name="PreformattedText" style:family="paragraph">
      <style:text-properties fo:color="#000000"/>
    </style:style>
    <style:style style:name="P3910" style:parent-style-name="PreformattedText" style:family="paragraph">
      <style:text-properties fo:color="#000000"/>
    </style:style>
    <style:style style:name="P3911" style:parent-style-name="PreformattedText" style:family="paragraph">
      <style:text-properties fo:color="#000000"/>
    </style:style>
    <style:style style:name="P3912" style:parent-style-name="PreformattedText" style:family="paragraph">
      <style:text-properties fo:color="#000000"/>
    </style:style>
    <style:style style:name="P3913" style:parent-style-name="PreformattedText" style:family="paragraph">
      <style:text-properties fo:color="#000000"/>
    </style:style>
    <style:style style:name="P3914" style:parent-style-name="PreformattedText" style:family="paragraph">
      <style:text-properties fo:color="#000000"/>
    </style:style>
    <style:style style:name="P3915" style:parent-style-name="PreformattedText" style:family="paragraph">
      <style:text-properties fo:color="#000000"/>
    </style:style>
    <style:style style:name="P3916" style:parent-style-name="PreformattedText" style:family="paragraph">
      <style:text-properties fo:color="#000000"/>
    </style:style>
    <style:style style:name="P3917" style:parent-style-name="PreformattedText" style:family="paragraph">
      <style:text-properties fo:color="#000000"/>
    </style:style>
    <style:style style:name="P3918" style:parent-style-name="PreformattedText" style:family="paragraph">
      <style:text-properties fo:color="#000000"/>
    </style:style>
    <style:style style:name="P3919" style:parent-style-name="PreformattedText" style:family="paragraph">
      <style:text-properties fo:color="#000000"/>
    </style:style>
    <style:style style:name="P3920" style:parent-style-name="PreformattedText" style:family="paragraph">
      <style:text-properties fo:color="#000000"/>
    </style:style>
    <style:style style:name="P3921" style:parent-style-name="PreformattedText" style:family="paragraph">
      <style:text-properties fo:color="#000000"/>
    </style:style>
    <style:style style:name="P3922" style:parent-style-name="PreformattedText" style:family="paragraph">
      <style:text-properties fo:color="#000000"/>
    </style:style>
    <style:style style:name="P3923" style:parent-style-name="PreformattedText" style:family="paragraph">
      <style:text-properties fo:color="#000000"/>
    </style:style>
    <style:style style:name="P3924" style:parent-style-name="PreformattedText" style:family="paragraph">
      <style:text-properties fo:color="#000000"/>
    </style:style>
    <style:style style:name="P3925" style:parent-style-name="PreformattedText" style:family="paragraph">
      <style:text-properties fo:color="#000000"/>
    </style:style>
    <style:style style:name="P3926" style:parent-style-name="PreformattedText" style:family="paragraph">
      <style:text-properties fo:color="#000000"/>
    </style:style>
    <style:style style:name="P3927" style:parent-style-name="PreformattedText" style:family="paragraph">
      <style:text-properties fo:color="#000000"/>
    </style:style>
    <style:style style:name="P3928" style:parent-style-name="PreformattedText" style:family="paragraph">
      <style:text-properties fo:color="#000000"/>
    </style:style>
    <style:style style:name="P3929" style:parent-style-name="PreformattedText" style:family="paragraph">
      <style:text-properties fo:color="#000000"/>
    </style:style>
    <style:style style:name="P3930" style:parent-style-name="PreformattedText" style:family="paragraph">
      <style:text-properties fo:color="#000000"/>
    </style:style>
    <style:style style:name="P3931" style:parent-style-name="PreformattedText" style:family="paragraph">
      <style:text-properties fo:color="#000000"/>
    </style:style>
    <style:style style:name="P3932" style:parent-style-name="PreformattedText" style:family="paragraph">
      <style:text-properties fo:color="#000000"/>
    </style:style>
    <style:style style:name="P3933" style:parent-style-name="PreformattedText" style:family="paragraph">
      <style:text-properties fo:color="#000000"/>
    </style:style>
    <style:style style:name="P3934" style:parent-style-name="PreformattedText" style:family="paragraph">
      <style:text-properties fo:color="#000000"/>
    </style:style>
    <style:style style:name="P3935" style:parent-style-name="PreformattedText" style:family="paragraph">
      <style:text-properties fo:color="#000000"/>
    </style:style>
    <style:style style:name="P3936" style:parent-style-name="PreformattedText" style:family="paragraph">
      <style:text-properties fo:color="#000000"/>
    </style:style>
    <style:style style:name="P3937" style:parent-style-name="PreformattedText" style:family="paragraph">
      <style:text-properties fo:color="#000000"/>
    </style:style>
    <style:style style:name="P3938" style:parent-style-name="PreformattedText" style:family="paragraph">
      <style:text-properties fo:color="#000000"/>
    </style:style>
    <style:style style:name="P3939" style:parent-style-name="PreformattedText" style:family="paragraph">
      <style:text-properties fo:color="#000000"/>
    </style:style>
    <style:style style:name="P3940" style:parent-style-name="PreformattedText" style:family="paragraph">
      <style:text-properties fo:color="#000000"/>
    </style:style>
    <style:style style:name="P3941" style:parent-style-name="PreformattedText" style:family="paragraph">
      <style:text-properties fo:color="#000000"/>
    </style:style>
    <style:style style:name="P3942" style:parent-style-name="PreformattedText" style:family="paragraph">
      <style:text-properties fo:color="#000000"/>
    </style:style>
    <style:style style:name="P3943" style:parent-style-name="PreformattedText" style:family="paragraph">
      <style:text-properties fo:color="#000000"/>
    </style:style>
    <style:style style:name="P3944" style:parent-style-name="PreformattedText" style:family="paragraph">
      <style:text-properties fo:color="#000000"/>
    </style:style>
    <style:style style:name="P3945" style:parent-style-name="PreformattedText" style:family="paragraph">
      <style:text-properties fo:color="#000000"/>
    </style:style>
    <style:style style:name="P3946" style:parent-style-name="PreformattedText" style:family="paragraph">
      <style:text-properties fo:color="#000000"/>
    </style:style>
    <style:style style:name="P3947" style:parent-style-name="PreformattedText" style:family="paragraph">
      <style:text-properties fo:color="#000000"/>
    </style:style>
    <style:style style:name="P3948" style:parent-style-name="PreformattedText" style:family="paragraph">
      <style:text-properties fo:color="#000000"/>
    </style:style>
    <style:style style:name="P3949" style:parent-style-name="PreformattedText" style:family="paragraph">
      <style:text-properties fo:color="#000000"/>
    </style:style>
    <style:style style:name="P3950" style:parent-style-name="PreformattedText" style:family="paragraph">
      <style:text-properties fo:color="#000000"/>
    </style:style>
    <style:style style:name="P3951" style:parent-style-name="PreformattedText" style:family="paragraph">
      <style:text-properties fo:color="#000000"/>
    </style:style>
    <style:style style:name="T3952" style:parent-style-name="DefaultParagraphFont" style:family="text">
      <style:text-properties fo:color="#000000"/>
    </style:style>
    <style:style style:name="T3953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T3954" style:parent-style-name="DefaultParagraphFont" style:family="text">
      <style:text-properties fo:color="#000000"/>
    </style:style>
    <style:style style:name="P3955" style:parent-style-name="PreformattedText" style:family="paragraph">
      <style:text-properties fo:color="#000000"/>
    </style:style>
    <style:style style:name="P3956" style:parent-style-name="PreformattedText" style:family="paragraph">
      <style:text-properties fo:color="#000000"/>
    </style:style>
    <style:style style:name="P3957" style:parent-style-name="PreformattedText" style:family="paragraph">
      <style:text-properties fo:color="#000000"/>
    </style:style>
    <style:style style:name="P3958" style:parent-style-name="PreformattedText" style:family="paragraph">
      <style:text-properties fo:color="#000000"/>
    </style:style>
    <style:style style:name="P3959" style:parent-style-name="PreformattedText" style:family="paragraph">
      <style:text-properties fo:color="#000000"/>
    </style:style>
    <style:style style:name="P3960" style:parent-style-name="PreformattedText" style:family="paragraph">
      <style:text-properties fo:color="#000000"/>
    </style:style>
    <style:style style:name="P3961" style:parent-style-name="PreformattedText" style:family="paragraph">
      <style:text-properties fo:color="#000000"/>
    </style:style>
    <style:style style:name="T3962" style:parent-style-name="DefaultParagraphFont" style:family="text">
      <style:text-properties fo:color="#000000"/>
    </style:style>
    <style:style style:name="T3963" style:parent-style-name="DefaultParagraphFont" style:family="text">
      <style:text-properties fo:color="#000000" style:text-underline-type="single" style:text-underline-style="solid" style:text-underline-width="auto" style:text-underline-mode="continuous"/>
    </style:style>
    <style:style style:name="P3964" style:parent-style-name="PreformattedText" style:family="paragraph">
      <style:text-properties fo:color="#000000"/>
    </style:style>
    <style:style style:name="P3965" style:parent-style-name="PreformattedText" style:family="paragraph">
      <style:text-properties fo:color="#000000"/>
    </style:style>
    <style:style style:name="P3966" style:parent-style-name="PreformattedText" style:family="paragraph">
      <style:text-properties fo:color="#000000"/>
    </style:style>
    <style:style style:name="P3967" style:parent-style-name="PreformattedText" style:family="paragraph">
      <style:text-properties fo:color="#000000"/>
    </style:style>
    <style:style style:name="P3968" style:parent-style-name="PreformattedText" style:family="paragraph">
      <style:text-properties fo:color="#000000"/>
    </style:style>
    <style:style style:name="P3969" style:parent-style-name="PreformattedText" style:family="paragraph">
      <style:text-properties fo:color="#000000"/>
    </style:style>
    <style:style style:name="P3970" style:parent-style-name="PreformattedText" style:family="paragraph">
      <style:text-properties fo:color="#000000"/>
    </style:style>
    <style:style style:name="P3971" style:parent-style-name="PreformattedText" style:family="paragraph">
      <style:text-properties fo:color="#000000"/>
    </style:style>
    <style:style style:name="P3972" style:parent-style-name="PreformattedText" style:family="paragraph">
      <style:text-properties fo:color="#000000"/>
    </style:style>
    <style:style style:name="P3973" style:parent-style-name="PreformattedText" style:family="paragraph">
      <style:text-properties fo:color="#000000"/>
    </style:style>
    <style:style style:name="P3974" style:parent-style-name="PreformattedText" style:family="paragraph">
      <style:text-properties fo:color="#000000"/>
    </style:style>
    <style:style style:name="P3975" style:parent-style-name="PreformattedText" style:family="paragraph">
      <style:text-properties fo:color="#000000"/>
    </style:style>
    <style:style style:name="P3976" style:parent-style-name="PreformattedText" style:family="paragraph">
      <style:text-properties fo:color="#000000"/>
    </style:style>
    <style:style style:name="P3977" style:parent-style-name="PreformattedText" style:family="paragraph">
      <style:text-properties fo:color="#000000"/>
    </style:style>
    <style:style style:name="P3978" style:parent-style-name="PreformattedText" style:family="paragraph">
      <style:text-properties fo:color="#000000"/>
    </style:style>
    <style:style style:name="P3979" style:parent-style-name="PreformattedText" style:family="paragraph">
      <style:text-properties fo:color="#000000"/>
    </style:style>
    <style:style style:name="P3980" style:parent-style-name="PreformattedText" style:family="paragraph">
      <style:text-properties fo:color="#000000"/>
    </style:style>
    <style:style style:name="P3981" style:parent-style-name="PreformattedText" style:family="paragraph">
      <style:text-properties fo:color="#000000"/>
    </style:style>
    <style:style style:name="P3982" style:parent-style-name="PreformattedText" style:family="paragraph">
      <style:text-properties fo:color="#000000"/>
    </style:style>
    <style:style style:name="P3983" style:parent-style-name="PreformattedText" style:family="paragraph">
      <style:text-properties fo:color="#000000"/>
    </style:style>
    <style:style style:name="P3984" style:parent-style-name="PreformattedText" style:family="paragraph">
      <style:text-properties fo:color="#000000"/>
    </style:style>
    <style:style style:name="P3985" style:parent-style-name="PreformattedText" style:family="paragraph">
      <style:text-properties fo:color="#000000"/>
    </style:style>
    <style:style style:name="P3986" style:parent-style-name="PreformattedText" style:family="paragraph">
      <style:text-properties fo:color="#000000"/>
    </style:style>
    <style:style style:name="P3987" style:parent-style-name="PreformattedText" style:family="paragraph">
      <style:text-properties fo:color="#000000"/>
    </style:style>
    <style:style style:name="P3988" style:parent-style-name="PreformattedText" style:family="paragraph">
      <style:text-properties fo:color="#000000"/>
    </style:style>
    <style:style style:name="P3989" style:parent-style-name="PreformattedText" style:family="paragraph">
      <style:text-properties fo:color="#000000"/>
    </style:style>
    <style:style style:name="P3990" style:parent-style-name="PreformattedText" style:family="paragraph">
      <style:text-properties fo:color="#000000"/>
    </style:style>
    <style:style style:name="P3991" style:parent-style-name="PreformattedText" style:family="paragraph">
      <style:text-properties fo:color="#000000"/>
    </style:style>
    <style:style style:name="P3992" style:parent-style-name="PreformattedText" style:family="paragraph">
      <style:text-properties fo:color="#000000"/>
    </style:style>
    <style:style style:name="P3993" style:parent-style-name="PreformattedText" style:family="paragraph">
      <style:text-properties fo:color="#000000"/>
    </style:style>
    <style:style style:name="P3994" style:parent-style-name="PreformattedText" style:family="paragraph">
      <style:text-properties fo:color="#000000"/>
    </style:style>
    <style:style style:name="P3995" style:parent-style-name="PreformattedText" style:family="paragraph">
      <style:text-properties fo:color="#000000"/>
    </style:style>
    <style:style style:name="P3996" style:parent-style-name="PreformattedText" style:family="paragraph">
      <style:text-properties fo:color="#000000"/>
    </style:style>
    <style:style style:name="P3997" style:parent-style-name="PreformattedText" style:family="paragraph">
      <style:text-properties fo:color="#000000"/>
    </style:style>
    <style:style style:name="P3998" style:parent-style-name="PreformattedText" style:family="paragraph">
      <style:text-properties fo:color="#000000"/>
    </style:style>
    <style:style style:name="P3999" style:parent-style-name="PreformattedText" style:family="paragraph">
      <style:text-properties fo:color="#000000"/>
    </style:style>
    <style:style style:name="P4000" style:parent-style-name="PreformattedText" style:family="paragraph">
      <style:text-properties fo:color="#000000"/>
    </style:style>
  </office:automatic-styles>
  <office:body>
    <office:text text:use-soft-page-breaks="true">
      <text:p text:style-name="P1">89649527547</text:p>
      <text:p text:style-name="P2">81985858391</text:p>
      <text:p text:style-name="P3"/>
      <text:p text:style-name="P4">Phantasy Star</text:p>
      <text:p text:style-name="P5"/>
      <text:p text:style-name="Standard"><text:span text:style-name="T6">Начало</text:span><text:span text:style-name="T7">:</text:span></text:p>
      <text:p text:style-name="P8"/>
      <text:p text:style-name="P9">PHANTASY STAR <text:s text:c="8"/>BACKUP RAMPROGRAMMED BY <text:s text:c="9"/>NAKA YUJI</text:p>
      <text:p text:style-name="P10"/>
      <text:p text:style-name="P11"/>
      <text:p text:style-name="P12">00xC0</text:p>
      <text:p text:style-name="P13"/>
      <text:p text:style-name="P14"/>
      <text:p text:style-name="P15">1<text:bookmark-start text:name="__DdeLink__1908_1598143770"/>00-1d7 — данные сохранёнки — полное окно с рамкой. 12 строк по 18 байт. Буквы — 2 байта. Примеры: C010 F113<text:bookmark-end text:name="__DdeLink__1908_1598143770"/></text:p>
      <text:p text:style-name="P16"/>
      <text:p text:style-name="P17">F111F211F211F211F211F211F211F211F113</text:p>
      <text:p text:style-name="P18">F311C010C010C010C010C010C010C010F313</text:p>
      <text:p text:style-name="P19">F311C210C010C010C010C010C010C010F313</text:p>
      <text:p text:style-name="P20">F311C010C010C010C010C010C010C010F313</text:p>
      <text:p text:style-name="P21">F311C310C010C010C010C010C010C010F313</text:p>
      <text:p text:style-name="P22">F311C010C010C010C010C010C010C010F313</text:p>
      <text:p text:style-name="P23">F311C410C010C010C010C010C010C010F313</text:p>
      <text:p text:style-name="P24">F311C010C010C010C010C010C010C010F313</text:p>
      <text:p text:style-name="P25">F311C510C010C010C010C010C010C010F313</text:p>
      <text:p text:style-name="P26">F311C010C010C010C010C010C010C010F313</text:p>
      <text:p text:style-name="P27">F311C610C010C010C010C010C010C010F313</text:p>
      <text:p text:style-name="P28">F115F215F215F215F215F215F215F215F117</text:p>
      <text:p text:style-name="P29"/>
      <text:p text:style-name="P30">//first deleted</text:p>
      <text:p text:style-name="P31">F111F211F211F211F211F211F211F211F113</text:p>
      <text:p text:style-name="P32">F311C010C010C010C010C010C010C010F313</text:p>
      <text:p text:style-name="P33">F311C210C010C010C010C010C010C010F313</text:p>
      <text:p text:style-name="P34">F311C010C010C000C000C000C000C000F313</text:p>
      <text:p text:style-name="P35">F311C310C010C110C210C310C410C510F313</text:p>
      <text:p text:style-name="P36">F311C010C010C010C010C010C010C010F313</text:p>
      <text:p text:style-name="P37">F311C410C010C010C010C010C010C010F313</text:p>
      <text:p text:style-name="P38">F311C010C010C010C010C010C010C010F313</text:p>
      <text:p text:style-name="P39">F311C510C010C010C010C010C010C010F313</text:p>
      <text:p text:style-name="P40">F311C010C010C010C010C010C010C010F313</text:p>
      <text:p text:style-name="P41">F311C610C010C010C010C010C010C010F313</text:p>
      <text:p text:style-name="P42">F115F215F215F215F215F215F215F215F117</text:p>
      <text:p text:style-name="P43"/>
      <text:p text:style-name="P44">12A: cc10cc10cc10cc10cc10: AAAAA</text:p>
      <text:p text:style-name="P45">12A: cb10cb10cb10cb10cb10: BBBBB</text:p>
      <text:p text:style-name="P46"/>
      <text:p text:style-name="P47"/>
      <text:p text:style-name="P48">2:</text:p>
      <text:p text:style-name="P49">013D-0145: 10→00</text:p>
      <text:p text:style-name="P50">014E: название</text:p>
      <text:p text:style-name="P51">3:</text:p>
      <text:p text:style-name="P52">0153-0169: 10→00</text:p>
      <text:p text:style-name="P53">0172–017A: название</text:p>
      <text:p text:style-name="P54">4:</text:p>
      <text:p text:style-name="P55">0185-018D: 10→00</text:p>
      <text:p text:style-name="P56">0196-019E: название</text:p>
      <text:p text:style-name="P57">5:</text:p>
      <text:p text:style-name="P58">01A9-01B1: 10→00</text:p>
      <text:p text:style-name="P59">01BA-01C2: название</text:p>
      <text:p text:style-name="P60"/>
      <text:p text:style-name="P61"/>
      <text:p text:style-name="P62">при удалении слота 5 символов до названия слота приводятся к 10, в названии все 00 → 10, остальные → C0</text:p>
      <text:p text:style-name="P63"/>
      <text:p text:style-name="P64">игровые данные при удалении не стираются, так что, можно показывать что слот был удалён.</text:p>
      <text:p text:style-name="P65"/>
      <text:p text:style-name="P66"/>
      <text:p text:style-name="P67"/>
      <text:p text:style-name="P68"/>
      <text:p text:style-name="P69"/>
      <text:p text:style-name="P70">201 — 01 1 игра</text:p>
      <text:p text:style-name="P71">202 — 01 2 игра</text:p>
      <text:p text:style-name="P72"/>
      <text:p text:style-name="P73"/>
      <text:p text:style-name="P74"><text:bookmark-start text:name="__DdeLink__347_401953193"/>40<text:bookmark-end text:name="__DdeLink__347_401953193"/>1-402, 413-414<text:tab/><text:tab/><text:bookmark-start text:name="__DdeLink__1953_1984034542"/>0006 → 1006 → 2006<text:bookmark-end text:name="__DdeLink__1953_1984034542"/><text:s/>— передвинулся на шаг X</text:p>
      <text:p text:style-name="P75">405-406, 411-412<text:tab/><text:tab/><text:bookmark-start text:name="__DdeLink__1955_1984034542"/>0001 → 500<text:bookmark-end text:name="__DdeLink__1955_1984034542"/>1 Y</text:p>
      <text:p text:style-name="P76"/>
      <text:p text:style-name="P77"/>
      <text:p text:style-name="P78">408-409 — номер карты. Например,<text:s/><text:bookmark-start text:name="__DdeLink__1957_1984034542"/>0000 — Палма, 0404 — Каминит<text:bookmark-end text:name="__DdeLink__1957_1984034542"/></text:p>
      <text:p text:style-name="P79"/>
      <text:p text:style-name="P80">40A: направление в подземелье. По умолчанию 0. Поворот направо — 1. Наоборот — 2. Ещё — 3. Сохраняется после выхода</text:p>
      <text:p text:style-name="P81"/>
      <text:p text:style-name="P82"><text:bookmark-start text:name="__DdeLink__349_401953193"/>40C — 00 → 5e — номер комнаты в подземелье. 4 бита — X, 4 бита — Y. Max ширина 16x16</text:p>
      <text:p text:style-name="P83">Примечание: после загрузки сохранения открытые двери снова закрыты.</text:p>
      <text:p text:style-name="P84"/>
      <text:p text:style-name="P85">40D 00<text:s/><text:bookmark-start text:name="__DdeLink__351_401953193"/>→ 02 вошёл в подземелье медузы<text:bookmark-end text:name="__DdeLink__351_401953193"/>. Возможно это указатель на подземелье</text:p>
      <text:p text:style-name="P86"/>
      <text:p text:style-name="P87">415-416: 000d →<text:s/><text:tab/>020b — вошёл в подземелье Каминита</text:p>
      <text:p text:style-name="P88"><text:tab/><text:tab/><text:tab/>040b – пещера Медузы</text:p>
      <text:p text:style-name="P89"><text:tab/><text:tab/><text:tab/>000d – Каминит, может что-то ещё</text:p>
      <text:p text:style-name="P90"/>
      <text:p text:style-name="P91"/>
      <text:p text:style-name="P92"><text:bookmark-start text:name="__DdeLink__1961_1984034542"/>Camineet Warehouse<text:bookmark-end text:name="__DdeLink__1961_1984034542"/></text:p>
      <text:p text:style-name="P93">040D: 00→02 — вероятно тоже относится к номеру комнаты</text:p>
      <text:p text:style-name="P94">0415: 00→02 - ??? (Green)</text:p>
      <text:p text:style-name="P95">0416: 0D→0B - ???</text:p>
      <text:p text:style-name="P96"><text:bookmark-start text:name="__DdeLink__1959_1984034542"/>Medusa'sCave<text:bookmark-end text:name="__DdeLink__1959_1984034542"/></text:p>
      <text:p text:style-name="P97">040D: 02→00 — меняется только в подземелье</text:p>
      <text:p text:style-name="P98">0415: 00→04 (Blue)</text:p>
      <text:p text:style-name="P99">0416: 0D→0B</text:p>
      <text:p text:style-name="P100">ScionCave</text:p>
      <text:p text:style-name="P101">040D: 02→13</text:p>
      <text:p text:style-name="P102">0415: 00→04</text:p>
      <text:p text:style-name="P103">0416: 0D→0B</text:p>
      <text:p text:style-name="P104">#2</text:p>
      <text:p text:style-name="Standard"><text:span text:style-name="T105">040D: 13→12 — ID<text:s/></text:span><text:span text:style-name="T106">подземелья</text:span><text:span text:style-name="T107">??????</text:span></text:p>
      <text:p text:style-name="P108">#3</text:p>
      <text:p text:style-name="P109">040D: 12→11</text:p>
      <text:p text:style-name="P110">#4</text:p>
      <text:p text:style-name="P111">040D: 11→10</text:p>
      <text:p text:style-name="P112">Naula Cave</text:p>
      <text:p text:style-name="P113">040D: 10→13</text:p>
      <text:p text:style-name="P114">0415: 00→04 (Blue)</text:p>
      <text:p text:style-name="P115">0416: 0D→0B</text:p>
      <text:p text:style-name="P116">#2</text:p>
      <text:p text:style-name="P117">040D: 13→12</text:p>
      <text:p text:style-name="P118">Governor“s Entrance</text:p>
      <text:p text:style-name="P119">040D: 12→21</text:p>
      <text:soft-page-break/>
      <text:p text:style-name="P120">0415: 04→06 (Yellow)</text:p>
      <text:p text:style-name="P121">0416: 0D→0B</text:p>
      <text:p text:style-name="P122">Naharu Cave</text:p>
      <text:p text:style-name="P123">040D: 21→1E</text:p>
      <text:p text:style-name="P124">0415: 00→07 (Pink)</text:p>
      <text:p text:style-name="P125">0416: 0D→0B</text:p>
      <text:p text:style-name="P126">#2</text:p>
      <text:p text:style-name="P127">040D: 1E→1D</text:p>
      <text:p text:style-name="P128">Gothic Passage</text:p>
      <text:p text:style-name="P129">040D: 1D→00</text:p>
      <text:p text:style-name="P130">0415: 00→04 (Blue)</text:p>
      <text:p text:style-name="P131">0416: 0D→0B</text:p>
      <text:p text:style-name="P132">Gothic</text:p>
      <text:p text:style-name="P133">0415: 04→00</text:p>
      <text:p text:style-name="P134">0416: 0B→0D</text:p>
      <text:p text:style-name="P135">Triada Prison</text:p>
      <text:p text:style-name="P136">040D: 00→01</text:p>
      <text:p text:style-name="P137">0415: 00→05 (Light Blue)</text:p>
      <text:p text:style-name="P138">0416: 0D→0B</text:p>
      <text:p text:style-name="P139">Bortevo</text:p>
      <text:p text:style-name="P140">0409: 07→0B</text:p>
      <text:p text:style-name="P141">Bortevo Passage</text:p>
      <text:p text:style-name="P142">040D: 00→16</text:p>
      <text:p text:style-name="P143">0415: 00→04</text:p>
      <text:p text:style-name="P144">0416: 0D→0B</text:p>
      <text:p text:style-name="P145">Abion Warehouse</text:p>
      <text:p text:style-name="P146">040D: 16→02</text:p>
      <text:p text:style-name="P147">0415: 00→02 (Light Green)</text:p>
      <text:p text:style-name="P148">0416: 0D→0B</text:p>
      <text:p text:style-name="P149">Dr. Mad</text:p>
      <text:p text:style-name="P150">040D: 02→15</text:p>
      <text:p text:style-name="P151">0415: 00→03 (Blue?)</text:p>
      <text:p text:style-name="P152">0416: 0D→0B</text:p>
      <text:p text:style-name="P153">Medusa's Tower #2</text:p>
      <text:p text:style-name="P154">040D: 16→04</text:p>
      <text:p text:style-name="P155">0415: 00→01 (LightRed, Pink, Orange???)</text:p>
      <text:p text:style-name="P156">0416: 0D→0B</text:p>
      <text:p text:style-name="P157">0417: 03→02</text:p>
      <text:p text:style-name="P158">#1</text:p>
      <text:p text:style-name="P159">040D: 04→03</text:p>
      <text:p text:style-name="P160">#3</text:p>
      <text:p text:style-name="P161">040D: 03→05</text:p>
      <text:p text:style-name="P162">#4</text:p>
      <text:p text:style-name="P163">040D: 03→06</text:p>
      <text:p text:style-name="P164">#5</text:p>
      <text:p text:style-name="P165">040D: 06→07</text:p>
      <text:p text:style-name="P166">#6</text:p>
      <text:p text:style-name="P167">040D: 07→08</text:p>
      <text:p text:style-name="P168">#7</text:p>
      <text:p text:style-name="P169">040D: 08→09</text:p>
      <text:p text:style-name="P170">#8</text:p>
      <text:p text:style-name="P171">040D: 08→0A</text:p>
      <text:p text:style-name="P172">Casba Cave</text:p>
      <text:p text:style-name="P173">040D: 0A→27</text:p>
      <text:p text:style-name="P174">0415: 00→07 (Pink)</text:p>
      <text:p text:style-name="P175">0416: 0D→0B</text:p>
      <text:p text:style-name="P176">#2</text:p>
      <text:p text:style-name="P177">040D: 27→26</text:p>
      <text:p text:style-name="P178">#3</text:p>
      <text:soft-page-break/>
      <text:p text:style-name="P179">040D: 26→25</text:p>
      <text:p text:style-name="P180">Casba</text:p>
      <text:p text:style-name="P181">040D: 25→27</text:p>
      <text:p text:style-name="P182">0415: 07→00</text:p>
      <text:p text:style-name="P183">0416: 0B→0D</text:p>
      <text:p text:style-name="P184">Forgotten Tower</text:p>
      <text:p text:style-name="P185">040D: 27→17</text:p>
      <text:p text:style-name="P186">0415: 00→02</text:p>
      <text:p text:style-name="P187">0416: 0D→0B</text:p>
      <text:p text:style-name="P188">#2</text:p>
      <text:p text:style-name="P189">040D: 17→18</text:p>
      <text:p text:style-name="P190">#3</text:p>
      <text:p text:style-name="P191">040D: 18→19</text:p>
      <text:p text:style-name="P192">#4</text:p>
      <text:p text:style-name="P193">040D: 19→1A</text:p>
      <text:p text:style-name="P194">#5</text:p>
      <text:p text:style-name="P195">040D: 1A→1B</text:p>
      <text:p text:style-name="P196">Drasgow Warehouse</text:p>
      <text:p text:style-name="P197">040D: 1B→15</text:p>
      <text:p text:style-name="P198">0415: 00→03</text:p>
      <text:p text:style-name="P199">0416: 0D→0B</text:p>
      <text:p text:style-name="P200">Tajima“s Cave</text:p>
      <text:p text:style-name="P201">040D: 15→24</text:p>
      <text:p text:style-name="P202">0415: 03→07 (Pink?)</text:p>
      <text:p text:style-name="P203">#2</text:p>
      <text:p text:style-name="P204">040D: 24→23</text:p>
      <text:p text:style-name="P205">#3</text:p>
      <text:p text:style-name="P206">040D: 23→22</text:p>
      <text:p text:style-name="P207">Skure Entrance</text:p>
      <text:p text:style-name="P208">040D: 22→28</text:p>
      <text:p text:style-name="P209">0415: 00→0A (Light Blue)</text:p>
      <text:p text:style-name="P210">0416: 0D→0B</text:p>
      <text:p text:style-name="P211">Dezorian Cavern 1</text:p>
      <text:p text:style-name="P212">040D: 28→2F</text:p>
      <text:p text:style-name="P213">0415: 00→09 (Light Blue/Black)</text:p>
      <text:p text:style-name="P214">0416: 0D→0B</text:p>
      <text:p text:style-name="P215">Dezorian Cavern 2</text:p>
      <text:p text:style-name="P216">040D: 28→2F</text:p>
      <text:p text:style-name="P217">0415: 00→09 (Light Blue/Black)</text:p>
      <text:p text:style-name="P218">0416: 0D→0B</text:p>
      <text:p text:style-name="P219">Dezorian Cavern 3</text:p>
      <text:p text:style-name="P220">040D: 30→32</text:p>
      <text:p text:style-name="P221">0415: 00→09 (Light Blue/Black)</text:p>
      <text:p text:style-name="P222">0416: 0D→0B</text:p>
      <text:p text:style-name="P223">Dezorian Cavern 4</text:p>
      <text:p text:style-name="P224">040D: 32→31</text:p>
      <text:p text:style-name="P225">Twintown Entrance</text:p>
      <text:p text:style-name="P226">040D: 31→28</text:p>
      <text:p text:style-name="P227">0415: 00→0A</text:p>
      <text:p text:style-name="P228">0416: 0D→0B</text:p>
      <text:p text:style-name="P229">Aero Prism Cave</text:p>
      <text:p text:style-name="P230">040D: 31→3A</text:p>
      <text:p text:style-name="P231">0415: 00→0A</text:p>
      <text:p text:style-name="P232">0416: 0D→0B</text:p>
      <text:p text:style-name="P233">Guaron Morgue</text:p>
      <text:p text:style-name="P234">040D: 2A</text:p>
      <text:p text:style-name="P235">0415: 00→0A</text:p>
      <text:p text:style-name="P236">0416: 0D→0B</text:p>
      <text:p text:style-name="P237">#2</text:p>
      <text:soft-page-break/>
      <text:p text:style-name="P238">040D: 2A→29</text:p>
      <text:p text:style-name="P239">Dezorian Cavern 5</text:p>
      <text:p text:style-name="P240">040D: 2A→30</text:p>
      <text:p text:style-name="P241">0415: 0A→09</text:p>
      <text:p text:style-name="P242">0416: 0D→0B</text:p>
      <text:p text:style-name="P243">#2</text:p>
      <text:p text:style-name="P244">040D: 30→2F</text:p>
      <text:p text:style-name="P245">Corona Tower</text:p>
      <text:p text:style-name="P246">040D: 2F→2B</text:p>
      <text:p text:style-name="P247">0415: 09→08 (Red)</text:p>
      <text:p text:style-name="P248">0416: 0D→0B</text:p>
      <text:p text:style-name="P249">#2</text:p>
      <text:p text:style-name="P250">040D: 2B→2C</text:p>
      <text:p text:style-name="P251">#3</text:p>
      <text:p text:style-name="P252">040D: 2C→2D</text:p>
      <text:p text:style-name="P253">#4</text:p>
      <text:p text:style-name="P254">040D: 2D→2E</text:p>
      <text:p text:style-name="P255">Laconian Shield Cave</text:p>
      <text:p text:style-name="P256">040D: 2E→34</text:p>
      <text:p text:style-name="P257">0415: 08→09</text:p>
      <text:p text:style-name="P258">0541: 6E→4C</text:p>
      <text:p text:style-name="P259">#2</text:p>
      <text:p text:style-name="P260">040D: 34→33</text:p>
      <text:p text:style-name="P261">#3</text:p>
      <text:p text:style-name="P262">040D: 33→32</text:p>
      <text:p text:style-name="P263">#4</text:p>
      <text:p text:style-name="P264">31</text:p>
      <text:p text:style-name="P265">#5</text:p>
      <text:p text:style-name="P266">30</text:p>
      <text:p text:style-name="P267">#6</text:p>
      <text:p text:style-name="P268">040D: 34→2F</text:p>
      <text:p text:style-name="P269">Baya Malay Prison</text:p>
      <text:p text:style-name="P270">040D: 00→14</text:p>
      <text:p text:style-name="P271">0415: 00→03</text:p>
      <text:p text:style-name="P272">0416: 0D→0B</text:p>
      <text:p text:style-name="P273">Baya Malay Prison (jail)</text:p>
      <text:p text:style-name="P274">040D: 14→15</text:p>
      <text:p text:style-name="P275">Baya Malay Cave</text:p>
      <text:p text:style-name="P276">040D: 15→00</text:p>
      <text:p text:style-name="P277">0415: 03→04 (Blue - dark)</text:p>
      <text:p text:style-name="P278">Baya Malay (0)</text:p>
      <text:p text:style-name="P279">040D: 00→0B</text:p>
      <text:p text:style-name="P280">0415: 04→01 (orange/red)</text:p>
      <text:p text:style-name="P281">Baya Malay (1)</text:p>
      <text:p text:style-name="P282">040D: 0B→0C</text:p>
      <text:p text:style-name="P283">Baya Malay (2)</text:p>
      <text:p text:style-name="P284">040D: 0C→0D</text:p>
      <text:p text:style-name="P285">3</text:p>
      <text:p text:style-name="P286">040D: 0D→0E</text:p>
      <text:p text:style-name="P287">4</text:p>
      <text:p text:style-name="P288">040D: 0E→0F</text:p>
      <text:p text:style-name="P289">-1</text:p>
      <text:p text:style-name="P290">040D: 0B→0A</text:p>
      <text:p text:style-name="P291">-2</text:p>
      <text:p text:style-name="P292">040D: 0A→09</text:p>
      <text:p text:style-name="P293">-3</text:p>
      <text:p text:style-name="P294">040D: 09→08</text:p>
      <text:p text:style-name="P295">Air Castle</text:p>
      <text:p text:style-name="P296">0415: 01→00</text:p>
      <text:soft-page-break/>
      <text:p text:style-name="P297">0416: 0B→0D</text:p>
      <text:p text:style-name="P298">Air Castle #1</text:p>
      <text:p text:style-name="P299">040D: 0F→39</text:p>
      <text:p text:style-name="P300">0415: 00→06 (Gold/Yellow)</text:p>
      <text:p text:style-name="P301">0416: 0D→0B</text:p>
      <text:p text:style-name="P302">#2</text:p>
      <text:p text:style-name="P303">040D: 39→38</text:p>
      <text:p text:style-name="P304">#3</text:p>
      <text:p text:style-name="P305">040D: 38→37</text:p>
      <text:p text:style-name="P306">#4</text:p>
      <text:p text:style-name="P307">040D: 37→36</text:p>
      <text:p text:style-name="P308">#5</text:p>
      <text:p text:style-name="P309">040D: 36→35</text:p>
      <text:p text:style-name="P310">Governor's Palace #1</text:p>
      <text:p text:style-name="P311">040D: 39→21</text:p>
      <text:p text:style-name="P312">#2</text:p>
      <text:p text:style-name="P313">20</text:p>
      <text:p text:style-name="P314">#3</text:p>
      <text:p text:style-name="P315">1F</text:p>
      <text:p text:style-name="P316"/>
      <text:p text:style-name="P317">после победы Dark Faltz выводится окно и тут же закрывается</text:p>
      <text:p text:style-name="P318"/>
      <text:p text:style-name="P319"/>
      <text:p text:style-name="P320">040E:<text:s/><text:bookmark-start text:name="__DdeLink__1964_1984034542"/>00→08 — на<text:s/>катере, 04 — вездеход, 0C - ледобур<text:bookmark-end text:name="__DdeLink__1964_1984034542"/></text:p>
      <text:p text:style-name="P321"/>
      <text:p text:style-name="P322">040F: 00...03 — может какая-то анимация??? Это точно не координаты и точно не направление движения.</text:p>
      <text:p text:style-name="P323">0410: 00...03 — тоже что-то динамическое не всегда совпадает с 040F</text:p>
      <text:p text:style-name="P324"/>
      <text:p text:style-name="P325"/>
      <text:p text:style-name="P326"/>
      <text:p text:style-name="P327"/>
      <text:p text:style-name="P328"/>
      <text:p text:style-name="P329"/>
      <text:p text:style-name="P330"><text:bookmark-start text:name="__DdeLink__6171_391250027"/>417 (01 вместо 00) — Посетил церковь Каминита</text:p>
      <text:p text:style-name="P331"><text:tab/>04 – церковь Пасео<text:bookmark-end text:name="__DdeLink__349_401953193"/></text:p>
      <text:p text:style-name="P332">0417: 00→02 Gothic</text:p>
      <text:p text:style-name="P333">0417: 02→03 Loar</text:p>
      <text:p text:style-name="P334">0417: 02→05 Uzo</text:p>
      <text:p text:style-name="P335">0417: 05→06 Casba</text:p>
      <text:p text:style-name="P336">0417: 06→08 Skure</text:p>
      <text:p text:style-name="P337">0417: 08→07 Twintown<text:bookmark-end text:name="__DdeLink__6171_391250027"/></text:p>
      <text:p text:style-name="P338"/>
      <text:p text:style-name="P339"/>
      <text:p text:style-name="P340"/>
      <text:p text:style-name="P341"><text:bookmark-start text:name="__DdeLink__1966_1984034542"/>500 - Алиса</text:p>
      <text:p text:style-name="P342">01100000</text:p>
      <text:p text:style-name="P343">01050004 — текущих жизней 5, опыт 4,</text:p>
      <text:p text:style-name="P344">01100010000110000c0d</text:p>
      <text:p text:style-name="P345">01140014000214000e10</text:p>
      <text:p text:style-name="P346">текущих жизней 14h, опыт 14h, уровень 2, макс.жизнь 14h, атака 0Eh, защита 10h</text:p>
      <text:p text:style-name="P347">01190032000319002b2b08101c000000</text:p>
      <text:p text:style-name="P348">01220469000422042d4908151c000101</text:p>
      <text:p text:style-name="P349">живёт (01), текущих жизней 22h, мана 4, опыт 6900h, уровень 4, макс.жизнь 22h, атака 2dh, защита 49h, одеты: карбоновый меч (08), титановая кольчуга (15), карбоновый щит (1c), ?????, заклинания: 0101 (лечение, лечение)</text:p>
      <text:p text:style-name="P350">далее ещё 3 аналогичные записи, по 16 байт каждая</text:p>
      <text:p text:style-name="P351"/>
      <text:p text:style-name="P352">DA — HP</text:p>
      <text:p text:style-name="P353">38 — Atk.</text:p>
      <text:soft-page-break/>
      <text:p text:style-name="P354">78 — Def.</text:p>
      <text:p text:style-name="P355">20 — MP</text:p>
      <text:p text:style-name="P356">18F6 (F618) — Exp.</text:p>
      <text:p text:style-name="P357">05 — Боевые заклинания</text:p>
      <text:p text:style-name="P358">02 — Мирные заклинания</text:p>
      <text:p text:style-name="P359"><text:bookmark-end text:name="__DdeLink__1966_1984034542"/></text:p>
      <text:p text:style-name="P360"/>
      <text:p text:style-name="P361"/>
      <text:p text:style-name="P362">540</text:p>
      <text:p text:style-name="P363">Это характеристики последних убитых монстров — HP, ATP, DFP. Можно смело игнорировать</text:p>
      <text:p text:style-name="P364">00000000000000000000 — города???</text:p>
      <text:p text:style-name="P365">0000000000000c000e0c</text:p>
      <text:p text:style-name="P366">вроде как спонтанно меняется на 000000</text:p>
      <text:p text:style-name="P367">01080000000008000d09 — палма</text:p>
      <text:p text:style-name="P368">010c000000000c000e0c — в подземелье Каминита</text:p>
      <text:p text:style-name="P369">00000000000012001612 - Сион</text:p>
      <text:p text:style-name="P370">0000000000000b0c0a00 – Пещера медузы до Тайлона</text:p>
      <text:p text:style-name="P371">00000000000000000000 – Пещера медузы после Тайлона</text:p>
      <text:p text:style-name="P372">00000000000012120d00 – Пещера медузы взял компас</text:p>
      <text:p text:style-name="P373"/>
      <text:p text:style-name="P374">Palma, Shion, Camineet</text:p>
      <text:p text:style-name="P375">0540: 00000000000000000000000000000000</text:p>
      <text:p text:style-name="P376">0550: 00000000000000000000000000000000</text:p>
      <text:p text:style-name="P377"/>
      <text:p text:style-name="P378">Parolit</text:p>
      <text:p text:style-name="P379">0540: 01080000000008000D09000000000000</text:p>
      <text:p text:style-name="P380">0550: 01080000000008000D09000000000000</text:p>
      <text:p text:style-name="P381">После покупки амулета всё сбросилось в 0</text:p>
      <text:p text:style-name="P382"/>
      <text:p text:style-name="P383">Medusa's Cave</text:p>
      <text:p text:style-name="P384">После взятия сундука 00000 сменились на:</text:p>
      <text:p text:style-name="P385">0540: 0000000000001200120D000000000000</text:p>
      <text:p text:style-name="P386">0550: 0000000000001200120D000000000000</text:p>
      <text:p text:style-name="P387">0560: 0000000000001200120D000000000000</text:p>
      <text:p text:style-name="P388">0570: 0000000000001200120D000000000000</text:p>
      <text:p text:style-name="P389">взял второй сундук</text:p>
      <text:p text:style-name="P390">0540: 0000000000000B000C0A000000000000</text:p>
      <text:p text:style-name="P391">пришёл к Тайлону — всё по нулям</text:p>
      <text:p text:style-name="P392">взял компас</text:p>
      <text:p text:style-name="P393">0540: 0000000000001200120D000000000000</text:p>
      <text:p text:style-name="P394">0550: 0000000000001200120D000000000000</text:p>
      <text:p text:style-name="P395">0560: 0000000000001200120D000000000000</text:p>
      <text:p text:style-name="P396">0570: 0000000000001200120D000000000000</text:p>
      <text:p text:style-name="P397">Встал у входа</text:p>
      <text:p text:style-name="P398">0580: 0000000000001200120D000000000000</text:p>
      <text:p text:style-name="P399">0590: 0000000000001200120D000000000000</text:p>
      <text:p text:style-name="P400">Scion Cave</text:p>
      <text:p text:style-name="P401">0540: 0000000000002A002A28000000000000</text:p>
      <text:p text:style-name="P402">0550: 0000000000002A002A28000000000000</text:p>
      <text:p text:style-name="P403">0560: 0000000000002A002A28000000000000</text:p>
      <text:p text:style-name="Standard"><text:span text:style-name="T404">Взял</text:span><text:span text:style-name="T405"><text:s/></text:span><text:span text:style-name="T406">колу</text:span></text:p>
      <text:p text:style-name="P407">0540: 00000000000000000000000000000000</text:p>
      <text:p text:style-name="P408">0550: 00000000000000000000000000000000</text:p>
      <text:p text:style-name="P409">0560: 00000000000000000000000000000000</text:p>
      <text:p text:style-name="P410">Взял 20 месет</text:p>
      <text:p text:style-name="P411">0540: 0000000000001C002423000000000000</text:p>
      <text:p text:style-name="P412">0550: 0000000000001C002423000000000000</text:p>
      <text:p text:style-name="P413">Пустой сундук</text:p>
      <text:p text:style-name="P414">0540: 00000000000000000000000000000000</text:p>
      <text:soft-page-break/>
      <text:p text:style-name="P415">0550: 00000000000000000000000000000000</text:p>
      <text:p text:style-name="P416">Пустой сундук</text:p>
      <text:p text:style-name="P417">0540: 00000000000032002523000000000000 → 0000000000001E002B24000000000000</text:p>
      <text:p text:style-name="P418">0550: 00000000000032002523000000000000 → 00000000000000000000000000000000</text:p>
      <text:p text:style-name="P419">Cola (24)</text:p>
      <text:p text:style-name="P420">0540: 0000000000001E002B24000000000000 → 0000000000001C002423000000000000</text:p>
      <text:p text:style-name="P421">50 meset</text:p>
      <text:p text:style-name="P422">0550: 00000000000000000000000000000000 → 0000000000001C002423000000000000</text:p>
      <text:p text:style-name="P423">0560: 00000000000000000000000000000000 → 0000000000001C002423000000000000</text:p>
      <text:p text:style-name="P424">20 meset</text:p>
      <text:p text:style-name="P425">0000</text:p>
      <text:p text:style-name="P426">0000</text:p>
      <text:p text:style-name="P427">20 meset“</text:p>
      <text:p text:style-name="P428">0550: 0000000000001C002423000000000000</text:p>
      <text:p text:style-name="P429">burger</text:p>
      <text:p text:style-name="Standard"><text:span text:style-name="T430">0540: 0000000000001C002423000000000000 → 0000000000003200</text:span><text:span text:style-name="T431">25</text:span><text:span text:style-name="T432">23000000000000</text:span></text:p>
      <text:p text:style-name="P433">0550: 0000000000001C002423000000000000 → 00000000000032002523000000000000</text:p>
      <text:p text:style-name="P434">0560: 00000000000000000000000000000000 → 00000000000032002523000000000000</text:p>
      <text:p text:style-name="P435">iron fang — вероятно это противники</text:p>
      <text:p text:style-name="P436">0540: 00000000000032002523000000000000 → 00000000000035003A29000000000000</text:p>
      <text:p text:style-name="P437">0550: 00000000000032002523000000000000 → 00000000000035003A29000000000000</text:p>
      <text:p text:style-name="P438">0560: 00000000000032002523000000000000 → 00000000000035003A29000000000000</text:p>
      <text:p text:style-name="P439">0570: 00000000000000000000000000000000 → 00000000000035003A29000000000000</text:p>
      <text:p text:style-name="P440">0580: 00000000000000000000000000000000 → 00000000000035003A29000000000000</text:p>
      <text:p text:style-name="P441">Abion</text:p>
      <text:p text:style-name="P442">0540: 00 → 01</text:p>
      <text:p text:style-name="P443">0541: 00 → 35</text:p>
      <text:p text:style-name="P444">Medusa 03</text:p>
      <text:p text:style-name="P445">0540: 014E</text:p>
      <text:p text:style-name="P446">0550: 014E</text:p>
      <text:p text:style-name="P447">0560: 014E</text:p>
      <text:p text:style-name="P448">Medusa 03</text:p>
      <text:p text:style-name="P449">0540: 016E</text:p>
      <text:p text:style-name="P450">0550: 016E</text:p>
      <text:p text:style-name="P451">Medusa 06</text:p>
      <text:p text:style-name="P452">0540: 00 → 01B9</text:p>
      <text:p text:style-name="P453">#7</text:p>
      <text:p text:style-name="P454">0541: B9 → 78</text:p>
      <text:p text:style-name="P455">0550: 00 → 0178</text:p>
      <text:p text:style-name="P456">#8</text:p>
      <text:p text:style-name="P457">0540: 00 → 018A</text:p>
      <text:p text:style-name="P458">Casba Cave</text:p>
      <text:p text:style-name="P459">0540: 00 → 012A</text:p>
      <text:p text:style-name="P460">0550: 00 → 012A</text:p>
      <text:p text:style-name="P461">0560: 00 → 012A</text:p>
      <text:p text:style-name="P462">#2</text:p>
      <text:p text:style-name="P463">00000</text:p>
      <text:p text:style-name="P464"/>
      <text:p text:style-name="P465">в подземельях устранение ловушек в сейвах не отмечается</text:p>
      <text:p text:style-name="P466"/>
      <text:p text:style-name="P467"/>
      <text:p text:style-name="P468">5C0-5D7 — 24 предмета</text:p>
      <text:p text:style-name="P469">000000</text:p>
      <text:p text:style-name="P470">271С08 — фонарик, карбоновый щит, карбоновый меч</text:p>
      <text:p text:style-name="P471">270200</text:p>
      <text:p text:style-name="P472"/>
      <text:p text:style-name="P473"/>
      <text:p text:style-name="P474">5E0 — месеты, количество предметов</text:p>
      <text:p text:style-name="P475">0000 00</text:p>
      <text:p text:style-name="P476">FFFF 01 — месет 65535(FFFF), 1 предмет.</text:p>
      <text:p text:style-name="P477"/>
      <text:p text:style-name="Standard"><text:span text:style-name="T478">5F0 – 00 → 01 –<text:s/></text:span><text:span text:style-name="T479">сколько</text:span><text:span text:style-name="T480"><text:s/></text:span><text:span text:style-name="T481">компаньонов</text:span></text:p>
      <text:p text:style-name="P482"/>
      <text:p text:style-name="P483">First food shop (spaceport) :)</text:p>
      <text:p text:style-name="P484"/>
      <text:p text:style-name="P485">Если Лутз прийдёт к Тадзиму в Frad Cloak — он просто скажет, что ему нечему его учить и ещё один плащ не даст.</text:p>
      <text:p text:style-name="P486"/>
      <text:p text:style-name="P487"/>
      <text:p text:style-name="P488"/>
      <text:p text:style-name="P489"/>
      <text:p text:style-name="P490"/>
      <text:p text:style-name="P491">C500 — После каждого боя и открытия сундука сюда записывается FF</text:p>
      <text:p text:style-name="P492"/>
      <text:p text:style-name="P493"/>
      <text:p text:style-name="P494"><text:bookmark-start text:name="__DdeLink__8132_466637797"/>Palma (near Camineet)</text:p>
      <text:p text:style-name="Standard"><text:span text:style-name="T495">30 D0 04 00 30 30 03 00<text:s/></text:span><text:span text:style-name="T496">00</text:span><text:span text:style-name="T497"><text:s/></text:span><text:span text:style-name="T498">00</text:span><text:span text:style-name="T499"><text:s/>02 00 5E 02 00 00 00 30 03 D0 04 00 0D</text:span></text:p>
      <text:p text:style-name="P500">Palma (near Gothic)</text:p>
      <text:p text:style-name="Standard"><text:span text:style-name="T501">00 00 03 00 10 10 04 00<text:s/></text:span><text:span text:style-name="T502">00</text:span><text:span text:style-name="T503"><text:s/></text:span><text:span text:style-name="T504">00</text:span><text:span text:style-name="T505"><text:s/>00 00 2E 00 00 00 00 10 04 00 03 00 0D</text:span></text:p>
      <text:p text:style-name="P506">Palma (Drasgow)</text:p>
      <text:p text:style-name="Standard"><text:span text:style-name="T507">30 D0 06 00 10 10 06 00<text:s/></text:span><text:span text:style-name="T508">00</text:span><text:span text:style-name="T509"><text:s/></text:span><text:span text:style-name="T510">00</text:span><text:span text:style-name="T511"><text:s/>01 00 67 0A 00 02 02 10 06 D0 06 00 0D</text:span></text:p>
      <text:p text:style-name="P512">Palma (Baya Marlay)</text:p>
      <text:p text:style-name="Standard"><text:span text:style-name="T513">00 00 06 00 10 30 01 00<text:s/></text:span><text:span text:style-name="T514">00</text:span><text:span text:style-name="T515"><text:s/></text:span><text:span text:style-name="T516">00</text:span><text:span text:style-name="T517"><text:s/>03 00 15 00 00 01 03 30 01 00 06 00 0D</text:span></text:p>
      <text:p text:style-name="P518"><text:bookmark-start text:name="__DdeLink__8117_1619896327"/>Motavia</text:p>
      <text:p text:style-name="P519">40 C0 05 00 10 10 02 00 01 01 00 00 2E 00 00 02 01 10 02 C0 05 00 0B<text:bookmark-end text:name="__DdeLink__8117_1619896327"/></text:p>
      <text:p text:style-name="P520">Motavia (Perseus Island)</text:p>
      <text:p text:style-name="Standard"><text:span text:style-name="T521">00 00 04 00 60 60 02 00<text:s/></text:span><text:span text:style-name="T522">01</text:span><text:span text:style-name="T523"><text:s/></text:span><text:span text:style-name="T524">01</text:span><text:span text:style-name="T525"><text:s/>02 00 5E 02 00 00 01 60 02 00 04 00 0D</text:span></text:p>
      <text:p text:style-name="P526">Dezoris (near Skray)</text:p>
      <text:p text:style-name="Standard"><text:span text:style-name="T527">C0 40 02 00 50 50 05 00<text:s/></text:span><text:span text:style-name="T528">02</text:span><text:span text:style-name="T529"><text:s/></text:span><text:span text:style-name="T530">02</text:span><text:span text:style-name="T531"><text:s/>03 00 25 22 00 00 03 50 05 40 02 00 0D</text:span></text:p>
      <text:p text:style-name="P532">Dezoris (near 3-rd cavern passageway)</text:p>
      <text:p text:style-name="Standard"><text:span text:style-name="T533">70 90 00 00 30 30 05 00<text:s/></text:span><text:span text:style-name="T534">02</text:span><text:span text:style-name="T535"><text:s/></text:span><text:span text:style-name="T536">02</text:span><text:span text:style-name="T537"><text:s/>00 00 87 30 04 01 03 30 05 90 00 00 0D</text:span></text:p>
      <text:p text:style-name="P538">Dezoris (near 4-rd cavern passageway)</text:p>
      <text:p text:style-name="Standard"><text:span text:style-name="T539">90 70 00 00 10 10 04 00<text:s/></text:span><text:span text:style-name="T540">02</text:span><text:span text:style-name="T541"><text:s/></text:span><text:span text:style-name="T542">02</text:span><text:span text:style-name="T543"><text:s/>00 00 59 32 00 02 00 10 04 70 00 00 0D</text:span></text:p>
      <text:p text:style-name="P544">Dezoris (near Twintown)</text:p>
      <text:p text:style-name="Standard"><text:span text:style-name="T545">F0 10 04 00 20 20 03 00<text:s/></text:span><text:span text:style-name="T546">02</text:span><text:span text:style-name="T547"><text:s/></text:span><text:span text:style-name="T548">02</text:span><text:span text:style-name="T549"><text:s/>01 00 1C 31 00 02 00 20 03 10 04 00 0D</text:span></text:p>
      <text:p text:style-name="P550">Dezoris (near Guaron Morgue)</text:p>
      <text:p text:style-name="Standard"><text:span text:style-name="T551">70 90 04 00 B0 B0 07 00<text:s/></text:span><text:span text:style-name="T552">02</text:span><text:span text:style-name="T553"><text:s/></text:span><text:span text:style-name="T554">02</text:span><text:span text:style-name="T555"><text:s/>03 00 79 3A 0C 00 03 B0 07 90 04 00 0D</text:span></text:p>
      <text:p text:style-name="P556">Dezoris (near Corona Tower)</text:p>
      <text:p text:style-name="Standard"><text:span text:style-name="T557">00 D0 02 00 00 70 00 00<text:s/></text:span><text:span text:style-name="T558">02</text:span><text:span text:style-name="T559"><text:s/></text:span><text:span text:style-name="T560">02</text:span><text:span text:style-name="T561"><text:s/>00 00 2E 30 0C 01 01 70 00 D0 02 00 0D</text:span></text:p>
      <text:p text:style-name="P562"><text:bookmark-start text:name="__DdeLink__6315_2087498417"/>Camineet</text:p>
      <text:p text:style-name="Standard"><text:span text:style-name="T563">C0 40 06 00 50 50 01 00<text:s/></text:span><text:span text:style-name="T564">04</text:span><text:span text:style-name="T565"><text:s/></text:span><text:span text:style-name="T566">04</text:span><text:span text:style-name="T567"><text:s/>00 00 00 00 00 00 00 50 01 40 06 00 0</text:span><text:bookmark-end text:name="__DdeLink__6315_2087498417"/><text:span text:style-name="T568">D</text:span></text:p>
      <text:p text:style-name="P569">C501<text:tab/>01<text:tab/>Talk with Suelo</text:p>
      <text:p text:style-name="P570"><text:bookmark-start text:name="__DdeLink__6328_2087498417"/>C502<text:tab/>01<text:tab/>Talk with Nekiseh<text:bookmark-end text:name="__DdeLink__6328_2087498417"/></text:p>
      <text:p text:style-name="P571">Parolit</text:p>
      <text:p text:style-name="Standard"><text:bookmark-start text:name="__DdeLink__8097_466637797"/><text:span text:style-name="T572">A0 60 01 00 10 10 06 00<text:s/></text:span><text:span text:style-name="T573">04</text:span><text:span text:style-name="T574"><text:s/></text:span><text:span text:style-name="T575">06</text:span><text:span text:style-name="T576"><text:s/>02 00 5E 02 00 00 00 10 06 60 01 00 0D</text:span><text:bookmark-end text:name="__DdeLink__8097_466637797"/></text:p>
      <text:p text:style-name="P577">Palma Spaceport</text:p>
      <text:p text:style-name="Standard"><text:span text:style-name="T578">C0 40 02 00 70 70 01 00<text:s/></text:span><text:span text:style-name="T579">04</text:span><text:span text:style-name="T580"><text:s/></text:span><text:span text:style-name="T581">05</text:span><text:span text:style-name="T582"><text:s/>02 00 5E 02 00 00 00 70 01 40 02 00 0D</text:span></text:p>
      <text:p text:style-name="P583">Gothic</text:p>
      <text:p text:style-name="Standard"><text:span text:style-name="T584">B0 50 02 00 A0 A0 00 00<text:s/></text:span><text:span text:style-name="T585">05</text:span><text:span text:style-name="T586"><text:s/></text:span><text:span text:style-name="T587">07</text:span><text:span text:style-name="T588"><text:s/>00 00 2E 00 00 00 00 A0 00 50 02 00 0D</text:span></text:p>
      <text:p text:style-name="P589"><text:bookmark-start text:name="__DdeLink__8115_1358645387"/>C504<text:bookmark-end text:name="__DdeLink__8115_1358645387"/><text:tab/>03<text:tab/>Give 1200 mesetas to Dr. Luveno</text:p>
      <text:p text:style-name="P590">C504<text:tab/>04<text:tab/>Wait a time, then return to Dr. Luveno</text:p>
      <text:p text:style-name="P591"><text:bookmark-start text:name="__DdeLink__6569_1468482858"/>C504<text:tab/>05<text:tab/>Wait a time, then return to Dr. Luveno<text:bookmark-end text:name="__DdeLink__6569_1468482858"/></text:p>
      <text:p text:style-name="P592">C504<text:tab/>06<text:tab/>Wait a time, then return to Dr. Luveno</text:p>
      <text:p text:style-name="P593">C504<text:tab/>07<text:tab/>Come to Dr. Luveno with Hapsby. Now Luveno is accesible.</text:p>
      <text:p text:style-name="P594">Eppi</text:p>
      <text:p text:style-name="Standard"><text:span text:style-name="T595">10 F0 03 00 A0 A0 01 00<text:s/></text:span><text:span text:style-name="T596">05</text:span><text:span text:style-name="T597"><text:s/></text:span><text:span text:style-name="T598">08</text:span><text:span text:style-name="T599"><text:s/>02 00 5E 02 00 00 00 A0 01 F0 03 00 0D</text:span></text:p>
      <text:p text:style-name="P600">C604<text:tab/>00<text:tab/>Talk with old man in Eppi. Unlock Dungeon Key in Camineet Warehouse</text:p>
      <text:p text:style-name="P601">Lore</text:p>
      <text:p text:style-name="Standard"><text:span text:style-name="T602">70 90 05 00 40 40 01 00<text:s/></text:span><text:span text:style-name="T603">05</text:span><text:span text:style-name="T604"><text:s/></text:span><text:span text:style-name="T605">09</text:span><text:span text:style-name="T606"><text:s/>00 00 21 16 00 00 00 40 01 90 05 00 0D</text:span></text:p>
      <text:p text:style-name="P607">Avion</text:p>
      <text:p text:style-name="Standard"><text:span text:style-name="T608">70 90 01 00 40 40 05 00<text:s/></text:span><text:span text:style-name="T609">05</text:span><text:span text:style-name="T610"><text:s/></text:span><text:span text:style-name="T611">0A</text:span><text:span text:style-name="T612"><text:s/>03 00 12 02 00 00 00 40 05 90 01 00 0D</text:span></text:p>
      <text:p text:style-name="P613">Bortevo</text:p>
      <text:p text:style-name="Standard"><text:span text:style-name="T614">70 90 03 00 40 40 04 00<text:s/></text:span><text:span text:style-name="T615">05</text:span><text:span text:style-name="T616"><text:s/></text:span><text:span text:style-name="T617">0B</text:span><text:span text:style-name="T618"><text:s/>00 00 2E 00 00 00 00 40 04 90 03 00 0D</text:span></text:p>
      <text:p text:style-name="P619">Drasgow</text:p>
      <text:p text:style-name="Standard"><text:span text:style-name="T620">F0 10 01 00 50 50 01 00<text:s/></text:span><text:span text:style-name="T621">06</text:span><text:span text:style-name="T622"><text:s/></text:span><text:span text:style-name="T623">0C</text:span><text:span text:style-name="T624"><text:s/>01 00 67 0A 00 02 02 50 01 10 01 00 0D</text:span></text:p>
      <text:p text:style-name="P625">Paseo</text:p>
      <text:p text:style-name="Standard"><text:span text:style-name="T626">80 80 01 00 40 40 02 00<text:s/></text:span><text:span text:style-name="T627">07</text:span><text:span text:style-name="T628"><text:s/></text:span><text:span text:style-name="T629">0E</text:span><text:span text:style-name="T630"><text:s/>02 00 5E 02 00 00 00 40 02 80 01 00 0D</text:span></text:p>
      <text:p text:style-name="P631">Paseo (near Governor's Palace)</text:p>
      <text:p text:style-name="Standard"><text:span text:style-name="T632">90 70 01 00 C0 A0 00 00<text:s/></text:span><text:span text:style-name="T633">07</text:span><text:span text:style-name="T634"><text:s/></text:span><text:span text:style-name="T635">0E</text:span><text:span text:style-name="T636"><text:s/>00 00 61 21 00 00 00 A0 00 70 01 00 0D</text:span></text:p>
      <text:p text:style-name="P637">Uzo</text:p>
      <text:p text:style-name="Standard"><text:span text:style-name="T638">00 00 05 00 60 60 01 00<text:s/></text:span><text:span text:style-name="T639">07</text:span><text:span text:style-name="T640"><text:s/></text:span><text:span text:style-name="T641">0F</text:span><text:span text:style-name="T642"><text:s/>00 00 2E 00 00 00 00 60 01 00 05 00 0D</text:span></text:p>
      <text:soft-page-break/>
      <text:p text:style-name="P643">C507<text:tab/>01<text:tab/>Unhide Soothe Flute in Gothic</text:p>
      <text:p text:style-name="P644">Paseo Spaceport</text:p>
      <text:p text:style-name="Standard"><text:span text:style-name="T645">10 F0 00 00 90 90 04 00<text:s/></text:span><text:span text:style-name="T646">07</text:span><text:span text:style-name="T647"><text:s/></text:span><text:span text:style-name="T648">10</text:span><text:span text:style-name="T649"><text:s/>02 00 5E 02 00 00 00 90 04 F0 00 00 0D</text:span></text:p>
      <text:p text:style-name="P650">Casba</text:p>
      <text:p text:style-name="Standard"><text:span text:style-name="T651">40 C0 04 00 A0 A0 03 00<text:s/></text:span><text:span text:style-name="T652">07</text:span><text:span text:style-name="T653"><text:s/></text:span><text:span text:style-name="T654">11</text:span><text:span text:style-name="T655"><text:s/>02 00 DC 27 00 00 00 A0 03 C0 04 00 0D</text:span></text:p>
      <text:p text:style-name="P656">C508<text:tab/>01<text:tab/>Unhide FlowMover in Bortevo</text:p>
      <text:p text:style-name="P657">Sopia</text:p>
      <text:p text:style-name="Standard"><text:span text:style-name="T658">00 00 07 00 40 40 04 00<text:s/></text:span><text:span text:style-name="T659">07</text:span><text:span text:style-name="T660"><text:s/></text:span><text:span text:style-name="T661">12</text:span><text:span text:style-name="T662"><text:s/>03 00 25 22 00 00 00 40 04 00 07 00 0D</text:span></text:p>
      <text:p text:style-name="P663">C509<text:tab/>01<text:tab/>Give 400 mesetas to Sopia head. Unhide Perseus Shield on island</text:p>
      <text:p text:style-name="P664">Skray - surface</text:p>
      <text:p text:style-name="Standard"><text:span text:style-name="T665">D0 30 01 00 20 20 01 00<text:s/></text:span><text:span text:style-name="T666">08</text:span><text:span text:style-name="T667"><text:s/></text:span><text:span text:style-name="T668">13</text:span><text:span text:style-name="T669"><text:s/>03 00 25 22 00 00 03 20 01 30 01 00 0D</text:span></text:p>
      <text:p text:style-name="P670">Twintown - surface</text:p>
      <text:p text:style-name="Standard"><text:span text:style-name="T671">F0 10 03 00 30 30 01 00<text:s/></text:span><text:span text:style-name="T672">08</text:span><text:span text:style-name="T673"><text:s/></text:span><text:span text:style-name="T674">14</text:span><text:span text:style-name="T675"><text:s/>01 00 1C 31 00 02 00 30 01 10 03 00 0D</text:span></text:p>
      <text:p text:style-name="P676">Skray</text:p>
      <text:p text:style-name="Standard"><text:span text:style-name="T677">80 80 05 00 A0 A0 00 00<text:s/></text:span><text:span text:style-name="T678">09</text:span><text:span text:style-name="T679"><text:s/></text:span><text:span text:style-name="T680">15</text:span><text:span text:style-name="T681"><text:s/>00 00 6B 28 00 00 03 A0 00 80 05 00 0D</text:span></text:p>
      <text:p text:style-name="P682">Twintown</text:p>
      <text:p text:style-name="Standard"><text:span text:style-name="T683">80 80 01 00 A0 A0 01 00<text:s/></text:span><text:span text:style-name="T684">09</text:span><text:span text:style-name="T685"><text:s/></text:span><text:span text:style-name="T686">16</text:span><text:span text:style-name="T687"><text:s/>02 00 87 28 00 02 00 A0 01 80 01 00 0D</text:span></text:p>
      <text:p text:style-name="P688">Air Castle</text:p>
      <text:p text:style-name="Standard"><text:span text:style-name="T689">90 70 01 00 20 20 02 00<text:s/></text:span><text:span text:style-name="T690">0A</text:span><text:span text:style-name="T691"><text:s/></text:span><text:span text:style-name="T692">17</text:span><text:span text:style-name="T693"><text:s/>01 00 1C 0F 00 01 03 20 02 70 01 00 0D</text:span></text:p>
      <text:p text:style-name="P694"/>
      <text:p text:style-name="P695"/>
      <text:p text:style-name="P696"/>
      <text:p text:style-name="P697">Medusa's Cave</text:p>
      <text:p text:style-name="Standard"><text:span text:style-name="T698">00 60 04 00 00 A0 04 00 00 00 00 00<text:s/></text:span><text:span text:style-name="T699">DC</text:span><text:span text:style-name="T700"><text:s/></text:span><text:span text:style-name="T701">00</text:span><text:span text:style-name="T702"><text:s/>00 00 00 A0 04 60 04 04 0B</text:span></text:p>
      <text:p text:style-name="P703">C50A<text:tab/>FF<text:tab/>E3<text:tab/>Save Tylon</text:p>
      <text:p text:style-name="P704">C600<text:tab/>FF<text:tab/>36<text:tab/>Compass</text:p>
      <text:p text:style-name="P705">C601<text:tab/>FF<text:tab/>E8<text:tab/>20 Mesetas</text:p>
      <text:p text:style-name="P706">C602<text:tab/>FF<text:tab/>7C<text:tab/>10 Mesetas</text:p>
      <text:p text:style-name="P707">Gothic Passageway</text:p>
      <text:p text:style-name="Standard"><text:span text:style-name="T708">00 A0 00 00 00 10 02 00 04 05 00 00<text:s/></text:span><text:span text:style-name="T709">DE</text:span><text:span text:style-name="T710"><text:s/></text:span><text:span text:style-name="T711">00</text:span><text:span text:style-name="T712"><text:s/>00 00 00 10 02 A0 00 04 0B</text:span></text:p>
      <text:p text:style-name="P713">C504<text:tab/>02<text:tab/>5D<text:tab/>Assistent went to help a Dr. Luveno</text:p>
      <text:p text:style-name="P714">Gothic Passageway (Gothic entrance)</text:p>
      <text:p text:style-name="Standard"><text:span text:style-name="T715">00 50 02 00 00 A0 00 00 05 07 02 00<text:s/></text:span><text:span text:style-name="T716">2E</text:span><text:span text:style-name="T717"><text:s/></text:span><text:span text:style-name="T718">00</text:span><text:span text:style-name="T719"><text:s/>00 00 00 A0 00 50 02 04 0B</text:span></text:p>
      <text:p text:style-name="P720">Baya Marlay Cave</text:p>
      <text:p text:style-name="P721">00 10 07 00 00 80 00 00 00 00 00 00 5A 00 00 02 02 80 00 10 07 04 0B</text:p>
      <text:p text:style-name="P722">C6C0<text:tab/>FF<text:tab/>53<text:tab/>Boss Mad Doctor</text:p>
      <text:p text:style-name="P723">Triada Prison</text:p>
      <text:p text:style-name="Standard"><text:span text:style-name="T724">00 C0 02 00 00 30 06 00 00 00 00 00<text:s/></text:span><text:span text:style-name="T725">D2</text:span><text:span text:style-name="T726"><text:s/></text:span><text:span text:style-name="T727">01</text:span><text:span text:style-name="T728"><text:s/>00 00 00 30 06 C0 02 05 0B</text:span></text:p>
      <text:p text:style-name="P729">C603<text:tab/>FF<text:tab/>17<text:tab/>Empty<text:tab/>Trap</text:p>
      <text:p text:style-name="P730">C6C1<text:tab/>FF<text:tab/>5D<text:tab/>Boss<text:tab/>Skeletons</text:p>
      <text:p text:style-name="Standard"><text:span text:style-name="T731">C503</text:span><text:span text:style-name="T732"><text:tab/>01</text:span><text:span text:style-name="T733"><text:tab/>69</text:span><text:span text:style-name="T734"><text:tab/>F</text:span><text:span text:style-name="T735">or the first time to talk</text:span><text:span text:style-name="T736"><text:s/>with Dr. Luveno</text:span></text:p>
      <text:p text:style-name="P737">C503<text:tab/>02<text:tab/>69<text:tab/>Second time to speak with Dr. Luveno</text:p>
      <text:p text:style-name="P738">C504<text:tab/>01<text:tab/>69<text:tab/>A third talk with Dr. Luveno. Now assistent will come out from passageway</text:p>
      <text:p text:style-name="P739">Camineet Warehouse</text:p>
      <text:p text:style-name="Standard"><text:span text:style-name="T740">00 40 06 00 00 A0 00 00 04 04 00 00<text:s/></text:span><text:span text:style-name="T741">5E</text:span><text:span text:style-name="T742"><text:s/></text:span><text:span text:style-name="T743">02</text:span><text:span text:style-name="T744"><text:s/>00 00 00 A0 00 40 06 02 0B</text:span></text:p>
      <text:p text:style-name="P745">C604<text:tab/>FF<text:tab/>17<text:tab/>Dungeon Key</text:p>
      <text:p text:style-name="P746">C605<text:tab/>FF<text:tab/>67<text:tab/>50 Mesetas</text:p>
      <text:p text:style-name="P747">Avion Warehouse</text:p>
      <text:p text:style-name="Standard"><text:span text:style-name="T748">00 A0 00 00 00 70 04 00 05 0A 01 00<text:s/></text:span><text:span text:style-name="T749">12</text:span><text:span text:style-name="T750"><text:s/></text:span><text:span text:style-name="T751">02</text:span><text:span text:style-name="T752"><text:s/>00 00 00 70 04 A0 00 02 0B</text:span></text:p>
      <text:p text:style-name="P753">C606<text:tab/>FF<text:tab/>3A<text:tab/>30 Mesetas</text:p>
      <text:p text:style-name="P754">C607<text:tab/>FF<text:tab/>63<text:tab/>20 Mesetas</text:p>
      <text:p text:style-name="P755">Avion Warehouse (Dr. Mad's side)</text:p>
      <text:p text:style-name="Standard"><text:span text:style-name="T756">00 90 01 00 00 70 04 00 05 0A 00 00<text:s/></text:span><text:span text:style-name="T757">DE</text:span><text:span text:style-name="T758"><text:s/></text:span><text:span text:style-name="T759">02</text:span><text:span text:style-name="T760"><text:s/>00 00 00 70 04 90 01 02 0B</text:span></text:p>
      <text:p text:style-name="P761"/>
      <text:p text:style-name="P762"/>
      <text:p text:style-name="P763">Medusa Tower #-1</text:p>
      <text:p text:style-name="Standard"><text:span text:style-name="T764">00 A0 01 00 00 B0 05 00 00 00 02 00<text:s/></text:span><text:span text:style-name="T765">DD</text:span><text:span text:style-name="T766"><text:s/></text:span><text:span text:style-name="T767">03</text:span><text:span text:style-name="T768"><text:s/>00 00 01 B0 05 A0 01 01 0B</text:span></text:p>
      <text:p text:style-name="P769">C608<text:tab/>FF<text:tab/>9C<text:tab/>Empty<text:tab/>Trap</text:p>
      <text:p text:style-name="P770">C609<text:tab/>FF<text:tab/>9E<text:tab/>Ruoginin</text:p>
      <text:p text:style-name="P771">C60A<text:tab/>FF<text:tab/>E1<text:tab/>10 Mesetas</text:p>
      <text:p text:style-name="P772">C60B<text:tab/>FF<text:tab/>E8<text:tab/>Ruoginin</text:p>
      <text:p text:style-name="P773">C60D<text:tab/>FF<text:tab/>56<text:tab/>Escape Cloth</text:p>
      <text:p text:style-name="P774">C60E<text:tab/>FF<text:tab/>58<text:tab/>Searchlight</text:p>
      <text:p text:style-name="P775"/>
      <text:p text:style-name="P776"><text:bookmark-start text:name="__DdeLink__7075_1406613545"/>Medusa Tower<text:bookmark-end text:name="__DdeLink__7075_1406613545"/></text:p>
      <text:p text:style-name="Standard"><text:span text:style-name="T777">00 A0 01 00 00 B0 05 00 00 00 00 00<text:s/></text:span><text:span text:style-name="T778">D8</text:span><text:span text:style-name="T779"><text:s/></text:span><text:span text:style-name="T780">04</text:span><text:span text:style-name="T781"><text:s/>00 00 01 B0 05 A0 01 01 0B</text:span></text:p>
      <text:p text:style-name="P782">C60F<text:tab/>13<text:tab/>FF<text:tab/>20 Mesetas</text:p>
      <text:p text:style-name="P783">C610<text:tab/>E5<text:tab/>FF<text:tab/>PelorieMate</text:p>
      <text:p text:style-name="P784">C612<text:tab/>FF<text:tab/>1D<text:tab/>Empty<text:tab/>Trap</text:p>
      <text:p text:style-name="P785">Medusa Tower #2</text:p>
      <text:p text:style-name="Standard"><text:span text:style-name="T786">00 A0 01 00 00 B0 05 00 00 00 02 00<text:s/></text:span><text:span text:style-name="T787">6D</text:span><text:span text:style-name="T788"><text:s/></text:span><text:span text:style-name="T789">05</text:span><text:span text:style-name="T790"><text:s/>00 00 01 B0 05 A0 01 01 0B</text:span></text:p>
      <text:p text:style-name="P791">C613<text:tab/>FF<text:tab/>5B<text:tab/>10 Mesetas</text:p>
      <text:p text:style-name="P792">C614<text:tab/>FF<text:tab/>A1<text:tab/>5 Mesetas</text:p>
      <text:p text:style-name="P793">C615<text:tab/><text:bookmark-start text:name="__DdeLink__7078_1406613545"/>FF<text:tab/>A3<text:tab/>Empty<text:tab/>Trap<text:bookmark-end text:name="__DdeLink__7078_1406613545"/></text:p>
      <text:soft-page-break/>
      <text:p text:style-name="P794">C616<text:tab/>FF<text:tab/>DD<text:tab/>Ruoginin</text:p>
      <text:p text:style-name="P795">Medusa Tower #3</text:p>
      <text:p text:style-name="Standard"><text:span text:style-name="T796">00 A0 01 00 00 B0 05 00 00 00 03 00<text:s/></text:span><text:span text:style-name="T797">C2</text:span><text:span text:style-name="T798"><text:s/></text:span><text:span text:style-name="T799">06</text:span><text:span text:style-name="T800"><text:s/>00 00 01 B0 05 A0 01 01 0B</text:span></text:p>
      <text:p text:style-name="P801">C619<text:tab/>FF<text:tab/>55<text:tab/>35 Mesetas</text:p>
      <text:p text:style-name="P802">C61A<text:tab/>FF<text:tab/>93<text:tab/>Empty<text:tab/>Trap</text:p>
      <text:p text:style-name="P803">C61C<text:tab/>FF<text:tab/>29<text:tab/>10 Mesetas</text:p>
      <text:p text:style-name="P804">Medusa Tower #3 (Man)</text:p>
      <text:p text:style-name="Standard"><text:span text:style-name="T805">00 A0 01 00 00 B0 05 00 00 00 02 00<text:s/></text:span><text:span text:style-name="T806">33</text:span><text:span text:style-name="T807"><text:s/></text:span><text:span text:style-name="T808">06</text:span><text:span text:style-name="T809"><text:s/>00 00 01 B0 05 A0 01 01 0B</text:span></text:p>
      <text:p text:style-name="P810"><text:bookmark-start text:name="__DdeLink__7081_1406613545"/>Medusa Tower #4<text:bookmark-end text:name="__DdeLink__7081_1406613545"/></text:p>
      <text:p text:style-name="Standard"><text:span text:style-name="T811">00 A0 01 00 00 B0 05 00 00 00 00 00<text:s/></text:span><text:span text:style-name="T812">49</text:span><text:span text:style-name="T813"><text:s/></text:span><text:span text:style-name="T814">07</text:span><text:span text:style-name="T815"><text:s/>00 00 01 B0 05 A0 01 01 0B</text:span></text:p>
      <text:p text:style-name="P816">C61D<text:tab/>FF<text:tab/>65<text:tab/>Ruoginin</text:p>
      <text:p text:style-name="P817">C61E<text:tab/>FF<text:tab/>AC<text:tab/>100 Mesetas<text:tab/>Trap</text:p>
      <text:p text:style-name="P818">C620<text:tab/>FF<text:tab/>89<text:tab/>Empty<text:tab/>Trap</text:p>
      <text:p text:style-name="P819">Medusa Tower #4 (Man)</text:p>
      <text:p text:style-name="Standard"><text:span text:style-name="T820">00 A0 01 00 00 B0 05 00 00 00 01 00<text:s/></text:span><text:span text:style-name="T821">A7</text:span><text:span text:style-name="T822"><text:s/></text:span><text:span text:style-name="T823">07</text:span><text:span text:style-name="T824"><text:s/>00 00 01 B0 05 A0 01 01 0B</text:span></text:p>
      <text:p text:style-name="P825">Medusa Tower #5</text:p>
      <text:p text:style-name="Standard"><text:span text:style-name="T826">00 A0 01 00 00 B0 05 00 00 00 02 00<text:s/></text:span><text:span text:style-name="T827">63</text:span><text:span text:style-name="T828"><text:s/></text:span><text:span text:style-name="T829">08</text:span><text:span text:style-name="T830"><text:s/>00 00 01 B0 05 A0 01 01 0B</text:span></text:p>
      <text:p text:style-name="P831">C6C3<text:tab/>FF<text:tab/>65<text:tab/>Boss Herex</text:p>
      <text:p text:style-name="P832">Baya Marlay #-3</text:p>
      <text:p text:style-name="Standard"><text:span text:style-name="T833">00 00 06 00 00 20 01 00 00 00 00 00<text:s/></text:span><text:span text:style-name="T834">2E</text:span><text:span text:style-name="T835"><text:s/></text:span><text:span text:style-name="T836">08</text:span><text:span text:style-name="T837"><text:s/>00 01 03 20 01 00 06 01 0B</text:span></text:p>
      <text:p text:style-name="P838">C621<text:tab/>FF<text:tab/>C3<text:tab/>Ruoginin</text:p>
      <text:p text:style-name="P839">C622<text:tab/>FF<text:tab/>C5<text:tab/>50 Mesetas<text:tab/>Trap</text:p>
      <text:p text:style-name="P840">C623<text:tab/>FF<text:tab/>EE<text:tab/>Empty<text:tab/>Trap</text:p>
      <text:p text:style-name="P841">Baya Marlay #-3 (Man)</text:p>
      <text:p text:style-name="Standard"><text:span text:style-name="T842">00 00 06 00 00 20 01 00 00 00 00 00<text:s/></text:span><text:span text:style-name="T843">91</text:span><text:span text:style-name="T844"><text:s/></text:span><text:span text:style-name="T845">08</text:span><text:span text:style-name="T846"><text:s/>00 01 03 20 01 00 06 01 0B</text:span></text:p>
      <text:p text:style-name="P847"><text:bookmark-start text:name="__DdeLink__7084_1406613545"/>Medusa Tower #6<text:bookmark-end text:name="__DdeLink__7084_1406613545"/></text:p>
      <text:p text:style-name="Standard"><text:span text:style-name="T848">00 A0 01 00 00 B0 05 00 00 00 02 00<text:s/></text:span><text:span text:style-name="T849">51</text:span><text:span text:style-name="T850"><text:s/></text:span><text:span text:style-name="T851">09</text:span><text:span text:style-name="T852"><text:s/>00 00 01 B0 05 A0 01 01 0B</text:span></text:p>
      <text:p text:style-name="P853">C624<text:tab/>FF<text:tab/>64<text:tab/>PelorieMate</text:p>
      <text:p text:style-name="P854">Baya Marlay #-2</text:p>
      <text:p text:style-name="Standard"><text:span text:style-name="T855">00 00 06 00 00 20 01 00 00 00 01 00<text:s/></text:span><text:span text:style-name="T856">8A</text:span><text:span text:style-name="T857"><text:s/></text:span><text:span text:style-name="T858">09</text:span><text:span text:style-name="T859"><text:s/>00 01 03 20 01 00 06 01 0B</text:span></text:p>
      <text:p text:style-name="P860">C625<text:tab/>FF<text:tab/>EE<text:tab/>Ruoginin</text:p>
      <text:p text:style-name="P861">C626<text:tab/>FF<text:tab/>91<text:tab/>Light Pendant</text:p>
      <text:p text:style-name="P862">Medusa Tower #7</text:p>
      <text:p text:style-name="Standard"><text:span text:style-name="T863">00 A0 01 00 00 B0 05 00 00 00 03 00<text:s/></text:span><text:span text:style-name="T864">44</text:span><text:span text:style-name="T865"><text:s/></text:span><text:span text:style-name="T866">0A</text:span><text:span text:style-name="T867"><text:s/>00 00 01 B0 05 A0 01 01 0B</text:span></text:p>
      <text:p text:style-name="P868">C627<text:tab/>FF<text:tab/>61<text:tab/>Empty<text:tab/>Trap</text:p>
      <text:p text:style-name="P869">C6C5<text:tab/>FF<text:tab/>67<text:tab/>Boss Medusa<text:tab/>Laconian Axe</text:p>
      <text:p text:style-name="P870">Baya Marlay #-1</text:p>
      <text:p text:style-name="Standard"><text:span text:style-name="T871">00 00 06 00 00 20 01 00 00 00 00 00<text:s/></text:span><text:span text:style-name="T872">91</text:span><text:span text:style-name="T873"><text:s/></text:span><text:span text:style-name="T874">0A</text:span><text:span text:style-name="T875"><text:s/>00 01 03 20 01 00 06 01 0B</text:span></text:p>
      <text:p text:style-name="P876">C628<text:tab/>FF<text:tab/>EE<text:tab/>PelorieMate</text:p>
      <text:p text:style-name="P877">C629<text:tab/>FF<text:tab/>17<text:tab/>500 Mesetas</text:p>
      <text:p text:style-name="P878">C62A<text:tab/>FF<text:tab/>E3<text:tab/>500 Mesetas</text:p>
      <text:p text:style-name="P879">C62B<text:tab/>FF<text:tab/>A9<text:tab/>Escape Cloth</text:p>
      <text:p text:style-name="P880">C62C<text:tab/>FF<text:tab/>AB<text:tab/>Empty<text:tab/>Trap</text:p>
      <text:p text:style-name="P881">Baya Marlay</text:p>
      <text:p text:style-name="Standard"><text:span text:style-name="T882">00 00 06 00 00 20 01 00 00 00 00 00<text:s/></text:span><text:span text:style-name="T883">B9</text:span><text:span text:style-name="T884"><text:s/></text:span><text:span text:style-name="T885">0B</text:span><text:span text:style-name="T886"><text:s/>00 01 03 20 01 00 06 01 0B</text:span></text:p>
      <text:p text:style-name="P887">C62D<text:tab/>FF<text:tab/>71<text:tab/>Short Sword</text:p>
      <text:p text:style-name="P888">C62E<text:tab/>FF<text:tab/>ED<text:tab/>Light Saber</text:p>
      <text:p text:style-name="P889">C62F<text:tab/>FF<text:tab/>1C<text:tab/>Ruoginin</text:p>
      <text:p text:style-name="P890">C630<text:tab/>FF<text:tab/>63<text:tab/>Iron Sword</text:p>
      <text:p text:style-name="P891">Baya Marlay #2</text:p>
      <text:p text:style-name="Standard"><text:span text:style-name="T892">00 00 06 00 00 20 01 00 00 00 02 00<text:s/></text:span><text:span text:style-name="T893">DE</text:span><text:span text:style-name="T894"><text:s/></text:span><text:span text:style-name="T895">0C</text:span><text:span text:style-name="T896"><text:s/>00 01 03 20 01 00 06 01 0B</text:span></text:p>
      <text:p text:style-name="P897">C631<text:tab/>FF<text:tab/>11<text:tab/>Miracle Key</text:p>
      <text:p text:style-name="P898">C632<text:tab/>FF<text:tab/>2B<text:tab/>20 Mesetas</text:p>
      <text:p text:style-name="P899">C633<text:tab/>FF<text:tab/>A5<text:tab/>Ruoginin</text:p>
      <text:p text:style-name="P900"><text:bookmark-start text:name="__DdeLink__7713_1295605915"/>Baya Marlay #3<text:bookmark-end text:name="__DdeLink__7713_1295605915"/></text:p>
      <text:p text:style-name="Standard"><text:span text:style-name="T901">00 00 06 00 00 20 01 00 00 00 00 00<text:s/></text:span><text:span text:style-name="T902">B1</text:span><text:span text:style-name="T903"><text:s/></text:span><text:span text:style-name="T904">0D</text:span><text:span text:style-name="T905"><text:s/>00 01 03 20 01 00 06 01 0B</text:span></text:p>
      <text:p text:style-name="P906">C634<text:tab/>FF<text:tab/>68<text:tab/>100 Mesetas</text:p>
      <text:p text:style-name="P907">C635<text:tab/>FF<text:tab/>EB<text:tab/>Iron Axe</text:p>
      <text:p text:style-name="P908">C636<text:tab/>FF<text:tab/>EE<text:tab/>Empty Trap</text:p>
      <text:p text:style-name="P909">C638<text:tab/>FF<text:tab/>E8<text:tab/>Empty Trap</text:p>
      <text:p text:style-name="P910">Baya Marlay #4</text:p>
      <text:p text:style-name="Standard"><text:span text:style-name="T911">00 00 06 00 00 20 01 00 00 00 01 00<text:s/></text:span><text:span text:style-name="T912">16</text:span><text:span text:style-name="T913"><text:s/></text:span><text:span text:style-name="T914">0E</text:span><text:span text:style-name="T915"><text:s/>00 01 03 20 01 00 06 01 0B</text:span></text:p>
      <text:p text:style-name="P916">C639<text:tab/>FF<text:tab/>11<text:tab/>Ruoginin</text:p>
      <text:p text:style-name="P917">C63A<text:tab/>FF<text:tab/>41<text:tab/>Empty<text:tab/>Trap</text:p>
      <text:p text:style-name="P918">C63B<text:tab/>FF<text:tab/>AC<text:tab/>Ruoginin</text:p>
      <text:p text:style-name="P919">C63C<text:tab/>FF<text:tab/>E9<text:tab/>Empty<text:tab/>Trap</text:p>
      <text:p text:style-name="P920">Baya Marlay #5</text:p>
      <text:p text:style-name="Standard"><text:span text:style-name="T921">00 00 06 00 00 20 01 00 00 00 01 00<text:s/></text:span><text:span text:style-name="T922">6C</text:span><text:span text:style-name="T923"><text:s/></text:span><text:span text:style-name="T924">0F</text:span><text:span text:style-name="T925"><text:s/>00 01 03 20 01 00 06 01 0B</text:span></text:p>
      <text:p text:style-name="P926">Baya Marlay #5 (Damoa)</text:p>
      <text:p text:style-name="Standard"><text:span text:style-name="T927">00 00 06 00 00 20 01 00 00 00 01 00<text:s/></text:span><text:span text:style-name="T928">C4</text:span><text:span text:style-name="T929"><text:s/></text:span><text:span text:style-name="T930">0F</text:span><text:span text:style-name="T931"><text:s/>00 01 03 20 01 00 06 01 0B</text:span></text:p>
      <text:p text:style-name="P932"/>
      <text:p text:style-name="P933"/>
      <text:p text:style-name="P934">Iala Cave #4</text:p>
      <text:p text:style-name="Standard"><text:span text:style-name="T935">00 00 07 00 00 10 04 00 00 00 01 00<text:s/></text:span><text:span text:style-name="T936">E4</text:span><text:span text:style-name="T937"><text:s/></text:span><text:span text:style-name="T938">10</text:span><text:span text:style-name="T939"><text:s/>00 00 00 10 04 00 07 04 0B</text:span></text:p>
      <text:soft-page-break/>
      <text:p text:style-name="P940">C6C9<text:tab/>FF<text:tab/>C7<text:tab/>Boss Skeletons<text:tab/>Saber Claw</text:p>
      <text:p text:style-name="P941">C63E<text:tab/>FF<text:tab/>1E<text:tab/>PelorieMate</text:p>
      <text:p text:style-name="P942">C63F<text:tab/>FF<text:tab/>8B<text:tab/>Empty<text:tab/>Trap</text:p>
      <text:p text:style-name="P943">C641<text:tab/>FF<text:tab/>9C<text:tab/>Searchlight</text:p>
      <text:p text:style-name="P944">C642<text:tab/>FF<text:tab/>D1<text:tab/>Ruoginin</text:p>
      <text:p text:style-name="P945">Naula Cave #4</text:p>
      <text:p text:style-name="Standard"><text:span text:style-name="T946">00 B0 05 00 00 50 00 00 00 00 00 00<text:s/></text:span><text:span text:style-name="T947">21</text:span><text:span text:style-name="T948"><text:s/></text:span><text:span text:style-name="T949">10</text:span><text:span text:style-name="T950"><text:s/>00 00 00 50 00 B0 05 04 0B</text:span></text:p>
      <text:p text:style-name="P951">C640<text:tab/>FF<text:tab/>61<text:tab/>Flash</text:p>
      <text:p text:style-name="P952">Naula Cave #4 (near Cake Shop)</text:p>
      <text:p text:style-name="Standard"><text:span text:style-name="T953">00 B0 05 00 00 50 00 00 00 00 01 00<text:s/></text:span><text:span text:style-name="T954">64</text:span><text:span text:style-name="T955"><text:s/></text:span><text:span text:style-name="T956">10</text:span><text:span text:style-name="T957"><text:s/>00 00 00 50 00 B0 05 04 0B</text:span></text:p>
      <text:p text:style-name="P958">Iala Cave #3</text:p>
      <text:p text:style-name="Standard"><text:span text:style-name="T959">00 00 07 00 00 10 04 00 00 00 02 00<text:s/></text:span><text:span text:style-name="T960">CE</text:span><text:span text:style-name="T961"><text:s/></text:span><text:span text:style-name="T962">11</text:span><text:span text:style-name="T963"><text:s/>00 00 00 10 04 00 07 04 0B</text:span></text:p>
      <text:p text:style-name="P964">C644<text:tab/>FF<text:tab/>5E<text:tab/>50 Mesetas</text:p>
      <text:p text:style-name="P965">C645<text:tab/>FF<text:tab/>71<text:tab/>20 Mesetas</text:p>
      <text:p text:style-name="P966">C646<text:tab/>FF<text:tab/>7D<text:tab/>20 Mesetas</text:p>
      <text:p text:style-name="P967">Naula Cave #3</text:p>
      <text:p text:style-name="Standard"><text:span text:style-name="T968">00 B0 05 00 00 50 00 00 00 00 02 00<text:s/></text:span><text:span text:style-name="T969">57</text:span><text:span text:style-name="T970"><text:s/></text:span><text:span text:style-name="T971">11</text:span><text:span text:style-name="T972"><text:s/>00 00 00 50 00 B0 05 04 0B</text:span></text:p>
      <text:p text:style-name="P973">C643<text:tab/>FF<text:tab/>26<text:tab/>10 Mesetas</text:p>
      <text:p text:style-name="P974">Iala Cave #2</text:p>
      <text:p text:style-name="Standard"><text:span text:style-name="T975">00 00 07 00 00 10 04 00 00 00 02 00<text:s/></text:span><text:span text:style-name="T976">C3</text:span><text:span text:style-name="T977"><text:s/></text:span><text:span text:style-name="T978">12</text:span><text:span text:style-name="T979"><text:s/>00 00 00 10 04 00 07 04 0B</text:span></text:p>
      <text:p text:style-name="P980">C648<text:tab/>FF<text:tab/>19<text:tab/>Empty<text:tab/>Trap</text:p>
      <text:p text:style-name="P981">C649<text:tab/>FF<text:tab/>1E<text:tab/>Cola</text:p>
      <text:p text:style-name="P982">C64A<text:tab/>FF<text:tab/>CC<text:tab/>Searchlight</text:p>
      <text:p text:style-name="P983">C64C<text:tab/>FF<text:tab/>92<text:tab/>20 Mesetas</text:p>
      <text:p text:style-name="P984">C64D<text:tab/>FF<text:tab/>94<text:tab/>Empty<text:tab/>Trap</text:p>
      <text:p text:style-name="P985">Naula Cave #2</text:p>
      <text:p text:style-name="Standard"><text:span text:style-name="T986">00 B0 05 00 00 50 00 00 00 00 01 00<text:s/></text:span><text:span text:style-name="T987">54</text:span><text:span text:style-name="T988"><text:s/></text:span><text:span text:style-name="T989">12</text:span><text:span text:style-name="T990"><text:s/>00 00 00 50 00 B0 05 04 0B</text:span></text:p>
      <text:p text:style-name="P991">C64B<text:tab/>FF<text:tab/>77<text:tab/>Short Sword</text:p>
      <text:p text:style-name="P992">Iala Cave</text:p>
      <text:p text:style-name="Standard"><text:span text:style-name="T993">00 00 07 00 00 10 04 00 00 00 00 00<text:s/></text:span><text:span text:style-name="T994">DE</text:span><text:span text:style-name="T995"><text:s/></text:span><text:span text:style-name="T996">13</text:span><text:span text:style-name="T997"><text:s/>00 00 00 10 04 00 07 04 0B</text:span></text:p>
      <text:p text:style-name="P998">C64E<text:tab/>FF<text:tab/>1E<text:tab/>PelorieMate</text:p>
      <text:p text:style-name="P999">C64F<text:tab/>FF<text:tab/>33<text:tab/>20 Mesetas</text:p>
      <text:p text:style-name="P1000">C650<text:tab/>FF<text:tab/>A5<text:tab/>Empty</text:p>
      <text:p text:style-name="P1001">C651<text:tab/>FF<text:tab/>EC<text:tab/>Empty</text:p>
      <text:p text:style-name="P1002">Naula Cave</text:p>
      <text:p text:style-name="Standard"><text:span text:style-name="T1003">00 B0 05 00 00 50 00 00 00 00 03 00<text:s/></text:span><text:span text:style-name="T1004">13</text:span><text:span text:style-name="T1005"><text:s/></text:span><text:span text:style-name="T1006">13</text:span><text:span text:style-name="T1007"><text:s/>00 00 00 50 00 B0 05 04 0B</text:span></text:p>
      <text:p text:style-name="P1008">Baya Marlay Prison</text:p>
      <text:p text:style-name="Standard"><text:span text:style-name="T1009">00 10 06 00 00 30 02 00 00 00 00 00<text:s/></text:span><text:span text:style-name="T1010">CB</text:span><text:span text:style-name="T1011"><text:s/></text:span><text:span text:style-name="T1012">14</text:span><text:span text:style-name="T1013"><text:s/>00 02 02 30 02 10 06 03 0B</text:span></text:p>
      <text:p text:style-name="P1014"/>
      <text:p text:style-name="P1015">Drasgow Warehouse</text:p>
      <text:p text:style-name="Standard"><text:span text:style-name="T1016">00 A0 01 00 00 A0 01 00 06 0C 00 00<text:s/></text:span><text:span text:style-name="T1017">D1</text:span><text:span text:style-name="T1018"><text:s/></text:span><text:span text:style-name="T1019">15</text:span><text:span text:style-name="T1020"><text:s/>00 02 02 A0 01 A0 01 03 0B</text:span></text:p>
      <text:p text:style-name="P1021">Baya Marlay Jail</text:p>
      <text:p text:style-name="Standard"><text:span text:style-name="T1022">00 10 06 00 00 30 02 00 00 00 01 00<text:s/></text:span><text:span text:style-name="T1023">9C</text:span><text:span text:style-name="T1024"><text:s/></text:span><text:span text:style-name="T1025">15</text:span><text:span text:style-name="T1026"><text:s/>00 02 02 30 02 10 06 03 0B</text:span></text:p>
      <text:p text:style-name="P1027">Dr. Mad' House</text:p>
      <text:p text:style-name="Standard"><text:span text:style-name="T1028">00 60 01 00 00 50 04 00 05 0A 00 00<text:s/></text:span><text:span text:style-name="T1029">D8</text:span><text:span text:style-name="T1030"><text:s/></text:span><text:span text:style-name="T1031">15</text:span><text:span text:style-name="T1032"><text:s/>00 00 00 50 04 60 01 03 0B</text:span></text:p>
      <text:p text:style-name="Standard"><text:span text:style-name="T1033">C518</text:span><text:span text:style-name="T1034"><text:tab/>FF</text:span><text:span text:style-name="T1035"><text:tab/>C8</text:span><text:span text:style-name="T1036"><text:tab/>Kill Dr. Mad; Receive Laconian Pot</text:span><text:bookmark-start text:name="__DdeLink__6571_1468482858"/></text:p>
      <text:p text:style-name="P1037">Passageway to Avion Island<text:bookmark-end text:name="__DdeLink__6571_1468482858"/></text:p>
      <text:p text:style-name="Standard"><text:span text:style-name="T1038">00 20 01 00 00 50 03 00 00 00 00 00<text:s/></text:span><text:span text:style-name="T1039">DE</text:span><text:span text:style-name="T1040"><text:s/></text:span><text:span text:style-name="T1041">16</text:span><text:span text:style-name="T1042"><text:s/>00 00 00 50 03 20 01 04 0B</text:span></text:p>
      <text:p text:style-name="P1043">C653<text:tab/>FF<text:tab/>3E<text:tab/>100 Mesetas</text:p>
      <text:p text:style-name="P1044">C654<text:tab/>FF<text:tab/>5E<text:tab/>Empty<text:tab/>Trap</text:p>
      <text:p text:style-name="P1045">C655<text:tab/>FF<text:tab/>81<text:tab/>Searchlight</text:p>
      <text:p text:style-name="P1046">C656<text:tab/>FF<text:tab/>C8<text:tab/>Escape Cloth</text:p>
      <text:p text:style-name="P1047">Passageway to Avion Island (Avion side)</text:p>
      <text:p text:style-name="Standard"><text:span text:style-name="T1048">00 20 01 00 00 50 03 00 00 00 02 00<text:s/></text:span><text:span text:style-name="T1049">21</text:span><text:span text:style-name="T1050"><text:s/></text:span><text:span text:style-name="T1051">16</text:span><text:span text:style-name="T1052"><text:s/>00 00 00 50 03 20 01 04 0B</text:span></text:p>
      <text:p text:style-name="P1053"><text:bookmark-start text:name="__DdeLink__7249_1045390691"/>Forgotten Tower<text:s/><text:bookmark-end text:name="__DdeLink__7249_1045390691"/>(Avion Tower)</text:p>
      <text:p text:style-name="Standard"><text:span text:style-name="T1054">00 E0 07 00 00 10 03 00 00 00 00 00<text:s/></text:span><text:span text:style-name="T1055">D7</text:span><text:span text:style-name="T1056"><text:s/></text:span><text:span text:style-name="T1057">17</text:span><text:span text:style-name="T1058"><text:s/>00 00 03 10 03 E0 07 02 0B</text:span></text:p>
      <text:p text:style-name="P1059">C657<text:tab/>FF<text:tab/>AA<text:tab/>20 Mesetas</text:p>
      <text:p text:style-name="P1060"><text:bookmark-start text:name="__DdeLink__7251_1045390691"/>Forgotten Tower #2<text:bookmark-end text:name="__DdeLink__7251_1045390691"/></text:p>
      <text:p text:style-name="Standard"><text:span text:style-name="T1061">00 E0 07 00 00 10 03 00 00 00 01 00<text:s/></text:span><text:span text:style-name="T1062">6C</text:span><text:span text:style-name="T1063"><text:s/></text:span><text:span text:style-name="T1064">18</text:span><text:span text:style-name="T1065"><text:s/>00 00 03 10 03 E0 07 02 0B</text:span></text:p>
      <text:p text:style-name="P1066">C659<text:tab/>FF<text:tab/>16<text:tab/>Empty<text:tab/>Trap</text:p>
      <text:p text:style-name="P1067">C6CA<text:tab/>FF<text:tab/>1C<text:tab/>Red Slime</text:p>
      <text:p text:style-name="P1068"><text:bookmark-start text:name="__DdeLink__7255_1045390691"/><text:bookmark-start text:name="__DdeLink__7253_1045390691"/>Forgotten Tower #3<text:bookmark-end text:name="__DdeLink__7255_1045390691"/><text:bookmark-end text:name="__DdeLink__7253_1045390691"/></text:p>
      <text:p text:style-name="Standard"><text:span text:style-name="T1069">00 E0 07 00 00 10 03 00 00 00 02 00<text:s/></text:span><text:span text:style-name="T1070">78</text:span><text:span text:style-name="T1071"><text:s/></text:span><text:span text:style-name="T1072">19</text:span><text:span text:style-name="T1073"><text:s/>00 00 03 10 03 E0 07 02 0B</text:span></text:p>
      <text:p text:style-name="P1074">C65A<text:tab/>FF<text:tab/>1A<text:tab/>Ruoginin</text:p>
      <text:p text:style-name="P1075">C65B<text:tab/>FF<text:tab/>B9<text:tab/>Empty<text:tab/>Trap</text:p>
      <text:p text:style-name="P1076">C65C<text:tab/>FF<text:tab/>35<text:tab/>100 Mesetas<text:tab/>Trap</text:p>
      <text:p text:style-name="P1077">C65D<text:tab/>FF<text:tab/>C3<text:tab/>1 Mesetas</text:p>
      <text:p text:style-name="P1078">C65E<text:tab/>FF<text:tab/>74<text:tab/>Ruoginin</text:p>
      <text:p text:style-name="P1079">C65F<text:tab/>FF<text:tab/>A3<text:tab/>Empty<text:tab/>Trap</text:p>
      <text:p text:style-name="P1080">Forgotten Tower #3 (Man)</text:p>
      <text:p text:style-name="Standard"><text:span text:style-name="T1081">00 E0 07 00 00 10 03 00 00 00 00 00<text:s/></text:span><text:span text:style-name="T1082">3E</text:span><text:span text:style-name="T1083"><text:s/></text:span><text:span text:style-name="T1084">19</text:span><text:span text:style-name="T1085"><text:s/>00 00 03 10 03 E0 07 02 0B</text:span></text:p>
      <text:p text:style-name="P1086">Forgotten Tower #4</text:p>
      <text:p text:style-name="Standard"><text:span text:style-name="T1087">00 E0 07 00 00 10 03 00 00 00 00 00<text:s/></text:span><text:span text:style-name="T1088">2C</text:span><text:span text:style-name="T1089"><text:s/></text:span><text:span text:style-name="T1090">1A</text:span><text:span text:style-name="T1091"><text:s/>00 00 03 10 03 E0 07 02 0B</text:span></text:p>
      <text:p text:style-name="P1092">C660<text:tab/>FF<text:tab/>1E<text:tab/>Empty<text:tab/>Trap</text:p>
      <text:soft-page-break/>
      <text:p text:style-name="P1093">C661<text:tab/>FF<text:tab/>33<text:tab/>20 Mesetas</text:p>
      <text:p text:style-name="P1094">C662<text:tab/>FF<text:tab/>51<text:tab/>Ruoginin</text:p>
      <text:p text:style-name="P1095">C663<text:tab/>FF<text:tab/>CB<text:tab/>Empty</text:p>
      <text:p text:style-name="P1096">Forgotten Tower #5</text:p>
      <text:p text:style-name="Standard"><text:span text:style-name="T1097">00 E0 07 00 00 10 03 00 00 00 03 00<text:s/></text:span><text:span text:style-name="T1098">B3</text:span><text:span text:style-name="T1099"><text:s/></text:span><text:span text:style-name="T1100">1B</text:span><text:span text:style-name="T1101"><text:s/>00 00 03 10 03 E0 07 02 0B</text:span></text:p>
      <text:p text:style-name="P1102">C664<text:tab/>FF<text:tab/>E1<text:tab/>Ruoginin</text:p>
      <text:p text:style-name="P1103">C6CB<text:tab/>FF<text:tab/>5A<text:tab/>Red Dragon<text:tab/>Laconian Sword</text:p>
      <text:p text:style-name="P1104">Mahal Cave #3</text:p>
      <text:p text:style-name="Standard"><text:span text:style-name="T1105">00 00 03 00 00 30 00 00 01 01 00 00<text:s/></text:span><text:span text:style-name="T1106">93</text:span><text:span text:style-name="T1107"><text:s/></text:span><text:span text:style-name="T1108">1C</text:span><text:span text:style-name="T1109"><text:s/>00 00 00 30 00 00 03 07 0B</text:span></text:p>
      <text:p text:style-name="P1110">C665<text:tab/>FF<text:tab/>31<text:tab/>2000 Mesetas</text:p>
      <text:p text:style-name="P1111">C6CC<text:tab/>FF<text:tab/>1E<text:tab/>Boss Red Dragon</text:p>
      <text:p text:style-name="P1112"><text:bookmark-start text:name="__DdeLink__6555_1468482858"/>Mahal Cave #2<text:bookmark-end text:name="__DdeLink__6555_1468482858"/></text:p>
      <text:p text:style-name="Standard"><text:span text:style-name="T1113">00 00 03 00 00 30 00 00 01 01 03 00<text:s/></text:span><text:span text:style-name="T1114">C7</text:span><text:span text:style-name="T1115"><text:s/></text:span><text:span text:style-name="T1116">1D</text:span><text:span text:style-name="T1117"><text:s/>00 00 00 30 00 00 03 07 0B</text:span></text:p>
      <text:p text:style-name="P1118">C666<text:tab/>FF<text:tab/>1B<text:tab/>Searchlight</text:p>
      <text:p text:style-name="P1119"><text:bookmark-start text:name="__DdeLink__6553_1468482858"/>C667<text:tab/>FF<text:tab/>21<text:tab/>Ruoginin<text:bookmark-end text:name="__DdeLink__6553_1468482858"/></text:p>
      <text:p text:style-name="P1120">C668<text:tab/>FF<text:tab/>41<text:tab/>Ruoginin<text:tab/>Trap</text:p>
      <text:p text:style-name="P1121">C669<text:tab/>FF<text:tab/>8C<text:tab/>Searchlight</text:p>
      <text:p text:style-name="P1122">C66A<text:tab/>FF<text:tab/>CA<text:tab/>50 Mesetas</text:p>
      <text:p text:style-name="P1123">C6CD<text:tab/>FF<text:tab/>B1<text:tab/>Boss<text:s/><text:tab/>Motavian Peasant</text:p>
      <text:p text:style-name="P1124">C506<text:tab/>01<text:tab/>68<text:tab/>Give Governor letter to Lutz. Unlock entrance to Gothic Passage</text:p>
      <text:p text:style-name="P1125">Mahal Cave #2 (near Lutz)</text:p>
      <text:p text:style-name="Standard"><text:span text:style-name="T1126">00 00 03 00 00 30 00 00 01 01 02 00<text:s/></text:span><text:span text:style-name="T1127">68</text:span><text:span text:style-name="T1128"><text:s/></text:span><text:span text:style-name="T1129">1D</text:span><text:span text:style-name="T1130"><text:s/>00 00 00 30 00 00 03 07 0B</text:span></text:p>
      <text:p text:style-name="P1131">Mahal Cave</text:p>
      <text:p text:style-name="Standard"><text:span text:style-name="T1132">00 00 03 00 00 30 00 00 01 01 01 00<text:s/></text:span><text:span text:style-name="T1133">69</text:span><text:span text:style-name="T1134"><text:s/></text:span><text:span text:style-name="T1135">1E</text:span><text:span text:style-name="T1136"><text:s/>00 00 00 30 00 00 03 07 0B</text:span></text:p>
      <text:p text:style-name="P1137">C66B<text:tab/>FF<text:tab/>1E<text:tab/>PelorieMate</text:p>
      <text:p text:style-name="P1138">C66C<text:tab/>FF<text:tab/>11<text:tab/>20 Mesetas</text:p>
      <text:h text:style-name="P1139" text:outline-level="1">Passageway to Paseo Palace #3</text:h>
      <text:p text:style-name="Standard"><text:span text:style-name="T1140">00 70 01 00 00 A0 00 00 07 0E 00 00<text:s/></text:span><text:span text:style-name="T1141">79</text:span><text:span text:style-name="T1142"><text:s/></text:span><text:span text:style-name="T1143">1F</text:span><text:span text:style-name="T1144"><text:s/>00 02 03 A0 00 70 01 06 0B</text:span></text:p>
      <text:p text:style-name="P1145">C516<text:tab/>11<text:tab/>DE<text:tab/><text:bookmark-start text:name="__DdeLink__7730_1295605915"/>Beat<text:s/><text:bookmark-end text:name="__DdeLink__7730_1295605915"/>Dark Faltz</text:p>
      <text:h text:style-name="P1146" text:outline-level="1"><text:bookmark-start text:name="__DdeLink__7727_1295605915"/>Passageway to Paseo Palace #2<text:bookmark-end text:name="__DdeLink__7727_1295605915"/></text:h>
      <text:p text:style-name="Standard"><text:span text:style-name="T1147">00 70 01 00 00 A0 00 00 07 0E 00 00<text:s/></text:span><text:span text:style-name="T1148">1A</text:span><text:span text:style-name="T1149"><text:s/></text:span><text:span text:style-name="T1150">20</text:span><text:span text:style-name="T1151"><text:s/>00 02 03 A0 00 70 01 06 0B</text:span></text:p>
      <text:h text:style-name="P1152" text:outline-level="1">Passageway to Paseo Palace</text:h>
      <text:p text:style-name="Standard"><text:span text:style-name="T1153">00 90 01 00 00 90 01 00 07 0E 00 00<text:s/></text:span><text:span text:style-name="T1154">D4</text:span><text:span text:style-name="T1155"><text:s/></text:span><text:span text:style-name="T1156">21</text:span><text:span text:style-name="T1157"><text:s/>00 00 00 90 01 90 01 06 0B</text:span></text:p>
      <text:p text:style-name="P1158">C511<text:tab/>FF<text:tab/>94<text:tab/>Give Shortcake to Robot Police</text:p>
      <text:p text:style-name="P1159">Paseo Palace Dungeon</text:p>
      <text:p text:style-name="Standard"><text:span text:style-name="T1160">00 70 01 00 00 A0 00 00 07 0E 00 00<text:s/></text:span><text:span text:style-name="T1161">E6</text:span><text:span text:style-name="T1162"><text:s/></text:span><text:span text:style-name="T1163">21</text:span><text:span text:style-name="T1164"><text:s/>00 02 03 A0 00 70 01 06 0B</text:span></text:p>
      <text:p text:style-name="P1165"/>
      <text:p text:style-name="P1166"/>
      <text:p text:style-name="P1167">Tajimu's Cave #3</text:p>
      <text:p text:style-name="Standard"><text:span text:style-name="T1168">00 30 02 00 00 60 05 00 01 01 00 00<text:s/></text:span><text:span text:style-name="T1169">AC</text:span><text:span text:style-name="T1170"><text:s/></text:span><text:span text:style-name="T1171">22</text:span><text:span text:style-name="T1172"><text:s/>00 00 01 60 05 30 02 07 0B</text:span></text:p>
      <text:p text:style-name="P1173">C66D<text:tab/>FF<text:tab/>11<text:tab/>500 Mesetas</text:p>
      <text:p text:style-name="P1174">C66E<text:tab/>FF<text:tab/>6E<text:tab/>Empty<text:tab/>Trap</text:p>
      <text:p text:style-name="P1175">C66F<text:tab/>FF<text:tab/>91<text:tab/>Empty<text:tab/>Trap</text:p>
      <text:p text:style-name="P1176">C670<text:tab/>FF<text:tab/>EA<text:tab/>Titanium Sword</text:p>
      <text:p text:style-name="P1177">C671<text:tab/>FF<text:tab/>EE<text:tab/>Empty<text:tab/>Trap</text:p>
      <text:p text:style-name="P1178">C672<text:tab/>FF<text:tab/>E3<text:tab/>500 Mesetas<text:tab/>Trap</text:p>
      <text:p text:style-name="P1179"><text:bookmark-start text:name="__DdeLink__6583_1468482858"/>Tajimu's Cave #2<text:bookmark-end text:name="__DdeLink__6583_1468482858"/></text:p>
      <text:p text:style-name="Standard"><text:span text:style-name="T1180">00 30 02 00 00 60 05 00 01 01 01 00<text:s/></text:span><text:span text:style-name="T1181">C7</text:span><text:span text:style-name="T1182"><text:s/></text:span><text:span text:style-name="T1183">23</text:span><text:span text:style-name="T1184"><text:s/>00 00 01 60 05 30 02 07 0B</text:span></text:p>
      <text:p text:style-name="P1185">C673<text:tab/>FF<text:tab/>79<text:tab/>Searchlight</text:p>
      <text:p text:style-name="P1186">C674<text:tab/>FF<text:tab/>91<text:tab/>Empty Trap</text:p>
      <text:p text:style-name="P1187">C675<text:tab/>FF<text:tab/>C1<text:tab/>Ruoginin</text:p>
      <text:p text:style-name="P1188">Tajimu's Cave</text:p>
      <text:p text:style-name="Standard"><text:span text:style-name="T1189">00 30 02 00 00 60 05 00 01 01 00 00<text:s/></text:span><text:span text:style-name="T1190">D9</text:span><text:span text:style-name="T1191"><text:s/></text:span><text:span text:style-name="T1192">24</text:span><text:span text:style-name="T1193"><text:s/>00 00 01 60 05 30 02 07 0B</text:span></text:p>
      <text:p text:style-name="P1194">C676<text:tab/>FF<text:tab/>47<text:tab/>3000 Mesetas</text:p>
      <text:p text:style-name="P1195">C677<text:tab/>FF<text:tab/>11<text:tab/>White Cloak</text:p>
      <text:p text:style-name="P1196">C678<text:tab/>FF<text:tab/>1E<text:tab/>Wood Cane</text:p>
      <text:p text:style-name="P1197">C679<text:tab/>FF<text:tab/>EE<text:tab/>PelorieMate</text:p>
      <text:p text:style-name="P1198">Casba Cave #3</text:p>
      <text:p text:style-name="Standard"><text:span text:style-name="T1199">00 50 05 00 00 30 07 00 01 01 00 00<text:s/></text:span><text:span text:style-name="T1200">93</text:span><text:span text:style-name="T1201"><text:s/></text:span><text:span text:style-name="T1202">25</text:span><text:span text:style-name="T1203"><text:s/>00 00 00 30 07 50 05 07 0B</text:span></text:p>
      <text:p text:style-name="P1204"><text:bookmark-start text:name="__DdeLink__8120_1619896327"/><text:bookmark-start text:name="__DdeLink__6578_1468482858"/>C67A<text:bookmark-end text:name="__DdeLink__8120_1619896327"/><text:tab/>FF<text:tab/>86<text:tab/>100 Mesetas<text:bookmark-end text:name="__DdeLink__6578_1468482858"/></text:p>
      <text:p text:style-name="P1205">C67B<text:tab/>FF<text:tab/>8A<text:tab/>Empty<text:tab/>Trap</text:p>
      <text:p text:style-name="P1206">C67C<text:tab/>FF<text:tab/>3E<text:tab/>100 Mesetas</text:p>
      <text:p text:style-name="P1207">C6CE<text:tab/>FF<text:tab/>1D<text:tab/>Dragon Wise<text:tab/>Carbunckle Eye</text:p>
      <text:p text:style-name="P1208">Casba Cave #2</text:p>
      <text:p text:style-name="Standard"><text:span text:style-name="T1209">00 50 05 00 00 30 07 00 01 01 02 00<text:s/></text:span><text:span text:style-name="T1210">A6</text:span><text:span text:style-name="T1211"><text:s/></text:span><text:span text:style-name="T1212">26</text:span><text:span text:style-name="T1213"><text:s/>00 00 00 30 07 50 05 07 0B</text:span></text:p>
      <text:p text:style-name="P1214">C67D<text:tab/>FF<text:tab/>78<text:tab/>5000 Mesetas<text:tab/>Trap</text:p>
      <text:p text:style-name="P1215">Casba Cave</text:p>
      <text:p text:style-name="Standard"><text:span text:style-name="T1216">00 50 05 00 00 30 07 00 01 01 00 00<text:s/></text:span><text:span text:style-name="T1217">D3</text:span><text:span text:style-name="T1218"><text:s/></text:span><text:span text:style-name="T1219">27</text:span><text:span text:style-name="T1220"><text:s/>00 00 00 30 07 50 05 07 0B</text:span></text:p>
      <text:p text:style-name="P1221">C67E<text:tab/>FF<text:tab/>71<text:tab/>500 Mesetas</text:p>
      <text:p text:style-name="P1222">C6CF<text:tab/>FF<text:tab/>9E<text:tab/>Boss Red Dragon<text:tab/>Light Saber</text:p>
      <text:p text:style-name="P1223">Casba Cave (Casba side)</text:p>
      <text:h text:style-name="P1224" text:outline-level="1"><text:span text:style-name="T1225">00 50 05 00 00 30 07 00 01 01 00 00<text:s/></text:span><text:span text:style-name="T1226">DC</text:span><text:span text:style-name="T1227"><text:s/></text:span><text:span text:style-name="T1228">27</text:span><text:span text:style-name="T1229"><text:s/>00 00 00 30 07 50 05 07 0B</text:span></text:h>
      <text:p text:style-name="P1230">Passageway to Skray</text:p>
      <text:p text:style-name="Standard"><text:span text:style-name="T1231">00 B0 00 00 00 B0 00 00 08 13 02 00<text:s/></text:span><text:span text:style-name="T1232">23</text:span><text:span text:style-name="T1233"><text:s/></text:span><text:span text:style-name="T1234">28</text:span><text:span text:style-name="T1235"><text:s/>00 00 03 B0 00 B0 00 0A 0B</text:span></text:p>
      <text:soft-page-break/>
      <text:p text:style-name="P1236">C67F<text:tab/>FF<text:tab/>D1<text:tab/>500 Mesetas</text:p>
      <text:p text:style-name="P1237">Passageway to Twintown</text:p>
      <text:p text:style-name="Standard"><text:span text:style-name="T1238">00 10 03 00 00 10 01 00 08 14 00 00<text:s/></text:span><text:span text:style-name="T1239">DD</text:span><text:span text:style-name="T1240"><text:s/></text:span><text:span text:style-name="T1241">28</text:span><text:span text:style-name="T1242"><text:s/>00 02 00 10 01 10 03 0A 0B</text:span></text:p>
      <text:p text:style-name="P1243">Guaron Morgue #2</text:p>
      <text:p text:style-name="Standard"><text:span text:style-name="T1244">00 90 04 00 00 B0 07 00 02 02 02 00<text:s/></text:span><text:span text:style-name="T1245">49</text:span><text:span text:style-name="T1246"><text:s/></text:span><text:span text:style-name="T1247">29</text:span><text:span text:style-name="T1248"><text:s/>00 01 00 B0 07 90 04 0A 0B</text:span></text:p>
      <text:p text:style-name="P1249">C680<text:tab/>FF<text:tab/>99<text:tab/>Ruoginin</text:p>
      <text:p text:style-name="P1250">Guaron Morgue</text:p>
      <text:p text:style-name="Standard"><text:span text:style-name="T1251">00 90 04 00 00 B0 07 00 02 02 03 00<text:s/></text:span><text:span text:style-name="T1252">DD</text:span><text:span text:style-name="T1253"><text:s/></text:span><text:span text:style-name="T1254">2A</text:span><text:span text:style-name="T1255"><text:s/>00 01 00 B0 07 90 04 0A 0B</text:span></text:p>
      <text:p text:style-name="P1256">C6D4<text:tab/>FF<text:tab/>73<text:tab/>Boss Zombie</text:p>
      <text:p text:style-name="P1257">C6D5<text:tab/>FF<text:tab/>73<text:tab/>Boss Zombie</text:p>
      <text:p text:style-name="P1258"><text:bookmark-start text:name="__DdeLink__7405_823034891"/>C6D6<text:tab/>FF<text:tab/>B1<text:tab/>Boss Zombie<text:bookmark-end text:name="__DdeLink__7405_823034891"/></text:p>
      <text:p text:style-name="P1259">C681<text:tab/>FF<text:tab/>99<text:tab/>Laconian Armor</text:p>
      <text:p text:style-name="P1260">Corona Tower</text:p>
      <text:p text:style-name="Standard"><text:span text:style-name="T1261">00 D0 02 00 00 70 00 00 02 02 00 00<text:s/></text:span><text:span text:style-name="T1262">D1</text:span><text:span text:style-name="T1263"><text:s/></text:span><text:span text:style-name="T1264">2B</text:span><text:span text:style-name="T1265"><text:s/>00 00 02 70 00 D0 02 08 0B</text:span></text:p>
      <text:p text:style-name="P1266">C682<text:tab/>FF<text:tab/>79<text:tab/>Escape Cloth</text:p>
      <text:p text:style-name="P1267"><text:bookmark-start text:name="__DdeLink__7413_823034891"/>Corona Tower #2<text:bookmark-end text:name="__DdeLink__7413_823034891"/></text:p>
      <text:p text:style-name="Standard"><text:span text:style-name="T1268">00 D0 02 00 00 70 00 00 02 02 02 00<text:s/></text:span><text:span text:style-name="T1269">78</text:span><text:span text:style-name="T1270"><text:s/></text:span><text:span text:style-name="T1271">2C</text:span><text:span text:style-name="T1272"><text:s/>00 00 02 70 00 D0 02 08 0B</text:span></text:p>
      <text:p text:style-name="P1273">C683<text:tab/>FF<text:tab/>45<text:tab/>Empty<text:tab/>Trap</text:p>
      <text:p text:style-name="P1274">C684<text:tab/>FF<text:tab/>ED<text:tab/>Ruoginin</text:p>
      <text:p text:style-name="P1275">C685<text:tab/>FF<text:tab/>4B<text:tab/>500 Mesetas</text:p>
      <text:p text:style-name="P1276"><text:bookmark-start text:name="__DdeLink__7417_823034891"/>Corona Tower #3<text:bookmark-end text:name="__DdeLink__7417_823034891"/></text:p>
      <text:p text:style-name="Standard"><text:span text:style-name="T1277">00 D0 02 00 00 70 00 00 02 02 02 00<text:s/></text:span><text:span text:style-name="T1278">58</text:span><text:span text:style-name="T1279"><text:s/></text:span><text:span text:style-name="T1280">2D</text:span><text:span text:style-name="T1281"><text:s/>00 00 02 70 00 D0 02 08 0B</text:span></text:p>
      <text:p text:style-name="P1282"><text:bookmark-start text:name="__DdeLink__7415_823034891"/>C686<text:tab/>FF<text:tab/>18<text:tab/>20 Mesetas<text:bookmark-end text:name="__DdeLink__7415_823034891"/></text:p>
      <text:p text:style-name="P1283">C687<text:tab/>FF<text:tab/>83<text:tab/>PelorieMate</text:p>
      <text:p text:style-name="P1284">C688<text:tab/>FF<text:tab/>AD<text:tab/>Searchlight</text:p>
      <text:p text:style-name="P1285">C689<text:tab/>FF<text:tab/>18<text:tab/>20 Mesetas<text:tab/>Trap</text:p>
      <text:p text:style-name="P1286">C68A<text:tab/>FF<text:tab/>A3<text:tab/>Empty<text:tab/>Trap</text:p>
      <text:p text:style-name="P1287">Corona Tower #4</text:p>
      <text:p text:style-name="Standard"><text:span text:style-name="T1288">00 D0 02 00 00 70 00 00 02 02 03 00<text:s/></text:span><text:span text:style-name="T1289">E4</text:span><text:span text:style-name="T1290"><text:s/></text:span><text:span text:style-name="T1291">2E</text:span><text:span text:style-name="T1292"><text:s/>00 00 02 70 00 D0 02 08 0B</text:span></text:p>
      <text:p text:style-name="P1293">Corona Tower #4 (near Eclipse Torch)</text:p>
      <text:p text:style-name="Standard"><text:span text:style-name="T1294">00 D0 02 00 00 70 00 00 02 02 02 00<text:s/></text:span><text:span text:style-name="T1295">2D</text:span><text:span text:style-name="T1296"><text:s/></text:span><text:span text:style-name="T1297">2E</text:span><text:span text:style-name="T1298"><text:s/>00 00 02 70 00 D0 02 08 0B</text:span></text:p>
      <text:p text:style-name="P1299">Passageway on<text:s/><text:bookmark-start text:name="__DdeLink__7399_823034891"/>Dezoris 1<text:bookmark-end text:name="__DdeLink__7399_823034891"/></text:p>
      <text:p text:style-name="Standard"><text:span text:style-name="T1300">00 F0 02 00 00 00 07 00 02 02 03 00<text:s/></text:span><text:span text:style-name="T1301">DD</text:span><text:span text:style-name="T1302"><text:s/></text:span><text:span text:style-name="T1303">2F</text:span><text:span text:style-name="T1304"><text:s/>00 00 03 00 07 F0 02 09 0B</text:span></text:p>
      <text:p text:style-name="P1305">C68C<text:tab/>FF<text:tab/>2B<text:tab/>Empty<text:tab/>Trap</text:p>
      <text:p text:style-name="P1306">C68E<text:tab/>FF<text:tab/>D6<text:tab/>100 Mesetas<text:tab/>Trap</text:p>
      <text:p text:style-name="P1307">Passageway on Dezoris 5 #2</text:p>
      <text:p text:style-name="Standard"><text:span text:style-name="T1308">00 90 05 00 00 20 03 00 02 02 01 00<text:s/></text:span><text:span text:style-name="T1309">5D</text:span><text:span text:style-name="T1310"><text:s/></text:span><text:span text:style-name="T1311">2F</text:span><text:span text:style-name="T1312"><text:s/>00 00 00 20 03 90 05 09 0B</text:span></text:p>
      <text:p text:style-name="P1313">Dezorian Cave #6</text:p>
      <text:p text:style-name="Standard"><text:span text:style-name="T1314">00 20 00 00 00 40 02 00 02 02 02 00<text:s/></text:span><text:span text:style-name="T1315">65</text:span><text:span text:style-name="T1316"><text:s/></text:span><text:span text:style-name="T1317">2F</text:span><text:span text:style-name="T1318"><text:s/>00 02 02 40 02 20 00 09 0B</text:span></text:p>
      <text:p text:style-name="P1319">C68B<text:tab/>FF<text:tab/>11<text:tab/>Laconian Shield</text:p>
      <text:p text:style-name="P1320">C68D<text:tab/>FF<text:tab/>73<text:tab/>Empty<text:tab/>Trap</text:p>
      <text:p text:style-name="P1321"><text:bookmark-start text:name="__DdeLink__7707_1295605915"/>Dezorian Cave #6<text:bookmark-end text:name="__DdeLink__7707_1295605915"/><text:s/>(Dead End)</text:p>
      <text:p text:style-name="Standard"><text:span text:style-name="T1322">00 50 00 00 00 40 02 00 02 02 00 00<text:s/></text:span><text:span text:style-name="T1323">51</text:span><text:span text:style-name="T1324"><text:s/></text:span><text:span text:style-name="T1325">2F</text:span><text:span text:style-name="T1326"><text:s/>00 02 02 40 02 50 00 09 0B</text:span></text:p>
      <text:p text:style-name="P1327">Passageway on Dezoris 2</text:p>
      <text:p text:style-name="Standard"><text:span text:style-name="T1328">00 70 01 00 00 60 06 00 02 02 03 00<text:s/></text:span><text:span text:style-name="T1329">ED</text:span><text:span text:style-name="T1330"><text:s/></text:span><text:span text:style-name="T1331">30</text:span><text:span text:style-name="T1332"><text:s/>00 00 03 60 06 70 01 09 0B</text:span></text:p>
      <text:p text:style-name="P1333"><text:bookmark-start text:name="__DdeLink__7410_823034891"/>Passageway on Dezoris 5<text:bookmark-end text:name="__DdeLink__7410_823034891"/></text:p>
      <text:p text:style-name="Standard"><text:span text:style-name="T1334">00 90 05 00 00 20 03 00 02 02 00 00<text:s/></text:span><text:span text:style-name="T1335">79</text:span><text:span text:style-name="T1336"><text:s/></text:span><text:span text:style-name="T1337">30</text:span><text:span text:style-name="T1338"><text:s/>00 00 00 20 03 90 05 09 0B</text:span></text:p>
      <text:p text:style-name="P1339">Dezorian Cave #5</text:p>
      <text:p text:style-name="Standard"><text:span text:style-name="T1340">00 20 00 00 00 40 02 00 02 02 01 00<text:s/></text:span><text:span text:style-name="T1341">34</text:span><text:span text:style-name="T1342"><text:s/></text:span><text:span text:style-name="T1343">30</text:span><text:span text:style-name="T1344"><text:s/>00 02 02 40 02 20 00 09 0B</text:span></text:p>
      <text:p text:style-name="P1345"><text:bookmark-start text:name="__DdeLink__7408_823034891"/>Passageway on Dezoris 4<text:bookmark-end text:name="__DdeLink__7408_823034891"/></text:p>
      <text:p text:style-name="Standard"><text:span text:style-name="T1346">00 30 02 00 00 50 03 00 02 02 01 00<text:s/></text:span><text:span text:style-name="T1347">E2</text:span><text:span text:style-name="T1348"><text:s/></text:span><text:span text:style-name="T1349">31</text:span><text:span text:style-name="T1350"><text:s/>00 02 00 50 03 30 02 09 0B</text:span></text:p>
      <text:p text:style-name="P1351">Dezorian Cave #4</text:p>
      <text:p text:style-name="Standard"><text:span text:style-name="T1352">00 20 00 00 00 40 02 00 02 02 03 00<text:s/></text:span><text:span text:style-name="T1353">12</text:span><text:span text:style-name="T1354"><text:s/></text:span><text:span text:style-name="T1355">31</text:span><text:span text:style-name="T1356"><text:s/>00 02 02 40 02 20 00 09 0B</text:span></text:p>
      <text:p text:style-name="P1357">Passageway on Dezoris 3</text:p>
      <text:p text:style-name="Standard"><text:span text:style-name="T1358">00 90 00 00 00 30 05 00 02 02 00 00<text:s/></text:span><text:span text:style-name="T1359">DB</text:span><text:span text:style-name="T1360"><text:s/></text:span><text:span text:style-name="T1361">32</text:span><text:span text:style-name="T1362"><text:s/>00 02 00 30 05 90 00 09 0B</text:span></text:p>
      <text:p text:style-name="P1363">C68F<text:tab/>FF<text:tab/>3B<text:tab/>Empty<text:tab/>Trap</text:p>
      <text:p text:style-name="P1364">Dezorian Cave #3</text:p>
      <text:p text:style-name="Standard"><text:span text:style-name="T1365">00 20 00 00 00 40 02 00 02 02 00 00<text:s/></text:span><text:span text:style-name="T1366">25</text:span><text:span text:style-name="T1367"><text:s/></text:span><text:span text:style-name="T1368">32</text:span><text:span text:style-name="T1369"><text:s/>00 02 02 40 02 20 00 09 0B</text:span></text:p>
      <text:p text:style-name="P1370">Dezorian Cave #2</text:p>
      <text:p text:style-name="Standard"><text:span text:style-name="T1371">00 20 00 00 00 40 02 00 02 02 00 00<text:s/></text:span><text:span text:style-name="T1372">55</text:span><text:span text:style-name="T1373"><text:s/></text:span><text:span text:style-name="T1374">33</text:span><text:span text:style-name="T1375"><text:s/>00 02 02 40 02 20 00 09 0B</text:span></text:p>
      <text:p text:style-name="P1376">C690<text:tab/>FF<text:tab/>19<text:tab/>Empty<text:tab/>Trap</text:p>
      <text:p text:style-name="P1377">C6D7<text:tab/>FF<text:tab/>D9<text:tab/>Boss Biting Fly</text:p>
      <text:p text:style-name="P1378">Dezorian Cave (Laconian Shield Cave)</text:p>
      <text:p text:style-name="Standard"><text:span text:style-name="T1379">00 50 00 00 00 40 02 00 02 02 00 00<text:s/></text:span><text:span text:style-name="T1380">D3</text:span><text:span text:style-name="T1381"><text:s/></text:span><text:span text:style-name="T1382">34</text:span><text:span text:style-name="T1383"><text:s/>00 02 02 40 02 50 00 09 0B</text:span></text:p>
      <text:p text:style-name="P1384">C691<text:tab/>FF<text:tab/>16<text:tab/>50 Mesetas</text:p>
      <text:p text:style-name="P1385">C692<text:tab/>FF<text:tab/>1E<text:tab/>Magic Hat</text:p>
      <text:p text:style-name="P1386">C693<text:tab/>FF<text:tab/>EE<text:tab/>Ceramic Shield</text:p>
      <text:p text:style-name="P1387">Air Castle Dungeon #5</text:p>
      <text:p text:style-name="Standard"><text:span text:style-name="T1388">00 70 01 00 00 00 01 00 0A 17 02 00<text:s/></text:span><text:span text:style-name="T1389">94</text:span><text:span text:style-name="T1390"><text:s/></text:span><text:span text:style-name="T1391">35</text:span><text:span text:style-name="T1392"><text:s/>00 01 03 00 01 70 01 06 0B</text:span></text:p>
      <text:p text:style-name="P1393">C517<text:tab/>FF<text:tab/>C2<text:tab/><text:bookmark-start text:name="__DdeLink__7724_1295605915"/>LaShiec<text:bookmark-end text:name="__DdeLink__7724_1295605915"/>'s Shadow Warrior</text:p>
      <text:p text:style-name="P1394"><text:bookmark-start text:name="__DdeLink__7721_1295605915"/>Air Castle Dungeon #4<text:bookmark-end text:name="__DdeLink__7721_1295605915"/></text:p>
      <text:p text:style-name="Standard"><text:span text:style-name="T1395">00 70 01 00 00 00 01 00 0A 17 01 00<text:s/></text:span><text:span text:style-name="T1396">B4</text:span><text:span text:style-name="T1397"><text:s/></text:span><text:span text:style-name="T1398">36</text:span><text:span text:style-name="T1399"><text:s/>00 01 03 00 01 70 01 06 0B</text:span></text:p>
      <text:p text:style-name="P1400"><text:bookmark-start text:name="__DdeLink__7719_1295605915"/>Air Castle Dungeon #3<text:bookmark-end text:name="__DdeLink__7719_1295605915"/></text:p>
      <text:p text:style-name="Standard"><text:span text:style-name="T1401">00 70 01 00 00 00 01 00 0A 17 00 00<text:s/></text:span><text:span text:style-name="T1402">84</text:span><text:span text:style-name="T1403"><text:s/></text:span><text:span text:style-name="T1404">37</text:span><text:span text:style-name="T1405"><text:s/>00 01 03 00 01 70 01 06 0B</text:span></text:p>
      <text:p text:style-name="P1406"><text:bookmark-start text:name="__DdeLink__7717_1295605915"/><text:soft-page-break/>Air Castle Dungeon #2<text:bookmark-end text:name="__DdeLink__7717_1295605915"/></text:p>
      <text:p text:style-name="Standard"><text:span text:style-name="T1407">00 70 01 00 00 00 01 00 0A 17 02 00<text:s/></text:span><text:span text:style-name="T1408">64</text:span><text:span text:style-name="T1409"><text:s/></text:span><text:span text:style-name="T1410">38</text:span><text:span text:style-name="T1411"><text:s/>00 01 03 00 01 70 01 06 0B</text:span></text:p>
      <text:p text:style-name="P1412"><text:bookmark-start text:name="__DdeLink__7715_1295605915"/>Air Castle Dungeon<text:bookmark-end text:name="__DdeLink__7715_1295605915"/></text:p>
      <text:p text:style-name="Standard"><text:span text:style-name="T1413">00 70 01 00 00 00 01 00 0A 17 00 00<text:s/></text:span><text:span text:style-name="T1414">D6</text:span><text:span text:style-name="T1415"><text:s/></text:span><text:span text:style-name="T1416">39</text:span><text:span text:style-name="T1417"><text:s/>00 01 03 00 01 70 01 06 0B</text:span></text:p>
      <text:p text:style-name="P1418">Air Castle Dungeon (LaShiec)</text:p>
      <text:p text:style-name="Standard"><text:span text:style-name="T1419">00 70 01 00 00 00 01 00 0A 17 03 00<text:s/></text:span><text:span text:style-name="T1420">CC</text:span><text:span text:style-name="T1421"><text:s/></text:span><text:span text:style-name="T1422">39</text:span><text:span text:style-name="T1423"><text:s/>00 01 03 00 01 70 01 06 0B</text:span></text:p>
      <text:p text:style-name="P1424">C516<text:tab/>FF<text:tab/>CC<text:tab/>Beat LaShiec</text:p>
      <text:p text:style-name="P1425">Aeroprism Cave</text:p>
      <text:p text:style-name="Standard"><text:span text:style-name="T1426">00 E0 03 00 00 70 06 00 02 02 00 00<text:s/></text:span><text:span text:style-name="T1427">DD</text:span><text:span text:style-name="T1428"><text:s/></text:span><text:span text:style-name="T1429">3A</text:span><text:span text:style-name="T1430"><text:s/>00 00 00 70 06 E0 03 0A 0B</text:span></text:p>
      <text:p text:style-name="P1431">C694<text:tab/>FF<text:tab/>82<text:tab/>Magic Hat</text:p>
      <text:p text:style-name="P1432">Aeroprism Cave (Otegami Chie-chan)</text:p>
      <text:p text:style-name="Standard"><text:span text:style-name="T1433">00 E0 03 00 00 70 06 00 02 02 01 00<text:s/></text:span><text:span text:style-name="T1434">97</text:span><text:span text:style-name="T1435"><text:s/></text:span><text:span text:style-name="T1436">3A</text:span><text:span text:style-name="T1437"><text:s/>00 00 00 70 06 E0 03 0A 0B</text:span></text:p>
      <text:p text:style-name="P1438">C6D8<text:tab/>FF<text:tab/>79<text:tab/>Golem<text:tab/>Aeroprism</text:p>
      <text:p text:style-name="P1439">Titles #2</text:p>
      <text:p text:style-name="Standard"><text:span text:style-name="T1440">00 10 06 00 00 30 02 00 00 00 02 00<text:s/></text:span><text:span text:style-name="T1441">98</text:span><text:span text:style-name="T1442"><text:s/></text:span><text:span text:style-name="T1443">3B</text:span><text:span text:style-name="T1444"><text:s/>00 02 02 30 02 10 06 0B 0B</text:span></text:p>
      <text:p text:style-name="P1445">Titles</text:p>
      <text:p text:style-name="Standard"><text:span text:style-name="T1446">00 10 06 00 00 30 02 00 00 00 00 00<text:s/></text:span><text:span text:style-name="T1447">F7</text:span><text:span text:style-name="T1448"><text:s/></text:span><text:span text:style-name="T1449">3C</text:span><text:span text:style-name="T1450"><text:s/>00 02 02 30 02 10 06 03 0B</text:span><text:bookmark-end text:name="__DdeLink__8132_466637797"/></text:p>
      <text:p text:style-name="P1451"/>
      <text:p text:style-name="P1452"/>
      <text:p text:style-name="P1453">You have beaten Dark Faltz — сообщение открывается и сразу же закрывается</text:p>
      <text:p text:style-name="P1454"/>
      <text:p text:style-name="P1455"/>
      <text:p text:style-name="P1456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457"/>
      <text:p text:style-name="P1458"/>
      <text:p text:style-name="P1459"/>
      <text:p text:style-name="P1460">C500, C504 FF</text:p>
      <text:p text:style-name="P1461"/>
      <text:p text:style-name="P1462"/>
      <text:p text:style-name="P1463">0600: 00→FF — в пещере Медузы взял сундук.</text:p>
      <text:p text:style-name="P1464">0601: 00→01<text:s/><text:bookmark-start text:name="__DdeLink__6326_2087498417"/>—<text:bookmark-end text:name="__DdeLink__6326_2087498417"/><text:s/>поговорил с Селин</text:p>
      <text:p text:style-name="P1465">0602: 00→01 — поговорил с Некисом, взял горшок</text:p>
      <text:p text:style-name="P1466">0603: 00→02 — высвободил Лувено</text:p>
      <text:p text:style-name="P1467">0604: 00→01 — высвободил Лувено → 02 — привёл ассистента → 03 — заплатил доктору 1200 месет → 04 — нельзя ускорить. Поупражнялся на слизи. Теперь надо обследовать какую-нибудь пещеру → 06 — поубивал монстров, спускался в подземелье, потратил время, Лувено построен. 06 — задание найти робота. 07 — вернули Хапсби. Предлагает испытать корабль.</text:p>
      <text:p text:style-name="P1468"/>
      <text:p text:style-name="P1469">0606: 00→01 — Лутз в команде (либо отдал письмо) либо стал доступен путь к Готику</text:p>
      <text:p text:style-name="P1470">0607: 00→01 — Разблокирована флейта в Готике</text:p>
      <text:p text:style-name="P1471">0608: 00→01 — Разблокировал катер на воздушной подушке в Бортево</text:p>
      <text:p text:style-name="P1472">0609: 00→01 — Дал денег старосте — разблокировал Щит Персея</text:p>
      <text:p text:style-name="P1473"/>
      <text:p text:style-name="P1474">060A: 00→FF – спас Тайлона</text:p>
      <text:p text:style-name="P1475">0611: 00→FF — отдал тортик роботу</text:p>
      <text:p text:style-name="P1476"/>
      <text:p text:style-name="Standard"><text:span text:style-name="T1477">0616: 00→01 —<text:s/></text:span><text:span text:style-name="T1478">убит</text:span><text:span text:style-name="T1479"><text:s/>Lasiec (</text:span><text:span text:style-name="T1480">в</text:span><text:span text:style-name="T1481"><text:s/>Air Castle)</text:span></text:p>
      <text:p text:style-name="Standard"><text:span text:style-name="T1482">0617: 00→FF —<text:s/></text:span><text:span text:style-name="T1483">убит</text:span><text:span text:style-name="T1484"><text:s/>Lasiec (Shadow)</text:span></text:p>
      <text:p text:style-name="Standard"><text:span text:style-name="T1485">0618: 00→FF —<text:s/></text:span><text:span text:style-name="T1486">убил</text:span><text:span text:style-name="T1487"><text:s/>Dr Mad (+<text:s/></text:span><text:span text:style-name="T1488">горшок</text:span><text:span text:style-name="T1489">)</text:span></text:p>
      <text:p text:style-name="P1490"/>
      <text:p text:style-name="P1491">//</text:p>
      <text:p text:style-name="P1492">0700: FF→00 — открыл компас в пещере Медузы. Взял → FF</text:p>
      <text:p text:style-name="P1493">0701: 00→FF — 20 монет в пещере Медузы</text:p>
      <text:p text:style-name="P1494">0702: 00→FF — 10 монет в пещере Медузы</text:p>
      <text:p text:style-name="P1495">0703: 00→FF — Empty Tiada Prison</text:p>
      <text:p text:style-name="P1496">0704: FF изначально FF→00 — ключ от подземелья в подземелье Каминита. Разблокируется после диалога в Эппи</text:p>
      <text:p text:style-name="P1497">0705: 00→FF — 50 монет в подземелье Каминита</text:p>
      <text:p text:style-name="P1498">0706: 00→FF — 30 Abion Warehouse</text:p>
      <text:p text:style-name="P1499">0707: 00→FF — 20 Abion Warehouse</text:p>
      <text:p text:style-name="P1500">0708: 00→FF - Empty Medusa“s Tower #1</text:p>
      <text:p text:style-name="P1501">0709: 00→FF — Burger Medusa“s Tower #1</text:p>
      <text:p text:style-name="P1502">070A: 00→FF — 10 Medusa“s Tower #1</text:p>
      <text:p text:style-name="P1503">070B: 00→FF — Burger Medusa“s Tower #1</text:p>
      <text:p text:style-name="P1504"/>
      <text:p text:style-name="P1505">070D: 00→FF — Escaper Medusa“s Tower #1</text:p>
      <text:p text:style-name="P1506">070E: 00→FF — Flash Medusa“s Tower #1</text:p>
      <text:p text:style-name="P1507">070F: 00→FF - 20 Medusa“s Tower #2</text:p>
      <text:p text:style-name="P1508">0710: 00→FF - Cola Medusa“s Tower #2</text:p>
      <text:p text:style-name="P1509"/>
      <text:p text:style-name="P1510">0712: 00→FF - Empty Medusa“s Tower #2</text:p>
      <text:p text:style-name="P1511">0713: 00→FF - 10 Medusa“s Tower #3</text:p>
      <text:p text:style-name="P1512">0714: 00→FF - 5 Medusa“s Tower #3</text:p>
      <text:p text:style-name="P1513">0715: 00→FF - Empty Medusa“s Tower #4</text:p>
      <text:p text:style-name="P1514">0716: 00→FF - Burger Medusa“s Tower #4</text:p>
      <text:p text:style-name="P1515"/>
      <text:p text:style-name="P1516">0719: 00→FF - 35 Medusa“s Tower #4</text:p>
      <text:p text:style-name="P1517">071A: 00→FF - Empty Medusa“s Tower #4</text:p>
      <text:p text:style-name="P1518"/>
      <text:p text:style-name="P1519">071C: 00→FF - 10 Medusa“s Tower #4</text:p>
      <text:p text:style-name="P1520">071D: 00→FF - Burger Medusa“s Tower #5</text:p>
      <text:p text:style-name="P1521">0720: 00→FF - Empty Medusa“s Tower #5</text:p>
      <text:p text:style-name="P1522">0721: 00→FF — Burger Baya Malay #-3</text:p>
      <text:p text:style-name="P1523">0722: 00→FF - 50 Baya Malay #-3</text:p>
      <text:p text:style-name="P1524">0723: 00→FF - Empty Baya Malay #-3</text:p>
      <text:p text:style-name="P1525">0724: 00→FF - Cola Medusa“s Tower #7</text:p>
      <text:p text:style-name="P1526">0725: 00→FF - Burger Baya Malay #-2</text:p>
      <text:p text:style-name="P1527">0726: 00→FF — Magic Lamp Baya Malay #-2</text:p>
      <text:p text:style-name="P1528">0727: 00→FF - Empty Medusa“s Tower #8</text:p>
      <text:p text:style-name="P1529">0728: 00→FF - Cola Baya Malay #-1</text:p>
      <text:p text:style-name="P1530">0729: 00→FF - 500 Baya Malay #-1</text:p>
      <text:p text:style-name="P1531">072A: 00→FF - 500 Baya Malay #-1</text:p>
      <text:p text:style-name="P1532">072B: 00→FF - Escaper Baya Malay #-1</text:p>
      <text:p text:style-name="P1533">072C: 00→FF - Empty Baya Malay #-1</text:p>
      <text:p text:style-name="P1534">072D: 00→FF — Short Sword Baya Malay #0</text:p>
      <text:p text:style-name="P1535">072E: 00→FF — Light Saber Baya Malay #0</text:p>
      <text:p text:style-name="P1536">072F: 00→FF — Burger Baya Malay #0</text:p>
      <text:p text:style-name="P1537">0730: 00→FF — Iron Sword Baya Malay #0</text:p>
      <text:p text:style-name="P1538">0731: 00→FF — Magic Key Baya Malay #1</text:p>
      <text:p text:style-name="P1539">0732: 00→FF — 20 Baya Malay #1</text:p>
      <text:p text:style-name="P1540"/>
      <text:p text:style-name="P1541">0734: 00→FF — 100 Baya Malay #2</text:p>
      <text:p text:style-name="P1542">0735: 00→FF — Iron Axe Baya Malay #2</text:p>
      <text:p text:style-name="P1543">0736: 00→FF — Empty Baya Malay #2</text:p>
      <text:p text:style-name="P1544"/>
      <text:p text:style-name="P1545">0738: 00→FF — Empty Baya Malay #2</text:p>
      <text:p text:style-name="P1546">0739: 00→FF — Burger Baya Malay #3</text:p>
      <text:p text:style-name="P1547">073A: 00→FF — Empty Baya Malay #3</text:p>
      <text:p text:style-name="P1548">073B: 00→FF — Burger Baya Malay #3</text:p>
      <text:p text:style-name="P1549">073C: 00→FF — Empty Baya Malay #3</text:p>
      <text:p text:style-name="P1550"/>
      <text:p text:style-name="P1551">073E: 00→FF — Cola Scion (Iala) Cave #4</text:p>
      <text:p text:style-name="P1552">073F: 00→FF — Empty Scion (Iala) Cave #4</text:p>
      <text:p text:style-name="P1553"/>
      <text:p text:style-name="P1554"/>
      <text:p text:style-name="P1555">0740: 00→FF — Flash Naula Cave #4</text:p>
      <text:p text:style-name="P1556">0741: 00→FF<text:s/><text:bookmark-start text:name="__DdeLink__477_2026303580"/>— Flash Scion Cave #4<text:bookmark-end text:name="__DdeLink__477_2026303580"/></text:p>
      <text:p text:style-name="P1557">0742: 00→FF - Burger Scion Cave #4</text:p>
      <text:p text:style-name="P1558">0743: 00→FF — 10 meset Naula Cave #3</text:p>
      <text:p text:style-name="P1559">0744: 00→FF — 50 meset Scion Cave #3</text:p>
      <text:p text:style-name="P1560">0745: 00→FF — 20 meset Scion Cave #3</text:p>
      <text:p text:style-name="P1561">0746: 00→FF — 20 meset Scion Cave #3</text:p>
      <text:p text:style-name="P1562"><text:s/></text:p>
      <text:soft-page-break/>
      <text:p text:style-name="P1563">0748: 00→FF — Empty Scion (Iala) Cave #2</text:p>
      <text:p text:style-name="P1564">074A: 00→FF — Flash Scion Cave #2</text:p>
      <text:p text:style-name="P1565">074B: 00→FF — Short Sword Naula Cave #2</text:p>
      <text:p text:style-name="P1566">074C: 00→FF — 20 meset Scion Cave #2</text:p>
      <text:p text:style-name="P1567">074D: 00→FF — Empty Scion Cave #2</text:p>
      <text:p text:style-name="P1568">074E: 00→FF — Cola Scion Cave #1</text:p>
      <text:p text:style-name="P1569">074F: 00→FF — 20 meset Scion Cave #1</text:p>
      <text:p text:style-name="P1570">0750: 00→FF — Empty Scion Cave #1</text:p>
      <text:p text:style-name="P1571">0751: 00→FF — Empty Scion Cave #1</text:p>
      <text:p text:style-name="P1572"/>
      <text:p text:style-name="P1573">0753: 00→FF 100 Bortevo Passage</text:p>
      <text:p text:style-name="P1574">0754: 00→FF Empty Bortevo Passage</text:p>
      <text:p text:style-name="P1575">0755: 00→FF Flash Bortevo Passage</text:p>
      <text:p text:style-name="P1576">0756: 00→FF Escaper Bortevo Passage</text:p>
      <text:p text:style-name="P1577">0757: 00→FF 20 Forgotten Tower #1</text:p>
      <text:p text:style-name="P1578"/>
      <text:p text:style-name="P1579">0759: 00→FF Empty Forgotten Tower #2</text:p>
      <text:p text:style-name="P1580">075A: 00→FF Burger Forgotten Tower #3</text:p>
      <text:p text:style-name="P1581">075B: 00→FF Empty Forgotten Tower #3</text:p>
      <text:p text:style-name="P1582">075C: 00→FF 100 Forgotten Tower #3</text:p>
      <text:p text:style-name="P1583">075D: 00→FF 1 Forgotten Tower #3</text:p>
      <text:p text:style-name="P1584">075E: 00→FF Burger Forgotten Tower #3</text:p>
      <text:p text:style-name="P1585">075F: 00→FF Empty Forgotten Tower #3</text:p>
      <text:p text:style-name="P1586">0760: 00→FF Empty Forgotten Tower #4</text:p>
      <text:p text:style-name="P1587">0761: 00→FF 20 Forgotten Tower #4</text:p>
      <text:p text:style-name="P1588">0762: 00→FF Burger Forgotten Tower #4</text:p>
      <text:p text:style-name="P1589">0763: 00→FF Empty Forgotten Tower #4</text:p>
      <text:p text:style-name="P1590">0764: 00→FF Burger Forgotten Tower #5</text:p>
      <text:p text:style-name="P1591">0765: 00→FF — 2000 - Naharu Cave #3</text:p>
      <text:p text:style-name="P1592">0766: 00→FF — Flash Naharu Cave #2</text:p>
      <text:p text:style-name="P1593">0767: 00→FF - Burger Naharu Cave #2</text:p>
      <text:p text:style-name="P1594">0768: 00→FF - Burger Naharu Cave #2</text:p>
      <text:p text:style-name="P1595">0769: 00→FF — Flash Naharu Cave #2</text:p>
      <text:p text:style-name="P1596">076A: 00→FF - 50 Naharu Cave #2</text:p>
      <text:p text:style-name="P1597">076B: 00→FF — Cola Naharu Cave #1</text:p>
      <text:p text:style-name="P1598">076C: 00→FF — 20 meset Naharu Cave #1</text:p>
      <text:p text:style-name="P1599">076D: 00→FF — 500 (300?) Tajima's Cave #3</text:p>
      <text:p text:style-name="P1600">076E: 00→FF — Empty Tajima's Cave #3</text:p>
      <text:p text:style-name="P1601">076F: 00→FF — Empty Tajima's Cave #3</text:p>
      <text:p text:style-name="P1602">0771: 00→FF — Empty Tajima's Cave #3</text:p>
      <text:p text:style-name="P1603"/>
      <text:p text:style-name="P1604">0773: 00→FF — Flash Tajima's Cave #2</text:p>
      <text:p text:style-name="P1605">0774: 00→FF — Empty Tajima's Cave #2</text:p>
      <text:p text:style-name="P1606">0775: 00→FF — Burger Tajima's Cave #2</text:p>
      <text:p text:style-name="P1607">0776: 00→FF — 3000 Tajima's Cave #1</text:p>
      <text:p text:style-name="P1608">0777: 00→FF — White Mantle Tajima's Cave #1</text:p>
      <text:p text:style-name="P1609">0778: 00→FF — Wood Cane Tajima's Cave #1</text:p>
      <text:p text:style-name="P1610">0779: 00→FF — Cola Tajima's Cave #1</text:p>
      <text:p text:style-name="P1611">077A: 00→FF — 100 Casba Cave #3</text:p>
      <text:p text:style-name="P1612">077B: 00→FF — Empty Casba Cave #3</text:p>
      <text:p text:style-name="P1613">077C: 00→FF - 100 Casba Cave #3</text:p>
      <text:p text:style-name="P1614"/>
      <text:p text:style-name="P1615">077F: 00→FF — 500 Skure Entrance</text:p>
      <text:p text:style-name="P1616">0780: 00→FF — Burger Guaron Morgue #2</text:p>
      <text:p text:style-name="P1617">0781: 00→FF — Laconian Armor Guaron Morgue #1</text:p>
      <text:p text:style-name="P1618">0782: 00→FF — Escaper Corona Tower #1</text:p>
      <text:p text:style-name="P1619">0783: 00→FF — Empty Corona Tower #2</text:p>
      <text:p text:style-name="P1620">0784: 00→FF — Burger Corona Tower #2</text:p>
      <text:p text:style-name="P1621">0785: 00→FF — 500 Corona Tower #2</text:p>
      <text:soft-page-break/>
      <text:p text:style-name="P1622">0786: 00→FF — 20 Corona Tower #3</text:p>
      <text:p text:style-name="P1623">0787: 00→FF — Cola Corona Tower #3</text:p>
      <text:p text:style-name="P1624">0788: 00→FF - Flash Corona Tower #3</text:p>
      <text:p text:style-name="P1625">0789: 00→FF — 20 Corona Tower #3</text:p>
      <text:p text:style-name="P1626">078A: 00→FF - Empty Corona Tower #3</text:p>
      <text:p text:style-name="P1627">078B: 00→FF - Laconian Shield Laconian Shield Cave #6</text:p>
      <text:p text:style-name="P1628">078C: 00→FF - Empty Dezorian Cavern 1</text:p>
      <text:p text:style-name="P1629">078D: 00→FF - Empty Laconian Shield Cave #6</text:p>
      <text:p text:style-name="P1630">078E: 00→FF - 100 Dezorian Cavern 1</text:p>
      <text:p text:style-name="P1631">078F: 00→FF - Empty Dezorian Cavern 3</text:p>
      <text:p text:style-name="P1632">0790: 00→FF — Empty Laconian Shield Cave #2</text:p>
      <text:p text:style-name="P1633">0791: 00→FF - 50 Laconian Shield Cave #1</text:p>
      <text:p text:style-name="P1634">0792: 00→FF — Magic Hat Laconian Shield Cave #1</text:p>
      <text:p text:style-name="P1635">0793: 00→FF — Ceramic Shield Laconian Shield Cave #1</text:p>
      <text:p text:style-name="P1636">0794: 00→FF — Magic Hat Aero Prism Cave</text:p>
      <text:p text:style-name="P1637"/>
      <text:p text:style-name="P1638">07C1: 00→FF — Skeleton Triada Prison</text:p>
      <text:p text:style-name="P1639"/>
      <text:p text:style-name="P1640">07C5: 00→FF — Medusa Medusa“s Tower</text:p>
      <text:p text:style-name="P1641"/>
      <text:p text:style-name="P1642">07C9: 00→FF — Iron Fang Scion Cave #4</text:p>
      <text:p text:style-name="P1643"/>
      <text:p text:style-name="P1644">07CB: 00→FF - Red Dragon Forgotten Tower #5 + Lac. Sw.</text:p>
      <text:p text:style-name="P1645">07CC: 00→FF — Red Dragon Naharu Cave #3</text:p>
      <text:p text:style-name="P1646"/>
      <text:p text:style-name="P1647">07CE: 00→FF — Blue Dragon Casba Cave #3 + Carbuncul</text:p>
      <text:p text:style-name="P1648"/>
      <text:p text:style-name="P1649">07D8: 00→FF — Titan Aero Prism Cave + Aero Prism</text:p>
      <text:p text:style-name="P1650"/>
      <text:p text:style-name="P1651"/>
      <text:p text:style-name="P1652">Интересно, если Лутз прокачан, то Таджима не будет с ним драться, но и ничего не даст</text:p>
      <text:p text:style-name="P1653"/>
      <text:p text:style-name="P1654"/>
      <text:p text:style-name="P1655"/>
      <text:p text:style-name="P1656"><text:bookmark-start text:name="__DdeLink__1910_1598143770"/>400 → 800 → C00 → 1000 → 1400<text:bookmark-end text:name="__DdeLink__1910_1598143770"/></text:p>
      <text:p text:style-name="P1657"/>
      <text:p text:style-name="P1658"/>
      <text:p text:style-name="P1659">saves:</text:p>
      <text:p text:style-name="P1660">1FFB</text:p>
      <text:p text:style-name="P1661">7FFF</text:p>
      <text:p text:style-name="P1662"/>
      <text:p text:style-name="P1663"/>
      <text:p text:style-name="P1664"/>
      <text:p text:style-name="P1665"/>
      <text:p text:style-name="P1666">US ROM:</text:p>
      <text:p text:style-name="P1667"/>
      <text:p text:style-name="Standard"><text:span text:style-name="T1668">807-846: PHANTASY STAR</text:span><text:span text:style-name="T1669"><text:s text:c="9"/></text:span><text:span text:style-name="T1670">BACKUP RAMPROGRAMMED BY NAKA YUJI</text:span></text:p>
      <text:p text:style-name="P1671"/>
      <text:p text:style-name="P1672">7d17-7da2 - алфавит, вероятно используется при именовании слота</text:p>
      <text:p text:style-name="P1673"/>
      <text:p text:style-name="P1674">7da3-7faa — все предметы</text:p>
      <text:p text:style-name="P1675"/>
      <text:p text:style-name="P1676">7ff0 — TMR SEGA</text:p>
      <text:p text:style-name="P1677"/>
      <text:p text:style-name="P1678">8000 - поинтеры</text:p>
      <text:p text:style-name="P1679"/>
      <text:p text:style-name="Standard"><text:span text:style-name="T1680">82aa—ba80 диалоги<text:s/></text:span><text:a xlink:href="mailto:I@M" office:target-frame-name="_top" xlink:show="replace"><text:span text:style-name="T1681">I@M</text:span></text:a><text:span text:style-name="T1682"><text:s/></text:span><text:span text:style-name="T1683">SUENO, ….</text:span></text:p>
      <text:p text:style-name="P1684"/>
      <text:p text:style-name="Standard"><text:span text:style-name="T1685">Ba81 —<text:s/></text:span><text:span text:style-name="T1686">поинтеры</text:span></text:p>
      <text:p text:style-name="P1687"/>
      <text:p text:style-name="P1688">bb81-bfff ALIS MYAU ATTACK EFFECTIVE MAGIC, …</text:p>
      <text:p text:style-name="P1689"/>
      <text:p text:style-name="P1690">c000-с17а 100С100С100С100B, ...</text:p>
      <text:p text:style-name="P1691"/>
      <text:p text:style-name="P1692"/>
      <text:p text:style-name="P1693">c69f-cfc6? — SWORM, ...</text:p>
      <text:p text:style-name="P1694">дальше ещё какие-то таблицы</text:p>
      <text:p text:style-name="P1695"/>
      <text:p text:style-name="P1696"/>
      <text:p text:style-name="P1697">30000 — мелодия каминит??? может так же быть код распаковки звука</text:p>
      <text:p text:style-name="P1698"/>
      <text:p text:style-name="P1699">33108-33fff DODGES, SPEAKS, ...</text:p>
      <text:p text:style-name="P1700"/>
      <text:p text:style-name="P1701">53ddc-53fff — STAFF J TOTAL PLANNING...</text:p>
      <text:p text:style-name="P1702"/>
      <text:p text:style-name="P1703">7fffffъ</text:p>
      <text:p text:style-name="P1704"/>
      <text:p text:style-name="P1705"/>
      <text:p text:style-name="P1706">Все кроме (K):</text:p>
      <text:p text:style-name="P1707">F8AF — 1-й уровень Алисы. Каждые 8 байт — новый уровень.</text:p>
      <text:p text:style-name="P1708">Всего 240 байт</text:p>
      <text:p text:style-name="PreformattedText"><text:bookmark-start text:name="__DdeLink__6228_866727538"/><text:span text:style-name="T1709">DA38782018F60502</text:span><text:bookmark-end text:name="__DdeLink__6228_866727538"/><text:span text:style-name="T1710">—30-</text:span><text:span text:style-name="T1711">й</text:span></text:p>
      <text:p text:style-name="P1712"/>
      <text:p text:style-name="P1713">K: F696</text:p>
      <text:p text:style-name="P1714"/>
      <text:p text:style-name="P1715">DA — HP</text:p>
      <text:p text:style-name="P1716">38 — Atk.</text:p>
      <text:p text:style-name="P1717">78 — Def.</text:p>
      <text:p text:style-name="P1718">20 — MP</text:p>
      <text:p text:style-name="P1719">18F6 (F618) — Exp.</text:p>
      <text:p text:style-name="P1720">05 — Боевые заклинания</text:p>
      <text:p text:style-name="P1721">02 — Мирные заклинания</text:p>
      <text:p text:style-name="P1722"/>
      <text:p text:style-name="P1723">F99F — Мяу</text:p>
      <text:p text:style-name="P1724">D656763760EA0403</text:p>
      <text:p text:style-name="P1725">FA8F — Тайлон</text:p>
      <text:p text:style-name="P1726">FB7F-FC6E — Лутз</text:p>
      <text:p text:style-name="P1727">C34B7B5350C30505</text:p>
      <text:p text:style-name="P1728"/>
      <text:p text:style-name="P1729">180h=384</text:p>
      <text:p text:style-name="P1730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731"/>
      <text:p text:style-name="P1732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733"/>
      <text:p text:style-name="P1734">ширина около 30</text:p>
      <text:p text:style-name="P1735">bf=191</text:p>
      <text:p text:style-name="P1736"/>
      <text:p text:style-name="P1737"/>
      <text:p text:style-name="P1738"/>
      <text:p text:style-name="P1739">████████████████</text:p>
      <text:soft-page-break/>
      <text:p text:style-name="P1740">█A0000█80000000█</text:p>
      <text:p text:style-name="P1741">█████0██████0█0█</text:p>
      <text:p text:style-name="P1742">█████0████8█0█0█</text:p>
      <text:p text:style-name="P1743">█0000000500█0█0█</text:p>
      <text:p text:style-name="P1744">█0███0██████0█0█</text:p>
      <text:p text:style-name="P1745">█0█8█0█804000█A█</text:p>
      <text:p text:style-name="P1746">█5█0█0██████████</text:p>
      <text:p text:style-name="P1747">█0█0000050000███</text:p>
      <text:p text:style-name="P1748">█0█0████████000█</text:p>
      <text:p text:style-name="P1749">█0000000000███0█</text:p>
      <text:p text:style-name="P1750">██████████0███0█</text:p>
      <text:p text:style-name="P1751">█0000050000█000█</text:p>
      <text:p text:style-name="P1752">█0██████████0█0█</text:p>
      <text:p text:style-name="P1753">█000000000000█A█</text:p>
      <text:p text:style-name="P1754"><text:bookmark-start text:name="__DdeLink__1977_2133758965"/>█<text:bookmark-end text:name="__DdeLink__1977_2133758965"/>███████████████</text:p>
      <text:p text:style-name="P1755"/>
      <text:p text:style-name="P1756"><text:bookmark-start text:name="__DdeLink__6229_776048346"/>3DF6E<text:bookmark-end text:name="__DdeLink__6229_776048346"/><text:s/>— map #0. 8 Bytes x 16 rows=0x80</text:p>
      <text:p text:style-name="P1757">3FDED — последний байт</text:p>
      <text:p text:style-name="P1758"><text:bookmark-start text:name="__DdeLink__6233_776048346"/>░<text:bookmark-start text:name="__DdeLink__6241_776048346"/><text:bookmark-end text:name="__DdeLink__6233_776048346"/>▲<text:bookmark-start text:name="__DdeLink__6239_776048346"/><text:bookmark-end text:name="__DdeLink__6241_776048346"/>☺<text:bookmark-start text:name="__DdeLink__6237_776048346"/><text:bookmark-end text:name="__DdeLink__6239_776048346"/>─<text:bookmark-start text:name="__DdeLink__6251_776048346"/><text:bookmark-end text:name="__DdeLink__6237_776048346"/>┼<text:bookmark-start text:name="__DdeLink__6253_776048346"/><text:bookmark-end text:name="__DdeLink__6251_776048346"/>╫<text:bookmark-start text:name="__DdeLink__6235_776048346"/><text:bookmark-end text:name="__DdeLink__6253_776048346"/>☻<text:bookmark-start text:name="__DdeLink__6245_776048346"/><text:bookmark-end text:name="__DdeLink__6235_776048346"/>▼<text:bookmark-start text:name="__DdeLink__6243_776048346"/><text:bookmark-end text:name="__DdeLink__6245_776048346"/>▫<text:bookmark-end text:name="__DdeLink__6243_776048346"/>▪<text:bookmark-start text:name="__DdeLink__6247_776048346"/>○<text:bookmark-end text:name="__DdeLink__6247_776048346"/>●<text:bookmark-start text:name="__DdeLink__6249_776048346"/>◊<text:bookmark-start text:name="__DdeLink__6255_776048346"/><text:bookmark-end text:name="__DdeLink__6249_776048346"/>╪<text:bookmark-start text:name="__DdeLink__6257_776048346"/><text:bookmark-end text:name="__DdeLink__6255_776048346"/>▓<text:bookmark-start text:name="__DdeLink__6259_776048346"/><text:bookmark-end text:name="__DdeLink__6257_776048346"/>▒<text:bookmark-end text:name="__DdeLink__6259_776048346"/>□<text:bookmark-start text:name="__DdeLink__6261_776048346"/>■<text:bookmark-end text:name="__DdeLink__6261_776048346"/></text:p>
      <text:p text:style-name="P1759">3D карт (больше чем думалось!!!)</text:p>
      <text:p text:style-name="P1760"/>
      <text:p text:style-name="P1761"/>
      <text:p text:style-name="P1762">████████████████</text:p>
      <text:p text:style-name="P1763"><text:bookmark-start text:name="__DdeLink__6231_776048346"/>█<text:bookmark-end text:name="__DdeLink__6231_776048346"/>██████8████████</text:p>
      <text:p text:style-name="P1764">███████0████████</text:p>
      <text:p text:style-name="P1765">████D██5████████</text:p>
      <text:p text:style-name="P1766">████0██0████████</text:p>
      <text:p text:style-name="P1767">██000000000508██</text:p>
      <text:p text:style-name="P1768">██0██0███0██████</text:p>
      <text:p text:style-name="P1769">██5██D███D██████</text:p>
      <text:p text:style-name="P1770">██0████D████D███</text:p>
      <text:p text:style-name="P1771">██000██0████0███</text:p>
      <text:p text:style-name="P1772">██0█000000000███</text:p>
      <text:p text:style-name="P1773">██8██0███0██████</text:p>
      <text:p text:style-name="P1774">██0██D███5██████</text:p>
      <text:p text:style-name="P1775">██0██████0██████</text:p>
      <text:p text:style-name="P1776">██C██████8██████</text:p>
      <text:p text:style-name="P1777">████████████████</text:p>
      <text:p text:style-name="P1778"/>
      <text:p text:style-name="P1779"/>
      <text:p text:style-name="P1780">████████████████</text:p>
      <text:p text:style-name="P1781">████████████████</text:p>
      <text:p text:style-name="P1782">████30007███████</text:p>
      <text:p text:style-name="P1783">████████████████</text:p>
      <text:p text:style-name="P1784">███000003███████</text:p>
      <text:p text:style-name="P1785">█████0██████████</text:p>
      <text:p text:style-name="P1786">████70██7███████</text:p>
      <text:p text:style-name="P1787">█████0██0█7█████</text:p>
      <text:p text:style-name="P1788">█████8██0000████</text:p>
      <text:p text:style-name="P1789">█████0██8█0█████</text:p>
      <text:p text:style-name="P1790">████████0█007███</text:p>
      <text:p text:style-name="P1791">███████7██0█████</text:p>
      <text:p text:style-name="P1792">█████0000007████</text:p>
      <text:p text:style-name="P1793">███████0████████</text:p>
      <text:p text:style-name="P1794">███████0████████</text:p>
      <text:p text:style-name="P1795">███████0████████</text:p>
      <text:p text:style-name="P1796"/>
      <text:p text:style-name="P1797"/>
      <text:p text:style-name="P1798">до подземелья</text:p>
      <text:p text:style-name="P1799"/>
      <table:table table:style-name="Table1800">
        <table:table-columns>
          <table:table-column table:style-name="TableColumn1801"/>
          <table:table-column table:style-name="TableColumn1802"/>
        </table:table-columns>
        <table:table-row table:style-name="TableRow1803">
          <table:table-cell table:style-name="TableCell1804">
            <text:soft-page-break/>
            <text:p text:style-name="P1805">0D6F6</text:p>
          </table:table-cell>
          <table:table-cell table:style-name="TableCell1806">
            <text:p text:style-name="P1807"/>
          </table:table-cell>
        </table:table-row>
        <table:table-row table:style-name="TableRow1808">
          <table:table-cell table:style-name="TableCell1809">
            <text:p text:style-name="P1810">0D6F7</text:p>
          </table:table-cell>
          <table:table-cell table:style-name="TableCell1811">
            <text:p text:style-name="P1812"/>
          </table:table-cell>
        </table:table-row>
      </table:table>
      <text:p text:style-name="P1813"/>
      <table:table table:style-name="Table1814">
        <table:table-columns>
          <table:table-column table:style-name="TableColumn1815"/>
          <table:table-column table:style-name="TableColumn1816"/>
        </table:table-columns>
        <table:table-row table:style-name="TableRow1817">
          <table:table-cell table:style-name="TableCell1818">
            <text:p text:style-name="P1819">30043</text:p>
          </table:table-cell>
          <table:table-cell table:style-name="TableCell1820">
            <text:p text:style-name="P1821"/>
          </table:table-cell>
        </table:table-row>
      </table:table>
      <text:p text:style-name="P1822"/>
      <table:table table:style-name="Table1823">
        <table:table-columns>
          <table:table-column table:style-name="TableColumn1824"/>
          <table:table-column table:style-name="TableColumn1825"/>
        </table:table-columns>
        <table:table-row table:style-name="TableRow1826">
          <table:table-cell table:style-name="TableCell1827">
            <text:p text:style-name="P1828">308C7</text:p>
          </table:table-cell>
          <table:table-cell table:style-name="TableCell1829">
            <text:p text:style-name="P1830"/>
          </table:table-cell>
        </table:table-row>
      </table:table>
      <text:p text:style-name="P1831"/>
      <text:p text:style-name="P1832"/>
      <text:p text:style-name="P1833"/>
      <text:p text:style-name="P1834">Мелодия каминит</text:p>
      <table:table table:style-name="Table1835">
        <table:table-columns>
          <table:table-column table:style-name="TableColumn1836"/>
          <table:table-column table:style-name="TableColumn1837"/>
        </table:table-columns>
        <table:table-row table:style-name="TableRow1838">
          <table:table-cell table:style-name="TableCell1839">
            <text:p text:style-name="P1840">311AC</text:p>
          </table:table-cell>
          <table:table-cell table:style-name="TableCell1841">
            <text:p text:style-name="P1842"/>
          </table:table-cell>
        </table:table-row>
      </table:table>
      <text:p text:style-name="P1843"/>
      <table:table table:style-name="Table1844">
        <table:table-columns>
          <table:table-column table:style-name="TableColumn1845"/>
          <table:table-column table:style-name="TableColumn1846"/>
        </table:table-columns>
        <table:table-row table:style-name="TableRow1847">
          <table:table-cell table:style-name="TableCell1848">
            <text:p text:style-name="P1849">31258</text:p>
          </table:table-cell>
          <table:table-cell table:style-name="TableCell1850">
            <text:p text:style-name="P1851"/>
          </table:table-cell>
        </table:table-row>
      </table:table>
      <text:p text:style-name="P1852"/>
      <text:p text:style-name="P1853"/>
      <table:table table:style-name="Table1854">
        <table:table-columns>
          <table:table-column table:style-name="TableColumn1855"/>
          <table:table-column table:style-name="TableColumn1856"/>
        </table:table-columns>
        <table:table-row table:style-name="TableRow1857">
          <table:table-cell table:style-name="TableCell1858">
            <text:p text:style-name="P1859">3287D</text:p>
          </table:table-cell>
          <table:table-cell table:style-name="TableCell1860">
            <text:p text:style-name="P1861"/>
          </table:table-cell>
        </table:table-row>
      </table:table>
      <text:p text:style-name="P1862"/>
      <table:table table:style-name="Table1863">
        <table:table-columns>
          <table:table-column table:style-name="TableColumn1864"/>
          <table:table-column table:style-name="TableColumn1865"/>
        </table:table-columns>
        <table:table-row table:style-name="TableRow1866">
          <table:table-cell table:style-name="TableCell1867">
            <text:p text:style-name="P1868">32968</text:p>
          </table:table-cell>
          <table:table-cell table:style-name="TableCell1869">
            <text:p text:style-name="P1870"/>
          </table:table-cell>
        </table:table-row>
      </table:table>
      <text:p text:style-name="P1871"/>
      <text:p text:style-name="P1872"/>
      <text:p text:style-name="P1873"/>
      <text:p text:style-name="P1874">Dung</text:p>
      <text:p text:style-name="P1875"/>
      <table:table table:style-name="Table1876">
        <table:table-columns>
          <table:table-column table:style-name="TableColumn1877"/>
          <table:table-column table:style-name="TableColumn1878"/>
        </table:table-columns>
        <table:table-row table:style-name="TableRow1879">
          <table:table-cell table:style-name="TableCell1880">
            <text:p text:style-name="P1881">0D80C</text:p>
          </table:table-cell>
          <table:table-cell table:style-name="TableCell1882">
            <text:p text:style-name="P1883">20582</text:p>
          </table:table-cell>
        </table:table-row>
      </table:table>
      <text:p text:style-name="P1884"/>
      <table:table table:style-name="Table1885">
        <table:table-columns>
          <table:table-column table:style-name="TableColumn1886"/>
          <table:table-column table:style-name="TableColumn1887"/>
        </table:table-columns>
        <table:table-row table:style-name="TableRow1888">
          <table:table-cell table:style-name="TableCell1889">
            <text:p text:style-name="P1890">0D81E</text:p>
          </table:table-cell>
          <table:table-cell table:style-name="TableCell1891">
            <text:p text:style-name="P1892">20582</text:p>
          </table:table-cell>
        </table:table-row>
      </table:table>
      <text:p text:style-name="P1893"/>
      <text:p text:style-name="P1894"/>
      <text:p text:style-name="P1895"/>
      <table:table table:style-name="Table1896">
        <table:table-columns>
          <table:table-column table:style-name="TableColumn1897"/>
          <table:table-column table:style-name="TableColumn1898"/>
        </table:table-columns>
        <table:table-row table:style-name="TableRow1899">
          <table:table-cell table:style-name="TableCell1900">
            <text:p text:style-name="P1901">0EA4A</text:p>
          </table:table-cell>
          <table:table-cell table:style-name="TableCell1902">
            <text:p text:style-name="P1903">2</text:p>
          </table:table-cell>
        </table:table-row>
      </table:table>
      <text:p text:style-name="P1904"/>
      <table:table table:style-name="Table1905">
        <table:table-columns>
          <table:table-column table:style-name="TableColumn1906"/>
          <table:table-column table:style-name="TableColumn1907"/>
        </table:table-columns>
        <table:table-row table:style-name="TableRow1908">
          <table:table-cell table:style-name="TableCell1909">
            <text:p text:style-name="P1910">0EA91</text:p>
          </table:table-cell>
          <table:table-cell table:style-name="TableCell1911">
            <text:p text:style-name="P1912">1</text:p>
          </table:table-cell>
        </table:table-row>
      </table:table>
      <text:p text:style-name="P1913"/>
      <text:p text:style-name="P1914"/>
      <table:table table:style-name="Table1915">
        <table:table-columns>
          <table:table-column table:style-name="TableColumn1916"/>
          <table:table-column table:style-name="TableColumn1917"/>
        </table:table-columns>
        <table:table-row table:style-name="TableRow1918">
          <table:table-cell table:style-name="TableCell1919">
            <text:p text:style-name="P1920">0F5C9</text:p>
          </table:table-cell>
          <table:table-cell table:style-name="TableCell1921">
            <text:p text:style-name="P1922">2</text:p>
          </table:table-cell>
        </table:table-row>
      </table:table>
      <text:p text:style-name="P1923"/>
      <table:table table:style-name="Table1924">
        <table:table-columns>
          <table:table-column table:style-name="TableColumn1925"/>
          <table:table-column table:style-name="TableColumn1926"/>
        </table:table-columns>
        <table:table-row table:style-name="TableRow1927">
          <table:table-cell table:style-name="TableCell1928">
            <text:p text:style-name="P1929">0F5D0</text:p>
          </table:table-cell>
          <table:table-cell table:style-name="TableCell1930">
            <text:p text:style-name="P1931">1</text:p>
          </table:table-cell>
        </table:table-row>
      </table:table>
      <text:p text:style-name="P1932"/>
      <text:p text:style-name="P1933"/>
      <table:table table:style-name="Table1934">
        <table:table-columns>
          <table:table-column table:style-name="TableColumn1935"/>
          <table:table-column table:style-name="TableColumn1936"/>
        </table:table-columns>
        <table:table-row table:style-name="TableRow1937">
          <table:table-cell table:style-name="TableCell1938">
            <text:p text:style-name="P1939">0F621</text:p>
          </table:table-cell>
          <table:table-cell table:style-name="TableCell1940">
            <text:p text:style-name="P1941">1</text:p>
          </table:table-cell>
        </table:table-row>
        <table:table-row table:style-name="TableRow1942">
          <table:table-cell table:style-name="TableCell1943">
            <text:p text:style-name="P1944">0F622</text:p>
          </table:table-cell>
          <table:table-cell table:style-name="TableCell1945">
            <text:p text:style-name="P1946">1</text:p>
          </table:table-cell>
        </table:table-row>
        <table:table-row table:style-name="TableRow1947">
          <table:table-cell table:style-name="TableCell1948">
            <text:p text:style-name="P1949">0F623</text:p>
          </table:table-cell>
          <table:table-cell table:style-name="TableCell1950">
            <text:p text:style-name="P1951">1</text:p>
          </table:table-cell>
        </table:table-row>
        <table:table-row table:style-name="TableRow1952">
          <table:table-cell table:style-name="TableCell1953">
            <text:p text:style-name="P1954">0F624</text:p>
          </table:table-cell>
          <table:table-cell table:style-name="TableCell1955">
            <text:p text:style-name="P1956">1</text:p>
          </table:table-cell>
        </table:table-row>
      </table:table>
      <text:p text:style-name="P1957"/>
      <text:p text:style-name="P1958"/>
      <table:table table:style-name="Table1959">
        <table:table-columns>
          <table:table-column table:style-name="TableColumn1960"/>
          <table:table-column table:style-name="TableColumn1961"/>
        </table:table-columns>
        <table:table-row table:style-name="TableRow1962">
          <table:table-cell table:style-name="TableCell1963">
            <text:p text:style-name="P1964">0FD83</text:p>
          </table:table-cell>
          <table:table-cell table:style-name="TableCell1965">
            <text:p text:style-name="P1966">2</text:p>
          </table:table-cell>
        </table:table-row>
      </table:table>
      <text:p text:style-name="P1967"/>
      <text:p text:style-name="P1968"/>
      <table:table table:style-name="Table1969">
        <table:table-columns>
          <table:table-column table:style-name="TableColumn1970"/>
          <table:table-column table:style-name="TableColumn1971"/>
        </table:table-columns>
        <table:table-row table:style-name="TableRow1972">
          <table:table-cell table:style-name="TableCell1973">
            <text:p text:style-name="P1974">10B0F</text:p>
          </table:table-cell>
          <table:table-cell table:style-name="TableCell1975">
            <text:p text:style-name="P1976">1</text:p>
          </table:table-cell>
        </table:table-row>
      </table:table>
      <text:p text:style-name="P1977"/>
      <table:table table:style-name="Table1978">
        <table:table-columns>
          <table:table-column table:style-name="TableColumn1979"/>
          <table:table-column table:style-name="TableColumn1980"/>
        </table:table-columns>
        <table:table-row table:style-name="TableRow1981">
          <table:table-cell table:style-name="TableCell1982">
            <text:p text:style-name="P1983">10ED3</text:p>
          </table:table-cell>
          <table:table-cell table:style-name="TableCell1984">
            <text:p text:style-name="P1985">1</text:p>
          </table:table-cell>
        </table:table-row>
      </table:table>
      <text:p text:style-name="P1986"/>
      <text:p text:style-name="P1987"/>
      <text:p text:style-name="P1988"/>
      <table:table table:style-name="Table1989">
        <table:table-columns>
          <table:table-column table:style-name="TableColumn1990"/>
          <table:table-column table:style-name="TableColumn1991"/>
        </table:table-columns>
        <table:table-row table:style-name="TableRow1992">
          <table:table-cell table:style-name="TableCell1993">
            <text:soft-page-break/>
            <text:p text:style-name="P1994">1C000</text:p>
          </table:table-cell>
          <table:table-cell table:style-name="TableCell1995">
            <text:p text:style-name="P1996">1</text:p>
          </table:table-cell>
        </table:table-row>
      </table:table>
      <text:p text:style-name="P1997"/>
      <table:table table:style-name="Table1998">
        <table:table-columns>
          <table:table-column table:style-name="TableColumn1999"/>
          <table:table-column table:style-name="TableColumn2000"/>
        </table:table-columns>
        <table:table-row table:style-name="TableRow2001">
          <table:table-cell table:style-name="TableCell2002">
            <text:p text:style-name="P2003">1CA4A</text:p>
          </table:table-cell>
          <table:table-cell table:style-name="TableCell2004">
            <text:p text:style-name="P2005">1</text:p>
          </table:table-cell>
        </table:table-row>
      </table:table>
      <text:p text:style-name="P2006"/>
      <text:p text:style-name="P2007"/>
      <text:p text:style-name="P2008"/>
      <table:table table:style-name="Table2009">
        <table:table-columns>
          <table:table-column table:style-name="TableColumn2010"/>
          <table:table-column table:style-name="TableColumn2011"/>
        </table:table-columns>
        <table:table-row table:style-name="TableRow2012">
          <table:table-cell table:style-name="TableCell2013">
            <text:p text:style-name="P2014">30000</text:p>
          </table:table-cell>
          <table:table-cell table:style-name="TableCell2015">
            <text:p text:style-name="P2016">1</text:p>
          </table:table-cell>
        </table:table-row>
      </table:table>
      <text:p text:style-name="P2017">………….</text:p>
      <text:p text:style-name="P2018"/>
      <table:table table:style-name="Table2019">
        <table:table-columns>
          <table:table-column table:style-name="TableColumn2020"/>
          <table:table-column table:style-name="TableColumn2021"/>
        </table:table-columns>
        <table:table-row table:style-name="TableRow2022">
          <table:table-cell table:style-name="TableCell2023">
            <text:p text:style-name="P2024">32C95</text:p>
          </table:table-cell>
          <table:table-cell table:style-name="TableCell2025">
            <text:p text:style-name="P2026">120</text:p>
          </table:table-cell>
        </table:table-row>
      </table:table>
      <text:p text:style-name="P2027"/>
      <text:p text:style-name="P2028"/>
      <text:p text:style-name="P2029">map</text:p>
      <table:table table:style-name="Table2030">
        <table:table-columns>
          <table:table-column table:style-name="TableColumn2031"/>
          <table:table-column table:style-name="TableColumn2032"/>
        </table:table-columns>
        <table:table-row table:style-name="TableRow2033">
          <table:table-cell table:style-name="TableCell2034">
            <text:p text:style-name="P2035">3E06E</text:p>
          </table:table-cell>
          <table:table-cell table:style-name="TableCell2036">
            <text:p text:style-name="P2037">2</text:p>
          </table:table-cell>
        </table:table-row>
      </table:table>
      <text:p text:style-name="P2038"/>
      <table:table table:style-name="Table2039">
        <table:table-columns>
          <table:table-column table:style-name="TableColumn2040"/>
          <table:table-column table:style-name="TableColumn2041"/>
        </table:table-columns>
        <table:table-row table:style-name="TableRow2042">
          <table:table-cell table:style-name="TableCell2043">
            <text:p text:style-name="P2044">3E0ED</text:p>
          </table:table-cell>
          <table:table-cell table:style-name="TableCell2045">
            <text:p text:style-name="P2046">2</text:p>
          </table:table-cell>
        </table:table-row>
      </table:table>
      <text:p text:style-name="P2047"/>
      <text:p text:style-name="P2048"/>
      <table:table table:style-name="Table2049">
        <table:table-columns>
          <table:table-column table:style-name="TableColumn2050"/>
          <table:table-column table:style-name="TableColumn2051"/>
        </table:table-columns>
        <table:table-row table:style-name="TableRow2052">
          <table:table-cell table:style-name="TableCell2053">
            <text:p text:style-name="P2054">43AD8</text:p>
          </table:table-cell>
          <table:table-cell table:style-name="TableCell2055">
            <text:p text:style-name="P2056">1</text:p>
          </table:table-cell>
        </table:table-row>
      </table:table>
      <text:p text:style-name="P2057"/>
      <table:table table:style-name="Table2058">
        <table:table-columns>
          <table:table-column table:style-name="TableColumn2059"/>
          <table:table-column table:style-name="TableColumn2060"/>
        </table:table-columns>
        <table:table-row table:style-name="TableRow2061">
          <table:table-cell table:style-name="TableCell2062">
            <text:p text:style-name="P2063">43DF7</text:p>
          </table:table-cell>
          <table:table-cell table:style-name="TableCell2064">
            <text:p text:style-name="P2065">1</text:p>
          </table:table-cell>
        </table:table-row>
      </table:table>
      <text:p text:style-name="P2066"/>
      <text:p text:style-name="P2067"/>
      <text:p text:style-name="P2068"/>
      <table:table table:style-name="Table2069">
        <table:table-columns>
          <table:table-column table:style-name="TableColumn2070"/>
          <table:table-column table:style-name="TableColumn2071"/>
        </table:table-columns>
        <table:table-row table:style-name="TableRow2072">
          <table:table-cell table:style-name="TableCell2073">
            <text:p text:style-name="P2074">58568</text:p>
          </table:table-cell>
          <table:table-cell table:style-name="TableCell2075">
            <text:p text:style-name="P2076">256</text:p>
          </table:table-cell>
        </table:table-row>
        <table:table-row table:style-name="TableRow2077">
          <table:table-cell table:style-name="TableCell2078">
            <text:p text:style-name="P2079">58569</text:p>
          </table:table-cell>
          <table:table-cell table:style-name="TableCell2080">
            <text:p text:style-name="P2081">256</text:p>
          </table:table-cell>
        </table:table-row>
        <table:table-row table:style-name="TableRow2082">
          <table:table-cell table:style-name="TableCell2083">
            <text:p text:style-name="P2084">5856A</text:p>
          </table:table-cell>
          <table:table-cell table:style-name="TableCell2085">
            <text:p text:style-name="P2086">256</text:p>
          </table:table-cell>
        </table:table-row>
        <table:table-row table:style-name="TableRow2087">
          <table:table-cell table:style-name="TableCell2088">
            <text:p text:style-name="P2089">5856B</text:p>
          </table:table-cell>
          <table:table-cell table:style-name="TableCell2090">
            <text:p text:style-name="P2091">256</text:p>
          </table:table-cell>
        </table:table-row>
        <table:table-row table:style-name="TableRow2092">
          <table:table-cell table:style-name="TableCell2093">
            <text:p text:style-name="P2094">5856C</text:p>
          </table:table-cell>
          <table:table-cell table:style-name="TableCell2095">
            <text:p text:style-name="P2096">256</text:p>
          </table:table-cell>
        </table:table-row>
        <table:table-row table:style-name="TableRow2097">
          <table:table-cell table:style-name="TableCell2098">
            <text:p text:style-name="P2099">5856D</text:p>
          </table:table-cell>
          <table:table-cell table:style-name="TableCell2100">
            <text:p text:style-name="P2101">256</text:p>
          </table:table-cell>
        </table:table-row>
        <table:table-row table:style-name="TableRow2102">
          <table:table-cell table:style-name="TableCell2103">
            <text:p text:style-name="P2104">5856E</text:p>
          </table:table-cell>
          <table:table-cell table:style-name="TableCell2105">
            <text:p text:style-name="P2106">256</text:p>
          </table:table-cell>
        </table:table-row>
        <table:table-row table:style-name="TableRow2107">
          <table:table-cell table:style-name="TableCell2108">
            <text:p text:style-name="P2109">5856F</text:p>
          </table:table-cell>
          <table:table-cell table:style-name="TableCell2110">
            <text:p text:style-name="P2111">256</text:p>
          </table:table-cell>
        </table:table-row>
      </table:table>
      <text:p text:style-name="P2112"/>
      <text:p text:style-name="P2113"/>
      <text:p text:style-name="P2114">sprite</text:p>
      <table:table table:style-name="Table2115">
        <table:table-columns>
          <table:table-column table:style-name="TableColumn2116"/>
          <table:table-column table:style-name="TableColumn2117"/>
        </table:table-columns>
        <table:table-row table:style-name="TableRow2118">
          <table:table-cell table:style-name="TableCell2119">
            <text:p text:style-name="P2120">70480</text:p>
          </table:table-cell>
          <table:table-cell table:style-name="TableCell2121">
            <text:p text:style-name="P2122">1</text:p>
          </table:table-cell>
        </table:table-row>
      </table:table>
      <text:p text:style-name="P2123"/>
      <table:table table:style-name="Table2124">
        <table:table-columns>
          <table:table-column table:style-name="TableColumn2125"/>
          <table:table-column table:style-name="TableColumn2126"/>
        </table:table-columns>
        <table:table-row table:style-name="TableRow2127">
          <table:table-cell table:style-name="TableCell2128">
            <text:p text:style-name="P2129">705FF</text:p>
          </table:table-cell>
          <table:table-cell table:style-name="TableCell2130">
            <text:p text:style-name="P2131">1</text:p>
          </table:table-cell>
        </table:table-row>
      </table:table>
      <text:p text:style-name="P2132"/>
      <text:p text:style-name="P2133"/>
      <text:p text:style-name="P2134"/>
      <text:p text:style-name="P2135"/>
      <text:p text:style-name="P2136"/>
      <text:p text:style-name="P2137"/>
      <text:p text:style-name="P2138">Main game cycle</text:p>
      <table:table table:style-name="Table2139">
        <table:table-columns>
          <table:table-column table:style-name="TableColumn2140"/>
          <table:table-column table:style-name="TableColumn2141"/>
        </table:table-columns>
        <table:table-row table:style-name="TableRow2142">
          <table:table-cell table:style-name="TableCell2143">
            <text:p text:style-name="P2144">00008</text:p>
          </table:table-cell>
          <table:table-cell table:style-name="TableCell2145">
            <text:p text:style-name="P2146">213491</text:p>
          </table:table-cell>
        </table:table-row>
      </table:table>
      <text:p text:style-name="P2147"/>
      <table:table table:style-name="Table2148">
        <table:table-columns>
          <table:table-column table:style-name="TableColumn2149"/>
          <table:table-column table:style-name="TableColumn2150"/>
        </table:table-columns>
        <table:table-row table:style-name="TableRow2151">
          <table:table-cell table:style-name="TableCell2152">
            <text:p text:style-name="P2153">0000E</text:p>
          </table:table-cell>
          <table:table-cell table:style-name="TableCell2154">
            <text:p text:style-name="P2155">222999</text:p>
          </table:table-cell>
        </table:table-row>
      </table:table>
      <text:p text:style-name="P2156"/>
      <text:p text:style-name="P2157"/>
      <text:p text:style-name="P2158">Palma music</text:p>
      <table:table table:style-name="Table2159">
        <table:table-columns>
          <table:table-column table:style-name="TableColumn2160"/>
          <table:table-column table:style-name="TableColumn2161"/>
        </table:table-columns>
        <table:table-row table:style-name="TableRow2162">
          <table:table-cell table:style-name="TableCell2163">
            <text:p text:style-name="P2164">3A3E8</text:p>
          </table:table-cell>
          <table:table-cell table:style-name="TableCell2165">
            <text:p text:style-name="P2166">8</text:p>
          </table:table-cell>
        </table:table-row>
      </table:table>
      <text:p text:style-name="P2167"/>
      <table:table table:style-name="Table2168">
        <table:table-columns>
          <table:table-column table:style-name="TableColumn2169"/>
          <table:table-column table:style-name="TableColumn2170"/>
        </table:table-columns>
        <table:table-row table:style-name="TableRow2171">
          <table:table-cell table:style-name="TableCell2172">
            <text:p text:style-name="P2173">3B2E7</text:p>
          </table:table-cell>
          <table:table-cell table:style-name="TableCell2174">
            <text:p text:style-name="P2175">23</text:p>
          </table:table-cell>
        </table:table-row>
      </table:table>
      <text:p text:style-name="P2176"/>
      <text:p text:style-name="P2177"/>
      <text:p text:style-name="P2178"/>
      <text:p text:style-name="P2179">Title screen map</text:p>
      <table:table table:style-name="Table2180">
        <table:table-columns>
          <table:table-column table:style-name="TableColumn2181"/>
          <table:table-column table:style-name="TableColumn2182"/>
        </table:table-columns>
        <table:table-row table:style-name="TableRow2183">
          <table:table-cell table:style-name="TableCell2184">
            <text:p text:style-name="P2185">3BC68</text:p>
          </table:table-cell>
          <table:table-cell table:style-name="TableCell2186">
            <text:p text:style-name="P2187">1</text:p>
          </table:table-cell>
        </table:table-row>
      </table:table>
      <text:p text:style-name="P2188"/>
      <table:table table:style-name="Table2189">
        <table:table-columns>
          <table:table-column table:style-name="TableColumn2190"/>
          <table:table-column table:style-name="TableColumn2191"/>
        </table:table-columns>
        <table:table-row table:style-name="TableRow2192">
          <table:table-cell table:style-name="TableCell2193">
            <text:p text:style-name="P2194">3BF5F</text:p>
          </table:table-cell>
          <table:table-cell table:style-name="TableCell2195">
            <text:p text:style-name="P2196">1</text:p>
          </table:table-cell>
        </table:table-row>
      </table:table>
      <text:p text:style-name="P2197"/>
      <text:p text:style-name="P2198"/>
      <text:p text:style-name="P2199">70000-726BF — sprites</text:p>
      <text:p text:style-name="P2200"/>
      <text:p text:style-name="P2201">Title screen sprites</text:p>
      <text:p text:style-name="P2202"/>
      <table:table table:style-name="Table2203">
        <table:table-columns>
          <table:table-column table:style-name="TableColumn2204"/>
          <table:table-column table:style-name="TableColumn2205"/>
        </table:table-columns>
        <table:table-row table:style-name="TableRow2206">
          <table:table-cell table:style-name="TableCell2207">
            <text:p text:style-name="P2208">7E8BD</text:p>
          </table:table-cell>
          <table:table-cell table:style-name="TableCell2209">
            <text:p text:style-name="P2210">1</text:p>
          </table:table-cell>
        </table:table-row>
      </table:table>
      <text:p text:style-name="P2211"/>
      <table:table table:style-name="Table2212">
        <table:table-columns>
          <table:table-column table:style-name="TableColumn2213"/>
          <table:table-column table:style-name="TableColumn2214"/>
        </table:table-columns>
        <table:table-row table:style-name="TableRow2215">
          <table:table-cell table:style-name="TableCell2216">
            <text:p text:style-name="P2217">7FFFE</text:p>
          </table:table-cell>
          <table:table-cell table:style-name="TableCell2218">
            <text:p text:style-name="P2219">1</text:p>
          </table:table-cell>
        </table:table-row>
      </table:table>
      <text:p text:style-name="P2220"/>
      <text:p text:style-name="P2221"/>
      <text:p text:style-name="P2222"/>
      <text:p text:style-name="P2223"/>
      <text:p text:style-name="P2224"/>
      <text:p text:style-name="P2225"/>
      <text:p text:style-name="P2226"/>
      <table:table table:style-name="Table2227">
        <table:table-columns>
          <table:table-column table:style-name="TableColumn2228"/>
          <table:table-column table:style-name="TableColumn2229"/>
        </table:table-columns>
        <table:table-row table:style-name="TableRow2230">
          <table:table-cell table:style-name="TableCell2231">
            <text:p text:style-name="P2232">0FD9B</text:p>
          </table:table-cell>
          <table:table-cell table:style-name="TableCell2233">
            <text:p text:style-name="P2234">1</text:p>
          </table:table-cell>
        </table:table-row>
      </table:table>
      <text:p text:style-name="P2235">82</text:p>
      <text:p text:style-name="P2236"/>
      <text:p text:style-name="P2237"/>
      <text:p text:style-name="P2238">58000-58338 — большие тайлы 4x4</text:p>
      <text:p text:style-name="P2239"/>
      <text:p text:style-name="P2240">0 00 00 00 00 00 00 00 00 - пусто</text:p>
      <text:p text:style-name="P2241">1 01 00 01 00 01 00 01 00 - пусто, серый</text:p>
      <text:p text:style-name="P2242"><text:bookmark-start text:name="__DdeLink__3649_1465995002"/>2 02 08 02 08 04 08 05 00 — трава трава трава, уголок<text:bookmark-end text:name="__DdeLink__3649_1465995002"/></text:p>
      <text:p text:style-name="P2243">3 02 08 02 08 06 00 07 08 — трава трава закр. Уголок трава</text:p>
      <text:p text:style-name="P2244">4 02 08 08 00 04 08 07 08 — нижний левый угол</text:p>
      <text:p text:style-name="P2245">5 09 00 02 08 04 08 07 08 — нижний правый угол</text:p>
      <text:p text:style-name="P2246">6 02 08 0A 00 04 08 0B 00 — трава, верт. стена</text:p>
      <text:p text:style-name="P2247">7 02 08 02 08 0C 00 0D 00 — трава трава гор. стена</text:p>
      <text:p text:style-name="P2248">8 0E 00 02 08 0F 00 07 08</text:p>
      <text:p text:style-name="P2249">9 0C 00 0D 00 04 08 07 08</text:p>
      <text:p text:style-name="P2250">A 10 00 11 00 12 00 13 00</text:p>
      <text:p text:style-name="P2251">B 14 00 15 00 16 00 17 00</text:p>
      <text:p text:style-name="P2252">C 18 00 19 00 1A 00 1B 00</text:p>
      <text:p text:style-name="P2253">D 1C 00 1D 00 1E 00 1F 00 <text:s/></text:p>
      <text:p text:style-name="P2254">E 20 00 21 00 22 00 23 00 <text:s/>голубой домик</text:p>
      <text:p text:style-name="P2255">F 24 00 25 00 26 00 27 00 <text:s/>голубой домик</text:p>
      <text:p text:style-name="P2256">10 28 00 29 00 2A 00 2B 00 — нижняя часть голубого дома слева</text:p>
      <text:p text:style-name="P2257">11 2C 00 2D 00 2E 00 2F 00 — нижняя часть голубого дома справа</text:p>
      <text:p text:style-name="P2258">12 30 00 31 00 32 00 33 00</text:p>
      <text:p text:style-name="P2259">13 34 00 35 00 01 00 36 00</text:p>
      <text:p text:style-name="P2260">14 37 00 38 00 39 00 3A 00</text:p>
      <text:p text:style-name="P2261">15 3B 00 3C 00 3D 00 3E 00</text:p>
      <text:p text:style-name="P2262">16 3F 00 40 00 41 00 42 00 <text:s/>EXIT</text:p>
      <text:p text:style-name="P2263">17 43 00 44 00 45 00 46 00 <text:s/>EXIT</text:p>
      <text:p text:style-name="P2264">18 47 00 48 00 49 00 4A 00</text:p>
      <text:p text:style-name="P2265">19 4B 00 4C 00 4D 00 4E 00</text:p>
      <text:p text:style-name="P2266">1A 4F 00 50 00 51 00 52 00</text:p>
      <text:p text:style-name="P2267">1B 53 00 54 00 55 00 56 00</text:p>
      <text:p text:style-name="P2268">1C 57 00 58 00 59 00 5A 00</text:p>
      <text:soft-page-break/>
      <text:p text:style-name="P2269">1D 5B 00 5C 00 5D 00 5E 00</text:p>
      <text:p text:style-name="P2270">1E 5F 00 60 00 61 00 62 00</text:p>
      <text:p text:style-name="P2271">1F 63 00 64 00 65 00 66 00</text:p>
      <text:p text:style-name="P2272">20 5F 00 60 00 61 00 62 00</text:p>
      <text:p text:style-name="P2273">21 63 00 64 00 65 00 66 00 SHOP</text:p>
      <text:p text:style-name="P2274">22 67 00 68 00 69 00 6A 00 SHOP</text:p>
      <text:p text:style-name="P2275">23 6B 00 6C 00 6D 00 6E 00 SHOP</text:p>
      <text:p text:style-name="P2276"/>
      <text:p text:style-name="P2277"/>
      <text:p text:style-name="P2278">74 00 75 00 73 00 72 00</text:p>
      <text:p text:style-name="P2279">травка</text:p>
      <text:p text:style-name="P2280">71 00 75 00 71 00 72 00</text:p>
      <text:p text:style-name="P2281">травка</text:p>
      <text:p text:style-name="P2282">74 00 75 00 76 00 76 00</text:p>
      <text:p text:style-name="P2283">травка, кустик</text:p>
      <text:p text:style-name="P2284">76 00 76 00 72 00 73 00</text:p>
      <text:p text:style-name="P2285">кустик, травка</text:p>
      <text:p text:style-name="P2286">76 00 76 00 76 00 76 00</text:p>
      <text:p text:style-name="P2287">кустики</text:p>
      <text:p text:style-name="P2288"/>
      <text:p text:style-name="P2289">7B 00 7C 00 79 00 7A 00</text:p>
      <text:p text:style-name="P2290">дерево</text:p>
      <text:p text:style-name="P2291">7D 00 7E 00 7F 00 80 00</text:p>
      <text:p text:style-name="P2292">плита</text:p>
      <text:p text:style-name="P2293">81 00 82 00 82 00 81 00</text:p>
      <text:p text:style-name="P2294">дорога 58-59 - 60</text:p>
      <text:p text:style-name="P2295"/>
      <text:p text:style-name="P2296">85 00 86 00 87 00 88 00</text:p>
      <text:p text:style-name="P2297">вход трубы (арка)</text:p>
      <text:p text:style-name="P2298">89 00 8A 00 8B 00 8C 00</text:p>
      <text:p text:style-name="P2299">выход трубы</text:p>
      <text:p text:style-name="P2300"/>
      <text:p text:style-name="P2301">8E 00 8F 00 90 00 91 00</text:p>
      <text:p text:style-name="P2302">вход трубы (арка) ниже</text:p>
      <text:p text:style-name="P2303">92 00 8C 00 93 00 94 00</text:p>
      <text:p text:style-name="PreformattedText"><text:span text:style-name="T2304">выход</text:span><text:span text:style-name="T2305"><text:s/></text:span><text:span text:style-name="T2306">трубы</text:span><text:span text:style-name="T2307"><text:s/></text:span><text:span text:style-name="T2308">ниже</text:span></text:p>
      <text:p text:style-name="P2309"/>
      <text:p text:style-name="P2310"/>
      <text:p text:style-name="P2311">A4 00 A5 00 A6 00 A7 00</text:p>
      <text:p text:style-name="P2312">A8 00 A9 00 7F 00 80 00</text:p>
      <text:p text:style-name="PreformattedText"><text:span text:style-name="T2313">спрайты</text:span><text:span text:style-name="T2314"><text:s/></text:span><text:span text:style-name="T2315">робота</text:span></text:p>
      <text:p text:style-name="P2316">AA 00 AB 00 AC 00 AD 00</text:p>
      <text:p text:style-name="P2317">AE 00 AF 00 82 00 81 00</text:p>
      <text:p text:style-name="P2318">человека в красном</text:p>
      <text:p text:style-name="P2319">AA 00 AB 00 AC 00 AD 00</text:p>
      <text:p text:style-name="P2320">AE 00 AF 00 82 00 81 00</text:p>
      <text:p text:style-name="P2321"/>
      <text:p text:style-name="P2322">что интересно — подгрузилось на 2 головы робота больше, именно они видны на картинке. Без ног.</text:p>
      <text:p text:style-name="P2323"/>
      <text:p text:style-name="P2324"/>
      <text:p text:style-name="P2325">Нет ни намёка на обрамляющую траву — она рисуется отдельно как фон. Отрисовывается только в случае заборчика слева</text:p>
      <text:p text:style-name="P2326"/>
      <text:p text:style-name="P2327"/>
      <text:p text:style-name="P2328"/>
      <table:table table:style-name="Table2329">
        <table:table-columns>
          <table:table-column table:style-name="TableColumn2330"/>
          <table:table-column table:style-name="TableColumn2331"/>
        </table:table-columns>
        <table:table-row table:style-name="TableRow2332">
          <table:table-cell table:style-name="TableCell2333">
            <text:p text:style-name="P2334">6001C</text:p>
          </table:table-cell>
          <table:table-cell table:style-name="TableCell2335">
            <text:p text:style-name="P2336">1</text:p>
          </table:table-cell>
        </table:table-row>
        <table:table-row table:style-name="TableRow2337">
          <table:table-cell table:style-name="TableCell2338">
            <text:p text:style-name="P2339">6001D</text:p>
          </table:table-cell>
          <table:table-cell table:style-name="TableCell2340">
            <text:p text:style-name="P2341">1</text:p>
          </table:table-cell>
        </table:table-row>
        <table:table-row table:style-name="TableRow2342">
          <table:table-cell table:style-name="TableCell2343">
            <text:p text:style-name="P2344">6001E</text:p>
          </table:table-cell>
          <table:table-cell table:style-name="TableCell2345">
            <text:p text:style-name="P2346">1</text:p>
          </table:table-cell>
        </table:table-row>
        <text:soft-page-break/>
        <table:table-row table:style-name="TableRow2347">
          <table:table-cell table:style-name="TableCell2348">
            <text:p text:style-name="P2349">6001F</text:p>
          </table:table-cell>
          <table:table-cell table:style-name="TableCell2350">
            <text:p text:style-name="P2351">1</text:p>
          </table:table-cell>
        </table:table-row>
      </table:table>
      <text:p text:style-name="P2352">6E 81 0B 82</text:p>
      <text:p text:style-name="P2353"/>
      <text:p text:style-name="P2354"/>
      <table:table table:style-name="Table2355">
        <table:table-columns>
          <table:table-column table:style-name="TableColumn2356"/>
          <table:table-column table:style-name="TableColumn2357"/>
        </table:table-columns>
        <table:table-row table:style-name="TableRow2358">
          <table:table-cell table:style-name="TableCell2359">
            <text:p text:style-name="P2360">6002E</text:p>
          </table:table-cell>
          <table:table-cell table:style-name="TableCell2361">
            <text:p text:style-name="P2362">1</text:p>
          </table:table-cell>
        </table:table-row>
        <table:table-row table:style-name="TableRow2363">
          <table:table-cell table:style-name="TableCell2364">
            <text:p text:style-name="P2365">6002F</text:p>
          </table:table-cell>
          <table:table-cell table:style-name="TableCell2366">
            <text:p text:style-name="P2367">1</text:p>
          </table:table-cell>
        </table:table-row>
        <table:table-row table:style-name="TableRow2368">
          <table:table-cell table:style-name="TableCell2369">
            <text:p text:style-name="P2370">60030</text:p>
          </table:table-cell>
          <table:table-cell table:style-name="TableCell2371">
            <text:p text:style-name="P2372">1</text:p>
          </table:table-cell>
        </table:table-row>
        <table:table-row table:style-name="TableRow2373">
          <table:table-cell table:style-name="TableCell2374">
            <text:p text:style-name="P2375">60031</text:p>
          </table:table-cell>
          <table:table-cell table:style-name="TableCell2376">
            <text:p text:style-name="P2377">1</text:p>
          </table:table-cell>
        </table:table-row>
      </table:table>
      <text:p text:style-name="P2378">8E 83 2A 84</text:p>
      <text:p text:style-name="P2379"/>
      <text:p text:style-name="P2380"/>
      <table:table table:style-name="Table2381">
        <table:table-columns>
          <table:table-column table:style-name="TableColumn2382"/>
          <table:table-column table:style-name="TableColumn2383"/>
        </table:table-columns>
        <table:table-row table:style-name="TableRow2384">
          <table:table-cell table:style-name="TableCell2385">
            <text:p text:style-name="P2386">6016E</text:p>
          </table:table-cell>
          <table:table-cell table:style-name="TableCell2387">
            <text:p text:style-name="P2388">1</text:p>
          </table:table-cell>
        </table:table-row>
      </table:table>
      <text:p text:style-name="P2389"/>
      <table:table table:style-name="Table2390">
        <table:table-columns>
          <table:table-column table:style-name="TableColumn2391"/>
          <table:table-column table:style-name="TableColumn2392"/>
        </table:table-columns>
        <table:table-row table:style-name="TableRow2393">
          <table:table-cell table:style-name="TableCell2394">
            <text:p text:style-name="P2395">6029B</text:p>
          </table:table-cell>
          <table:table-cell table:style-name="TableCell2396">
            <text:p text:style-name="P2397">1</text:p>
          </table:table-cell>
        </table:table-row>
      </table:table>
      <text:p text:style-name="P2398">1x</text:p>
      <text:p text:style-name="P2399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2400"/>
      <text:p text:style-name="P2401"/>
      <table:table table:style-name="Table2402">
        <table:table-columns>
          <table:table-column table:style-name="TableColumn2403"/>
          <table:table-column table:style-name="TableColumn2404"/>
        </table:table-columns>
        <table:table-row table:style-name="TableRow2405">
          <table:table-cell table:style-name="TableCell2406">
            <text:p text:style-name="P2407">6038E</text:p>
          </table:table-cell>
          <table:table-cell table:style-name="TableCell2408">
            <text:p text:style-name="P2409">1</text:p>
          </table:table-cell>
        </table:table-row>
      </table:table>
      <text:p text:style-name="P2410"/>
      <table:table table:style-name="Table2411">
        <table:table-columns>
          <table:table-column table:style-name="TableColumn2412"/>
          <table:table-column table:style-name="TableColumn2413"/>
        </table:table-columns>
        <table:table-row table:style-name="TableRow2414">
          <table:table-cell table:style-name="TableCell2415">
            <text:p text:style-name="P2416">604CA</text:p>
          </table:table-cell>
          <table:table-cell table:style-name="TableCell2417">
            <text:p text:style-name="P2418">1</text:p>
          </table:table-cell>
        </table:table-row>
      </table:table>
      <text:p text:style-name="P2419">1x</text:p>
      <text:p text:style-name="P2420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2421"/>
      <text:p text:style-name="P2422"/>
      <text:p text:style-name="P2423">RAM</text:p>
      <text:p text:style-name="P2424">CB00-CBFF — карта подземелья, распакованная, 1 байт — 1 клетка</text:p>
      <text:p text:style-name="P2425"/>
      <text:p text:style-name="PreformattedText"><text:span text:style-name="T2426">СС</text:span><text:span text:style-name="T2427">00-</text:span><text:span text:style-name="T2428">С</text:span><text:span text:style-name="T2429">CBF — AD AD (600A3, 600A5)</text:span></text:p>
      <text:p text:style-name="P2430">CCC0-CCFF — 00 <text:s text:c="2"/>3E06E</text:p>
      <text:p text:style-name="PreformattedText"><text:span text:style-name="T2431">CD00-CDBF —<text:s/></text:span><text:span text:style-name="T2432">карта</text:span><text:span text:style-name="T2433">?</text:span></text:p>
      <text:p text:style-name="P2434">CDC0-CDFF - 00 <text:s text:c="2"/>3E06E</text:p>
      <text:p text:style-name="PreformattedText"><text:span text:style-name="T2435">CD00-CDBF —<text:s/></text:span><text:span text:style-name="T2436">карта</text:span><text:span text:style-name="T2437">?<text:s/></text:span><text:span text:style-name="T2438">6016F, 60170, 172, … 209 RLE? AD 02 07 07 07, ...</text:span></text:p>
      <text:p text:style-name="P2439">CDC0-CDFF - 00 <text:s text:c="2"/>3E06E</text:p>
      <text:p text:style-name="P2440">CE00-CEBF — пустая карта? 60386, 88, 8C</text:p>
      <text:p text:style-name="P2441">CEC0-CEFF - 00 <text:s text:c="2"/>3E06E</text:p>
      <text:p text:style-name="PreformattedText"><text:span text:style-name="T2442">CF00-CFBF — карта?<text:s/></text:span><text:span text:style-name="T2443">6038F, 428 RLE? 2E 2F 46 2B 2B, ...</text:span></text:p>
      <text:p text:style-name="P2444">CFC0-CFFF - 00 <text:s text:c="2"/>3E06E</text:p>
      <text:p text:style-name="P2445"/>
      <text:p text:style-name="P2446">D000- <text:s text:c="2"/>карта в виде тайлов 58568, … 02 08 02 08 02 08 0A 00 A8 00 A9 00 81 00 82 00, …</text:p>
      <text:p text:style-name="P2447">одна строка 0x16 * 3 / 2 = 21 (33)</text:p>
      <text:p text:style-name="P2448"/>
      <text:p text:style-name="P2449"/>
      <text:p text:style-name="P2450"/>
      <text:p text:style-name="P2451"/>
      <text:p text:style-name="P2452"/>
      <text:p text:style-name="P2453"/>
      <text:p text:style-name="P2454"/>
      <text:p text:style-name="P2455">6016F - … карта Каминита (RLE, тайлы 2x2), блоки 16x12, 4 штуки</text:p>
      <text:p text:style-name="P2456"/>
      <text:p text:style-name="P2457"/>
      <text:p text:style-name="P2458"/>
      <text:p text:style-name="P2459"/>
      <text:p text:style-name="P2460"/>
      <text:p text:style-name="P2461"/>
      <text:p text:style-name="P2462"/>
      <text:p text:style-name="P2463"/>
      <text:p text:style-name="P2464"/>
      <text:p text:style-name="P2465"/>
      <text:p text:style-name="P2466">000<text:bookmark-start text:name="__DdeLink__3601_209411696"/>D1E<text:bookmark-end text:name="__DdeLink__3601_209411696"/></text:p>
      <text:p text:style-name="P2467">09 00 3F 06 2F 0B 0C 04 2A 25 3C 38 30 03 02 08</text:p>
      <text:p text:style-name="P2468">09 08 0C 08 00 3F 06 2F 0B 0C 04 2A 25 3C 38 30</text:p>
      <text:p text:style-name="P2469">палитра каминита</text:p>
      <text:p text:style-name="P2470"/>
      <text:p text:style-name="P2471">палитра подземелий считается динамически :(</text:p>
      <text:p text:style-name="P2472"/>
      <text:p text:style-name="P2473">RAM:</text:p>
      <text:p text:style-name="P2474">C220-C23F - рабочая палитра (с эффектом затухания)</text:p>
      <text:p text:style-name="P2475">C240-C25F - эталонная палитра (из ROM)</text:p>
      <text:p text:style-name="P2476"/>
      <text:p text:style-name="P2477"/>
      <text:p text:style-name="P2478">0D6F6<text:tab/>96</text:p>
      <text:p text:style-name="P2479">0D6F7<text:tab/>96</text:p>
      <text:p text:style-name="P2480">0C 98 , 1F 98 32 98 45 98 52 98 83 98 90 98 9D 98 B3 98 C6 98 CD 98 DA 98 F3 98 09 99 10 99 17 99 1B 99</text:p>
      <text:p text:style-name="P2481">указатель на 0D80C</text:p>
      <text:p text:style-name="P2482"/>
      <text:p text:style-name="P2483"/>
      <text:p text:style-name="P2484">0D80C-0D81E<text:tab/>96</text:p>
      <text:p text:style-name="P2485">06 F7 F7 FF FF 07 07 00 AA 08 AB 00 AC 08 AD 00 AE 08 AF</text:p>
      <text:p text:style-name="PreformattedText"><text:span text:style-name="T2486">19 байт - фз. после 06 всё похоже на пары.<text:s/></text:span><text:span text:style-name="T2487">00 AA 08 AB 00 AC 08 AD 00 AE 08 AF -<text:s/></text:span><text:span text:style-name="T2488">спрайт</text:span><text:span text:style-name="T2489"><text:s/></text:span><text:span text:style-name="T2490">Алисы</text:span></text:p>
      <text:p text:style-name="P2491"/>
      <text:p text:style-name="P2492">0F473<text:tab/>1</text:p>
      <text:p text:style-name="P2493">...</text:p>
      <text:p text:style-name="P2494">0F5B8<text:tab/>1</text:p>
      <text:p text:style-name="P2495">00 EE 05 27 12</text:p>
      <text:p text:style-name="P2496">00 5C FF 7F 00</text:p>
      <text:p text:style-name="P2497">00 1E 07 14 2D</text:p>
      <text:p text:style-name="P2498">00 EC 00 54 4E</text:p>
      <text:p text:style-name="P2499">00 6A 00 12 79</text:p>
      <text:p text:style-name="P2500">00 14 00 07 74</text:p>
      <text:p text:style-name="P2501">01 34 FF 84 33</text:p>
      <text:p text:style-name="P2502">01 75 FF 85 33</text:p>
      <text:p text:style-name="P2503">01...</text:p>
      <text:p text:style-name="P2504">зебра, вычитан каждый 5-й байт. фз</text:p>
      <text:p text:style-name="P2505">числа идут по нарастающей до 32, 39, 3A, 3F, FF</text:p>
      <text:p text:style-name="P2506"/>
      <text:p text:style-name="P2507">0F5B8<text:tab/>1</text:p>
      <text:p text:style-name="P2508">FF</text:p>
      <text:p text:style-name="P2509">фз</text:p>
      <text:p text:style-name="P2510"/>
      <text:p text:style-name="P2511"/>
      <text:p text:style-name="P2512"/>
      <text:p text:style-name="P2513">58018 - 5801F<text:tab/>1</text:p>
      <text:p text:style-name="P2514">02 08 02 08 06 00 07 08</text:p>
      <text:p text:style-name="P2515">большой тайл (2x2)</text:p>
      <text:p text:style-name="P2516">...</text:p>
      <text:p text:style-name="P2517">58568 - 5856F<text:tab/>72</text:p>
      <text:p text:style-name="P2518">02 08 02 08 04 08 07 08</text:p>
      <text:p text:style-name="P2519"/>
      <text:p text:style-name="P2520"/>
      <text:p text:style-name="P2521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2522">58571<text:tab/>16</text:p>
      <text:p text:style-name="P2523">58572<text:tab/>1</text:p>
      <text:p text:style-name="P2524">58573<text:tab/>1</text:p>
      <text:p text:style-name="P2525">58574<text:tab/>1</text:p>
      <text:p text:style-name="P2526">58575<text:tab/>1</text:p>
      <text:p text:style-name="P2527">58576<text:tab/>1</text:p>
      <text:p text:style-name="P2528">58577<text:tab/>1</text:p>
      <text:p text:style-name="P2529">58578<text:tab/>1</text:p>
      <text:p text:style-name="P2530">58579<text:tab/>1</text:p>
      <text:p text:style-name="P2531">5857A<text:tab/>1</text:p>
      <text:p text:style-name="P2532">5857B<text:tab/>1</text:p>
      <text:p text:style-name="P2533">5857C<text:tab/>1</text:p>
      <text:p text:style-name="P2534">5857D<text:tab/>3</text:p>
      <text:p text:style-name="P2535">10 00 89 10 00 80 00 08 00 02 00 01 03 00 90 20</text:p>
      <text:p text:style-name="P2536">...</text:p>
      <text:p text:style-name="P2537"/>
      <text:p text:style-name="P2538">5AC74<text:tab/>1</text:p>
      <text:p text:style-name="P2539">5AC75<text:tab/>5</text:p>
      <text:p text:style-name="P2540">5AC76<text:tab/>1</text:p>
      <text:p text:style-name="P2541">5AC77<text:tab/>8</text:p>
      <text:p text:style-name="P2542">5AC78<text:tab/>1</text:p>
      <text:p text:style-name="P2543">5AC79<text:tab/>5</text:p>
      <text:p text:style-name="P2544">5AC7A<text:tab/>1</text:p>
      <text:p text:style-name="P2545">5AC7B<text:tab/>43</text:p>
      <text:p text:style-name="P2546">5AC7C<text:tab/>1</text:p>
      <text:p text:style-name="P2547">05 07 08 00 05 07 2B 00 00</text:p>
      <text:p text:style-name="P2548">тайлы каминита.</text:p>
      <text:p text:style-name="P2549"/>
      <text:p text:style-name="P2550"/>
      <text:p text:style-name="P2551"/>
      <text:p text:style-name="P2552">6000C-6000F<text:tab/>1</text:p>
      <text:p text:style-name="P2553">A2 80 A2 80</text:p>
      <text:p text:style-name="P2554"/>
      <text:p text:style-name="P2555">6001E-60021<text:tab/>1</text:p>
      <text:p text:style-name="P2556">0B 82 A2 80</text:p>
      <text:p text:style-name="P2557"/>
      <text:p text:style-name="P2558">600A2-600A6<text:tab/>3</text:p>
      <text:p text:style-name="P2559">7F AD 41 AD 00</text:p>
      <text:p text:style-name="P2560"/>
      <text:p text:style-name="P2561"/>
      <text:p text:style-name="P2562"><text:bookmark-start text:name="__DdeLink__3612_2042492572"/><text:bookmark-start text:name="__DdeLink__3614_2042492572"/>6020B<text:bookmark-end text:name="__DdeLink__3612_2042492572"/><text:bookmark-end text:name="__DdeLink__3614_2042492572"/><text:s/>- 6029B<text:tab/>1</text:p>
      <text:p text:style-name="P2563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soft-page-break/>
      <text:p text:style-name="P2564">0x90 = 144</text:p>
      <text:p text:style-name="P2565">В RAM: 07 07 07 07 07 07 07 07 07 07 07 07 07 07 07 03 29 29 29 29 29 29 29 23 23 23 23, ...</text:p>
      <text:p text:style-name="P2566">карта Каминита, RLE</text:p>
      <text:p text:style-name="P2567"/>
      <text:p text:style-name="P2568"/>
      <text:p text:style-name="P2569">70000-700BF<text:tab/>1</text:p>
      <text:p text:style-name="PreformattedText"><text:span text:style-name="T2570">спрайты</text:span><text:span text:style-name="T2571"><text:s/></text:span><text:span text:style-name="T2572">Алисы</text:span></text:p>
      <text:p text:style-name="P2573"/>
      <text:p text:style-name="P2574"/>
      <text:p text:style-name="P2575"/>
      <text:p text:style-name="P2576">"Phantasy Star" RLE</text:p>
      <text:p text:style-name="P2577">This format is used to compress both tiles and tilemap data.</text:p>
      <text:p text:style-name="P2578">The data is deinterleaved, and each bitplane is then classified into runs of consecutive identical bytes,</text:p>
      <text:p text:style-name="P2579">and runs of consecutive non-identical bytes. Any runs of more than 127 bytes are split into multiple runs.</text:p>
      <text:p text:style-name="P2580">They are then stored in the format:</text:p>
      <text:p text:style-name="P2581">%0nnnnnnn dd <text:s text:c="9"/>; run of n consecutive identical bytes, value dd</text:p>
      <text:p text:style-name="P2582">%1nnnnnnn dd dd dd... ; run of n consecutive non-identical bytes; values follow</text:p>
      <text:p text:style-name="P2583">%00000000 <text:s text:c="12"/>; end of bitplane</text:p>
      <text:p text:style-name="P2584"/>
      <text:p text:style-name="P2585"/>
      <text:p text:style-name="P2586"/>
      <text:p text:style-name="PreformattedText"><text:span text:style-name="T2587">0x58000-0x5856F</text:span><text:span text:style-name="T2588"><text:s/>— Big tiles (All cities, villages) = 2x2 tilemaps</text:span></text:p>
      <text:p text:style-name="P2589">Count: 174</text:p>
      <text:p text:style-name="P2590">Example (2): 02 08 02 08 04 08 05 00 — трава трава трава, уголок забора</text:p>
      <text:p text:style-name="P2591">Tilemap format:</text:p>
      <text:p text:style-name="P2592">First byte — tile id, second — flags.</text:p>
      <text:p text:style-name="P2593">Explain from smspower:</text:p>
      <text:p text:style-name="P2594">//Bit <text:s text:c="2"/>|15|14|13| <text:s text:c="3"/>12 <text:s text:c="3"/>| <text:s text:c="3"/>11 <text:s text:c="2"/>| <text:s text:c="6"/>10 <text:s text:c="5"/>| <text:s text:c="7"/>9 <text:s text:c="7"/>|8||7|6|5|4|3|2|1|0|</text:p>
      <text:p text:style-name="P2595">//Data <text:s/>| Unused | Priority | Palette | Vertical flip | Horizontal flip | <text:s text:c="3"/>Tile number <text:s text:c="2"/>|</text:p>
      <text:p text:style-name="PreformattedText"><text:span text:style-name="T2596">0x58570-0x5AC7C</text:span><text:span text:style-name="T2597"><text:s/>4 bitplanes for tiles. RLE compressed</text:span></text:p>
      <text:p text:style-name="P2598">Example:</text:p>
      <text:p text:style-name="PreformattedText"><text:span text:style-name="T2599">58573</text:span><text:span text:style-name="T2600"><text:tab/></text:span><text:span text:style-name="T2601"><text:tab/>10 00 80 00 08 00 02 00<text:s/></text:span><text:span text:style-name="T2602">трава</text:span></text:p>
      <text:p text:style-name="P2603">59000<text:tab/><text:tab/>10 08 80 02 08 41 12 00</text:p>
      <text:p text:style-name="P2604">59A46<text:tab/><text:tab/>10 08 80 02 08 41 12 00</text:p>
      <text:p text:style-name="P2605">5A292<text:tab/><text:tab/>10 08 80 02 08 41 12 00</text:p>
      <text:p text:style-name="P2606"/>
      <text:p text:style-name="PreformattedText"><text:span text:style-name="T2607">00010000</text:span><text:span text:style-name="T2608"><text:tab/>00010000</text:span><text:span text:style-name="T2609"><text:tab/>00010000</text:span><text:span text:style-name="T2610"><text:tab/>00010000</text:span><text:span text:style-name="T2611"><text:tab/>=</text:span><text:span text:style-name="T2612"><text:tab/>000</text:span><text:span text:style-name="T2613">F</text:span><text:span text:style-name="T2614">0000</text:span></text:p>
      <text:p text:style-name="PreformattedText"><text:span text:style-name="T2615">00000000</text:span><text:span text:style-name="T2616"><text:tab/>00001000</text:span><text:span text:style-name="T2617"><text:tab/>00001000</text:span><text:span text:style-name="T2618"><text:tab/>00001000</text:span><text:span text:style-name="T2619"><text:tab/>=</text:span><text:span text:style-name="T2620"><text:tab/>0000</text:span><text:span text:style-name="T2621">E</text:span><text:span text:style-name="T2622">000</text:span></text:p>
      <text:p text:style-name="PreformattedText"><text:span text:style-name="T2623">10000000</text:span><text:span text:style-name="T2624"><text:tab/>10000000</text:span><text:span text:style-name="T2625"><text:tab/>10000000</text:span><text:span text:style-name="T2626"><text:tab/>10000000</text:span><text:span text:style-name="T2627"><text:tab/>=</text:span><text:span text:style-name="T2628"><text:tab/></text:span><text:span text:style-name="T2629">F</text:span><text:span text:style-name="T2630">0000000</text:span></text:p>
      <text:p text:style-name="PreformattedText"><text:span text:style-name="T2631">00000000</text:span><text:span text:style-name="T2632"><text:tab/>00000010</text:span><text:span text:style-name="T2633"><text:tab/>00000010</text:span><text:span text:style-name="T2634"><text:tab/>00000010</text:span><text:span text:style-name="T2635"><text:tab/>=</text:span><text:span text:style-name="T2636"><text:tab/>000000</text:span><text:span text:style-name="T2637">E</text:span><text:span text:style-name="T2638">0</text:span></text:p>
      <text:p text:style-name="PreformattedText"><text:span text:style-name="T2639">00001000</text:span><text:span text:style-name="T2640"><text:tab/>00001000</text:span><text:span text:style-name="T2641"><text:tab/>00001000</text:span><text:span text:style-name="T2642"><text:tab/>00001000</text:span><text:span text:style-name="T2643"><text:tab/>=</text:span><text:span text:style-name="T2644"><text:tab/>0000</text:span><text:span text:style-name="T2645">F</text:span><text:span text:style-name="T2646">000</text:span></text:p>
      <text:p text:style-name="PreformattedText"><text:span text:style-name="T2647">00000000</text:span><text:span text:style-name="T2648"><text:tab/>01000001</text:span><text:span text:style-name="T2649"><text:tab/>01000001</text:span><text:span text:style-name="T2650"><text:tab/>01000001</text:span><text:span text:style-name="T2651"><text:tab/>=</text:span><text:span text:style-name="T2652"><text:tab/>0</text:span><text:span text:style-name="T2653">E</text:span><text:span text:style-name="T2654">00000</text:span><text:span text:style-name="T2655">E</text:span></text:p>
      <text:p text:style-name="PreformattedText"><text:span text:style-name="T2656">00000010</text:span><text:span text:style-name="T2657"><text:tab/>00010010</text:span><text:span text:style-name="T2658"><text:tab/>00010010</text:span><text:span text:style-name="T2659"><text:tab/>00010010</text:span><text:span text:style-name="T2660"><text:tab/>=</text:span><text:span text:style-name="T2661"><text:tab/>000</text:span><text:span text:style-name="T2662">E</text:span><text:span text:style-name="T2663">00</text:span><text:span text:style-name="T2664">F</text:span><text:span text:style-name="T2665">0</text:span></text:p>
      <text:p text:style-name="P2666">00000000<text:tab/>00000000<text:tab/>00000000<text:tab/>00000000<text:tab/>=<text:tab/>00000000</text:p>
      <text:p text:style-name="P2667">складываются биты, сзади наперёд, результат 0-15</text:p>
      <text:p text:style-name="P2668"/>
      <text:p text:style-name="P2669"/>
      <text:p text:style-name="PreformattedText"><text:bookmark-start text:name="__DdeLink__3656_14659950022"/><text:span text:style-name="T2670">0x60000-0x600A1</text:span><text:span text:style-name="T2671"><text:s/>- MapPiece pointers #0</text:span><text:bookmark-end text:name="__DdeLink__3656_14659950022"/></text:p>
      <text:p text:style-name="P2672">9x9 pointers — addresses of 81 Map Piece for one Map.</text:p>
      <text:p text:style-name="P2673"/>
      <text:p text:style-name="P2674">0 1 2</text:p>
      <text:p text:style-name="P2675">3 4 5</text:p>
      <text:p text:style-name="P2676">6 7 8</text:p>
      <text:p text:style-name="P2677"/>
      <text:p text:style-name="P2678"/>
      <text:p text:style-name="PreformattedText"><text:span text:style-name="T2679">0x600A2-0x60761</text:span><text:bookmark-start text:name="__DdeLink__3654_14659950022"/><text:span text:style-name="T2680"><text:s/>- MapPieces #0</text:span><text:bookmark-end text:name="__DdeLink__3654_14659950022"/><text:span text:style-name="T2681"><text:s/>(RLE compressed)</text:span></text:p>
      <text:p text:style-name="P2682">16x12 Big Tiles</text:p>
      <text:p text:style-name="P2683"/>
      <text:p text:style-name="P2684">00 01 02 03 04 05 06 07 08 09 0A 0B 0C 0D 0E 0F</text:p>
      <text:p text:style-name="P2685">10 11 12 13 14 15 16 17 18 19 1A 1B 1C 1D 1E 1F</text:p>
      <text:p text:style-name="P2686">…</text:p>
      <text:p text:style-name="P2687">B0 B1 B2 B3 B4 B5 B6 B7 B8 B9 BA BB BC BD BE BF</text:p>
      <text:p text:style-name="P2688"/>
      <text:p text:style-name="P2689"/>
      <text:p text:style-name="P2690"/>
      <text:p text:style-name="P2691"/>
      <text:p text:style-name="P2692"/>
      <text:p text:style-name="P2693"/>
      <text:p text:style-name="P2694">RLE data:</text:p>
      <text:p text:style-name="P2695">0xD671-0xD690 31 15</text:p>
      <text:p text:style-name="P2696">0x10906-0x10ED3 1485 96</text:p>
      <text:p text:style-name="P2697">0x10A8D-0x11155 1736 96</text:p>
      <text:p text:style-name="P2698">0x10B0F-0x112A3 1940 96</text:p>
      <text:p text:style-name="P2699">0x10D8C-0x11524 1944 96</text:p>
      <text:p text:style-name="P2700">0x10ED4-0x11672 1950 96</text:p>
      <text:p text:style-name="P2701">0x11156-0x118EB 1941 96</text:p>
      <text:p text:style-name="P2702">0x112A4-0x11A33 1935 96</text:p>
      <text:p text:style-name="P2703">0x11525-0x11CB5 1936 96</text:p>
      <text:p text:style-name="P2704">0x11673-0x11E01 1934 96</text:p>
      <text:p text:style-name="P2705">0x118EC-0x12082 1942 96</text:p>
      <text:p text:style-name="P2706">0x11A34-0x121D2 1950 96</text:p>
      <text:p text:style-name="P2707">0x11CB6-0x12463 1965 96</text:p>
      <text:p text:style-name="P2708">0x11E02-0x12534 1842 96</text:p>
      <text:p text:style-name="P2709">0x12083-0x127BE 1851 96</text:p>
      <text:p text:style-name="P2710">0x121D3-0x1287F 1708 96</text:p>
      <text:p text:style-name="P2711">0x12464-0x12AED 1673 96</text:p>
      <text:p text:style-name="P2712">0x12535-0x12BA5 1648 96</text:p>
      <text:p text:style-name="P2713">0x127BF-0x12E1C 1629 96</text:p>
      <text:p text:style-name="P2714">0x12880-0x12F5A 1754 96</text:p>
      <text:p text:style-name="P2715">0x12AEE-0x131C8 1754 96</text:p>
      <text:p text:style-name="P2716">0x12BA6-0x1333C 1942 96</text:p>
      <text:p text:style-name="P2717">0x12E1D-0x135C7 1962 96</text:p>
      <text:p text:style-name="P2718">0x12F5B-0x1376B 2064 96</text:p>
      <text:p text:style-name="P2719">0x131C9-0x139FA 2097 96</text:p>
      <text:p text:style-name="P2720">0x1333D-0x13BBD 2176 96</text:p>
      <text:p text:style-name="P2721">0x135C8-0x13E49 2177 96</text:p>
      <text:p text:style-name="P2722">0x1376C-0x13FFF 2195 96</text:p>
      <text:p text:style-name="P2723">0x139FB-0x1428C 2193 96</text:p>
      <text:p text:style-name="P2724">0x13BBE-0x14366 1960 96</text:p>
      <text:p text:style-name="P2725">0x13E4A-0x145E5 1947 96</text:p>
      <text:p text:style-name="P2726">0x14000-0x14694 1684 96</text:p>
      <text:p text:style-name="P2727">0x1428D-0x148EB 1630 96</text:p>
      <text:p text:style-name="P2728">0x14367-0x14979 1554 96</text:p>
      <text:p text:style-name="P2729">0x145E6-0x14BBC 1494 96</text:p>
      <text:p text:style-name="P2730">0x14695-0x14C61 1484 96</text:p>
      <text:p text:style-name="P2731">0x148EC-0x14EA5 1465 96</text:p>
      <text:p text:style-name="P2732">0x1497A-0x14F17 1437 96</text:p>
      <text:p text:style-name="P2733">0x14BBD-0x15123 1382 96</text:p>
      <text:p text:style-name="P2734">0x14C62-0x1518E 1324 96</text:p>
      <text:p text:style-name="P2735">0x14EA6-0x15370 1226 96</text:p>
      <text:p text:style-name="P2736">0x14F18-0x153C5 1197 96</text:p>
      <text:p text:style-name="P2737">0x15124-0x155A8 1156 96</text:p>
      <text:p text:style-name="P2738">0x1518F-0x1572D 1438 96</text:p>
      <text:p text:style-name="P2739">0x15371-0x15939 1480 96</text:p>
      <text:p text:style-name="P2740">0x153C6-0x15AAC 1766 96</text:p>
      <text:p text:style-name="P2741">0x155A9-0x15CF0 1863 96</text:p>
      <text:soft-page-break/>
      <text:p text:style-name="P2742">0x1572E-0x15E7D 1871 96</text:p>
      <text:p text:style-name="P2743">0x15935-0x160C0 1931 96</text:p>
      <text:p text:style-name="P2744">0x15AAD-0x16247 1946 96</text:p>
      <text:p text:style-name="P2745">0x15CF1-0x1649E 1965 96</text:p>
      <text:p text:style-name="P2746">0x15E7E-0x16611 1939 96</text:p>
      <text:p text:style-name="P2747">0x160C1-0x1688F 1998 96</text:p>
      <text:p text:style-name="P2748">0x16248-0x16A26 2014 96</text:p>
      <text:p text:style-name="P2749">0x188F6-0x1890D 23 0</text:p>
      <text:p text:style-name="P2750">0x1B548-0x1B5A7 95 9</text:p>
      <text:p text:style-name="P2751">0x1B560-0x1B5BF 95 9</text:p>
      <text:p text:style-name="P2752">0x1B578-0x1B5D7 95 9</text:p>
      <text:p text:style-name="P2753">0x1B590-0x1B5EF 95 9</text:p>
      <text:p text:style-name="P2754">0x1BAA0-0x1BAFF 95 9</text:p>
      <text:p text:style-name="P2755">0x1BB80-0x1BFFA 1146 42</text:p>
      <text:p text:style-name="P2756">0x24B3D-0x24CC2 389 15</text:p>
      <text:p text:style-name="P2757">0x26227-0x263AC 389 15</text:p>
      <text:p text:style-name="P2758">0x27471-0x2778A 793 46</text:p>
      <text:p text:style-name="P2759">0x27B24-0x27F3D 1049 94</text:p>
      <text:p text:style-name="P2760">0x28000-0x28D7D 3453 157</text:p>
      <text:p text:style-name="P2761">0x28D7E-0x29B84 3590 153</text:p>
      <text:p text:style-name="P2762">0x299EB-0x29F65 1402 68</text:p>
      <text:p text:style-name="P2763">0x29B85-0x2A043 1214 68</text:p>
      <text:p text:style-name="P2764">0x2A044-0x2AA8B 2631 111</text:p>
      <text:p text:style-name="P2765">0x2AA8C-0x2B7E3 3415 151</text:p>
      <text:p text:style-name="P2766">0x2B7E4-0x2BFF8 2068 78</text:p>
      <text:p text:style-name="P2767">0x2C010-0x2CAEA 2778 116</text:p>
      <text:p text:style-name="P2768">0x2CAEB-0x2D900 3605 148</text:p>
      <text:p text:style-name="P2769">0x2D901-0x2DAEF 494 23</text:p>
      <text:p text:style-name="P2770">0x2DAF0-0x2DCD9 489 29</text:p>
      <text:p text:style-name="P2771">0x2DCDA-0x2E25E 1412 56</text:p>
      <text:p text:style-name="P2772">0x2E25F-0x2ED78 2841 102</text:p>
      <text:p text:style-name="P2773">0x2ED76-0x2F868 2802 159</text:p>
      <text:p text:style-name="P2774">0x2F869-0x2FE3D 1492 90</text:p>
      <text:p text:style-name="P2775"><text:bookmark-start text:name="__DdeLink__4935_547612281"/>0x340A1<text:bookmark-end text:name="__DdeLink__4935_547612281"/>-0x3418C 235 24</text:p>
      <text:p text:style-name="P2776">0x340E8-0x341DB 243 24</text:p>
      <text:p text:style-name="P2777">0x34118-0x34249 305 24</text:p>
      <text:p text:style-name="P2778">0x34141-0x342D5 404 24</text:p>
      <text:p text:style-name="P2779">0x3418D-0x34370 483 24</text:p>
      <text:p text:style-name="P2780">0x341DC-0x34403 551 24</text:p>
      <text:p text:style-name="P2781">0x3424A-0x344A5 603 24</text:p>
      <text:p text:style-name="P2782">0x342D6-0x34547 625 24</text:p>
      <text:p text:style-name="P2783">0x34371-0x345D9 616 24</text:p>
      <text:p text:style-name="P2784">0x34404-0x34671 621 24</text:p>
      <text:p text:style-name="P2785">0x344A6-0x34717 625 24</text:p>
      <text:p text:style-name="P2786">0x34548-0x347D4 652 24</text:p>
      <text:p text:style-name="P2787">0x345DA-0x34886 684 24</text:p>
      <text:p text:style-name="P2788">0x34672-0x34905 659 24</text:p>
      <text:p text:style-name="P2789">0x34713-0x349B1 670 24</text:p>
      <text:p text:style-name="P2790">0x347D5-0x34A42 621 24</text:p>
      <text:p text:style-name="P2791">0x34887-0x34AED 614 24</text:p>
      <text:p text:style-name="P2792">0x34906-0x34BA7 673 24</text:p>
      <text:p text:style-name="P2793">0x349B2-0x34C2B 633 24</text:p>
      <text:p text:style-name="P2794">0x34A43-0x34CD9 662 24</text:p>
      <text:p text:style-name="P2795">0x34AEE-0x34D56 616 24</text:p>
      <text:p text:style-name="P2796">0x34BA8-0x34DBC 532 24</text:p>
      <text:p text:style-name="P2797">0x34C2C-0x34E68 572 24</text:p>
      <text:p text:style-name="P2798">0x34CDA-0x34F01 551 24</text:p>
      <text:p text:style-name="P2799">0x34D57-0x34FB4 605 24</text:p>
      <text:p text:style-name="P2800">0x34DBD-0x35048 651 24</text:p>
      <text:soft-page-break/>
      <text:p text:style-name="P2801">0x34E69-0x350E9 640 24</text:p>
      <text:p text:style-name="P2802">0x34F02-0x3517A 632 24</text:p>
      <text:p text:style-name="P2803">0x34FB5-0x351C7 530 24</text:p>
      <text:p text:style-name="P2804">0x35049-0x351FE 437 24</text:p>
      <text:p text:style-name="P2805">0x350EA-0x35298 430 24</text:p>
      <text:p text:style-name="P2806">0x3517B-0x35301 390 24</text:p>
      <text:p text:style-name="P2807">0x351C8-0x353BC 500 24</text:p>
      <text:p text:style-name="P2808">0x351FF-0x35452 595 24</text:p>
      <text:p text:style-name="P2809">0x35299-0x354D5 572 24</text:p>
      <text:p text:style-name="P2810">0x35302-0x35594 658 24</text:p>
      <text:p text:style-name="P2811">0x353BD-0x3563B 638 24</text:p>
      <text:p text:style-name="P2812">0x35453-0x3568C 569 24</text:p>
      <text:p text:style-name="P2813">0x354D6-0x35730 602 24</text:p>
      <text:p text:style-name="P2814">0x35595-0x357DE 585 24</text:p>
      <text:p text:style-name="P2815">0x3563C-0x35894 600 24</text:p>
      <text:p text:style-name="P2816">0x3568D-0x35933 678 24</text:p>
      <text:p text:style-name="P2817">0x35731-0x359E0 687 24</text:p>
      <text:p text:style-name="P2818">0x357DF-0x35A7F 672 24</text:p>
      <text:p text:style-name="P2819">0x35895-0x35ADC 583 24</text:p>
      <text:p text:style-name="P2820">0x35934-0x35B1C 488 24</text:p>
      <text:p text:style-name="P2821">0x359E1-0x35BD0 495 24</text:p>
      <text:p text:style-name="P2822">0x35A80-0x35C92 530 24</text:p>
      <text:p text:style-name="P2823">0x35ADD-0x35D4E 625 24</text:p>
      <text:p text:style-name="P2824">0x35B1D-0x35E10 755 24</text:p>
      <text:p text:style-name="P2825">0x35BD1-0x35EC4 755 24</text:p>
      <text:p text:style-name="P2826">0x35C93-0x35F0B 632 24</text:p>
      <text:p text:style-name="P2827">0x35D4F-0x35F6B 540 24</text:p>
      <text:p text:style-name="P2828">0x35E11-0x35FB1 416 24</text:p>
      <text:p text:style-name="P2829">0x35EC5-0x3603C 375 24</text:p>
      <text:p text:style-name="P2830">0x35F0C-0x360CA 446 24</text:p>
      <text:p text:style-name="P2831">0x35F6C-0x36159 493 24</text:p>
      <text:p text:style-name="P2832">0x35FB2-0x361A9 503 24</text:p>
      <text:p text:style-name="P2833">0x3603D-0x36203 454 24</text:p>
      <text:p text:style-name="P2834">0x360CB-0x3623C 369 24</text:p>
      <text:p text:style-name="P2835">0x3615A-0x36275 283 24</text:p>
      <text:p text:style-name="P2836">0x36318-0x3646D 341 24</text:p>
      <text:p text:style-name="P2837">0x3632F-0x36522 499 24</text:p>
      <text:p text:style-name="P2838">0x36357-0x365B0 601 24</text:p>
      <text:p text:style-name="P2839">0x363B4-0x36618 612 24</text:p>
      <text:p text:style-name="P2840">0x3646E-0x3666A 508 24</text:p>
      <text:p text:style-name="P2841">0x36523-0x36681 350 24</text:p>
      <text:p text:style-name="P2842">0x365B1-0x366B7 262 24</text:p>
      <text:p text:style-name="P2843">0x36619-0x36744 299 24</text:p>
      <text:p text:style-name="P2844">0x3666B-0x367F8 397 24</text:p>
      <text:p text:style-name="P2845">0x36682-0x368A4 546 24</text:p>
      <text:p text:style-name="P2846">0x366B8-0x36957 671 24</text:p>
      <text:p text:style-name="P2847">0x36745-0x36A00 699 24</text:p>
      <text:p text:style-name="P2848">0x367F9-0x36AC1 712 24</text:p>
      <text:p text:style-name="P2849">0x368A5-0x36B1A 629 24</text:p>
      <text:p text:style-name="P2850">0x36958-0x36B6A 530 24</text:p>
      <text:p text:style-name="P2851">0x36A01-0x36BBB 442 24</text:p>
      <text:p text:style-name="P2852">0x36AC2-0x36C50 398 24</text:p>
      <text:p text:style-name="P2853">0x36B1B-0x36C9C 385 24</text:p>
      <text:p text:style-name="P2854">0x36B35-0x36CFE 457 24</text:p>
      <text:p text:style-name="P2855">0x36BAA-0x36D8B 481 24</text:p>
      <text:p text:style-name="P2856">0x36C51-0x36E4C 507 24</text:p>
      <text:p text:style-name="P2857">0x36C9D-0x36E69 460 24</text:p>
      <text:p text:style-name="P2858">0x36CFF-0x36EBD 446 24</text:p>
      <text:p text:style-name="P2859">0x36D8C-0x36F32 422 24</text:p>
      <text:soft-page-break/>
      <text:p text:style-name="P2860">0x36E4D-0x36F51 260 24</text:p>
      <text:p text:style-name="P2861">0x36E6A-0x36F74 266 24</text:p>
      <text:p text:style-name="P2862">0x36EBE-0x36FFB 317 24</text:p>
      <text:p text:style-name="P2863">0x36F33-0x3705A 295 24</text:p>
      <text:p text:style-name="P2864">0x36F52-0x37107 437 24</text:p>
      <text:p text:style-name="P2865">0x36F75-0x37137 450 24</text:p>
      <text:p text:style-name="P2866">0x36FFC-0x3719F 419 24</text:p>
      <text:p text:style-name="P2867">0x3705B-0x37221 454 24</text:p>
      <text:p text:style-name="P2868">0x37108-0x372D6 462 24</text:p>
      <text:p text:style-name="P2869">0x37138-0x3734E 534 24</text:p>
      <text:p text:style-name="P2870">0x371A0-0x37408 616 24</text:p>
      <text:p text:style-name="P2871">0x37222-0x374B0 654 24</text:p>
      <text:p text:style-name="P2872">0x372D7-0x3756F 664 24</text:p>
      <text:p text:style-name="P2873">0x3734F-0x375B6 615 24</text:p>
      <text:p text:style-name="P2874">0x37409-0x37622 537 24</text:p>
      <text:p text:style-name="P2875">0x374B1-0x376C7 534 24</text:p>
      <text:p text:style-name="P2876">0x37570-0x37780 528 24</text:p>
      <text:p text:style-name="P2877">0x375B7-0x377E0 553 24</text:p>
      <text:p text:style-name="P2878">0x37623-0x377FB 472 24</text:p>
      <text:p text:style-name="P2879">0x376C8-0x37829 353 24</text:p>
      <text:p text:style-name="P2880">0x37781-0x3786C 235 24</text:p>
      <text:p text:style-name="P2881">0x377E1-0x378A2 193 24</text:p>
      <text:p text:style-name="P2882">0x377FC-0x378F4 248 24</text:p>
      <text:p text:style-name="P2883">0x3782A-0x379A0 374 24</text:p>
      <text:p text:style-name="P2884">0x3786D-0x37A42 469 24</text:p>
      <text:p text:style-name="P2885">0x378A3-0x37ABE 539 24</text:p>
      <text:p text:style-name="P2886">0x378F5-0x37AF5 512 24</text:p>
      <text:p text:style-name="P2887">0x379A1-0x37B21 384 24</text:p>
      <text:p text:style-name="P2888">0x37A43-0x37B4C 265 24</text:p>
      <text:p text:style-name="P2889">0x37ABF-0x37B7B 188 24</text:p>
      <text:p text:style-name="P2890">0x37AF6-0x37BA6 176 24</text:p>
      <text:p text:style-name="P2891">0x37B22-0x37C07 229 24</text:p>
      <text:p text:style-name="P2892">0x37B4D-0x37C7F 306 24</text:p>
      <text:p text:style-name="P2893">0x37B7C-0x37CCF 339 24</text:p>
      <text:p text:style-name="P2894">0x37BA7-0x37D39 402 24</text:p>
      <text:p text:style-name="P2895">0x37C08-0x37D77 367 24</text:p>
      <text:p text:style-name="P2896">0x37C80-0x37DB0 304 24</text:p>
      <text:p text:style-name="P2897">0x38089-0x382F6 621 24</text:p>
      <text:p text:style-name="P2898">0x380CD-0x383B9 748 24</text:p>
      <text:p text:style-name="P2899">0x38176-0x38430 698 24</text:p>
      <text:p text:style-name="P2900">0x38239-0x384EF 694 24</text:p>
      <text:p text:style-name="P2901">0x382F7-0x38520 553 24</text:p>
      <text:p text:style-name="P2902">0x383BA-0x385A9 495 24</text:p>
      <text:p text:style-name="P2903">0x38431-0x38617 486 24</text:p>
      <text:p text:style-name="P2904">0x384F0-0x3867F 399 24</text:p>
      <text:p text:style-name="P2905">0x38521-0x386B6 405 24</text:p>
      <text:p text:style-name="P2906">0x385AA-0x38714 362 24</text:p>
      <text:p text:style-name="P2907">0x38618-0x387B3 411 24</text:p>
      <text:p text:style-name="P2908">0x38680-0x38818 408 24</text:p>
      <text:p text:style-name="P2909">0x386B7-0x388BC 517 24</text:p>
      <text:p text:style-name="P2910">0x38715-0x3896A 597 24</text:p>
      <text:p text:style-name="P2911">0x387B4-0x389D6 546 24</text:p>
      <text:p text:style-name="P2912">0x38819-0x38A34 539 24</text:p>
      <text:p text:style-name="P2913">0x388BD-0x38A61 420 24</text:p>
      <text:p text:style-name="P2914">0x3896B-0x38ADD 370 24</text:p>
      <text:p text:style-name="P2915">0x389D7-0x38B44 365 24</text:p>
      <text:p text:style-name="P2916">0x38A35-0x38BF1 444 24</text:p>
      <text:p text:style-name="P2917">0x38A62-0x38C76 532 24</text:p>
      <text:p text:style-name="P2918">0x38ADE-0x38D2B 589 24</text:p>
      <text:soft-page-break/>
      <text:p text:style-name="P2919">0x38B45-0x38DDC 663 24</text:p>
      <text:p text:style-name="P2920">0x38BF2-0x38E69 631 24</text:p>
      <text:p text:style-name="P2921">0x38C77-0x38F2C 693 24</text:p>
      <text:p text:style-name="P2922">0x38D2C-0x38FD0 676 24</text:p>
      <text:p text:style-name="P2923">0x38DDD-0x3907C 671 24</text:p>
      <text:p text:style-name="P2924">0x38E6A-0x390DD 627 24</text:p>
      <text:p text:style-name="P2925">0x38F2D-0x39122 501 24</text:p>
      <text:p text:style-name="P2926">0x38FD1-0x391B1 480 24</text:p>
      <text:p text:style-name="P2927">0x3907D-0x39215 408 24</text:p>
      <text:p text:style-name="P2928">0x390DE-0x392BB 477 24</text:p>
      <text:p text:style-name="P2929">0x39123-0x3936A 583 24</text:p>
      <text:p text:style-name="P2930">0x391B2-0x3942D 635 24</text:p>
      <text:p text:style-name="P2931">0x39200-0x39486 646 24</text:p>
      <text:p text:style-name="P2932">0x392BC-0x3948B 463 24</text:p>
      <text:p text:style-name="P2933">0x3936B-0x394A0 309 24</text:p>
      <text:p text:style-name="P2934">0x3942E-0x39532 260 24</text:p>
      <text:p text:style-name="P2935">0x39487-0x395E9 354 24</text:p>
      <text:p text:style-name="P2936">0x3948C-0x39678 492 24</text:p>
      <text:p text:style-name="P2937">0x394A1-0x3973D 668 24</text:p>
      <text:p text:style-name="P2938">0x39533-0x39800 717 24</text:p>
      <text:p text:style-name="P2939">0x395EA-0x398AA 704 24</text:p>
      <text:p text:style-name="P2940">0x39679-0x398B1 568 24</text:p>
      <text:p text:style-name="P2941">0x3973E-0x3992A 492 24</text:p>
      <text:p text:style-name="P2942">0x39801-0x399E7 486 24</text:p>
      <text:p text:style-name="P2943">0x398AB-0x39A97 492 24</text:p>
      <text:p text:style-name="P2944">0x398B2-0x39B2E 636 24</text:p>
      <text:p text:style-name="P2945">0x3992B-0x39BEA 703 24</text:p>
      <text:p text:style-name="P2946">0x399E8-0x39CAD 709 24</text:p>
      <text:p text:style-name="P2947">0x39A98-0x39D70 728 24</text:p>
      <text:p text:style-name="P2948">0x39B2F-0x39E28 761 24</text:p>
      <text:p text:style-name="P2949">0x39BEB-0x39EE2 759 24</text:p>
      <text:p text:style-name="P2950">0x39CAE-0x39F2C 638 24</text:p>
      <text:p text:style-name="P2951">0x39D71-0x39FE5 628 24</text:p>
      <text:p text:style-name="P2952">0x39E29-0x3A09C 627 24</text:p>
      <text:p text:style-name="P2953">0x39EE3-0x3A160 637 24</text:p>
      <text:p text:style-name="P2954">0x39F2B-0x3A21D 754 24</text:p>
      <text:p text:style-name="P2955">0x39FE6-0x3A2E0 762 24</text:p>
      <text:p text:style-name="P2956">0x3A09D-0x3A3A2 773 24</text:p>
      <text:p text:style-name="P2957">0x3A161-0x3A3E7 646 24</text:p>
      <text:p text:style-name="P2958">0x3C000-0x3C6E8 1768 96</text:p>
      <text:p text:style-name="P2959">0x3C294-0x3C990 1788 96</text:p>
      <text:p text:style-name="P2960">0x3C333-0x3C99F 1644 96</text:p>
      <text:p text:style-name="P2961">0x3C61D-0x3CC69 1612 96</text:p>
      <text:p text:style-name="P2962">0x3C6E9-0x3CC7F 1430 96</text:p>
      <text:p text:style-name="P2963">0x3C991-0x3CE22 1169 96</text:p>
      <text:p text:style-name="P2964">0x3C9A0-0x3CE45 1189 96</text:p>
      <text:p text:style-name="P2965">0x3CC6A-0x3D080 1046 96</text:p>
      <text:p text:style-name="P2966">0x3CC80-0x3D115 1173 96</text:p>
      <text:p text:style-name="P2967">0x3CE23-0x3D3B7 1428 96</text:p>
      <text:p text:style-name="P2968">0x3CE46-0x3D47A 1588 96</text:p>
      <text:p text:style-name="P2969">0x3D081-0x3D66A 1513 96</text:p>
      <text:p text:style-name="P2970">0x3D116-0x3D709 1523 96</text:p>
      <text:p text:style-name="P2971">0x3D3B8-0x3D973 1467 96</text:p>
      <text:p text:style-name="P2972">0x3D47B-0x3DA2B 1456 96</text:p>
      <text:p text:style-name="P2973">0x3D66B-0x3DB92 1319 96</text:p>
      <text:p text:style-name="P2974">0x3D70A-0x3DC10 1286 96</text:p>
      <text:p text:style-name="P2975">0x3D974-0x3DEE6 1394 96</text:p>
      <text:p text:style-name="P2976">0x3DA2C-0x3DF6D 1345 96</text:p>
      <text:p text:style-name="P2977">0x3FDEE-0x3FF7F 401 26</text:p>
      <text:soft-page-break/>
      <text:p text:style-name="P2978">0x40020-0x40F15 3829 188</text:p>
      <text:p text:style-name="P2979">0x40F36-0x41C71 3387 151</text:p>
      <text:p text:style-name="P2980">0x41C82-0x428F5 3187 138</text:p>
      <text:p text:style-name="P2981">0x43406-0x43AD7 1745 134</text:p>
      <text:p text:style-name="P2982">0x43AD8-0x43D57 639 44</text:p>
      <text:p text:style-name="P2983">0x43D58-0x43DF7 159 12</text:p>
      <text:p text:style-name="P2984">0x44650-0x457C3 4467 181</text:p>
      <text:p text:style-name="P2985">0x457D4-0x464B0 3292 144</text:p>
      <text:p text:style-name="P2986">0x464C1-0x46F57 2710 140</text:p>
      <text:p text:style-name="P2987">0x46F68-0x47949 2529 117</text:p>
      <text:p text:style-name="P2988">0x47861-0x47DDF 1406 71</text:p>
      <text:p text:style-name="P2989">0x4794A-0x47FE4 1690 71</text:p>
      <text:p text:style-name="P2990">0x49C00-0x49DD6 470 20</text:p>
      <text:p text:style-name="P2991">0x49DD7-0x4A035 606 28</text:p>
      <text:p text:style-name="P2992">0x4A036-0x4A26F 569 26</text:p>
      <text:p text:style-name="P2993">0x4A270-0x4A3BB 331 16</text:p>
      <text:p text:style-name="P2994">0x4A3BC-0x4A5DF 547 25</text:p>
      <text:p text:style-name="P2995">0x4A5E0-0x4A7FC 540 30</text:p>
      <text:p text:style-name="P2996">0x4A6B3-0x4A8EB 568 30</text:p>
      <text:p text:style-name="P2997">0x4A79C-0x4A9DC 576 30</text:p>
      <text:p text:style-name="P2998">0x4A7F8-0x4AABA 706 30</text:p>
      <text:p text:style-name="P2999">0x4A7FD-0x4AABF 706 30</text:p>
      <text:p text:style-name="P3000">0x4AAC0-0x4AB9C 220 17</text:p>
      <text:p text:style-name="P3001">0x4AB9D-0x4AD29 396 22</text:p>
      <text:p text:style-name="P3002">0x4AD2A-0x4AF90 614 26</text:p>
      <text:p text:style-name="P3003">0x4AF91-0x4B176 485 20</text:p>
      <text:p text:style-name="P3004">0x4B177-0x4B243 204 9</text:p>
      <text:p text:style-name="P3005">0x4B244-0x4B387 323 18</text:p>
      <text:p text:style-name="P3006">0x4B398-0x4BE83 2795 102</text:p>
      <text:p text:style-name="P3007">0x4C010-0x4CDBD 3501 165</text:p>
      <text:p text:style-name="P3008">0x4CBD2-0x4D508 2358 91</text:p>
      <text:p text:style-name="P3009">0x4CDBE-0x4D6EC 2350 91</text:p>
      <text:p text:style-name="P3010">0x4D62A-0x4DAEE 1220 49</text:p>
      <text:p text:style-name="P3011">0x4D6ED-0x4DC24 1335 49</text:p>
      <text:p text:style-name="P3012">0x4DC25-0x4EA0E 3561 153</text:p>
      <text:p text:style-name="P3013">0x4EA03-0x4F289 2182 94</text:p>
      <text:p text:style-name="P3014">0x4F26D-0x4FD82 2837 133</text:p>
      <text:p text:style-name="P3015">0x4FD83-0x4FF58 469 20</text:p>
      <text:p text:style-name="P3016">0x50008-0x50FEA 4066 160</text:p>
      <text:p text:style-name="P3017">0x50F0C-0x515C0 1716 74</text:p>
      <text:p text:style-name="P3018">0x50FEB-0x517C3 2008 74</text:p>
      <text:p text:style-name="P3019">0x517C4-0x524D9 3349 154</text:p>
      <text:p text:style-name="P3020">0x524EA-0x52BA1 1719 96</text:p>
      <text:p text:style-name="P3021">0x52BA2-0x53394 2034 75</text:p>
      <text:p text:style-name="P3022">0x53395-0x53DBB 2598 127</text:p>
      <text:p text:style-name="P3023">0x57A97-0x57FDA 1347 47</text:p>
      <text:p text:style-name="P3024">0x58570-0x5AC7C 9996 405</text:p>
      <text:p text:style-name="P3025">0x5AC8D-0x5B9D6 3401 141</text:p>
      <text:p text:style-name="P3026">0x5B9E7-0x5BC31 586 27</text:p>
      <text:p text:style-name="P3027">0x5BC32-0x5BFF5 963 96</text:p>
      <text:p text:style-name="P3028">0x5C000-0x5C653 1619 96</text:p>
      <text:p text:style-name="P3029">0x5C259-0x5C7E4 1419 96</text:p>
      <text:p text:style-name="P3030">0x5C31E-0x5C8DC 1470 96</text:p>
      <text:p text:style-name="P3031">0x5C592-0x5CAC1 1327 96</text:p>
      <text:p text:style-name="P3032">0x5C654-0x5CBA5 1361 96</text:p>
      <text:p text:style-name="P3033">0x5C7E5-0x5CDF2 1549 96</text:p>
      <text:p text:style-name="P3034">0x5C8DD-0x5CF8D 1712 96</text:p>
      <text:p text:style-name="P3035">0x5CAC2-0x5D1F0 1838 96</text:p>
      <text:p text:style-name="P3036">0x5CBA6-0x5D2EC 1862 96</text:p>
      <text:soft-page-break/>
      <text:p text:style-name="P3037">0x5CDF3-0x5D51D 1834 96</text:p>
      <text:p text:style-name="P3038">0x5CF8E-0x5D61A 1676 96</text:p>
      <text:p text:style-name="P3039">0x5D1F1-0x5D84F 1630 96</text:p>
      <text:p text:style-name="P3040">0x5D2ED-0x5D948 1627 96</text:p>
      <text:p text:style-name="P3041">0x5D51E-0x5DB83 1637 96</text:p>
      <text:p text:style-name="P3042">0x5D61B-0x5DCA2 1671 96</text:p>
      <text:p text:style-name="P3043">0x5D850-0x5DECA 1658 96</text:p>
      <text:p text:style-name="P3044">0x5D949-0x5DFE2 1689 96</text:p>
      <text:p text:style-name="P3045">0x5DB84-0x5E220 1692 96</text:p>
      <text:p text:style-name="P3046">0x5DCA3-0x5E30F 1644 96</text:p>
      <text:p text:style-name="P3047">0x5DECB-0x5E53B 1648 96</text:p>
      <text:p text:style-name="P3048">0x5DFE3-0x5E64B 1640 96</text:p>
      <text:p text:style-name="P3049">0x5E221-0x5E8CC 1707 96</text:p>
      <text:p text:style-name="P3050">0x5E310-0x5EA9E 1934 96</text:p>
      <text:p text:style-name="P3051">0x5EB6F-0x5F766 3063 176</text:p>
      <text:p text:style-name="P3052">0x5F778-0x5FFE8 2160 98</text:p>
      <text:p text:style-name="P3053">0x600A1-0x6020A 361 24</text:p>
      <text:p text:style-name="P3054">0x600A7-0x6029B 500 24</text:p>
      <text:p text:style-name="P3055">0x600C2-0x6031B 601 24</text:p>
      <text:p text:style-name="P3056">0x6016E-0x6037B 525 24</text:p>
      <text:p text:style-name="P3057">0x6020B-0x60384 377 24</text:p>
      <text:p text:style-name="P3058">0x6029C-0x6038D 241 24</text:p>
      <text:p text:style-name="P3059">0x6031C-0x60429 269 24</text:p>
      <text:p text:style-name="P3060">0x6037C-0x604CA 334 24</text:p>
      <text:p text:style-name="P3061">0x60385-0x60507 386 24</text:p>
      <text:p text:style-name="P3062">0x6038E-0x60544 438 24</text:p>
      <text:p text:style-name="P3063">0x6042A-0x605D3 425 24</text:p>
      <text:p text:style-name="P3064">0x604CB-0x60672 423 24</text:p>
      <text:p text:style-name="P3065">0x60508-0x606E7 479 24</text:p>
      <text:p text:style-name="P3066">0x60545-0x60761 540 24</text:p>
      <text:p text:style-name="P3067">0x60750-0x60988 568 24</text:p>
      <text:p text:style-name="P3068">0x60809-0x60A1F 534 24</text:p>
      <text:p text:style-name="P3069">0x60864-0x60A83 543 24</text:p>
      <text:p text:style-name="P3070">0x608FA-0x60B31 567 24</text:p>
      <text:p text:style-name="P3071">0x60989-0x60B7E 501 24</text:p>
      <text:p text:style-name="P3072">0x60A20-0x60BDA 442 24</text:p>
      <text:p text:style-name="P3073">0x60A84-0x60C71 493 24</text:p>
      <text:p text:style-name="P3074">0x60B32-0x60CF9 455 24</text:p>
      <text:p text:style-name="P3075">0x60B7F-0x60D96 535 24</text:p>
      <text:p text:style-name="P3076">0x60BDB-0x60E20 581 24</text:p>
      <text:p text:style-name="P3077">0x60C72-0x60EC2 592 24</text:p>
      <text:p text:style-name="P3078">0x60CFA-0x60F41 583 24</text:p>
      <text:p text:style-name="P3079">0x60FD4-0x61194 448 24</text:p>
      <text:p text:style-name="P3080">0x60FE4-0x61139 341 24</text:p>
      <text:p text:style-name="P3081">0x60FE9-0x61194 427 24</text:p>
      <text:p text:style-name="P3082">0x6105B-0x61199 318 24</text:p>
      <text:p text:style-name="P3083">0x610BE-0x611CA 268 24</text:p>
      <text:p text:style-name="P3084">0x6113A-0x6125C 290 24</text:p>
      <text:p text:style-name="P3085">0x61195-0x612DD 328 24</text:p>
      <text:p text:style-name="P3086">0x6119A-0x61368 462 24</text:p>
      <text:p text:style-name="P3087">0x611CB-0x613D8 525 24</text:p>
      <text:p text:style-name="P3088">0x6147B-0x6164A 463 24</text:p>
      <text:p text:style-name="P3089">0x61480-0x616A8 552 24</text:p>
      <text:p text:style-name="P3090">0x61524-0x6173F 539 24</text:p>
      <text:p text:style-name="P3091">0x615BA-0x617CB 529 24</text:p>
      <text:p text:style-name="P3092">0x6164B-0x61827 476 24</text:p>
      <text:p text:style-name="P3093">0x616A9-0x61863 442 24</text:p>
      <text:p text:style-name="P3094">0x61740-0x618A0 352 24</text:p>
      <text:p text:style-name="P3095">0x617CC-0x61922 342 24</text:p>
      <text:soft-page-break/>
      <text:p text:style-name="P3096">0x61828-0x61989 353 24</text:p>
      <text:p text:style-name="P3097">0x61864-0x61A10 428 24</text:p>
      <text:p text:style-name="P3098">0x618A1-0x61A79 472 24</text:p>
      <text:p text:style-name="P3099">0x61923-0x61B10 493 24</text:p>
      <text:p text:style-name="P3100">0x6198A-0x61B49 447 24</text:p>
      <text:p text:style-name="P3101">0x61A11-0x61B7B 362 24</text:p>
      <text:p text:style-name="P3102">0x61A7A-0x61BCB 337 24</text:p>
      <text:p text:style-name="P3103">0x61B11-0x61C06 245 24</text:p>
      <text:p text:style-name="P3104">0x61E2D-0x61FC0 403 24</text:p>
      <text:p text:style-name="P3105">0x61E32-0x62042 528 24</text:p>
      <text:p text:style-name="P3106">0x61EB8-0x620C0 520 24</text:p>
      <text:p text:style-name="P3107">0x61F3C-0x62147 523 24</text:p>
      <text:p text:style-name="P3108">0x61FC1-0x621C9 520 24</text:p>
      <text:p text:style-name="P3109">0x62043-0x6224F 524 24</text:p>
      <text:p text:style-name="P3110">0x622F2-0x6241C 298 24</text:p>
      <text:p text:style-name="P3111">0x622F7-0x62483 396 24</text:p>
      <text:p text:style-name="P3112">0x6258A-0x625DF 85 4</text:p>
      <text:p text:style-name="P3113">0x64000-0x6493A 2362 96</text:p>
      <text:p text:style-name="P3114">0x6493B-0x65754 3609 154</text:p>
      <text:p text:style-name="P3115">0x65755-0x664CF 3450 141</text:p>
      <text:p text:style-name="P3116">0x664D0-0x66A49 1401 53</text:p>
      <text:p text:style-name="P3117">0x66A4A-0x67325 2267 90</text:p>
      <text:p text:style-name="P3118">0x67326-0x67FFF 3289 116</text:p>
      <text:p text:style-name="P3119">0x67D31-0x6875C 2603 119</text:p>
      <text:p text:style-name="P3120">0x67FF7-0x68A1E 2599 119</text:p>
      <text:p text:style-name="P3121">0x687B9-0x69459 3232 129</text:p>
      <text:p text:style-name="P3122">0x68A16-0x69747 3377 129</text:p>
      <text:p text:style-name="P3123">0x69748-0x6A17F 2615 111</text:p>
      <text:p text:style-name="P3124">0x6A02A-0x6A61C 1522 52</text:p>
      <text:p text:style-name="P3125">0x6A180-0x6A7B7 1591 52</text:p>
      <text:p text:style-name="P3126">0x6A7B8-0x6B17D 2501 88</text:p>
      <text:p text:style-name="P3127">0x6B17E-0x6BFDB 3677 132</text:p>
      <text:p text:style-name="P3128">0x6C000-0x6CE18 3608 135</text:p>
      <text:p text:style-name="P3129">0x6CB2F-0x6D69D 2926 108</text:p>
      <text:p text:style-name="P3130">0x6CE19-0x6D978 2911 108</text:p>
      <text:p text:style-name="P3131">0x6D834-0x6DDC3 1423 51</text:p>
      <text:p text:style-name="P3132">0x6D979-0x6DF25 1452 51</text:p>
      <text:p text:style-name="P3133">0x6DF26-0x6E75D 2103 69</text:p>
      <text:p text:style-name="P3134">0x6E75E-0x6EB03 933 31</text:p>
      <text:p text:style-name="P3135">0x6EA89-0x6ED74 747 36</text:p>
      <text:p text:style-name="P3136">0x6EB04-0x6EE6B 871 36</text:p>
      <text:p text:style-name="P3137">0x6EE6C-0x6F40A 1438 48</text:p>
      <text:p text:style-name="P3138">0x726C0-0x72BCF 1295 96</text:p>
      <text:p text:style-name="P3139">0x728BE-0x72E01 1347 96</text:p>
      <text:p text:style-name="P3140">0x72935-0x72EC8 1427 96</text:p>
      <text:p text:style-name="P3141">0x72B43-0x730DD 1434 96</text:p>
      <text:p text:style-name="P3142">0x72BD0-0x7320B 1595 96</text:p>
      <text:p text:style-name="P3143">0x72E02-0x7343D 1595 96</text:p>
      <text:p text:style-name="P3144">0x72EC9-0x735C1 1784 96</text:p>
      <text:p text:style-name="P3145">0x730DE-0x737CF 1777 96</text:p>
      <text:p text:style-name="P3146">0x7320C-0x73959 1869 96</text:p>
      <text:p text:style-name="P3147">0x73439-0x73B55 1820 96</text:p>
      <text:p text:style-name="P3148">0x735C2-0x73CFF 1853 96</text:p>
      <text:p text:style-name="P3149">0x73D00-0x73E87 391 48</text:p>
      <text:p text:style-name="P3150">0x73DDF-0x73F62 387 48</text:p>
      <text:p text:style-name="P3151">0x73E00-0x73F95 405 48</text:p>
      <text:p text:style-name="P3152">0x747B8-0x77629 11889 413</text:p>
      <text:p text:style-name="P3153">0x7763A-0x77F45 2315 90</text:p>
      <text:p text:style-name="P3154">0x78010-0x78F61 3921 132</text:p>
      <text:soft-page-break/>
      <text:p text:style-name="P3155">0x78F72-0x79C2A 3256 109</text:p>
      <text:p text:style-name="P3156">0x79C3B-0x7AA4D 3602 124</text:p>
      <text:p text:style-name="P3157">0x7AA5E-0x7B30B 2221 91</text:p>
      <text:p text:style-name="P3158">0x7B31C-0x7BFDD 3265 122</text:p>
      <text:p text:style-name="P3159">0x7C010-0x7CADA 2762 100</text:p>
      <text:p text:style-name="P3160">0x7CAEB-0x7D675 2954 118</text:p>
      <text:p text:style-name="P3161">0x7D687-0x7E8BC 4661 159</text:p>
      <text:p text:style-name="P3162">0x7E2E1-0x7FC95 6580 256</text:p>
      <text:p text:style-name="P3163">0x7E8BD-0x7FFFE 5953 256</text:p>
      <text:p text:style-name="P3164"/>
      <text:p text:style-name="P3165"/>
      <text:p text:style-name="P3166"/>
      <text:p text:style-name="PreformattedText"><text:span text:style-name="T3167">0x58000-</text:span><text:bookmark-start text:name="__DdeLink__3660_1053501323"/><text:span text:style-name="T3168">0x5856F</text:span><text:bookmark-end text:name="__DdeLink__3660_1053501323"/><text:span text:style-name="T3169"><text:s/>— Big tiles (All cities, villages) (174 == 0xAE)</text:span></text:p>
      <text:p text:style-name="PreformattedText"><text:bookmark-start text:name="__DdeLink__3662_1053501323"/><text:bookmark-start text:name="__DdeLink__3666_1053501323"/><text:span text:style-name="T3170">0x58570</text:span><text:bookmark-end text:name="__DdeLink__3662_1053501323"/><text:bookmark-end text:name="__DdeLink__3666_1053501323"/><text:span text:style-name="T3171">-0x5AC7C</text:span><text:span text:style-name="T3172"><text:s/>- 4 BitPlanes for tiles (RLE compressed)</text:span></text:p>
      <text:p text:style-name="P3173"/>
      <text:p text:style-name="PreformattedText"><text:bookmark-start text:name="__DdeLink__3656_1465995002"/><text:span text:style-name="T3174">0x60000-0x600A1</text:span><text:span text:style-name="T3175"><text:s/>- MapPiece pointers #0</text:span><text:bookmark-end text:name="__DdeLink__3656_1465995002"/></text:p>
      <text:p text:style-name="PreformattedText"><text:span text:style-name="T3176">0x600A2-0x60761</text:span><text:bookmark-start text:name="__DdeLink__3654_1465995002"/><text:span text:style-name="T3177"><text:s/>- MapPieces #0</text:span><text:bookmark-end text:name="__DdeLink__3654_1465995002"/><text:span text:style-name="T3178"><text:s/>(RLE compressed)</text:span></text:p>
      <text:p text:style-name="PreformattedText"><text:span text:style-name="T3179">0x60762-0x60803</text:span><text:span text:style-name="T3180"><text:s/>- MapPiece pointers #1</text:span></text:p>
      <text:p text:style-name="PreformattedText"><text:span text:style-name="T3181">0x60804-0x60F41</text:span><text:span text:style-name="T3182"><text:s/>- MapPieces #1 (RLE compressed)</text:span></text:p>
      <text:p text:style-name="PreformattedText"><text:span text:style-name="T3183">0x60F42-0x60FE3</text:span><text:span text:style-name="T3184"><text:s/>- MapPiece pointers #2</text:span></text:p>
      <text:p text:style-name="PreformattedText"><text:span text:style-name="T3185">0x60FE4-0x613D8</text:span><text:span text:style-name="T3186"><text:s/>- MapPieces #2 (RLE compressed)</text:span></text:p>
      <text:p text:style-name="PreformattedText"><text:span text:style-name="T3187">0x613D9-0x6147A</text:span><text:span text:style-name="T3188"><text:s/>- MapPiece pointers #3</text:span></text:p>
      <text:p text:style-name="PreformattedText"><text:span text:style-name="T3189">0x6147B-0x61C06</text:span><text:span text:style-name="T3190"><text:s/>- MapPieces #3 (RLE compressed)</text:span></text:p>
      <text:p text:style-name="PreformattedText"><text:span text:style-name="T3191">0x61C07-0x61CA8</text:span><text:bookmark-start text:name="__DdeLink__3656_14659950021"/><text:span text:style-name="T3192"><text:s/>- MapPiece pointers #</text:span><text:bookmark-end text:name="__DdeLink__3656_14659950021"/><text:span text:style-name="T3193">4</text:span></text:p>
      <text:p text:style-name="PreformattedText"><text:span text:style-name="T3194">0x61CA9-0x61D8A</text:span><text:bookmark-start text:name="__DdeLink__3654_14659950021"/><text:span text:style-name="T3195"><text:s/>- MapPieces #</text:span><text:bookmark-end text:name="__DdeLink__3654_14659950021"/><text:span text:style-name="T3196">4 (RLE compressed)</text:span></text:p>
      <text:p text:style-name="PreformattedText"><text:span text:style-name="T3197">0x61D8B-0x61E2C</text:span><text:span text:style-name="T3198"><text:s/>- MapPiece pointers #5</text:span></text:p>
      <text:p text:style-name="PreformattedText"><text:span text:style-name="T3199">0x61E2D-0x6224F</text:span><text:span text:style-name="T3200"><text:s/>- MapPieces #5</text:span><text:bookmark-start text:name="__DdeLink__3588_882602760"/><text:span text:style-name="T3201"><text:s/>(RLE compressed)</text:span><text:bookmark-end text:name="__DdeLink__3588_882602760"/></text:p>
      <text:p text:style-name="PreformattedText"><text:span text:style-name="T3202">0x62250-0x622F1</text:span><text:span text:style-name="T3203"><text:s/>- MapPiece pointers #6</text:span></text:p>
      <text:p text:style-name="PreformattedText"><text:span text:style-name="T3204">0x622F2-0x62483</text:span><text:span text:style-name="T3205"><text:s/>- MapPieces #6 (RLE compressed)</text:span></text:p>
      <text:p text:style-name="P3206"/>
      <text:p text:style-name="P3207"/>
      <text:p text:style-name="P3208"/>
      <text:p text:style-name="P3209">TODO - при чтении больших тайлов так же вытаскивается информация по палитре</text:p>
      <text:p text:style-name="P3210">http://www.smspower.org/maxim/HowToProgram/Tilemap</text:p>
      <text:p text:style-name="P3211">54321098</text:p>
      <text:p text:style-name="P3212">00001000 - palette 01!!!</text:p>
      <text:p text:style-name="P3213">00000000 - palette 00</text:p>
      <text:p text:style-name="P3214">следует проверять на другие значения на всякий случай.</text:p>
      <text:p text:style-name="P3215"/>
      <text:p text:style-name="P3216">порядок такой:</text:p>
      <text:p text:style-name="P3217">0. узнать все доступные цвета для SMS — это было не обязательно</text:p>
      <text:p text:style-name="P3218">1. получаем палитру</text:p>
      <text:p text:style-name="P3219">2. вычитать большие тайлы (все доступные)</text:p>
      <text:p text:style-name="P3220">3. вычитать карту каминита</text:p>
      <text:p text:style-name="P3221"/>
      <text:p text:style-name="P3222">далее то же самое с остальными картами.</text:p>
      <text:p text:style-name="P3223"/>
      <text:p text:style-name="P3224"/>
      <text:p text:style-name="P3225"/>
      <text:p text:style-name="P3226">Вычитал и сохранил все карты</text:p>
      <text:p text:style-name="P3227"/>
      <text:p text:style-name="P3228">Далее.</text:p>
      <text:p text:style-name="P3229"/>
      <text:p text:style-name="P3230">- Записать карту памяти под эти карты, чтобы не забыть.</text:p>
      <text:p text:style-name="P3231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3232"/>
      <text:p text:style-name="P3233"/>
      <text:p text:style-name="P3234"/>
      <text:soft-page-break/>
      <text:p text:style-name="P3235">- Необходимо отыскать карты планет. Скорее всего, они сделаны по такому же принципу.</text:p>
      <text:p text:style-name="PreformattedText"><text:span text:style-name="T3236">- Понять — координаты на карте глобальные или относительные.<text:s/></text:span><text:span text:style-name="T3237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3238"/>
      <text:p text:style-name="P3239"/>
      <text:p text:style-name="P3240"/>
      <text:p text:style-name="P3241"/>
      <text:p text:style-name="P3242"/>
      <text:p text:style-name="P3243"/>
      <text:p text:style-name="PreformattedText"><text:span text:style-name="T3244">34000-37DB0</text:span><text:span text:style-name="T3245"><text:s/>— карты Палмы, Мотавии, их 2 штуки.</text:span></text:p>
      <text:p text:style-name="P3246"/>
      <text:p text:style-name="PreformattedText"><text:span text:style-name="T3247">38000-3A3E7</text:span><text:span text:style-name="T3248"><text:s/>— карта Дезориса</text:span></text:p>
      <text:p text:style-name="PreformattedText"><text:span text:style-name="T3249">3A3E8-3B2E7</text:span><text:span text:style-name="T3250"><text:s/>— анимированный тайлы планет</text:span></text:p>
      <text:p text:style-name="P3251"/>
      <text:p text:style-name="P3252">3B2E8-3BAE7 — анимация муравьиных львов</text:p>
      <text:p text:style-name="P3253"/>
      <text:p text:style-name="P3254">44000-4463F — анимация какого-то глаза</text:p>
      <text:p text:style-name="P3255"/>
      <text:p text:style-name="P3256">48000-49BFF — анимация транспорта</text:p>
      <text:p text:style-name="P3257"/>
      <text:p text:style-name="P3258"/>
      <text:p text:style-name="PreformattedText"><text:span text:style-name="T3259">70000-70A7F</text:span><text:span text:style-name="T3260"><text:s/>— спрайты Алисы, Лутза, Тайлона, Мау</text:span></text:p>
      <text:p text:style-name="PreformattedText"><text:span text:style-name="T3261"><text:s text:c="6"/></text:span><text:span text:style-name="T3262">726BF</text:span><text:span text:style-name="T3263"><text:s/>— последний спрайт героя</text:span></text:p>
      <text:p text:style-name="P3264"/>
      <text:p text:style-name="PreformattedText"><text:bookmark-start text:name="__DdeLink__3664_1053501323"/><text:span text:style-name="T3265">74000</text:span><text:bookmark-end text:name="__DdeLink__3664_1053501323"/><text:span text:style-name="T3266">-747B7</text:span><text:span text:style-name="T3267"><text:s/>— большие тайлы всех 3 планет (247 == 0xF7)</text:span></text:p>
      <text:p text:style-name="PreformattedText"><text:bookmark-start text:name="__DdeLink__3668_1053501323"/><text:bookmark-start text:name="__DdeLink__3670_1053501323"/><text:bookmark-start text:name="__DdeLink__3590_882602760"/><text:span text:style-name="T3268">747B8</text:span><text:bookmark-end text:name="__DdeLink__3668_1053501323"/><text:bookmark-end text:name="__DdeLink__3670_1053501323"/><text:span text:style-name="T3269">-77629</text:span><text:bookmark-end text:name="__DdeLink__3590_882602760"/><text:span text:style-name="T3270"><text:s/>— тайлы всех 3 планет. Различаются палитрой</text:span></text:p>
      <text:p text:style-name="P3271"/>
      <text:p text:style-name="P3272"/>
      <text:p text:style-name="P3273"/>
      <text:p text:style-name="P3274"/>
      <text:p text:style-name="P3275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276"/>
      <text:p text:style-name="P3277">На завтра — оформить логику чтения всех карт.</text:p>
      <text:p text:style-name="P3278"/>
      <text:p text:style-name="P3279">Так же нужно больше информации по РОМу</text:p>
      <text:p text:style-name="P3280"/>
      <text:p text:style-name="P3281">Для любознательных понять, как ограничивается карта, как вычисляется палитра</text:p>
      <text:p text:style-name="P3282"/>
      <text:p text:style-name="P3283"/>
      <text:p text:style-name="P3284"/>
      <text:p text:style-name="P3285">D2B-D3A</text:p>
      <text:p text:style-name="P3286">; Data from CEB to DA2 (184 bytes)<text:tab/></text:p>
      <text:p text:style-name="P3287"><text:tab/>.db 08 00 3F 01 03 0B 0F 2F 06 38 3C 25 2A 04 30 0C</text:p>
      <text:p text:style-name="P3288"><text:tab/>.db 08 08 00 3F 01 03 0B 0F 2F 06 38 3C 25 2A 04 30</text:p>
      <text:p text:style-name="P3289"><text:tab/>.db 0C 2F 3F 00 3F 24 03 3C 0F 3F 28 38 3C 25 2A 04</text:p>
      <text:p text:style-name="P3290"><text:tab/>.db 30 0C 3F 09 00 3F 06 2F 0B 0C 04 2A 25 3C 38 30</text:p>
      <text:p text:style-name="PreformattedText"><text:span text:style-name="T3291"><text:tab/>.db<text:s/></text:span><text:span text:style-name="T3292">03 02 08 09 08 0C 08 00 3F 06 2F 0B 0C 04 2A 25</text:span></text:p>
      <text:p text:style-name="P3293"><text:tab/>.db 3C 38 30 03 02 08 08 0C 04 2A 00 3F 06 2F 0B 0C</text:p>
      <text:p text:style-name="P3294"><text:tab/>.db 04 2A 25 3C 38 30 03 02 08 2A 2A 2A 2F 00 3F 06</text:p>
      <text:p text:style-name="P3295"><text:tab/>.db 2F 0B 0C 04 2A 25 3C 38 30 03 02 08 2F 0B 06 3F</text:p>
      <text:p text:style-name="P3296"><text:tab/>.db 00 3F 06 2F 0B 0C 04 2A 25 3C 38 30 03 02 3F 3F</text:p>
      <text:p text:style-name="P3297"><text:tab/>.db 3C 38 00 00 3F 06 2F 0B 0C 04 2A 25 3C 38 30 03</text:p>
      <text:p text:style-name="P3298"><text:tab/>.db 02 08 00 00 00 3C 00 3F 06 2F 0B 0C 04 2A 25 3C</text:p>
      <text:p text:style-name="P3299"><text:tab/>.db 38 30 03 02 08 3C 3C 3C</text:p>
      <text:p text:style-name="P3300"><text:tab/></text:p>
      <text:p text:style-name="P3301">; Data from DA3 to DB1 (15 bytes)<text:tab/></text:p>
      <text:p text:style-name="P3302">_DATA_DA3_:<text:tab/></text:p>
      <text:soft-page-break/>
      <text:p text:style-name="PreformattedText"><text:span text:style-name="T3303"><text:tab/>.db<text:s/></text:span><text:span text:style-name="T3304">00 3F 2B 0B 2F 37 0F 38 34 06 01 2A 25 00 00</text:span></text:p>
      <text:p text:style-name="P3305"/>
      <text:p text:style-name="P3306">E31-E40</text:p>
      <text:p text:style-name="P3307">; Data from E01 to E8A (138 bytes)<text:tab/></text:p>
      <text:p text:style-name="P3308"><text:tab/>.db 0D 00 00 01 01 00 01 1D FC 0C B9 A9 00 80 0E 00</text:p>
      <text:p text:style-name="P3309"><text:tab/>.db 00 00 00 00 00 1D 0D 0D E3 A9 00 80 0E 00 00 00</text:p>
      <text:p text:style-name="P3310"><text:tab/>.db 00 00 00 1D 0D 0D 49 AA 00 80 18 00 00 00 00 00</text:p>
      <text:p text:style-name="PreformattedText"><text:span text:style-name="T3311"><text:tab/>.db<text:s/></text:span><text:span text:style-name="T3312">00 16 1E 0D 4A AA 62 87 18 00 00 00 00 00 00 16</text:span></text:p>
      <text:p text:style-name="P3313"><text:tab/>.db 31 0D 70 AB 42 8F 18 00 00 00 00 00 00 16 44 0D</text:p>
      <text:p text:style-name="P3314"><text:tab/>.db 8B AC D9 93 18 00 00 00 00 00 00 16 57 0D F7 AC</text:p>
      <text:p text:style-name="P3315"><text:tab/>.db 07 9C 18 00 00 00 00 00 00 16 6A 0D 5F AE 8B 9D</text:p>
      <text:p text:style-name="P3316"><text:tab/>.db 18 00 00 00 00 00 00 16 7D 0D 71 AE 50 A2 18 00</text:p>
      <text:p text:style-name="P3317"><text:tab/>.db 00 00 00 00 00 16 90 0D 37 AF</text:p>
      <text:p text:style-name="P3318"><text:tab/></text:p>
      <text:p text:style-name="P3319"/>
      <text:p text:style-name="P3320">; 1st entry of Pointer Table from D6F4 (indexed by _RAM_C800_)<text:tab/></text:p>
      <text:p text:style-name="P3321">; Data from D80C to D81E (19 bytes)<text:tab/></text:p>
      <text:p text:style-name="P3322">_DATA_D80C_:<text:tab/></text:p>
      <text:p text:style-name="PreformattedText"><text:span text:style-name="T3323"><text:tab/>.db<text:s/></text:span><text:span text:style-name="T3324">06 F7 F7 FF FF 07 07 00 AA 08 AB 00 AC 08 AD 00</text:span></text:p>
      <text:p text:style-name="PreformattedText"><text:span text:style-name="T3325"><text:tab/>.db<text:s/></text:span><text:span text:style-name="T3326">AE 08 AF</text:span></text:p>
      <text:p text:style-name="P3327"><text:tab/></text:p>
      <text:p text:style-name="P3328">; 3rd entry of Pointer Table from D6F4 (indexed by _RAM_C800_)<text:tab/></text:p>
      <text:p text:style-name="P3329">; Data from D81F to D831 (19 bytes)<text:tab/></text:p>
      <text:p text:style-name="P3330">_DATA_D81F_:<text:tab/></text:p>
      <text:p text:style-name="PreformattedText"><text:span text:style-name="T3331"><text:tab/>.db<text:s/></text:span><text:span text:style-name="T3332">06 F7 F7 FF FF 07 07 00 B0 08 B1 00 B2 08 B3 00</text:span></text:p>
      <text:p text:style-name="PreformattedText"><text:span text:style-name="T3333"><text:tab/>.db<text:s/></text:span><text:span text:style-name="T3334">B4 08 B5</text:span></text:p>
      <text:p text:style-name="P3335"><text:tab/></text:p>
      <text:p text:style-name="P3336">; 4th entry of Pointer Table from D6F4 (indexed by _RAM_C800_)<text:tab/></text:p>
      <text:p text:style-name="P3337">; Data from D832 to D844 (19 bytes)<text:tab/></text:p>
      <text:p text:style-name="P3338">_DATA_D832_:<text:tab/></text:p>
      <text:p text:style-name="PreformattedText"><text:span text:style-name="T3339"><text:tab/>.db<text:s/></text:span><text:span text:style-name="T3340">06 F7 F7 FF FF 07 07 00 B6 08 B7 00 B8 08 B9 00</text:span></text:p>
      <text:p text:style-name="PreformattedText"><text:span text:style-name="T3341"><text:tab/>.db<text:s/></text:span><text:span text:style-name="T3342">BA 08 BB</text:span></text:p>
      <text:p text:style-name="P3343"><text:tab/></text:p>
      <text:p text:style-name="P3344">; 5th entry of Pointer Table from D6F4 (indexed by _RAM_C800_)<text:tab/></text:p>
      <text:p text:style-name="P3345">; Data from D845 to D851 (13 bytes)<text:tab/></text:p>
      <text:p text:style-name="P3346">_DATA_D845_:<text:tab/></text:p>
      <text:p text:style-name="PreformattedText"><text:span text:style-name="T3347"><text:tab/>.db<text:s/></text:span><text:span text:style-name="T3348">04 FF FF 07 07 00 BC 08 BD 00 BE 08 BF</text:span></text:p>
      <text:p text:style-name="P3349"><text:tab/></text:p>
      <text:p text:style-name="P3350"/>
      <text:p text:style-name="P3351"/>
      <text:p text:style-name="P3352"/>
      <text:p text:style-name="P3353">FE03 = A2</text:p>
      <text:p text:style-name="P3354">; Data from FC6F to FE1C (430 bytes)<text:tab/></text:p>
      <text:p text:style-name="P3355">_DATA_FC6F_:<text:tab/></text:p>
      <text:p text:style-name="P3356"><text:tab/>.db 12 12 12 12 12 12 12 22 22 12 8A 8A 8A 8A 22 13</text:p>
      <text:p text:style-name="P3357"><text:tab/>.db 13 13 13 13 13 13 13 52 52 52 52 52 52 52 52 52</text:p>
      <text:p text:style-name="P3358"><text:tab/>.db 52 12 12 12 12 B2 52 9A 9A 9A 9A 13 13 13 13 13</text:p>
      <text:p text:style-name="P3359"><text:tab/>.db 13 13 13 13 13 1A 13 40 40 40 40 41 41 41 41 41</text:p>
      <text:p text:style-name="P3360"><text:tab/>.db 41 41 41 31 31 52 52 52 52 32 32 32 32 32 32 32</text:p>
      <text:p text:style-name="P3361"><text:tab/>.db 32 32 1A 1A 1A 1A 1A 1A 1A 1A 1A 12 12 22 26 74</text:p>
      <text:p text:style-name="P3362"><text:tab/>.db 74 74 74 74 13 13 13 13 13 13 53 53 5A 5A 63 63</text:p>
      <text:p text:style-name="P3363"><text:tab/>.db 6A 6A 13 13 13 13 9A 9A 9A 9A 1A 1A 1A 1A 1A 1A</text:p>
      <text:p text:style-name="P3364"><text:tab/>.db 1A 1A 12 12 12 12 12 12 12 12 12 12 12 12 12 12</text:p>
      <text:p text:style-name="P3365"><text:tab/>.db 12 12 12 12 12 12 12 12 12 12 12 12 12 12 12 12</text:p>
      <text:p text:style-name="P3366"><text:tab/>.db 12 12 12 12 12 12 12 12 12 12 12 12 12 12 12 12</text:p>
      <text:p text:style-name="P3367"><text:tab/>.db 12 12 12 12 12 12 12 12 12 12 13 13 13 13 13 13</text:p>
      <text:p text:style-name="P3368"><text:tab/>.db 13 13 62 56 56 56 56 B6 12 12 12 12 12 12 B6 B6</text:p>
      <text:p text:style-name="P3369"><text:tab/>.db B6 B6 43 12 12 12 12 66 63 63 63 63 63 63 63 63</text:p>
      <text:p text:style-name="P3370"><text:tab/>.db 12 12 12 12 12 12 12 12 1A 1A 1A 1A 12 12 12 62</text:p>
      <text:soft-page-break/>
      <text:p text:style-name="P3371"><text:tab/>.db C2 12 43 43 43 43 6A 10 10 10 10 10 10 10 10 10</text:p>
      <text:p text:style-name="P3372"><text:tab/>.db 82 82 83 83 83 83 83 83 83 83 83 83 8A 8A 83 83</text:p>
      <text:p text:style-name="P3373"><text:tab/>.db 8A 8A 83 83 8A 8A 83 83 8A 8A 83 83 8A 8A 83 83</text:p>
      <text:p text:style-name="P3374"><text:tab/>.db 8A 8A 83 83 83 83 83 83 83 83 83 82 82 83 83 83</text:p>
      <text:p text:style-name="P3375"><text:tab/>.db 83 83 83 83 83 83 83 83 83 83 83 83 83 83 83 83</text:p>
      <text:p text:style-name="P3376"><text:tab/>.db 83 83 83 83 83 83 8A 83 8A 82 82 82 A4 A3 A3 A3</text:p>
      <text:p text:style-name="P3377"><text:tab/>.db A3 A3 A3 AA AA AA AA A2 A2 A2 A2 12 A3 A2 AA A2</text:p>
      <text:p text:style-name="P3378"><text:tab/>.db 83 83 8A 8A 83 8A 83 93 93 93 93 93 93 93 93 93</text:p>
      <text:p text:style-name="P3379"><text:tab/>.db 93 93 93 93 93 93 93 92 93 93 9A 9A 93 93 9A 9A</text:p>
      <text:p text:style-name="P3380"><text:tab/>.db 93 93 9A 9A 93 93 9A 9A 93 93 9A 9A 93 9A 93 9A</text:p>
      <text:p text:style-name="PreformattedText"><text:span text:style-name="T3381"><text:tab/>.db 93 9A A2 A3<text:s/></text:span><text:span text:style-name="T3382">A2</text:span><text:span text:style-name="T3383"><text:s/>AA 83 83 83 83 1A 1A 1A 1A 83 83</text:span></text:p>
      <text:p text:style-name="P3384"><text:tab/>.db 83 83 83 8A 8A 83 83 A2 A2 A2 92 92 92 16</text:p>
      <text:p text:style-name="P3385"><text:tab/></text:p>
      <text:p text:style-name="P3386"/>
      <text:p text:style-name="P3387"/>
      <text:p text:style-name="P3388"/>
      <text:p text:style-name="P3389">При движении идёт чтение куска карты CF00…, затем</text:p>
      <text:p text:style-name="P3390">чтение</text:p>
      <text:p text:style-name="P3391"><text:bookmark-start text:name="__DdeLink__3748_396975"/>C2E5<text:bookmark-end text:name="__DdeLink__3748_396975"/></text:p>
      <text:p text:style-name="P3392">C2E9</text:p>
      <text:p text:style-name="P3393">C308<text:tab/></text:p>
      <text:p text:style-name="P3394"/>
      <text:p text:style-name="P3395"/>
      <text:p text:style-name="P3396">хакинг</text:p>
      <text:p text:style-name="P3397">выключить музыку</text:p>
      <text:p text:style-name="P3398"/>
      <text:p text:style-name="P3399">30043 — точка останова</text:p>
      <text:p text:style-name="P3400"/>
      <text:p text:style-name="P3401"/>
      <text:p text:style-name="P3402">CB00 — stack</text:p>
      <text:p text:style-name="P3403"/>
      <text:p text:style-name="P3404"/>
      <text:p text:style-name="P3405">3BC68-3BF5F — Title screen tiles (RLE compressed)</text:p>
      <text:p text:style-name="P3406">3BF60-3FBBB — Empty data (FFFF)</text:p>
      <text:p text:style-name="P3407"/>
      <text:p text:style-name="P3408"/>
      <text:p text:style-name="P3409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и с карты не получится войти в здания или подземелья. Называется эта карта 03 03.</text:p>
      <text:p text:style-name="P3410"/>
      <text:p text:style-name="P3411">_LABEL_2E5_:</text:p>
      <text:p text:style-name="P3412">_LABEL_2ED_:</text:p>
      <text:p text:style-name="P3413">_LABEL_2ED_:</text:p>
      <text:p text:style-name="P3414"/>
      <text:p text:style-name="P3415">C311, C313 — копии C305, C301</text:p>
      <text:p text:style-name="P3416"/>
      <text:p text:style-name="P3417"/>
      <text:p text:style-name="P3418"/>
      <text:p text:style-name="P3419">Какие-то характеристики карт — поинтеры, потом карты 16x12</text:p>
      <text:p text:style-name="P3420"/>
      <text:p text:style-name="P3421">Palma</text:p>
      <table:table table:style-name="Table3422">
        <table:table-columns>
          <table:table-column table:style-name="TableColumn3423"/>
          <table:table-column table:style-name="TableColumn3424"/>
        </table:table-columns>
        <table:table-row table:style-name="TableRow3425">
          <table:table-cell table:style-name="TableCell3426">
            <text:p text:style-name="TableContents">34074</text:p>
          </table:table-cell>
          <table:table-cell table:style-name="TableCell3427">
            <text:p text:style-name="TableContents">1</text:p>
          </table:table-cell>
        </table:table-row>
        <table:table-row table:style-name="TableRow3428">
          <table:table-cell table:style-name="TableCell3429">
            <text:p text:style-name="TableContents">34075</text:p>
          </table:table-cell>
          <table:table-cell table:style-name="TableCell3430">
            <text:p text:style-name="TableContents">1</text:p>
          </table:table-cell>
        </table:table-row>
        <table:table-row table:style-name="TableRow3431">
          <table:table-cell table:style-name="TableCell3432">
            <text:p text:style-name="TableContents">34076</text:p>
          </table:table-cell>
          <table:table-cell table:style-name="TableCell3433">
            <text:p text:style-name="TableContents">1</text:p>
          </table:table-cell>
        </table:table-row>
        <table:table-row table:style-name="TableRow3434">
          <table:table-cell table:style-name="TableCell3435">
            <text:p text:style-name="TableContents">34077</text:p>
          </table:table-cell>
          <table:table-cell table:style-name="TableCell3436">
            <text:p text:style-name="TableContents">1</text:p>
          </table:table-cell>
        </table:table-row>
        <table:table-row table:style-name="TableRow3437">
          <table:table-cell table:style-name="TableCell3438">
            <text:p text:style-name="TableContents">34086</text:p>
          </table:table-cell>
          <table:table-cell table:style-name="TableCell3439">
            <text:p text:style-name="TableContents">1</text:p>
          </table:table-cell>
        </table:table-row>
        <table:table-row table:style-name="TableRow3440">
          <table:table-cell table:style-name="TableCell3441">
            <text:p text:style-name="TableContents">34087</text:p>
          </table:table-cell>
          <table:table-cell table:style-name="TableCell3442">
            <text:p text:style-name="TableContents">1</text:p>
          </table:table-cell>
        </table:table-row>
        <text:soft-page-break/>
        <table:table-row table:style-name="TableRow3443">
          <table:table-cell table:style-name="TableCell3444">
            <text:p text:style-name="TableContents">34088</text:p>
          </table:table-cell>
          <table:table-cell table:style-name="TableCell3445">
            <text:p text:style-name="TableContents">1</text:p>
          </table:table-cell>
        </table:table-row>
        <table:table-row table:style-name="TableRow3446">
          <table:table-cell table:style-name="TableCell3447">
            <text:p text:style-name="TableContents">34089</text:p>
          </table:table-cell>
          <table:table-cell table:style-name="TableCell3448">
            <text:p text:style-name="TableContents">1</text:p>
          </table:table-cell>
        </table:table-row>
      </table:table>
      <text:p text:style-name="P3449">4F 9D 11 9E</text:p>
      <text:p text:style-name="P3450">5A A1 AA A1</text:p>
      <text:p text:style-name="P3451"/>
      <text:p text:style-name="P3452"/>
      <table:table table:style-name="Table3453">
        <table:table-columns>
          <table:table-column table:style-name="TableColumn3454"/>
          <table:table-column table:style-name="TableColumn3455"/>
        </table:table-columns>
        <table:table-row table:style-name="TableRow3456">
          <table:table-cell table:style-name="TableCell3457">
            <text:p text:style-name="TableContents">35D4F</text:p>
          </table:table-cell>
          <table:table-cell table:style-name="TableCell3458">
            <text:p text:style-name="TableContents">1</text:p>
          </table:table-cell>
        </table:table-row>
        <table:table-row table:style-name="TableRow3459">
          <table:table-cell table:style-name="TableCell3460">
            <text:p text:style-name="TableContents">35D50</text:p>
          </table:table-cell>
          <table:table-cell table:style-name="TableCell3461">
            <text:p text:style-name="TableContents">1</text:p>
          </table:table-cell>
        </table:table-row>
      </table:table>
      <text:p text:style-name="P3462"/>
      <table:table table:style-name="Table3463">
        <table:table-columns>
          <table:table-column table:style-name="TableColumn3464"/>
          <table:table-column table:style-name="TableColumn3465"/>
        </table:table-columns>
        <table:table-row table:style-name="TableRow3466">
          <table:table-cell table:style-name="TableCell3467">
            <text:p text:style-name="TableContents">35EC3</text:p>
          </table:table-cell>
          <table:table-cell table:style-name="TableCell3468">
            <text:p text:style-name="TableContents">1</text:p>
          </table:table-cell>
        </table:table-row>
        <table:table-row table:style-name="TableRow3469">
          <table:table-cell table:style-name="TableCell3470">
            <text:p text:style-name="TableContents">35EC4</text:p>
          </table:table-cell>
          <table:table-cell table:style-name="TableCell3471">
            <text:p text:style-name="TableContents">1</text:p>
          </table:table-cell>
        </table:table-row>
      </table:table>
      <text:p text:style-name="P3472"/>
      <text:p text:style-name="P3473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3474">204 (16x13??)</text:p>
      <text:p text:style-name="P3475"/>
      <text:p text:style-name="P3476"/>
      <table:table table:style-name="Table3477">
        <table:table-columns>
          <table:table-column table:style-name="TableColumn3478"/>
          <table:table-column table:style-name="TableColumn3479"/>
        </table:table-columns>
        <table:table-row table:style-name="TableRow3480">
          <table:table-cell table:style-name="TableCell3481">
            <text:p text:style-name="TableContents">3615A</text:p>
          </table:table-cell>
          <table:table-cell table:style-name="TableCell3482">
            <text:p text:style-name="TableContents">1</text:p>
          </table:table-cell>
        </table:table-row>
        <table:table-row table:style-name="TableRow3483">
          <table:table-cell table:style-name="TableCell3484">
            <text:p text:style-name="TableContents">3615B</text:p>
          </table:table-cell>
          <table:table-cell table:style-name="TableCell3485">
            <text:p text:style-name="TableContents">1</text:p>
          </table:table-cell>
        </table:table-row>
      </table:table>
      <text:p text:style-name="P3486"/>
      <table:table table:style-name="Table3487">
        <table:table-columns>
          <table:table-column table:style-name="TableColumn3488"/>
          <table:table-column table:style-name="TableColumn3489"/>
        </table:table-columns>
        <table:table-row table:style-name="TableRow3490">
          <table:table-cell table:style-name="TableCell3491">
            <text:p text:style-name="TableContents">36202</text:p>
          </table:table-cell>
          <table:table-cell table:style-name="TableCell3492">
            <text:p text:style-name="TableContents">1</text:p>
          </table:table-cell>
        </table:table-row>
        <table:table-row table:style-name="TableRow3493">
          <table:table-cell table:style-name="TableCell3494">
            <text:p text:style-name="TableContents">36203</text:p>
          </table:table-cell>
          <table:table-cell table:style-name="TableCell3495">
            <text:p text:style-name="TableContents">1</text:p>
          </table:table-cell>
        </table:table-row>
      </table:table>
      <text:p text:style-name="P3496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3497">170</text:p>
      <text:p text:style-name="P3498"/>
      <text:p text:style-name="P3499">derevnya</text:p>
      <text:p text:style-name="P3500"/>
      <table:table table:style-name="Table3501">
        <table:table-columns>
          <table:table-column table:style-name="TableColumn3502"/>
          <table:table-column table:style-name="TableColumn3503"/>
        </table:table-columns>
        <table:table-row table:style-name="TableRow3504">
          <table:table-cell table:style-name="TableCell3505">
            <text:p text:style-name="TableContents">34062</text:p>
          </table:table-cell>
          <table:table-cell table:style-name="TableCell3506">
            <text:p text:style-name="TableContents">1</text:p>
          </table:table-cell>
        </table:table-row>
        <table:table-row table:style-name="TableRow3507">
          <table:table-cell table:style-name="TableCell3508">
            <text:p text:style-name="TableContents">34063</text:p>
          </table:table-cell>
          <table:table-cell table:style-name="TableCell3509">
            <text:p text:style-name="TableContents">1</text:p>
          </table:table-cell>
        </table:table-row>
        <table:table-row table:style-name="TableRow3510">
          <table:table-cell table:style-name="TableCell3511">
            <text:p text:style-name="TableContents">34064</text:p>
          </table:table-cell>
          <table:table-cell table:style-name="TableCell3512">
            <text:p text:style-name="TableContents">1</text:p>
          </table:table-cell>
        </table:table-row>
        <table:table-row table:style-name="TableRow3513">
          <table:table-cell table:style-name="TableCell3514">
            <text:p text:style-name="TableContents">34065</text:p>
          </table:table-cell>
          <table:table-cell table:style-name="TableCell3515">
            <text:p text:style-name="TableContents">1</text:p>
          </table:table-cell>
        </table:table-row>
      </table:table>
      <text:p text:style-name="P3516">95 98 34 99</text:p>
      <text:p text:style-name="P3517"/>
      <table:table table:style-name="Table3518">
        <table:table-columns>
          <table:table-column table:style-name="TableColumn3519"/>
          <table:table-column table:style-name="TableColumn3520"/>
        </table:table-columns>
        <table:table-row table:style-name="TableRow3521">
          <table:table-cell table:style-name="TableCell3522">
            <text:p text:style-name="TableContents">34074</text:p>
          </table:table-cell>
          <table:table-cell table:style-name="TableCell3523">
            <text:p text:style-name="TableContents">1</text:p>
          </table:table-cell>
        </table:table-row>
        <table:table-row table:style-name="TableRow3524">
          <table:table-cell table:style-name="TableCell3525">
            <text:p text:style-name="TableContents">34075</text:p>
          </table:table-cell>
          <table:table-cell table:style-name="TableCell3526">
            <text:p text:style-name="TableContents">1</text:p>
          </table:table-cell>
        </table:table-row>
        <table:table-row table:style-name="TableRow3527">
          <table:table-cell table:style-name="TableCell3528">
            <text:p text:style-name="TableContents">34076</text:p>
          </table:table-cell>
          <table:table-cell table:style-name="TableCell3529">
            <text:p text:style-name="TableContents">1</text:p>
          </table:table-cell>
        </table:table-row>
        <table:table-row table:style-name="TableRow3530">
          <table:table-cell table:style-name="TableCell3531">
            <text:p text:style-name="TableContents">34077</text:p>
          </table:table-cell>
          <table:table-cell table:style-name="TableCell3532">
            <text:p text:style-name="TableContents">1</text:p>
          </table:table-cell>
        </table:table-row>
      </table:table>
      <text:p text:style-name="P3533">4F 9D 11 9E</text:p>
      <text:p text:style-name="P3534"/>
      <text:p text:style-name="P3535"/>
      <table:table table:style-name="Table3536">
        <table:table-columns>
          <table:table-column table:style-name="TableColumn3537"/>
          <table:table-column table:style-name="TableColumn3538"/>
        </table:table-columns>
        <table:table-row table:style-name="TableRow3539">
          <table:table-cell table:style-name="TableCell3540">
            <text:p text:style-name="TableContents">35895</text:p>
          </table:table-cell>
          <table:table-cell table:style-name="TableCell3541">
            <text:p text:style-name="TableContents">1</text:p>
          </table:table-cell>
        </table:table-row>
        <table:table-row table:style-name="TableRow3542">
          <table:table-cell table:style-name="TableCell3543">
            <text:p text:style-name="TableContents">35896</text:p>
          </table:table-cell>
          <table:table-cell table:style-name="TableCell3544">
            <text:p text:style-name="TableContents">1</text:p>
          </table:table-cell>
        </table:table-row>
      </table:table>
      <text:p text:style-name="P3545"/>
      <table:table table:style-name="Table3546">
        <table:table-columns>
          <table:table-column table:style-name="TableColumn3547"/>
          <table:table-column table:style-name="TableColumn3548"/>
        </table:table-columns>
        <table:table-row table:style-name="TableRow3549">
          <table:table-cell table:style-name="TableCell3550">
            <text:p text:style-name="TableContents">359DF</text:p>
          </table:table-cell>
          <table:table-cell table:style-name="TableCell3551">
            <text:p text:style-name="TableContents">1</text:p>
          </table:table-cell>
        </table:table-row>
        <text:soft-page-break/>
        <table:table-row table:style-name="TableRow3552">
          <table:table-cell table:style-name="TableCell3553">
            <text:p text:style-name="TableContents">359E0</text:p>
          </table:table-cell>
          <table:table-cell table:style-name="TableCell3554">
            <text:p text:style-name="TableContents">1</text:p>
          </table:table-cell>
        </table:table-row>
      </table:table>
      <text:p text:style-name="P3555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3556">14C=332</text:p>
      <text:p text:style-name="P3557"/>
      <text:p text:style-name="P3558"/>
      <text:p text:style-name="P3559"/>
      <table:table table:style-name="Table3560">
        <table:table-columns>
          <table:table-column table:style-name="TableColumn3561"/>
          <table:table-column table:style-name="TableColumn3562"/>
        </table:table-columns>
        <table:table-row table:style-name="TableRow3563">
          <table:table-cell table:style-name="TableCell3564">
            <text:p text:style-name="TableContents">35D4F</text:p>
          </table:table-cell>
          <table:table-cell table:style-name="TableCell3565">
            <text:p text:style-name="TableContents">1</text:p>
          </table:table-cell>
        </table:table-row>
        <table:table-row table:style-name="TableRow3566">
          <table:table-cell table:style-name="TableCell3567">
            <text:p text:style-name="TableContents">35D50</text:p>
          </table:table-cell>
          <table:table-cell table:style-name="TableCell3568">
            <text:p text:style-name="TableContents">1</text:p>
          </table:table-cell>
        </table:table-row>
      </table:table>
      <text:p text:style-name="P3569"/>
      <table:table table:style-name="Table3570">
        <table:table-columns>
          <table:table-column table:style-name="TableColumn3571"/>
          <table:table-column table:style-name="TableColumn3572"/>
        </table:table-columns>
        <table:table-row table:style-name="TableRow3573">
          <table:table-cell table:style-name="TableCell3574">
            <text:p text:style-name="TableContents">35EC3</text:p>
          </table:table-cell>
          <table:table-cell table:style-name="TableCell3575">
            <text:p text:style-name="TableContents">1</text:p>
          </table:table-cell>
        </table:table-row>
        <table:table-row table:style-name="TableRow3576">
          <table:table-cell table:style-name="TableCell3577">
            <text:p text:style-name="TableContents">35EC4</text:p>
          </table:table-cell>
          <table:table-cell table:style-name="TableCell3578">
            <text:p text:style-name="TableContents">1</text:p>
          </table:table-cell>
        </table:table-row>
      </table:table>
      <text:p text:style-name="P3579"/>
      <text:p text:style-name="P3580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3581">0x176=374</text:p>
      <text:p text:style-name="P3582"/>
      <text:p text:style-name="P3583"/>
      <text:p text:style-name="P3584">FC6F-FD6E — то же для</text:p>
      <text:p text:style-name="P3585"/>
      <text:p text:style-name="P3586">12 12 12 12 12 12 12 22 22 12 8A 8A 8A 8A 22 13</text:p>
      <text:p text:style-name="P3587">13 13 13 13 13 13 13 52 52 52 52 52 52 52 52 52</text:p>
      <text:p text:style-name="P3588">52 12 12 12 12 B2 52 9A 9A 9A 9A 13 13 13 13 13</text:p>
      <text:p text:style-name="P3589">13 13 13 13 13 1A 13 40 40 40 40 41 41 41 41 41</text:p>
      <text:p text:style-name="P3590">41 41 41 31 31 52 52 52 52 32 32 32 32 32 32 32</text:p>
      <text:p text:style-name="P3591">32 32 1A 1A 1A 1A 1A 1A 1A 1A 1A 12 12 22 26 74</text:p>
      <text:p text:style-name="P3592">74 74 74 74 13 13 13 13 13 13 53 53 5A 5A 63 63</text:p>
      <text:p text:style-name="P3593">6A 6A 13 13 13 13 9A 9A 9A 9A 1A 1A 1A 1A 1A 1A</text:p>
      <text:p text:style-name="P3594">1A 1A 12 12 12 12 12 12 12 12 12 12 12 12 12 12</text:p>
      <text:p text:style-name="P3595">12 12 12 12 12 12 12 12 12 12 12 12 12 12 12 12</text:p>
      <text:p text:style-name="P3596">12 12 12 12 12 12 12 12 12 12 12 12 12 12 12 12</text:p>
      <text:p text:style-name="P3597">12 12 12 12 12 12 12 12 12 12 13 13 13 13 13 13</text:p>
      <text:p text:style-name="P3598">13 13 62 56 56 56 56 B6 12 12 12 12 12 12 B6 B6</text:p>
      <text:p text:style-name="P3599">B6 B6 43 12 12 12 12 66 63 63 63 63 63 63 63 63</text:p>
      <text:p text:style-name="P3600">12 12 12 12 12 12 12 12 1A 1A 1A 1A 12 12 12 62</text:p>
      <text:p text:style-name="P3601">C2 12 43 43 43 43 6A 10 10 10 10 10 10 10 10 10</text:p>
      <text:p text:style-name="P3602"/>
      <text:p text:style-name="P3603"/>
      <text:p text:style-name="P3604">FD6F-FE1C - реакция на большие тайлы по 1 реакции на большой тайл</text:p>
      <text:p text:style-name="P3605"/>
      <text:p text:style-name="P3606"/>
      <text:p text:style-name="P3607">10<text:tab/>0001 0000<text:tab/>пусто</text:p>
      <text:p text:style-name="P3608"><text:bookmark-start text:name="__DdeLink__5465_978289678"/><text:soft-page-break/>12<text:tab/>0001 0010<text:bookmark-end text:name="__DdeLink__5465_978289678"/><text:tab/>трава</text:p>
      <text:p text:style-name="P3609">13<text:tab/><text:tab/><text:tab/>деревья, горы, непроходимые (глобальная карта)</text:p>
      <text:p text:style-name="P3610">16<text:tab/>0001 0110<text:tab/>травка, та, что за пределами локаций, вызывающая выход</text:p>
      <text:p text:style-name="P3611">1A<text:tab/>0001 1010<text:tab/>суэло; вход в пещеру, города, аэропорты (глобальная карта)</text:p>
      <text:p text:style-name="P3612">22<text:tab/>0010 0010<text:tab/>деревья (проходимые)</text:p>
      <text:p text:style-name="P3613">26<text:tab/>0010 0110<text:tab/>деревья - фз</text:p>
      <text:p text:style-name="P3614">31<text:tab/>0011 0001<text:tab/>водица, волны</text:p>
      <text:p text:style-name="P3615">32<text:tab/>0011 0010<text:tab/>взлётные площадки, кустики, стекло</text:p>
      <text:p text:style-name="P3616">40<text:tab/>0100 0000<text:tab/>берег и чуть воды</text:p>
      <text:p text:style-name="P3617">41<text:tab/>0100 0001<text:tab/>вода и чуть берега</text:p>
      <text:p text:style-name="P3618">43<text:tab/>0100 0011<text:tab/>камни на берегу</text:p>
      <text:p text:style-name="P3619">52<text:tab/>0101 0010<text:tab/>пустыня</text:p>
      <text:p text:style-name="P3620">53<text:tab/>0101 0011<text:tab/>верх пустынной пещеры</text:p>
      <text:p text:style-name="P3621">56<text:tab/>0101 0110<text:tab/>муравьиный лев</text:p>
      <text:p text:style-name="P3622">5A<text:tab/>0101 1010<text:tab/>вход пустынной пещеры</text:p>
      <text:p text:style-name="P3623">62<text:tab/>0110 0010<text:tab/>газ? Что-то зелёное, так же снег, проходимый</text:p>
      <text:p text:style-name="P3624">63<text:tab/>0110 0011<text:tab/>верх ледяной пещеры</text:p>
      <text:p text:style-name="P3625">66<text:tab/>0110 0110<text:tab/>крошащийся лёд</text:p>
      <text:p text:style-name="P3626">6A<text:tab/>0110 1010<text:tab/>вход ледяной пещеры, квестовая ёлка</text:p>
      <text:p text:style-name="P3627">74<text:tab/>0111 0100<text:tab/>лава</text:p>
      <text:p text:style-name="P3628">82<text:tab/>1000 0010<text:tab/>пусто, плиты, дорога</text:p>
      <text:p text:style-name="P3629">83<text:tab/>1000 0011<text:tab/>непроходимый объект</text:p>
      <text:p text:style-name="P3630">8A<text:tab/>1000 1010<text:tab/>двери домов, ноги людей, дома на глобальной карте</text:p>
      <text:p text:style-name="P3631">92<text:tab/>1001 0010<text:tab/>сыра земля (коричн)</text:p>
      <text:p text:style-name="P3632">93<text:tab/>1001 0011<text:tab/>непроходимые объекты, головы<text:bookmark-start text:name="__DdeLink__4939_547612281"/><text:s/>людей (коричн)<text:bookmark-end text:name="__DdeLink__4939_547612281"/></text:p>
      <text:p text:style-name="P3633">9A<text:tab/>1001 1010<text:tab/>ноги людей, двери домов (коричн), дома на карте</text:p>
      <text:p text:style-name="P3634">A2<text:tab/>1010 0010<text:tab/>головы грузчиков</text:p>
      <text:p text:style-name="P3635">A3<text:tab/>1010 0011<text:tab/>столбы в аэропорту</text:p>
      <text:p text:style-name="P3636">A4<text:tab/>1010 0100<text:tab/>люк в аэропорту</text:p>
      <text:p text:style-name="P3637">AA<text:tab/>1010 1010<text:tab/>корабли на ВПП, ноги грузчиков</text:p>
      <text:p text:style-name="P3638">B2<text:tab/>1011 0010<text:tab/>высохшие деревья (проходимые)</text:p>
      <text:p text:style-name="P3639">B6<text:tab/>1011 0110<text:tab/>вероятно газ</text:p>
      <text:p text:style-name="P3640">С2<text:tab/>1100 0010<text:tab/>ёлка в снегу (декорация)</text:p>
      <text:p text:style-name="P3641"/>
      <text:p text:style-name="P3642">04<text:tab/>0100<text:tab/>landrover</text:p>
      <text:p text:style-name="P3643">08<text:tab/>1000<text:tab/>hovercraft</text:p>
      <text:p text:style-name="P3644">0C<text:tab/>1100<text:tab/>ice digger</text:p>
      <text:p text:style-name="P3645"/>
      <text:p text:style-name="P3646">0010<text:tab/>проходимые объекты</text:p>
      <text:p text:style-name="P3647">0011<text:tab/>непроходимые объекты</text:p>
      <text:p text:style-name="P3648">0110<text:tab/>проходимые объекты??</text:p>
      <text:p text:style-name="P3649">1010<text:tab/>интерактивные проходимые объекты, суэло, двери, люди</text:p>
      <text:p text:style-name="P3650"/>
      <text:p text:style-name="P3651">82 82 83 83 83 83 83 83 83 83 83 83 8A 8A 83 83</text:p>
      <text:p text:style-name="P3652">8A 8A 83 83 8A 8A 83 83 8A 8A 83 83 8A 8A 83 83</text:p>
      <text:p text:style-name="P3653">8A 8A 83 83 83 83 83 83 83 83 83 82 82 83 83 83</text:p>
      <text:p text:style-name="P3654">83 83 83 83 83 83 83 83 83 83 83 83 83 83 83 83</text:p>
      <text:p text:style-name="P3655">83 83 83 83 83 83 8A 83 8A 82 82 82 A4 A3 A3 A3</text:p>
      <text:p text:style-name="P3656">A3 A3 A3 AA AA AA AA A2 A2 A2 A2 12 A3 A2 AA A2</text:p>
      <text:p text:style-name="P3657">83 83 8A 8A 83 8A 83 93 93 93 93 93 93 93 93 93</text:p>
      <text:p text:style-name="P3658">93 93 93 93 93 93 93 92 93 93 9A 9A 93 93 9A 9A</text:p>
      <text:p text:style-name="P3659">93 93 9A 9A 93 93 9A 9A 93 93 9A 9A 93 9A 93 9A</text:p>
      <text:p text:style-name="P3660">93 9A A2 A3 A2 AA 83 83 83 83 1A 1A 1A 1A 83 83</text:p>
      <text:p text:style-name="P3661">83 83 83 8A 8A 83 83 A2 A2 A2 92 92 92 16</text:p>
      <text:p text:style-name="P3662"/>
      <text:p text:style-name="P3663">3C 38 3C 3C 3F 3C 38 38 3E 3C 3E 3E 3F 3E 3C 3C</text:p>
      <text:p text:style-name="P3664">3F 3E 3F 3F 3F 3F 3E 3E 3F 2B 0F 2F 2F 3E 3C 0F</text:p>
      <text:p text:style-name="P3665">2F 06 0B 1F 0F 3C 38 0B 2B 01 06 0F 0B 2A 25 06</text:p>
      <text:p text:style-name="P3666">0C 08 04 03 0B 34 38 35 3C 38 3E 3C 3E 3D 3E 2C</text:p>
      <text:soft-page-break/>
      <text:p text:style-name="P3667">3E 1E 3E 0C 3E 0E 3E 0F 3E 1B 3E 0B 3E 07 3E 27</text:p>
      <text:p text:style-name="P3668">3E 37 3E 3B 3E 3A 3E 36 3E 35 3E 34 3E 38 3E 35</text:p>
      <text:p text:style-name="P3669">3C 34 38 30 2A 34 34 34 34 34 34 35 35 35 35 35</text:p>
      <text:p text:style-name="P3670">35 38 38 38 38 38 38 38 38 38 38 3C 38 38 3C 38</text:p>
      <text:p text:style-name="P3671">3C 3E 38 38 3E 3C 3E 3F 38 3C 3F 3E 3F 3F 3C 3E</text:p>
      <text:p text:style-name="P3672">3F 3F 3F 3F 3E 3F 3F 3F 3F 3F 3F 2F 3F 2F 3F 3F</text:p>
      <text:p text:style-name="P3673">3D 1F 2F 0F 2F 3F 2C 1A 0F 0B 1F 2F 2C 15 0B 06</text:p>
      <text:p text:style-name="P3674">1A 2F 28 30 2A 34 38 38 3E 3C 3E 3E 3F 3F 3F 3E</text:p>
      <text:p text:style-name="P3675">3F 3C 3E 38 3E</text:p>
      <text:p text:style-name="P3676"/>
      <text:p text:style-name="P3677"/>
      <text:p text:style-name="P3678">12<text:tab/>0001 0010 → 0010 0001; CY = 0</text:p>
      <text:p text:style-name="P3679"/>
      <text:p text:style-name="P3680"/>
      <text:p text:style-name="P3681"/>
      <text:p text:style-name="P3682">Отображение любой карты (город, планета)</text:p>
      <table:table table:style-name="Table3683">
        <table:table-columns>
          <table:table-column table:style-name="TableColumn3684"/>
          <table:table-column table:style-name="TableColumn3685"/>
        </table:table-columns>
        <table:table-row table:style-name="TableRow3686">
          <table:table-cell table:style-name="TableCell3687">
            <text:p text:style-name="TableContents">; 9th entry of Jump Table from BE (indexed by _RAM_C202_)</text:p>
          </table:table-cell>
          <table:table-cell table:style-name="TableCell3688">
            <text:p text:style-name="P3689"/>
          </table:table-cell>
        </table:table-row>
        <table:table-row table:style-name="TableRow3690">
          <table:table-cell table:style-name="TableCell3691">
            <text:p text:style-name="TableContents">_LABEL_B6A_:</text:p>
          </table:table-cell>
          <table:table-cell table:style-name="TableCell3692">
            <text:p text:style-name="P3693"/>
          </table:table-cell>
        </table:table-row>
      </table:table>
      <text:p text:style-name="P3694"/>
      <text:p text:style-name="P3695">Вход в подземелье</text:p>
      <text:p text:style-name="P3696"/>
      <table:table table:style-name="Table3697">
        <table:table-columns>
          <table:table-column table:style-name="TableColumn3698"/>
          <table:table-column table:style-name="TableColumn3699"/>
        </table:table-columns>
        <table:table-row table:style-name="TableRow3700">
          <table:table-cell table:style-name="TableCell3701">
            <text:p text:style-name="TableContents">; 11th entry of Jump Table from BE (indexed by _RAM_C202_)</text:p>
          </table:table-cell>
          <table:table-cell table:style-name="TableCell3702">
            <text:p text:style-name="P3703"/>
          </table:table-cell>
        </table:table-row>
        <table:table-row table:style-name="TableRow3704">
          <table:table-cell table:style-name="TableCell3705">
            <text:p text:style-name="TableContents">_LABEL_F7D_:</text:p>
          </table:table-cell>
          <table:table-cell table:style-name="TableCell3706">
            <text:p text:style-name="P3707"/>
          </table:table-cell>
        </table:table-row>
      </table:table>
      <text:p text:style-name="P3708"/>
      <text:p text:style-name="P3709"/>
      <text:p text:style-name="P3710"/>
      <text:p text:style-name="P3711">Данные подземелий.</text:p>
      <text:p text:style-name="P3712">Каждый 1-й байт это безопасность подземелья. 00 — безопасно. 19 — враги</text:p>
      <text:p text:style-name="P3713">Каждый 3-й байт связан с цветом (цвет = 3-й байт + 1)</text:p>
      <text:p text:style-name="P3714"/>
      <text:p text:style-name="P3715"/>
      <table:table table:style-name="Table3716">
        <table:table-columns>
          <table:table-column table:style-name="TableColumn3717"/>
        </table:table-columns>
        <table:table-row table:style-name="TableRow3718">
          <table:table-cell table:style-name="TableCell3719">
            <text:p text:style-name="TableContents">_DATA_F619_:</text:p>
          </table:table-cell>
        </table:table-row>
      </table:table>
      <text:p text:style-name="P3720">19 5B 03 86<text:s/><text:tab/>Пещера медузы</text:p>
      <text:p text:style-name="P3721">00 00 04 86</text:p>
      <text:p text:style-name="P3722">00 00 01 86<text:s/><text:tab/>Camineet Warehouse</text:p>
      <text:p text:style-name="P3723">19 56 00 91</text:p>
      <text:p text:style-name="P3724">19 53 00 91</text:p>
      <text:p text:style-name="P3725">19 5E 00 91</text:p>
      <text:p text:style-name="P3726">19 53 00 91</text:p>
      <text:p text:style-name="P3727">19 55 00 91</text:p>
      <text:p text:style-name="P3728">19 57 00 91</text:p>
      <text:p text:style-name="P3729">19 57 00 91</text:p>
      <text:p text:style-name="P3730">19 53 00 91</text:p>
      <text:p text:style-name="P3731">19 56 00 91</text:p>
      <text:p text:style-name="P3732">19 56 00 91</text:p>
      <text:p text:style-name="P3733">19 55 00 91</text:p>
      <text:p text:style-name="P3734">19 57 00 91</text:p>
      <text:p text:style-name="P3735">00 00 00 91</text:p>
      <text:p text:style-name="P3736">19 5C 03 86</text:p>
      <text:p text:style-name="P3737">19 5C 03 86</text:p>
      <text:p text:style-name="P3738">19 5C 03 86</text:p>
      <text:p text:style-name="P3739">19 5C 03 86</text:p>
      <text:p text:style-name="P3740">00 00 02 86</text:p>
      <text:p text:style-name="P3741">00 00 02 86</text:p>
      <text:p text:style-name="P3742">19 4D 03 86</text:p>
      <text:p text:style-name="P3743">19 4D 01 91</text:p>
      <text:p text:style-name="P3744">19 5D 01 91</text:p>
      <text:soft-page-break/>
      <text:p text:style-name="P3745">19 5D 01 91</text:p>
      <text:p text:style-name="P3746">19 5E 01 91</text:p>
      <text:p text:style-name="P3747">19 53 01 91</text:p>
      <text:p text:style-name="P3748">19 4B 06 86</text:p>
      <text:p text:style-name="P3749">19 4B 06 86</text:p>
      <text:p text:style-name="P3750">19 4B 06 86</text:p>
      <text:p text:style-name="P3751">19 54 05 85</text:p>
      <text:p text:style-name="P3752">19 58 05 85</text:p>
      <text:p text:style-name="P3753">00 00 05 85</text:p>
      <text:p text:style-name="P3754">19 52 06 86</text:p>
      <text:p text:style-name="P3755">19 4F 06 86</text:p>
      <text:p text:style-name="P3756">19 4B 06 86</text:p>
      <text:p text:style-name="P3757">19 50 06 86</text:p>
      <text:p text:style-name="P3758">19 50 06 86</text:p>
      <text:p text:style-name="P3759">19 4B 06 86</text:p>
      <text:p text:style-name="P3760">19 4C 09 86</text:p>
      <text:p text:style-name="P3761">19 51 09 86</text:p>
      <text:p text:style-name="P3762">19 51 09 86</text:p>
      <text:p text:style-name="P3763">19 52 07 91</text:p>
      <text:p text:style-name="P3764">19 4F 07 91</text:p>
      <text:p text:style-name="P3765">19 4F 07 91</text:p>
      <text:p text:style-name="P3766">19 56 07 91</text:p>
      <text:p text:style-name="P3767">19 50 08 86</text:p>
      <text:p text:style-name="P3768">19 51 08 86</text:p>
      <text:p text:style-name="P3769">19 4F 08 86</text:p>
      <text:p text:style-name="P3770">19 5A 08 86</text:p>
      <text:p text:style-name="P3771">19 59 08 86</text:p>
      <text:p text:style-name="P3772">19 59 08 86</text:p>
      <text:p text:style-name="P3773">19 55 05 91</text:p>
      <text:p text:style-name="P3774">19 53 05 91</text:p>
      <text:p text:style-name="P3775">19 57 05 91</text:p>
      <text:p text:style-name="P3776">19 57 05 91</text:p>
      <text:p text:style-name="P3777">19 58 05 91</text:p>
      <text:p text:style-name="P3778">19 59 09 86</text:p>
      <text:p text:style-name="P3779">19 01 0A 91</text:p>
      <text:p text:style-name="P3780">19 01 02 91</text:p>
      <text:p text:style-name="P3781">00 00 00 00</text:p>
      <text:p text:style-name="P3782">00 00 00 00</text:p>
      <text:p text:style-name="P3783">00 00</text:p>
      <text:p text:style-name="P3784"/>
      <text:p text:style-name="P3785"/>
      <text:p text:style-name="P3786"/>
      <text:p text:style-name="P3787"/>
      <text:p text:style-name="P3788">Camineet Warehouse</text:p>
      <text:p text:style-name="P3789">_LABEL_6DE2_:</text:p>
      <text:p text:style-name="P3790"/>
      <text:p text:style-name="P3791"/>
      <text:p text:style-name="P3792">ld hl, _RAM_FFFF_</text:p>
      <text:p text:style-name="P3793">ld (hl), 03 <text:s text:c="2"/><text:tab/><text:tab/>// 3-й банк??</text:p>
      <text:p text:style-name="P3794">ld a, (_RAM_C30D_)<text:tab/>// получаем номер подземелья (02)</text:p>
      <text:p text:style-name="P3795">add a, a</text:p>
      <text:p text:style-name="P3796">add a, a<text:tab/><text:tab/><text:tab/>// a = a * 4</text:p>
      <text:p text:style-name="P3797">ld l, a</text:p>
      <text:p text:style-name="P3798">ld h, 00</text:p>
      <text:p text:style-name="P3799">ld de, _DATA_F61C_ <text:s text:c="2"/><text:tab/>// DE = B61C</text:p>
      <text:p text:style-name="P3800">add hl, de</text:p>
      <text:p text:style-name="P3801">ld a, (hl)<text:tab/><text:tab/><text:tab/>// 06DF3: Watchpoint hit: Reading 86 from F624</text:p>
      <text:p text:style-name="P3802">jp _LABEL_C97_<text:tab/><text:tab/>// Далее всё это пишется в память</text:p>
      <text:p text:style-name="P3803"/>
      <text:soft-page-break/>
      <text:p text:style-name="P3804">_LABEL_6D7F_:</text:p>
      <text:p text:style-name="P3805"/>
      <text:p text:style-name="P3806">ld hl, _RAM_FFFF_</text:p>
      <text:p text:style-name="P3807">ld (hl), 03</text:p>
      <text:p text:style-name="P3808">ld hl, _DATA_6DF7_<text:tab/>// == 6DF7</text:p>
      <text:p text:style-name="P3809">ld de, _RAM_C251_<text:tab/><text:tab/>// == C251</text:p>
      <text:p text:style-name="P3810">ld bc, 0007</text:p>
      <text:p text:style-name="PreformattedText"><text:span text:style-name="T3811">ldir</text:span><text:span text:style-name="T3812"><text:tab/></text:span><text:span text:style-name="T3813"><text:tab/></text:span><text:span text:style-name="T3814"><text:tab/></text:span><text:span text:style-name="T3815"><text:tab/>//<text:s/></text:span><text:span text:style-name="T3816">00 3F 30 38 03 0B 0F</text:span><text:span text:style-name="T3817"><text:s/>→ C251</text:span></text:p>
      <text:p text:style-name="P3818">ld a, (_RAM_C30D_)<text:tab/>// 02 (Camineet color)</text:p>
      <text:p text:style-name="P3819">add a, a</text:p>
      <text:p text:style-name="P3820">add a, a<text:tab/><text:tab/><text:tab/>// a *=4</text:p>
      <text:p text:style-name="P3821">ld l, a</text:p>
      <text:p text:style-name="P3822">ld h, 00</text:p>
      <text:p text:style-name="P3823">ld de, _DATA_F619_</text:p>
      <text:p text:style-name="P3824">add hl, de</text:p>
      <text:p text:style-name="P3825">ld e, (hl) <text:s text:c="3"/>// 06D9B: Watchpoint hit: Reading 00 from F621</text:p>
      <text:p text:style-name="P3826">inc hl</text:p>
      <text:p text:style-name="P3827">ld d, (hl) <text:s text:c="2"/>// 06D9D: Watchpoint hit: Reading 00 from F622</text:p>
      <text:p text:style-name="P3828">ld (_RAM_C2E3_), de<text:tab/>// 00 00</text:p>
      <text:p text:style-name="P3829">inc hl</text:p>
      <text:p text:style-name="P3830">ld a, (_RAM_C315_)<text:s/><text:tab/>// FF</text:p>
      <text:p text:style-name="P3831">or a<text:tab/><text:tab/><text:tab/><text:tab/>// ?? AC</text:p>
      <text:p text:style-name="P3832">ld a, (hl) <text:s text:c="3"/><text:tab/><text:tab/>// 06DA7: Watchpoint hit: Reading 01 from F623</text:p>
      <text:p text:style-name="P3833">jr nz, +</text:p>
      <text:p text:style-name="P3834">ld e, a</text:p>
      <text:p text:style-name="P3835">ld a, (_RAM_C30D_)</text:p>
      <text:p text:style-name="P3836">ld hl, 6DFE</text:p>
      <text:p text:style-name="P3837">ld bc, 0006</text:p>
      <text:p text:style-name="P3838">cpir</text:p>
      <text:p text:style-name="P3839">ld a, e</text:p>
      <text:p text:style-name="P3840">jr z, +</text:p>
      <text:p text:style-name="P3841">ld a, FF</text:p>
      <text:p text:style-name="P3842">+:</text:p>
      <text:p text:style-name="P3843">inc a<text:tab/><text:tab/><text:tab/><text:tab/>// 2</text:p>
      <text:p text:style-name="P3844">ld (_RAM_C315_), a<text:tab/>// Color 2</text:p>
      <text:p text:style-name="P3845">add a, a</text:p>
      <text:p text:style-name="P3846">add a, a</text:p>
      <text:p text:style-name="P3847">add a, a<text:tab/><text:tab/><text:tab/>// *8 = 0x10 (16)</text:p>
      <text:p text:style-name="P3848">ld l, a</text:p>
      <text:p text:style-name="P3849">ld h, 00</text:p>
      <text:p text:style-name="P3850">ld de, _DATA_F5B9_<text:tab/>// B5B9</text:p>
      <text:p text:style-name="P3851">add hl, de<text:tab/><text:tab/><text:tab/>// B5B9 + 10 = B5C9 == F5C9</text:p>
      <text:p text:style-name="P3852">ld a, (hl)<text:tab/><text:tab/><text:tab/>// 18</text:p>
      <text:p text:style-name="P3853">ld (_RAM_C240_), a</text:p>
      <text:p text:style-name="P3854">ld de, _RAM_C248_<text:tab/><text:tab/>//<text:s/><text:bookmark-start text:name="__DdeLink__5522_1732120304"/>C248<text:bookmark-end text:name="__DdeLink__5522_1732120304"/></text:p>
      <text:p text:style-name="P3855">ld bc, 0008</text:p>
      <text:p text:style-name="P3856">ldir<text:tab/><text:tab/><text:tab/><text:tab/>// 18 1C 00 14 2E 19 1D 2E → C248</text:p>
      <text:p text:style-name="P3857">ld a, (_RAM_C249_)<text:tab/>// 1C</text:p>
      <text:p text:style-name="P3858">ld (_RAM_C248_), a<text:tab/>// C248 = 1C</text:p>
      <text:p text:style-name="P3859">ld a, (_RAM_C24D_)<text:tab/>// 19</text:p>
      <text:p text:style-name="P3860">ld (_RAM_C250_), a<text:tab/>// C250 = 19</text:p>
      <text:p text:style-name="P3861">ret</text:p>
      <text:p text:style-name="P3862"/>
      <text:p text:style-name="P3863">палитра</text:p>
      <text:p text:style-name="PreformattedText"><text:span text:style-name="T3864">18 00 3F 06 2F 0B 0C 04 1C<text:s/></text:span><text:span text:style-name="T3865">1C 00 14 2E 19 1D 2E (F5C9)</text:span></text:p>
      <text:p text:style-name="PreformattedText"><text:span text:style-name="T3866">19</text:span><text:span text:style-name="T3867"><text:s/></text:span><text:span text:style-name="T3868">00 3F 30 38 03 0B 0F</text:span><text:span text:style-name="T3869"><text:s/>38 34 06 01 2A 25 08 0C</text:span></text:p>
      <text:p text:style-name="P3870"/>
      <text:p text:style-name="P3871"/>
      <text:p text:style-name="P3872">06DF3: Watchpoint hit: Reading 86 from F624</text:p>
      <text:soft-page-break/>
      <text:p text:style-name="P3873">06D9B: Watchpoint hit: Reading 00 from F621</text:p>
      <text:p text:style-name="P3874"/>
      <text:p text:style-name="P3875">надо узнать, как номер подземелья попадает в память C30D</text:p>
      <text:p text:style-name="P3876"/>
      <text:p text:style-name="P3877">_LABEL_78BD_:<text:tab/></text:p>
      <text:p text:style-name="P3878"><text:tab/><text:tab/>cp 0A</text:p>
      <text:p text:style-name="P3879"><text:tab/><text:tab/>jp nz, +</text:p>
      <text:p text:style-name="P3880"><text:tab/><text:tab/>ld (_RAM_C202_), a<text:tab/>// 0A → C202</text:p>
      <text:p text:style-name="P3881">HL = AA8E</text:p>
      <text:p text:style-name="P3882"><text:tab/><text:tab/>inc hl<text:tab/><text:tab/><text:tab/>// AA8F == EA8F</text:p>
      <text:p text:style-name="P3883"><text:tab/><text:tab/>ld d, (hl)</text:p>
      <text:p text:style-name="P3884"><text:tab/><text:tab/>inc hl</text:p>
      <text:p text:style-name="P3885"><text:tab/><text:tab/>ld e, (hl)<text:tab/><text:tab/><text:tab/>//<text:s/><text:bookmark-start text:name="__DdeLink__5527_1732120304"/>025E<text:bookmark-end text:name="__DdeLink__5527_1732120304"/></text:p>
      <text:p text:style-name="P3886"><text:tab/><text:tab/>ld (_RAM_C30C_), de</text:p>
      <text:p text:style-name="P3887"><text:tab/><text:tab/>inc hl</text:p>
      <text:p text:style-name="P3888"><text:tab/><text:tab/>ld a, (hl)</text:p>
      <text:p text:style-name="P3889"><text:tab/><text:tab/>ld (_RAM_C30A_), a</text:p>
      <text:p text:style-name="P3890"><text:tab/><text:tab/>ld hl, (_RAM_C311_)<text:tab/>// 00 A0, Y mirror</text:p>
      <text:p text:style-name="P3891"><text:tab/><text:tab/>ld (_RAM_C305_), hl<text:tab/></text:p>
      <text:p text:style-name="P3892"><text:tab/><text:tab/>ld hl, (_RAM_C313_)<text:tab/>// 06 40 <text:s/>X mirror</text:p>
      <text:p text:style-name="P3893"><text:tab/><text:tab/>ld (_RAM_C301_), hl</text:p>
      <text:p text:style-name="P3894"><text:tab/><text:tab/>xor a</text:p>
      <text:p text:style-name="P3895"><text:tab/><text:tab/>ld (_RAM_C30E_), a</text:p>
      <text:p text:style-name="P3896"><text:tab/><text:tab/>jp _LABEL_7908_</text:p>
      <text:p text:style-name="P3897"><text:tab/></text:p>
      <text:p text:style-name="P3898">+:<text:tab/></text:p>
      <text:p text:style-name="P3899"><text:tab/><text:tab/>cp 0C</text:p>
      <text:p text:style-name="P3900"><text:tab/><text:tab/>ret nz</text:p>
      <text:p text:style-name="P3901"><text:tab/><text:tab/>ld (_RAM_C202_), a</text:p>
      <text:p text:style-name="P3902"><text:tab/><text:tab/>inc hl</text:p>
      <text:p text:style-name="P3903"><text:tab/><text:tab/>ld a, (hl)</text:p>
      <text:p text:style-name="P3904"><text:tab/><text:tab/>ld (_RAM_C29E_), a</text:p>
      <text:p text:style-name="P3905"><text:tab/><text:tab/>inc hl</text:p>
      <text:p text:style-name="P3906"><text:tab/><text:tab/>ld a, (hl)</text:p>
      <text:p text:style-name="P3907"><text:tab/><text:tab/>inc hl</text:p>
      <text:p text:style-name="P3908"><text:tab/><text:tab/>ld h, (hl)</text:p>
      <text:p text:style-name="P3909"><text:tab/><text:tab/>ld l, a</text:p>
      <text:p text:style-name="P3910"><text:tab/><text:tab/>ld (_RAM_C2DB_), hl</text:p>
      <text:p text:style-name="P3911"><text:tab/><text:tab/>xor a</text:p>
      <text:p text:style-name="P3912"><text:tab/><text:tab/>ld (_RAM_C29D_), a</text:p>
      <text:p text:style-name="P3913"><text:tab/><text:tab/>ld hl, (_RAM_C311_)</text:p>
      <text:p text:style-name="P3914"><text:tab/><text:tab/>ld (_RAM_C305_), hl</text:p>
      <text:p text:style-name="P3915"><text:tab/><text:tab/>ld hl, (_RAM_C313_)</text:p>
      <text:p text:style-name="P3916"><text:tab/><text:tab/>ld (_RAM_C301_), hl</text:p>
      <text:p text:style-name="P3917">_LABEL_7908_:<text:tab/></text:p>
      <text:p text:style-name="P3918"><text:tab/><text:tab/>ld a, (_RAM_C810_)</text:p>
      <text:p text:style-name="P3919"><text:tab/><text:tab/>ld (_RAM_C2D7_), a</text:p>
      <text:p text:style-name="P3920"><text:tab/><text:tab/>ld hl, _RAM_C26F_</text:p>
      <text:p text:style-name="P3921"><text:tab/><text:tab/>ld de, _RAM_C26F_ + 1</text:p>
      <text:p text:style-name="P3922"><text:tab/><text:tab/>ld bc, 0017</text:p>
      <text:p text:style-name="P3923"><text:tab/><text:tab/>ld (hl), 00</text:p>
      <text:p text:style-name="P3924"><text:tab/><text:tab/>ldir</text:p>
      <text:p text:style-name="P3925"><text:tab/><text:tab/>ld hl, _RAM_C800_</text:p>
      <text:p text:style-name="P3926"><text:tab/><text:tab/>ld de, _RAM_C800_ + 1</text:p>
      <text:p text:style-name="P3927"><text:tab/><text:tab/>ld bc, 00FF</text:p>
      <text:p text:style-name="P3928"><text:tab/><text:tab/>ld (hl), 00</text:p>
      <text:p text:style-name="P3929"><text:tab/><text:tab/>ldir</text:p>
      <text:p text:style-name="P3930"><text:tab/><text:tab/>pop hl</text:p>
      <text:p text:style-name="P3931"><text:tab/><text:tab/>ret</text:p>
      <text:p text:style-name="P3932"/>
      <text:p text:style-name="P3933"/>
      <text:p text:style-name="P3934"/>
      <text:p text:style-name="P3935"/>
      <text:p text:style-name="P3936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3937"/>
      <text:p text:style-name="P3938"/>
      <text:p text:style-name="P3939">Baya Malay Cave E955</text:p>
      <text:p text:style-name="P3940">0A 00 5A 00 2B 16</text:p>
      <text:p text:style-name="P3941"/>
      <text:p text:style-name="P3942">Medusa“s Cave 0xE967</text:p>
      <text:p text:style-name="P3943">0A 00 DC 00 46 76</text:p>
      <text:p text:style-name="P3944"/>
      <text:p text:style-name="P3945">Scion Cave: 0xE96D</text:p>
      <text:p text:style-name="P3946">0A 13 DE 00 09 62</text:p>
      <text:p text:style-name="P3947"/>
      <text:p text:style-name="P3948">E9A9 холм</text:p>
      <text:p text:style-name="P3949">0A 14 CB 00 26 68</text:p>
      <text:p text:style-name="P3950"/>
      <text:p text:style-name="P3951">E9B5 тюрьма</text:p>
      <text:p text:style-name="PreformattedText"><text:span text:style-name="T3952">0A 01 D2 00 28 64<text:s/></text:span><text:span text:style-name="T3953">08</text:span><text:span text:style-name="T3954"><text:s/>0E 11 13 70</text:span></text:p>
      <text:p text:style-name="P3955"/>
      <text:p text:style-name="P3956">Camineet Warehouse 0xEA8E</text:p>
      <text:p text:style-name="P3957">0A<text:s/><text:bookmark-start text:name="__DdeLink__5530_1732120304"/>02 5E 00 12 5E<text:bookmark-end text:name="__DdeLink__5530_1732120304"/></text:p>
      <text:p text:style-name="P3958">02<text:s/><text:tab/>C30D<text:tab/>// Dungeon ID</text:p>
      <text:p text:style-name="P3959">5E<text:s/><text:tab/>C30C<text:tab/>// Room ID</text:p>
      <text:p text:style-name="P3960">00<text:s/><text:tab/>C30A<text:tab/>// Direction</text:p>
      <text:p text:style-name="P3961"/>
      <text:p text:style-name="PreformattedText"><text:span text:style-name="T3962">EB72 — г</text:span><text:span text:style-name="T3963">отик данж</text:span></text:p>
      <text:p text:style-name="P3964">0A 00 2E 02 17 25</text:p>
      <text:p text:style-name="P3965">смешно, но выход в аэропорт обрабатывается где-то по-иному</text:p>
      <text:p text:style-name="P3966"/>
      <text:p text:style-name="P3967">EBD9 подземелье сумасшедшего доктора</text:p>
      <text:p text:style-name="P3968">02 12 01 4B 20 0A 02 DE 00 55 19 0C</text:p>
      <text:p text:style-name="P3969"/>
      <text:p text:style-name="P3970">Drasgow Warehouse 0xEC9A</text:p>
      <text:p text:style-name="P3971">15 D1 00 19 23 0C 08 57 0D 21 1B 0C 08 56 03 22</text:p>
      <text:p text:style-name="P3972"/>
      <text:p text:style-name="P3973">Governor: ED5A</text:p>
      <text:p text:style-name="P3974">21 D4 00 21 23 0C 08 38 31 23 25 0C 10 33 07 23 27 0C</text:p>
      <text:p text:style-name="P3975"/>
      <text:p text:style-name="P3976"/>
      <text:p text:style-name="P3977"/>
      <text:p text:style-name="P3978">Характеристики вещей (64) (урон, защита)</text:p>
      <text:p text:style-name="P3979"/>
      <text:p text:style-name="P3980"/>
      <text:p text:style-name="P3981">Phantasy Star (J) [!]</text:p>
      <text:p text:style-name="P3982">Phantasy Star (J) [T+Eng1.02_SMS Power]</text:p>
      <text:p text:style-name="P3983">0x1996</text:p>
      <text:p text:style-name="P3984"/>
      <text:p text:style-name="P3985">Phantasy Star (K) [!]</text:p>
      <text:p text:style-name="P3986">0x19A3</text:p>
      <text:p text:style-name="P3987"/>
      <text:p text:style-name="P3988">Phantasy Star (UE) (V1.1) [!]</text:p>
      <text:p text:style-name="P3989">Phantasy Star (UE) (V1.2) [!]</text:p>
      <text:p text:style-name="P3990">Phantasy Star (B) [!]</text:p>
      <text:p text:style-name="P3991">0x183A</text:p>
      <text:p text:style-name="P3992"/>
      <text:soft-page-break/>
      <text:p text:style-name="P3993">00 03 04 0C 0A 0A 0A 15 1F 12 1E 1E 2E 32 3C 50</text:p>
      <text:p text:style-name="P3994">05 05 0F 14 1E 1E 3C 50 28 03 08 0F 17 28 1E 28</text:p>
      <text:p text:style-name="P3995">32 00 00 00 00 00 00 00 00 00 00 00 00 00 00 00</text:p>
      <text:p text:style-name="P3996">00 00 00 00 00 00 00 00 00 00 00 00 00 00 00 00</text:p>
      <text:p text:style-name="P3997"/>
      <text:p text:style-name="P3998"/>
      <text:p text:style-name="P3999">Порядок оружия наводит на мысль, что мощь допиливали уже позже</text:p>
      <text:p text:style-name="P40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DejaVu Sans Mono" svg:font-family="DejaVu Sans Mono" style:font-family-generic="system"/>
    <style:font-face style:name="FreeMono" svg:font-family="Free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1</dc:creator>
    <meta:creation-date>2017-01-09T11:24:00Z</meta:creation-date>
    <dc:date>2025-02-16T14:34:00Z</dc:date>
    <meta:template xlink:href="Normal.dotm" xlink:type="simple"/>
    <meta:editing-cycles>139</meta:editing-cycles>
    <meta:editing-duration>PT184380S</meta:editing-duration>
    <meta:document-statistic meta:page-count="49" meta:paragraph-count="147" meta:word-count="11054" meta:character-count="73915" meta:row-count="525" meta:non-whitespace-character-count="63008"/>
  </office:meta>
</office:document-meta>
</file>